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20000738000065A300003C908C069109F492DB71.svm" manifest:media-type=""/>
  <manifest:file-entry manifest:full-path="Pictures/10000201000000280000002BF936227F26182337.png" manifest:media-type="image/png"/>
  <manifest:file-entry manifest:full-path="Pictures/10000201000000210000002A3B969CD598BE0157.png" manifest:media-type="image/png"/>
  <manifest:file-entry manifest:full-path="Pictures/10000201000000190000002A9893D2741821E06E.png" manifest:media-type="image/png"/>
  <manifest:file-entry manifest:full-path="Pictures/20000380000063AF00002714949A0899F62549E2.svm" manifest:media-type=""/>
  <manifest:file-entry manifest:full-path="Pictures/10000200000000190000001822AD724FA9ABA6D8.gif" manifest:media-type="image/gif"/>
  <manifest:file-entry manifest:full-path="Pictures/20000330000061BA000021385DCB7EEBC64C1B46.svm" manifest:media-type=""/>
  <manifest:file-entry manifest:full-path="styles.xml" manifest:media-type="text/xml"/>
  <manifest:file-entry manifest:full-path="Dialogs/dialog-lc.xml" manifest:media-type="text/xml"/>
  <manifest:file-entry manifest:full-path="Dialogs/Standard/dialog-lb.xml" manifest:media-type="text/xml"/>
  <manifest:file-entry manifest:full-path="Dialogs/ConfigTool/dialog-lb.xml" manifest:media-type="text/xml"/>
  <manifest:file-entry manifest:full-path="Basic/script-lc.xml" manifest:media-type="text/xml"/>
  <manifest:file-entry manifest:full-path="Basic/Standard/script-lb.xml" manifest:media-type="text/xml"/>
  <manifest:file-entry manifest:full-path="Basic/Standard/Template8.xml" manifest:media-type="text/xml"/>
  <manifest:file-entry manifest:full-path="Basic/Standard/Template7.xml" manifest:media-type="text/xml"/>
  <manifest:file-entry manifest:full-path="Basic/Standard/Template3b.xml" manifest:media-type="text/xml"/>
  <manifest:file-entry manifest:full-path="Basic/Standard/Template6.xml" manifest:media-type="text/xml"/>
  <manifest:file-entry manifest:full-path="Basic/Standard/Template1.xml" manifest:media-type="text/xml"/>
  <manifest:file-entry manifest:full-path="Basic/Standard/Module1.xml" manifest:media-type="text/xml"/>
  <manifest:file-entry manifest:full-path="Basic/Standard/Template4.xml" manifest:media-type="text/xml"/>
  <manifest:file-entry manifest:full-path="Basic/Standard/Template2.xml" manifest:media-type="text/xml"/>
  <manifest:file-entry manifest:full-path="Basic/Standard/Template3a.xml" manifest:media-type="text/xml"/>
  <manifest:file-entry manifest:full-path="Basic/Standard/Template9.xml" manifest:media-type="text/xml"/>
  <manifest:file-entry manifest:full-path="Basic/Standard/Template5.xml" manifest:media-type="text/xml"/>
  <manifest:file-entry manifest:full-path="Basic/ConfigTool/script-lb.xml" manifest:media-type="text/xml"/>
  <manifest:file-entry manifest:full-path="Basic/ConfigTool/Starter.xml" manifest:media-type="text/xml"/>
  <manifest:file-entry manifest:full-path="Basic/ConfigTool/HelpHelper.xml" manifest:media-type="text/xml"/>
  <manifest:file-entry manifest:full-path="Basic/ConfigTool/M0.xml" manifest:media-type="text/xml"/>
  <manifest:file-entry manifest:full-path="Basic/ConfigTool/Obsolete.xml" manifest:media-type="text/xml"/>
  <manifest:file-entry manifest:full-path="Basic/ConfigTool/Utilities.xml" manifest:media-type="text/xml"/>
  <manifest:file-entry manifest:full-path="Basic/ConfigTool/_UItexts.xml" manifest:media-type="text/xml"/>
  <manifest:file-entry manifest:full-path="Basic/ConfigTool/Data.xml" manifest:media-type="text/xml"/>
  <manifest:file-entry manifest:full-path="Basic/ConfigTool/Infos.xml" manifest:media-type="text/xml"/>
  <manifest:file-entry manifest:full-path="Basic/ConfigTool/zip.xml" manifest:media-type="text/xml"/>
  <manifest:file-entry manifest:full-path="Basic/ConfigTool/Mfinal.xml" manifest:media-type="text/xml"/>
  <manifest:file-entry manifest:full-path="Basic/ConfigTool/M1g.xml" manifest:media-type="text/xml"/>
  <manifest:file-entry manifest:full-path="Basic/ConfigTool/M1e.xml" manifest:media-type="text/xml"/>
  <manifest:file-entry manifest:full-path="Basic/ConfigTool/M1c.xml" manifest:media-type="text/xml"/>
  <manifest:file-entry manifest:full-path="Basic/ConfigTool/M1a.xml" manifest:media-type="text/xml"/>
  <manifest:file-entry manifest:full-path="Basic/ConfigTool/M1f.xml" manifest:media-type="text/xml"/>
  <manifest:file-entry manifest:full-path="Basic/ConfigTool/M3b.xml" manifest:media-type="text/xml"/>
  <manifest:file-entry manifest:full-path="Basic/ConfigTool/M3f.xml" manifest:media-type="text/xml"/>
  <manifest:file-entry manifest:full-path="Basic/ConfigTool/M1b.xml" manifest:media-type="text/xml"/>
  <manifest:file-entry manifest:full-path="Basic/ConfigTool/M2a.xml" manifest:media-type="text/xml"/>
  <manifest:file-entry manifest:full-path="Basic/ConfigTool/M1d.xml" manifest:media-type="text/xml"/>
  <manifest:file-entry manifest:full-path="Basic/ConfigTool/M3c.xml" manifest:media-type="text/xml"/>
  <manifest:file-entry manifest:full-path="Basic/ConfigTool/M3e.xml" manifest:media-type="text/xml"/>
  <manifest:file-entry manifest:full-path="Basic/ConfigTool/M3a.xml" manifest:media-type="text/xml"/>
  <manifest:file-entry manifest:full-path="Basic/ConfigTool/M3d.xml" manifest:media-type="text/xml"/>
  <manifest:file-entry manifest:full-path="Configurations2/accelerator/current.xml" manifest:media-type=""/>
  <manifest:file-entry manifest:full-path="Configurations2/" manifest:media-type="application/vnd.sun.xml.ui.configuration"/>
  <manifest:file-entry manifest:full-path="Scripts/beanshell/" manifest:media-type="application/binary"/>
  <manifest:file-entry manifest:full-path="Scripts/" manifest:media-type="application/binary"/>
  <manifest:file-entry manifest:full-path="settings.xml" manifest:media-type="text/xml"/>
  <manifest:file-entry manifest:full-path="manifest.rdf" manifest:media-type="application/rdf+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OpenSymbol" svg:font-family="OpenSymbol" style:font-charset="x-symbol"/>
    <style:font-face style:name="StarSymbol" svg:font-family="StarSymbol" style:font-charset="x-symbol"/>
    <style:font-face style:name="Arial" svg:font-family="Aria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4.725in" table:align="center"/>
    </style:style>
    <style:style style:name="Tableau3.A" style:family="table-column">
      <style:table-column-properties style:column-width="1.7083in"/>
    </style:style>
    <style:style style:name="Tableau3.B" style:family="table-column">
      <style:table-column-properties style:column-width="3.0167in"/>
    </style:style>
    <style:style style:name="Tableau3.A1" style:family="table-cell">
      <style:table-cell-properties fo:padding="0.0382in" fo:border-left="0.05pt solid #000000" fo:border-right="none" fo:border-top="0.05pt solid #000000" fo:border-bottom="0.05pt solid #000000"/>
    </style:style>
    <style:style style:name="Tableau3.B1" style:family="table-cell">
      <style:table-cell-properties fo:padding="0.0382in" fo:border="0.05pt solid #000000"/>
    </style:style>
    <style:style style:name="Tableau3.A2" style:family="table-cell">
      <style:table-cell-properties fo:padding="0.0382in" fo:border-left="0.05pt solid #000000" fo:border-right="none" fo:border-top="none" fo:border-bottom="0.05pt solid #000000"/>
    </style:style>
    <style:style style:name="Tableau3.B2" style:family="table-cell">
      <style:table-cell-properties fo:padding="0.0382in" fo:border-left="0.05pt solid #000000" fo:border-right="0.05pt solid #000000" fo:border-top="none" fo:border-bottom="0.05pt solid #000000"/>
    </style:style>
    <style:style style:name="Tableau2" style:family="table">
      <style:table-properties style:width="7.2403in" table:align="margins"/>
    </style:style>
    <style:style style:name="Tableau2.A" style:family="table-column">
      <style:table-column-properties style:column-width="1.5896in" style:rel-column-width="14391*"/>
    </style:style>
    <style:style style:name="Tableau2.B" style:family="table-column">
      <style:table-column-properties style:column-width="1.375in" style:rel-column-width="12445*"/>
    </style:style>
    <style:style style:name="Tableau2.C" style:family="table-column">
      <style:table-column-properties style:column-width="1.3972in" style:rel-column-width="12649*"/>
    </style:style>
    <style:style style:name="Tableau2.D" style:family="table-column">
      <style:table-column-properties style:column-width="2.8778in" style:rel-column-width="26050*"/>
    </style:style>
    <style:style style:name="Tableau2.A1" style:family="table-cell">
      <style:table-cell-properties fo:padding="0.0382in" fo:border-left="0.05pt solid #000000" fo:border-right="none" fo:border-top="0.05pt solid #000000" fo:border-bottom="0.05pt solid #000000"/>
    </style:style>
    <style:style style:name="Tableau2.D1" style:family="table-cell">
      <style:table-cell-properties fo:padding="0.0382in" fo:border="0.05pt solid #000000"/>
    </style:style>
    <style:style style:name="Tableau2.A2" style:family="table-cell">
      <style:table-cell-properties fo:padding="0.0382in" fo:border-left="0.05pt solid #000000" fo:border-right="none" fo:border-top="none" fo:border-bottom="0.05pt solid #000000"/>
    </style:style>
    <style:style style:name="Tableau2.D2" style:family="table-cell">
      <style:table-cell-properties fo:padding="0.0382in" fo:border-left="0.05pt solid #000000" fo:border-right="0.05pt solid #000000" fo:border-top="none" fo:border-bottom="0.05pt solid #000000"/>
    </style:style>
    <style:style style:name="Tableau1" style:family="table">
      <style:table-properties style:width="7.2403in" table:align="margins"/>
    </style:style>
    <style:style style:name="Tableau1.A" style:family="table-column">
      <style:table-column-properties style:column-width="1.4549in" style:rel-column-width="13166*"/>
    </style:style>
    <style:style style:name="Tableau1.B" style:family="table-column">
      <style:table-column-properties style:column-width="1.7132in" style:rel-column-width="15506*"/>
    </style:style>
    <style:style style:name="Tableau1.C" style:family="table-column">
      <style:table-column-properties style:column-width="4.0729in" style:rel-column-width="36863*"/>
    </style:style>
    <style:style style:name="Tableau1.A1" style:family="table-cell">
      <style:table-cell-properties fo:padding="0.0382in" fo:border-left="0.05pt solid #000000" fo:border-right="none" fo:border-top="0.05pt solid #000000" fo:border-bottom="0.05pt solid #000000"/>
    </style:style>
    <style:style style:name="Tableau1.C1" style:family="table-cell">
      <style:table-cell-properties fo:padding="0.0382in" fo:border="0.05pt solid #000000"/>
    </style:style>
    <style:style style:name="Tableau1.A2" style:family="table-cell">
      <style:table-cell-properties fo:padding="0.0382in" fo:border-left="0.05pt solid #000000" fo:border-right="none" fo:border-top="none" fo:border-bottom="0.05pt solid #000000"/>
    </style:style>
    <style:style style:name="Tableau1.C2" style:family="table-cell">
      <style:table-cell-properties fo:padding="0.0382in" fo:border-left="0.05pt solid #000000" fo:border-right="0.05pt solid #000000" fo:border-top="none" fo:border-bottom="0.05pt solid #000000"/>
    </style:style>
    <style:style style:name="Table1" style:family="table">
      <style:table-properties style:width="7.2424in" fo:margin-left="0in" fo:margin-right="-0.0021in" table:align="margins"/>
    </style:style>
    <style:style style:name="Table1.A" style:family="table-column">
      <style:table-column-properties style:column-width="3.2236in" style:rel-column-width="29170*"/>
    </style:style>
    <style:style style:name="Table1.B" style:family="table-column">
      <style:table-column-properties style:column-width="1.1201in" style:rel-column-width="10137*"/>
    </style:style>
    <style:style style:name="Table1.C" style:family="table-column">
      <style:table-column-properties style:column-width="2.8986in" style:rel-column-width="26228*"/>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data-style-name="N0">
      <style:table-cell-properties style:vertical-align="bottom" fo:padding="0.0382in" fo:border-left="0.05pt solid #000000" fo:border-right="none" fo:border-top="none" fo:border-bottom="0.05pt solid #000000"/>
    </style:style>
    <style:style style:name="Table1.C2" style:family="table-cell">
      <style:table-cell-properties style:vertical-align="top" fo:padding="0.0382in" fo:border-left="0.05pt solid #000000" fo:border-right="0.05pt solid #000000" fo:border-top="none" fo:border-bottom="0.05pt solid #000000"/>
    </style:style>
    <style:style style:name="Table1.B3" style:family="table-cell" style:data-style-name="N37">
      <style:table-cell-properties style:vertical-align="bottom" fo:padding="0.0382in" fo:border-left="0.05pt solid #000000" fo:border-right="none" fo:border-top="none" fo:border-bottom="0.05pt solid #000000"/>
    </style:style>
    <style:style style:name="Table1.C3" style:family="table-cell">
      <style:table-cell-properties fo:padding="0.0382in" fo:border-left="0.05pt solid #000000" fo:border-right="0.05pt solid #000000" fo:border-top="none" fo:border-bottom="0.05pt solid #000000"/>
    </style:style>
    <style:style style:name="Table1.C4"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start" style:justify-single-word="false">
        <style:tab-stops>
          <style:tab-stop style:position="3.9272in"/>
          <style:tab-stop style:position="6.6925in"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in" fo:margin-right="0in" fo:text-align="start" style:justify-single-word="false" fo:text-indent="0in"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Text_20_body">
      <loext:graphic-properties draw:fill="solid" draw:fill-color="#ffcc99" draw:opacity="100%"/>
      <style:paragraph-properties fo:background-color="#ffcc99"/>
    </style:style>
    <style:style style:name="P10" style:family="paragraph" style:parent-style-name="Standard">
      <style:text-properties style:font-name="Times New Roman" fo:font-weight="normal"/>
    </style:style>
    <style:style style:name="P11" style:family="paragraph" style:parent-style-name="Standard">
      <style:text-properties style:font-name="Times New Roman" fo:font-weight="bold"/>
    </style:style>
    <style:style style:name="P12" style:family="paragraph" style:parent-style-name="Standard">
      <style:text-properties fo:font-weight="bold"/>
    </style:style>
    <style:style style:name="P13" style:family="paragraph" style:parent-style-name="Standard">
      <style:text-properties fo:font-weight="normal"/>
    </style:style>
    <style:style style:name="P14" style:family="paragraph" style:parent-style-name="Standard">
      <style:paragraph-properties fo:text-align="start" style:justify-single-word="false"/>
      <style:text-properties style:font-name="Times" fo:font-size="11pt"/>
    </style:style>
    <style:style style:name="P15" style:family="paragraph" style:parent-style-name="Standard">
      <style:paragraph-properties fo:text-align="start" style:justify-single-word="false"/>
      <style:text-properties style:font-name="Times" fo:font-size="11pt" style:text-underline-style="none"/>
    </style:style>
    <style:style style:name="P16" style:family="paragraph" style:parent-style-name="Standard">
      <style:paragraph-properties fo:text-align="start" style:justify-single-word="false"/>
      <style:text-properties style:font-name="Times" fo:font-size="10pt" fo:font-weight="normal"/>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font-name="Bitstream Vera Sans" fo:font-size="10pt"/>
    </style:style>
    <style:style style:name="P19" style:family="paragraph" style:parent-style-name="Table_20_Contents">
      <style:paragraph-properties fo:text-align="end" style:justify-single-word="false"/>
    </style:style>
    <style:style style:name="P20" style:family="paragraph" style:parent-style-name="Corps_20_de_20_texte.Paragraph">
      <style:paragraph-properties fo:margin-left="0.3681in" fo:margin-right="0.0035in" fo:text-align="start" style:justify-single-word="false" fo:text-indent="0in" style:auto-text-indent="false"/>
    </style:style>
    <style:style style:name="P21" style:family="paragraph" style:parent-style-name="Corps_20_de_20_texte.Paragraph">
      <style:paragraph-properties fo:margin-left="0.2638in" fo:margin-right="-0.0071in" fo:text-indent="0in" style:auto-text-indent="false"/>
    </style:style>
    <style:style style:name="P22" style:family="paragraph" style:parent-style-name="Text_20_body">
      <style:paragraph-properties fo:margin-top="0in" fo:margin-bottom="0.0835in" loext:contextual-spacing="false"/>
    </style:style>
    <style:style style:name="P23" style:family="paragraph" style:parent-style-name="Text_20_body" style:master-page-name="">
      <style:paragraph-properties style:page-number="auto"/>
    </style:style>
    <style:style style:name="P24" style:family="paragraph" style:parent-style-name="Text_20_body" style:master-page-name="">
      <loext:graphic-properties draw:fill="solid" draw:fill-color="#ffff99" draw:opacity="100%"/>
      <style:paragraph-properties style:page-number="auto" fo:background-color="#ffff99"/>
    </style:style>
    <style:style style:name="P25" style:family="paragraph" style:parent-style-name="Text_20_body" style:master-page-name="">
      <style:paragraph-properties style:page-number="auto" fo:break-before="auto" fo:break-after="auto"/>
    </style:style>
    <style:style style:name="P26" style:family="paragraph" style:parent-style-name="Table_20_Heading">
      <style:text-properties style:font-name="Bitstream Vera Sans" fo:font-size="10pt"/>
    </style:style>
    <style:style style:name="P27" style:family="paragraph" style:parent-style-name="Table_20_Heading">
      <style:paragraph-properties fo:text-align="center" style:justify-single-word="false"/>
    </style:style>
    <style:style style:name="P28" style:family="paragraph" style:parent-style-name="hlp_5f_paragraph">
      <style:text-properties style:text-underline-style="solid" style:text-underline-width="auto" style:text-underline-color="font-color"/>
    </style:style>
    <style:style style:name="P29" style:family="paragraph" style:parent-style-name="hlp_5f_paragraph">
      <style:text-properties style:font-name="Bitstream Vera Sans" fo:font-size="10pt"/>
    </style:style>
    <style:style style:name="P30" style:family="paragraph" style:parent-style-name="hlp_5f_paragraph">
      <style:text-properties officeooo:paragraph-rsid="00802ab7"/>
    </style:style>
    <style:style style:name="P31" style:family="paragraph" style:parent-style-name="hlp_5f_paragraph">
      <style:text-properties officeooo:paragraph-rsid="0080c3c1"/>
    </style:style>
    <style:style style:name="P32" style:family="paragraph" style:parent-style-name="Text_20_body">
      <style:paragraph-properties fo:margin-top="0.0783in" fo:margin-bottom="0.0827in" loext:contextual-spacing="false"/>
    </style:style>
    <style:style style:name="P33" style:family="paragraph" style:parent-style-name="Text_20_body">
      <style:paragraph-properties fo:margin-top="0in" fo:margin-bottom="0.3937in" loext:contextual-spacing="false" fo:text-align="center" style:justify-single-word="false"/>
    </style:style>
    <style:style style:name="P34" style:family="paragraph" style:parent-style-name="TitreDoc">
      <style:text-properties fo:font-weight="bold" style:font-weight-asian="bold" style:font-weight-complex="bold"/>
    </style:style>
    <style:style style:name="P35" style:family="paragraph" style:parent-style-name="Corps_20_de_20_texte.Paragraph">
      <style:text-properties fo:font-weight="bold" style:font-weight-asian="bold" style:font-weight-complex="bold"/>
    </style:style>
    <style:style style:name="P36" style:family="paragraph" style:parent-style-name="Frame_20_contents">
      <style:text-properties fo:font-weight="bold" style:font-weight-asian="bold" style:font-weight-complex="bold"/>
    </style:style>
    <style:style style:name="P37" style:family="paragraph" style:parent-style-name="Frame_20_contents">
      <style:paragraph-properties>
        <style:tab-stops/>
      </style:paragraph-properties>
    </style:style>
    <style:style style:name="P38" style:family="paragraph" style:parent-style-name="Contents_20_1">
      <style:paragraph-properties>
        <style:tab-stops>
          <style:tab-stop style:position="7.2402in" style:type="right" style:leader-style="dotted" style:leader-text="."/>
        </style:tab-stops>
      </style:paragraph-properties>
    </style:style>
    <style:style style:name="P39" style:family="paragraph" style:parent-style-name="Contents_20_2">
      <style:paragraph-properties>
        <style:tab-stops>
          <style:tab-stop style:position="7.0437in" style:type="right" style:leader-style="dotted" style:leader-text="."/>
        </style:tab-stops>
      </style:paragraph-properties>
    </style:style>
    <style:style style:name="P40" style:family="paragraph" style:parent-style-name="Contents_20_3">
      <style:paragraph-properties>
        <style:tab-stops>
          <style:tab-stop style:position="6.8472in" style:type="right" style:leader-style="dotted" style:leader-text="."/>
        </style:tab-stops>
      </style:paragraph-properties>
    </style:style>
    <style:style style:name="P41" style:family="paragraph" style:parent-style-name="hlp_5f_head1">
      <style:text-properties officeooo:rsid="00802ab7" officeooo:paragraph-rsid="00802ab7"/>
    </style:style>
    <style:style style:name="P42" style:family="paragraph" style:parent-style-name="Standard" style:list-style-name="L25"/>
    <style:style style:name="P43" style:family="paragraph" style:parent-style-name="Standard" style:list-style-name="L33"/>
    <style:style style:name="P44" style:family="paragraph" style:parent-style-name="Heading_20_1" style:master-page-name="">
      <style:paragraph-properties style:page-number="auto" fo:break-before="page"/>
    </style:style>
    <style:style style:name="P45" style:family="paragraph" style:parent-style-name="Heading_20_1" style:master-page-name="">
      <style:paragraph-properties style:page-number="auto" fo:break-before="page">
        <style:tab-stops/>
      </style:paragraph-properties>
    </style:style>
    <style:style style:name="P46" style:family="paragraph" style:parent-style-name="Heading_20_1" style:master-page-name="">
      <style:paragraph-properties style:page-number="auto" fo:break-before="auto" fo:break-after="auto"/>
    </style:style>
    <style:style style:name="P47" style:family="paragraph" style:parent-style-name="Heading_20_2" style:master-page-name="">
      <style:paragraph-properties style:page-number="auto" fo:break-before="page"/>
    </style:style>
    <style:style style:name="P48" style:family="paragraph" style:parent-style-name="Text_20_body" style:master-page-name="First_20_Page">
      <style:paragraph-properties fo:margin-top="0in" fo:margin-bottom="1.9689in" loext:contextual-spacing="false" fo:text-align="center" style:justify-single-word="false" style:page-number="auto" fo:break-before="auto" fo:break-after="auto"/>
      <style:text-properties officeooo:rsid="00640293" officeooo:paragraph-rsid="00640293"/>
    </style:style>
    <style:style style:name="P49" style:family="paragraph" style:parent-style-name="Text_20_body" style:list-style-name="L1"/>
    <style:style style:name="P50" style:family="paragraph" style:parent-style-name="Text_20_body" style:list-style-name="L2"/>
    <style:style style:name="P51" style:family="paragraph" style:parent-style-name="Text_20_body" style:list-style-name="L3"/>
    <style:style style:name="P52" style:family="paragraph" style:parent-style-name="Text_20_body" style:list-style-name="L4"/>
    <style:style style:name="P53" style:family="paragraph" style:parent-style-name="Text_20_body" style:list-style-name="L5"/>
    <style:style style:name="P54" style:family="paragraph" style:parent-style-name="Text_20_body" style:list-style-name="L6"/>
    <style:style style:name="P55" style:family="paragraph" style:parent-style-name="Text_20_body" style:list-style-name="L7"/>
    <style:style style:name="P56" style:family="paragraph" style:parent-style-name="Text_20_body" style:list-style-name="L8"/>
    <style:style style:name="P57" style:family="paragraph" style:parent-style-name="Text_20_body" style:list-style-name="L9"/>
    <style:style style:name="P58" style:family="paragraph" style:parent-style-name="Text_20_body" style:list-style-name="L10"/>
    <style:style style:name="P59" style:family="paragraph" style:parent-style-name="Text_20_body" style:list-style-name="L11"/>
    <style:style style:name="P60" style:family="paragraph" style:parent-style-name="Text_20_body" style:list-style-name="L12"/>
    <style:style style:name="P61" style:family="paragraph" style:parent-style-name="Text_20_body" style:list-style-name="L13"/>
    <style:style style:name="P62" style:family="paragraph" style:parent-style-name="Text_20_body" style:list-style-name="L14"/>
    <style:style style:name="P63" style:family="paragraph" style:parent-style-name="Text_20_body" style:list-style-name="L15"/>
    <style:style style:name="P64" style:family="paragraph" style:parent-style-name="Text_20_body" style:list-style-name="L16"/>
    <style:style style:name="P65" style:family="paragraph" style:parent-style-name="Text_20_body" style:list-style-name="L17"/>
    <style:style style:name="P66" style:family="paragraph" style:parent-style-name="Text_20_body" style:list-style-name="L18"/>
    <style:style style:name="P67" style:family="paragraph" style:parent-style-name="Text_20_body" style:list-style-name="L19"/>
    <style:style style:name="P68" style:family="paragraph" style:parent-style-name="Text_20_body" style:list-style-name="L20"/>
    <style:style style:name="P69" style:family="paragraph" style:parent-style-name="Text_20_body" style:list-style-name="L21"/>
    <style:style style:name="P70" style:family="paragraph" style:parent-style-name="Text_20_body" style:list-style-name="L22"/>
    <style:style style:name="P71" style:family="paragraph" style:parent-style-name="Text_20_body" style:list-style-name="L23"/>
    <style:style style:name="P72" style:family="paragraph" style:parent-style-name="Text_20_body" style:list-style-name="L24"/>
    <style:style style:name="P73" style:family="paragraph" style:parent-style-name="Text_20_body" style:list-style-name="L26"/>
    <style:style style:name="P74" style:family="paragraph" style:parent-style-name="Text_20_body" style:list-style-name="L27"/>
    <style:style style:name="P75" style:family="paragraph" style:parent-style-name="Text_20_body" style:list-style-name="L28"/>
    <style:style style:name="P76" style:family="paragraph" style:parent-style-name="Text_20_body" style:list-style-name="L29"/>
    <style:style style:name="P77" style:family="paragraph" style:parent-style-name="Text_20_body" style:list-style-name="L30"/>
    <style:style style:name="P78" style:family="paragraph" style:parent-style-name="Text_20_body" style:list-style-name="L31"/>
    <style:style style:name="P79" style:family="paragraph" style:parent-style-name="Text_20_body" style:list-style-name="L32"/>
    <style:style style:name="P80" style:family="paragraph" style:parent-style-name="Text_20_body" style:list-style-name="L34"/>
    <style:style style:name="P81" style:family="paragraph" style:parent-style-name="Text_20_body" style:list-style-name="L35"/>
    <style:style style:name="P82" style:family="paragraph" style:parent-style-name="Text_20_body" style:list-style-name="L22">
      <style:paragraph-properties fo:margin-left="0.4925in" fo:margin-right="0in" fo:text-indent="0in" style:auto-text-indent="false"/>
    </style:style>
    <style:style style:name="P83" style:family="paragraph" style:parent-style-name="Text_20_body" style:list-style-name="L27">
      <style:paragraph-properties fo:margin-left="0.4925in" fo:margin-right="0in" fo:text-indent="0in" style:auto-text-indent="false"/>
    </style:style>
    <style:style style:name="P84" style:family="paragraph" style:parent-style-name="Text_20_body" style:list-style-name="L33">
      <style:paragraph-properties fo:margin-left="0.8681in" fo:margin-right="0in" fo:text-indent="0in" style:auto-text-indent="false"/>
    </style:style>
    <style:style style:name="P85" style:family="paragraph" style:parent-style-name="Heading_20_3" style:master-page-name="">
      <style:paragraph-properties style:page-number="auto" fo:break-before="page"/>
    </style:style>
    <style:style style:name="P86" style:family="paragraph" style:parent-style-name="Corps_20_de_20_texte.Paragraph" style:list-style-name="L22">
      <style:paragraph-properties fo:margin-left="0.4925in" fo:margin-right="0in" fo:text-indent="0in" style:auto-text-indent="false"/>
    </style:style>
    <style:style style:name="P87" style:family="paragraph" style:parent-style-name="hlp_5f_paragraph">
      <style:text-properties fo:language="en" fo:country="US" officeooo:paragraph-rsid="00802ab7"/>
    </style:style>
    <style:style style:name="P88" style:family="paragraph" style:parent-style-name="hlp_5f_paragraph">
      <style:text-properties fo:language="en" fo:country="US" officeooo:rsid="0080c3c1" officeooo:paragraph-rsid="0080c3c1"/>
    </style:style>
    <style:style style:name="P89" style:family="paragraph" style:parent-style-name="hlp_5f_paragraph">
      <style:text-properties fo:language="en" fo:country="US" officeooo:rsid="00802ab7" officeooo:paragraph-rsid="00802ab7"/>
    </style:style>
    <style:style style:name="P90" style:family="paragraph" style:parent-style-name="hlp_5f_paragraph">
      <style:text-properties fo:language="en" fo:country="US" officeooo:paragraph-rsid="0083c5bc"/>
    </style:style>
    <style:style style:name="P91" style:family="paragraph" style:parent-style-name="hlp_5f_paragraph">
      <style:text-properties fo:language="en" fo:country="US" officeooo:rsid="0083c5bc" officeooo:paragraph-rsid="0083c5bc"/>
    </style:style>
    <style:style style:name="P92" style:family="paragraph" style:parent-style-name="hlp_5f_paragraph">
      <style:text-properties officeooo:rsid="00871456" officeooo:paragraph-rsid="00871456"/>
    </style:style>
    <style:style style:name="P93" style:family="paragraph" style:parent-style-name="hlp_5f_head2">
      <style:text-properties fo:language="en" fo:country="US" officeooo:rsid="0080c3c1" officeooo:paragraph-rsid="0080c3c1"/>
    </style:style>
    <style:style style:name="P94" style:family="paragraph" style:parent-style-name="hlp_5f_tip">
      <style:text-properties officeooo:rsid="0083c5bc" officeooo:paragraph-rsid="0085716a"/>
    </style:style>
    <style:style style:name="P95" style:family="paragraph" style:parent-style-name="hlp_5f_tip">
      <style:text-properties officeooo:paragraph-rsid="00871456"/>
    </style:style>
    <style:style style:name="P96" style:family="paragraph" style:parent-style-name="hlp_5f_warning">
      <style:text-properties fo:language="en" fo:country="US" officeooo:rsid="0083c5bc" officeooo:paragraph-rsid="0083c5bc"/>
    </style:style>
    <style:style style:name="P97" style:family="paragraph" style:parent-style-name="hlp_5f_section">
      <style:text-properties fo:language="en" fo:country="US" officeooo:rsid="0080c3c1" officeooo:paragraph-rsid="0080c3c1"/>
    </style:style>
    <style:style style:name="P98" style:family="paragraph" style:parent-style-name="hlp_5f_tree">
      <style:text-properties officeooo:paragraph-rsid="00829ee3"/>
    </style:style>
    <style:style style:name="P99"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100" style:family="paragraph">
      <style:paragraph-properties fo:text-align="start"/>
      <style:text-properties style:text-line-through-style="none" style:text-line-through-type="none" style:font-name="Arial4" fo:font-size="10pt" fo:font-style="normal" style:text-underline-style="none" fo:font-weight="normal"/>
    </style:style>
    <style:style style:name="P101" style:family="paragraph">
      <style:paragraph-properties fo:text-align="center"/>
      <style:text-properties style:text-line-through-style="none" style:text-line-through-type="none" style:font-name="Arial4" fo:font-size="11pt" fo:font-style="normal" style:text-underline-style="none" fo:font-weight="normal"/>
    </style:style>
    <style:style style:name="P102" style:family="paragraph">
      <style:paragraph-properties fo:text-align="start"/>
      <style:text-properties style:text-line-through-style="none" style:text-line-through-type="none" style:font-name="Arial3"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style:style>
    <style:style style:name="T11" style:family="text">
      <style:text-properties fo:color="#800000" style:font-name="Bitstream Vera Sans Mono1" fo:font-weight="bold" style:font-weight-asian="bold" style:font-weight-complex="bold"/>
    </style:style>
    <style:style style:name="T12" style:family="text">
      <style:text-properties fo:color="#800000" fo:font-weight="bold" style:font-weight-asian="bold" style:font-weight-complex="bold"/>
    </style:style>
    <style:style style:name="T13" style:family="text">
      <style:text-properties fo:color="#800000" fo:font-weight="bold" fo:background-color="#ffff00" loext:char-shading-value="0" style:font-weight-asian="bold" style:font-weight-complex="bold"/>
    </style:style>
    <style:style style:name="T14" style:family="text">
      <style:text-properties style:text-underline-style="solid" style:text-underline-width="auto" style:text-underline-color="font-color"/>
    </style:style>
    <style:style style:name="T15" style:family="text">
      <style:text-properties style:font-name="Courier New" fo:font-size="10pt" fo:font-style="normal" fo:background-color="#e6e6ff" loext:char-shading-value="0" style:font-style-asian="italic" style:font-style-complex="italic"/>
    </style:style>
    <style:style style:name="T16" style:family="text">
      <style:text-properties style:font-name="Bitstream Vera Sans"/>
    </style:style>
    <style:style style:name="T17" style:family="text">
      <style:text-properties fo:background-color="#ffff00" loext:char-shading-value="0"/>
    </style:style>
    <style:style style:name="T18" style:family="text">
      <style:text-properties fo:background-color="#ff00ff" loext:char-shading-value="0"/>
    </style:style>
    <style:style style:name="T19" style:family="text">
      <style:text-properties style:use-window-font-color="true" style:font-name-asian="Courier New1" style:font-size-asian="10pt" style:font-name-complex="Courier New1" style:font-size-complex="10pt"/>
    </style:style>
    <style:style style:name="T20" style:family="text">
      <style:text-properties style:use-window-font-color="true" style:font-name="Courier New1" fo:font-size="10pt" style:font-name-asian="Courier New1" style:font-size-asian="10pt" style:font-name-complex="Courier New1" style:font-size-complex="10pt"/>
    </style:style>
    <style:style style:name="T21" style:family="text">
      <style:text-properties fo:background-color="#ffcc99" loext:char-shading-value="0"/>
    </style:style>
    <style:style style:name="T22" style:family="text">
      <style:text-properties officeooo:rsid="00802ab7"/>
    </style:style>
    <style:style style:name="T23" style:family="text">
      <style:text-properties fo:language="en" fo:country="US"/>
    </style:style>
    <style:style style:name="T24" style:family="text">
      <style:text-properties fo:language="en" fo:country="US" officeooo:rsid="00802ab7"/>
    </style:style>
    <style:style style:name="T25" style:family="text">
      <style:text-properties fo:language="en" fo:country="US" officeooo:rsid="0080c3c1"/>
    </style:style>
    <style:style style:name="T26" style:family="text">
      <style:text-properties officeooo:rsid="00829ee3"/>
    </style:style>
    <style:style style:name="T27" style:family="text">
      <style:text-properties officeooo:rsid="0083c5bc"/>
    </style:style>
    <style:style style:name="T28" style:family="text">
      <style:text-properties officeooo:rsid="0085716a"/>
    </style:style>
    <style:style style:name="T29" style:family="text">
      <style:text-properties officeooo:rsid="00871456"/>
    </style:style>
    <style:style style:name="T30"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zxx" fo:country="none" fo:font-style="normal" fo:text-shadow="none" style:text-underline-style="none" fo:font-weight="normal" style:text-underline-mode="continuous" style:text-overline-mode="continuous" style:text-line-through-mode="continuous" style:letter-kerning="true" fo:background-color="transparent"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31" style:family="text">
      <style:text-properties fo:color="#000000" style:text-outline="false" style:text-line-through-style="none" style:text-line-through-typ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fr1" style:family="graphic" style:parent-style-name="Frame">
      <style:graphic-properties style:run-through="foreground" style:wrap="none" style:vertical-pos="top" style:vertical-rel="paragraph-content" style:horizontal-pos="center" style:horizontal-rel="paragraph" fo:background-color="transparent" draw:fill="none" draw:fill-color="#ffffff" fo:padding="0.0591in" fo:border="0.99pt solid #000000" style:shadow="none" draw:shadow-opacity="100%"/>
    </style:style>
    <style:style style:name="fr2" style:family="graphic" style:parent-style-name="Frame">
      <style:graphic-properties style:vertical-pos="top" style:vertical-rel="paragraph-content" style:horizontal-pos="center" style:horizontal-rel="paragraph" fo:background-color="transparent" draw:fill="none" draw:fill-color="#ffffff" fo:padding="0.0591in" fo:border="0.99pt solid #000000" style:shadow="none" draw:shadow-opacity="100%"/>
    </style:style>
    <style:style style:name="fr3" style:family="graphic" style:parent-style-name="Frame">
      <style:graphic-properties style:vertical-pos="from-top" style:vertical-rel="paragraph" style:horizontal-pos="from-left" style:horizontal-rel="paragraph" loext:rel-width-rel="paragraph"/>
    </style:style>
    <style:style style:name="fr4" style:family="graphic" style:parent-style-name="Frame">
      <style:graphic-properties style:vertical-pos="top" style:vertical-rel="paragraph-content" style:horizontal-pos="center" style:horizontal-rel="paragraph" loext:rel-width-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2" fo:column-gap="0.1181in">
          <style:column style:rel-width="32767*" fo:start-indent="0in" fo:end-indent="0.0591in"/>
          <style:column style:rel-width="32768*" fo:start-indent="0.0591in" fo:end-indent="0in"/>
        </style:columns>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362in" fo:text-indent="-0.252in" fo:margin-left="1.236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9">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12">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17">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18">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19">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0">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1">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2">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3">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4">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5">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6">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7">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8">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9">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30">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31">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32">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33">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34">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month number:style="long"/>
      <number:text>/</number:text>
      <number:day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atted-text form:name="VfromOOo" form:control-implementation="ooo:com.sun.star.form.component.PatternField" xml:id="control1" form:id="control1" form:current-value="3.1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2.4 mnameinimum, or more recent"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3.5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3.5 minimum, or more recent"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PageNumberingAddonPython-0.0.2.oxt&#13;Update file created : PageNumberingAddonPython.update.xml&#13;&#13;07/19/2018 13:18:52&#13;"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PageNumberingAddonPython-A-0.0.1.oxt&#13;&#13;20/06/2018 23:58:30&#13;"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8"/>
      <text:p text:style-name="P33"/>
      <text:p text:style-name="P34">Extension Compiler</text:p>
      <text:p text:style-name="TitreDoc">Description and Tool for</text:p>
      <text:p text:style-name="TitreDoc">Extension : <text:file-name text:display="name">PageNumberingAddonPython</text:file-name></text:p>
      <text:p text:style-name="Standard"/>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8">1 Introduction<text:tab/><text:a xlink:type="simple" xlink:href="#__RefHeading__78010_325084090" text:style-name="Internet_20_link" text:visited-style-name="Visited_20_Internet_20_Link">3</text:a></text:p>
          <text:p text:style-name="P39">1.1 Prerequisites<text:tab/><text:a xlink:type="simple" xlink:href="#__RefHeading__78012_325084090" text:style-name="Internet_20_link" text:visited-style-name="Visited_20_Internet_20_Link">3</text:a></text:p>
          <text:p text:style-name="P39">1.2 What is this document ?<text:tab/><text:a xlink:type="simple" xlink:href="#__RefHeading__78014_325084090" text:style-name="Internet_20_link" text:visited-style-name="Visited_20_Internet_20_Link">3</text:a></text:p>
          <text:p text:style-name="P39">1.3 What kind of extensions may I create?<text:tab/><text:a xlink:type="simple" xlink:href="#__RefHeading__78016_325084090" text:style-name="Internet_20_link" text:visited-style-name="Visited_20_Internet_20_Link">3</text:a></text:p>
          <text:p text:style-name="P39">1.4 References<text:tab/><text:a xlink:type="simple" xlink:href="#__RefHeading__78018_325084090" text:style-name="Internet_20_link" text:visited-style-name="Visited_20_Internet_20_Link">4</text:a></text:p>
          <text:p text:style-name="P39">1.5 Document changes<text:tab/><text:a xlink:type="simple" xlink:href="#__RefHeading__78020_325084090" text:style-name="Internet_20_link" text:visited-style-name="Visited_20_Internet_20_Link">5</text:a></text:p>
          <text:p text:style-name="P39">1.6 Upgrading your extension compiler<text:tab/><text:a xlink:type="simple" xlink:href="#__RefHeading__78022_325084090" text:style-name="Internet_20_link" text:visited-style-name="Visited_20_Internet_20_Link">5</text:a></text:p>
          <text:p text:style-name="P38">2 How to compile your extension<text:tab/><text:a xlink:type="simple" xlink:href="#__RefHeading__78024_325084090" text:style-name="Internet_20_link" text:visited-style-name="Visited_20_Internet_20_Link">7</text:a></text:p>
          <text:p text:style-name="P39">2.1 Overview<text:tab/><text:a xlink:type="simple" xlink:href="#__RefHeading__9926_1626668240" text:style-name="Internet_20_link" text:visited-style-name="Visited_20_Internet_20_Link">7</text:a></text:p>
          <text:p text:style-name="P39">2.2 Extension variants<text:tab/><text:a xlink:type="simple" xlink:href="#__RefHeading__9928_1626668240" text:style-name="Internet_20_link" text:visited-style-name="Visited_20_Internet_20_Link">7</text:a></text:p>
          <text:p text:style-name="P39">2.3 Compile ! <text:s/><text:tab/><text:a xlink:type="simple" xlink:href="#__RefHeading__9930_1626668240" text:style-name="Internet_20_link" text:visited-style-name="Visited_20_Internet_20_Link">8</text:a></text:p>
          <text:p text:style-name="P40">2.3.1 OpenOffice.org or compatible<text:tab/><text:a xlink:type="simple" xlink:href="#__RefHeading__8508_1806633557" text:style-name="Internet_20_link" text:visited-style-name="Visited_20_Internet_20_Link">8</text:a></text:p>
          <text:p text:style-name="P40">2.3.2 Apache OpenOffice only<text:tab/><text:a xlink:type="simple" xlink:href="#__RefHeading__8510_1806633557" text:style-name="Internet_20_link" text:visited-style-name="Visited_20_Internet_20_Link">9</text:a></text:p>
          <text:p text:style-name="P40">2.3.3 LibreOffice only<text:tab/><text:a xlink:type="simple" xlink:href="#__RefHeading__8512_1806633557" text:style-name="Internet_20_link" text:visited-style-name="Visited_20_Internet_20_Link">10</text:a></text:p>
          <text:p text:style-name="P38">3 Compiler language syntax<text:tab/><text:a xlink:type="simple" xlink:href="#__RefHeading__78026_325084090" text:style-name="Internet_20_link" text:visited-style-name="Visited_20_Internet_20_Link">11</text:a></text:p>
          <text:p text:style-name="P39">3.1 Overview of the program<text:tab/><text:a xlink:type="simple" xlink:href="#__RefHeading__78028_325084090" text:style-name="Internet_20_link" text:visited-style-name="Visited_20_Internet_20_Link">11</text:a></text:p>
          <text:p text:style-name="P39">3.2 Phase : Description<text:tab/><text:a xlink:type="simple" xlink:href="#__RefHeading__78030_325084090" text:style-name="Internet_20_link" text:visited-style-name="Visited_20_Internet_20_Link">11</text:a></text:p>
          <text:p text:style-name="P39">3.3 Phase : Annexes<text:tab/><text:a xlink:type="simple" xlink:href="#__RefHeading__78032_325084090" text:style-name="Internet_20_link" text:visited-style-name="Visited_20_Internet_20_Link">11</text:a></text:p>
          <text:p text:style-name="P39">3.4 Phase : AddonUI<text:tab/><text:a xlink:type="simple" xlink:href="#__RefHeading__78034_325084090" text:style-name="Internet_20_link" text:visited-style-name="Visited_20_Internet_20_Link">12</text:a></text:p>
          <text:p text:style-name="P40">3.4.1 Sequence : Command<text:tab/><text:a xlink:type="simple" xlink:href="#__RefHeading__78036_325084090" text:style-name="Internet_20_link" text:visited-style-name="Visited_20_Internet_20_Link">12</text:a></text:p>
          <text:p text:style-name="P40">3.4.2 Sequence : ButtonsList<text:tab/><text:a xlink:type="simple" xlink:href="#__RefHeading__78038_325084090" text:style-name="Internet_20_link" text:visited-style-name="Visited_20_Internet_20_Link">12</text:a></text:p>
          <text:p text:style-name="P40">3.4.3 Sequence : Menu<text:tab/><text:a xlink:type="simple" xlink:href="#__RefHeading__78040_325084090" text:style-name="Internet_20_link" text:visited-style-name="Visited_20_Internet_20_Link">12</text:a></text:p>
          <text:p text:style-name="P40">3.4.4 Sequence : MenuItems<text:tab/><text:a xlink:type="simple" xlink:href="#__RefHeading__78042_325084090" text:style-name="Internet_20_link" text:visited-style-name="Visited_20_Internet_20_Link">12</text:a></text:p>
          <text:p text:style-name="P39">3.5 Application context<text:tab/><text:a xlink:type="simple" xlink:href="#__RefHeading__78044_325084090" text:style-name="Internet_20_link" text:visited-style-name="Visited_20_Internet_20_Link">13</text:a></text:p>
          <text:p text:style-name="P40">3.5.1 List of application contexts<text:tab/><text:a xlink:type="simple" xlink:href="#__RefHeading__8579_120917933" text:style-name="Internet_20_link" text:visited-style-name="Visited_20_Internet_20_Link">13</text:a></text:p>
          <text:p text:style-name="P40">3.5.2 Contexts in a hierarchical menu<text:tab/><text:a xlink:type="simple" xlink:href="#__RefHeading__8581_120917933" text:style-name="Internet_20_link" text:visited-style-name="Visited_20_Internet_20_Link">14</text:a></text:p>
          <text:p text:style-name="P39">3.6 Block instructions ( beginXxxx / endXxxx )<text:tab/><text:a xlink:type="simple" xlink:href="#__RefHeading__78046_325084090" text:style-name="Internet_20_link" text:visited-style-name="Visited_20_Internet_20_Link">14</text:a></text:p>
          <text:p text:style-name="P40">3.6.1 AddonMenu<text:tab/><text:a xlink:type="simple" xlink:href="#__RefHeading__78048_325084090" text:style-name="Internet_20_link" text:visited-style-name="Visited_20_Internet_20_Link">14</text:a></text:p>
          <text:p text:style-name="P40">3.6.2 AddonUI<text:tab/><text:a xlink:type="simple" xlink:href="#__RefHeading__78050_325084090" text:style-name="Internet_20_link" text:visited-style-name="Visited_20_Internet_20_Link">14</text:a></text:p>
          <text:p text:style-name="P40">3.6.3 Annexes<text:tab/><text:a xlink:type="simple" xlink:href="#__RefHeading__78052_325084090" text:style-name="Internet_20_link" text:visited-style-name="Visited_20_Internet_20_Link">14</text:a></text:p>
          <text:p text:style-name="P40">3.6.4 Button<text:tab/><text:a xlink:type="simple" xlink:href="#__RefHeading__78054_325084090" text:style-name="Internet_20_link" text:visited-style-name="Visited_20_Internet_20_Link">15</text:a></text:p>
          <text:p text:style-name="P40">3.6.5 Command<text:tab/><text:a xlink:type="simple" xlink:href="#__RefHeading__78056_325084090" text:style-name="Internet_20_link" text:visited-style-name="Visited_20_Internet_20_Link">15</text:a></text:p>
          <text:p text:style-name="P40">3.6.6 Description<text:tab/><text:a xlink:type="simple" xlink:href="#__RefHeading__78060_325084090" text:style-name="Internet_20_link" text:visited-style-name="Visited_20_Internet_20_Link">15</text:a></text:p>
          <text:p text:style-name="P40">3.6.7 Image<text:tab/><text:a xlink:type="simple" xlink:href="#__RefHeading__78062_325084090" text:style-name="Internet_20_link" text:visited-style-name="Visited_20_Internet_20_Link">15</text:a></text:p>
          <text:p text:style-name="P40">3.6.8 Menu<text:tab/><text:a xlink:type="simple" xlink:href="#__RefHeading__78064_325084090" text:style-name="Internet_20_link" text:visited-style-name="Visited_20_Internet_20_Link">15</text:a></text:p>
          <text:p text:style-name="P40">3.6.9 MenuItems<text:tab/><text:a xlink:type="simple" xlink:href="#__RefHeading__78066_325084090" text:style-name="Internet_20_link" text:visited-style-name="Visited_20_Internet_20_Link">15</text:a></text:p>
          <text:p text:style-name="P40">3.6.10 MergeInstruction<text:tab/><text:a xlink:type="simple" xlink:href="#__RefHeading__78068_325084090" text:style-name="Internet_20_link" text:visited-style-name="Visited_20_Internet_20_Link">15</text:a></text:p>
          <text:p text:style-name="P40">3.6.11 MergeItems<text:tab/><text:a xlink:type="simple" xlink:href="#__RefHeading__78070_325084090" text:style-name="Internet_20_link" text:visited-style-name="Visited_20_Internet_20_Link">16</text:a></text:p>
          <text:p text:style-name="P40">3.6.12 OfficeHelp<text:tab/><text:a xlink:type="simple" xlink:href="#__RefHeading__78072_325084090" text:style-name="Internet_20_link" text:visited-style-name="Visited_20_Internet_20_Link">16</text:a></text:p>
          <text:p text:style-name="P40">3.6.13 OfficeImages<text:tab/><text:a xlink:type="simple" xlink:href="#__RefHeading__78074_325084090" text:style-name="Internet_20_link" text:visited-style-name="Visited_20_Internet_20_Link">16</text:a></text:p>
          <text:p text:style-name="P40">3.6.14 OfficeMenuBar<text:tab/><text:a xlink:type="simple" xlink:href="#__RefHeading__78076_325084090" text:style-name="Internet_20_link" text:visited-style-name="Visited_20_Internet_20_Link">17</text:a></text:p>
          <text:p text:style-name="P40">3.6.15 OfficeMenuBarMerging<text:tab/><text:a xlink:type="simple" xlink:href="#__RefHeading__78078_325084090" text:style-name="Internet_20_link" text:visited-style-name="Visited_20_Internet_20_Link">17</text:a></text:p>
          <text:p text:style-name="P40">3.6.16 OfficeToolbar<text:tab/><text:a xlink:type="simple" xlink:href="#__RefHeading__78080_325084090" text:style-name="Internet_20_link" text:visited-style-name="Visited_20_Internet_20_Link">17</text:a></text:p>
          <text:p text:style-name="P40">3.6.17 OfficeToolbarMerging<text:tab/><text:a xlink:type="simple" xlink:href="#__RefHeading__78082_325084090" text:style-name="Internet_20_link" text:visited-style-name="Visited_20_Internet_20_Link">18</text:a></text:p>
          <text:p text:style-name="P40">3.6.18 TbTitles<text:tab/><text:a xlink:type="simple" xlink:href="#__RefHeading__78084_325084090" text:style-name="Internet_20_link" text:visited-style-name="Visited_20_Internet_20_Link">19</text:a></text:p>
          <text:p text:style-name="P40">3.6.19 Titles<text:tab/><text:a xlink:type="simple" xlink:href="#__RefHeading__78086_325084090" text:style-name="Internet_20_link" text:visited-style-name="Visited_20_Internet_20_Link">19</text:a></text:p>
          <text:p text:style-name="P40">3.6.20 UpdateInformation<text:tab/><text:a xlink:type="simple" xlink:href="#__RefHeading__35363393" text:style-name="Internet_20_link" text:visited-style-name="Visited_20_Internet_20_Link">20</text:a></text:p>
          <text:p text:style-name="P39">3.7 Simple instructions<text:tab/><text:a xlink:type="simple" xlink:href="#__RefHeading__78088_325084090" text:style-name="Internet_20_link" text:visited-style-name="Visited_20_Internet_20_Link">23</text:a></text:p>
          <text:p text:style-name="P40">3.7.1 addConfiguration<text:tab/><text:a xlink:type="simple" xlink:href="#__RefHeading__78090_325084090" text:style-name="Internet_20_link" text:visited-style-name="Visited_20_Internet_20_Link">23</text:a></text:p>
          <text:p text:style-name="P40">3.7.2 addSeparator<text:tab/><text:a xlink:type="simple" xlink:href="#__RefHeading__78092_325084090" text:style-name="Internet_20_link" text:visited-style-name="Visited_20_Internet_20_Link">23</text:a></text:p>
          <text:p text:style-name="P40">3.7.3 setButtonType<text:tab/><text:a xlink:type="simple" xlink:href="#__RefHeading__78094_325084090" text:style-name="Internet_20_link" text:visited-style-name="Visited_20_Internet_20_Link">23</text:a></text:p>
          <text:p text:style-name="P40">3.7.4 setDisplayName<text:tab/><text:a xlink:type="simple" xlink:href="#__RefHeading__78096_325084090" text:style-name="Internet_20_link" text:visited-style-name="Visited_20_Internet_20_Link">23</text:a></text:p>
          <text:p text:style-name="P40">3.7.5 setExtensionDescription<text:tab/><text:a xlink:type="simple" xlink:href="#__RefHeading__78098_325084090" text:style-name="Internet_20_link" text:visited-style-name="Visited_20_Internet_20_Link">23</text:a></text:p>
          <text:p text:style-name="P40">3.7.6 setHelp<text:tab/><text:a xlink:type="simple" xlink:href="#__RefHeading__78100_325084090" text:style-name="Internet_20_link" text:visited-style-name="Visited_20_Internet_20_Link">24</text:a></text:p>
          <text:p text:style-name="P40">3.7.7 setIcon<text:tab/><text:a xlink:type="simple" xlink:href="#__RefHeading__78102_325084090" text:style-name="Internet_20_link" text:visited-style-name="Visited_20_Internet_20_Link">24</text:a></text:p>
          <text:p text:style-name="P40">3.7.8 setImage<text:tab/><text:a xlink:type="simple" xlink:href="#__RefHeading__78104_325084090" text:style-name="Internet_20_link" text:visited-style-name="Visited_20_Internet_20_Link">24</text:a></text:p>
          <text:p text:style-name="P40">3.7.9 setLicense<text:tab/><text:a xlink:type="simple" xlink:href="#__RefHeading__78106_325084090" text:style-name="Internet_20_link" text:visited-style-name="Visited_20_Internet_20_Link">25</text:a></text:p>
          <text:p text:style-name="P40">3.7.10 setMergePoint<text:tab/><text:a xlink:type="simple" xlink:href="#__RefHeading__78108_325084090" text:style-name="Internet_20_link" text:visited-style-name="Visited_20_Internet_20_Link">25</text:a></text:p>
          <text:p text:style-name="P40">3.7.11 setPlatform<text:tab/><text:a xlink:type="simple" xlink:href="#__RefHeading__78112_325084090" text:style-name="Internet_20_link" text:visited-style-name="Visited_20_Internet_20_Link">26</text:a></text:p>
          <text:p text:style-name="P40">3.7.12 setProperty<text:tab/><text:a xlink:type="simple" xlink:href="#__RefHeading__78114_325084090" text:style-name="Internet_20_link" text:visited-style-name="Visited_20_Internet_20_Link">26</text:a></text:p>
          <text:p text:style-name="P40">3.7.13 setPublisherName<text:tab/><text:a xlink:type="simple" xlink:href="#__RefHeading__78116_325084090" text:style-name="Internet_20_link" text:visited-style-name="Visited_20_Internet_20_Link">27</text:a></text:p>
          <text:p text:style-name="P40">3.7.14 setReleaseNotes<text:tab/><text:a xlink:type="simple" xlink:href="#__RefHeading__78118_325084090" text:style-name="Internet_20_link" text:visited-style-name="Visited_20_Internet_20_Link">27</text:a></text:p>
          <text:p text:style-name="P40">3.7.15 setTarget<text:tab/><text:a xlink:type="simple" xlink:href="#__RefHeading__78120_325084090" text:style-name="Internet_20_link" text:visited-style-name="Visited_20_Internet_20_Link">27</text:a></text:p>
          <text:p text:style-name="P40">3.7.16 setTitle<text:tab/><text:a xlink:type="simple" xlink:href="#__RefHeading__78122_325084090" text:style-name="Internet_20_link" text:visited-style-name="Visited_20_Internet_20_Link">27</text:a></text:p>
          <text:p text:style-name="P40">3.7.17 setTooltip<text:tab/><text:a xlink:type="simple" xlink:href="#__RefHeading__25056_1418797575" text:style-name="Internet_20_link" text:visited-style-name="Visited_20_Internet_20_Link">28</text:a></text:p>
          <text:p text:style-name="P40">3.7.18 setUpdateSource<text:tab/><text:a xlink:type="simple" xlink:href="#__RefHeading__78126_325084090" text:style-name="Internet_20_link" text:visited-style-name="Visited_20_Internet_20_Link">28</text:a></text:p>
          <text:p text:style-name="P40">3.7.19 setURL<text:tab/><text:a xlink:type="simple" xlink:href="#__RefHeading__78128_325084090" text:style-name="Internet_20_link" text:visited-style-name="Visited_20_Internet_20_Link">29</text:a></text:p>
          <text:p text:style-name="P40">3.7.20 useComponent<text:tab/><text:a xlink:type="simple" xlink:href="#__RefHeading__78130_325084090" text:style-name="Internet_20_link" text:visited-style-name="Visited_20_Internet_20_Link">30</text:a></text:p>
          <text:p text:style-name="P40">3.7.21 useLibrary<text:tab/><text:a xlink:type="simple" xlink:href="#__RefHeading__78132_325084090" text:style-name="Internet_20_link" text:visited-style-name="Visited_20_Internet_20_Link">31</text:a></text:p>
          <text:p text:style-name="P38">4 Credits <text:tab/><text:a xlink:type="simple" xlink:href="#__RefHeading__78134_325084090" text:style-name="Internet_20_link" text:visited-style-name="Visited_20_Internet_20_Link">32</text:a></text:p>
          <text:p text:style-name="P38">5 Licences of Extension Compiler<text:tab/><text:a xlink:type="simple" xlink:href="#__RefHeading__78136_325084090" text:style-name="Internet_20_link" text:visited-style-name="Visited_20_Internet_20_Link">32</text:a></text:p>
          <text:p text:style-name="P39">5.1 Documentation<text:tab/><text:a xlink:type="simple" xlink:href="#__RefHeading__78138_325084090" text:style-name="Internet_20_link" text:visited-style-name="Visited_20_Internet_20_Link">32</text:a></text:p>
          <text:p text:style-name="P39">5.2 Macro libraries<text:tab/><text:a xlink:type="simple" xlink:href="#__RefHeading__78140_325084090" text:style-name="Internet_20_link" text:visited-style-name="Visited_20_Internet_20_Link">32</text:a></text:p>
          <text:p text:style-name="P38">6 Data used by extension ExtensionCompiler<text:tab/><text:a xlink:type="simple" xlink:href="#__RefHeading__78142_325084090" text:style-name="Internet_20_link" text:visited-style-name="Visited_20_Internet_20_Link">33</text:a></text:p>
          <text:p text:style-name="P39">6.1 Localized tooltip text<text:tab/><text:a xlink:type="simple" xlink:href="#__RefHeading__25058_1418797575" text:style-name="Internet_20_link" text:visited-style-name="Visited_20_Internet_20_Link">33</text:a></text:p>
          <text:p text:style-name="P40">Tooltip en<text:tab/><text:a xlink:type="simple" xlink:href="#__RefHeading__44465_325084090" text:style-name="Internet_20_link" text:visited-style-name="Visited_20_Internet_20_Link">33</text:a></text:p>
          <text:p text:style-name="P40">Tooltip fr<text:tab/><text:a xlink:type="simple" xlink:href="#__RefHeading__44467_325084090" text:style-name="Internet_20_link" text:visited-style-name="Visited_20_Internet_20_Link">33</text:a></text:p>
          <text:p text:style-name="P40">Tooltip es<text:tab/><text:a xlink:type="simple" xlink:href="#__RefHeading__44469_325084090" text:style-name="Internet_20_link" text:visited-style-name="Visited_20_Internet_20_Link">33</text:a></text:p>
          <text:p text:style-name="P39">6.2 Localized description text<text:tab/><text:a xlink:type="simple" xlink:href="#__RefHeading__78152_325084090" text:style-name="Internet_20_link" text:visited-style-name="Visited_20_Internet_20_Link">33</text:a></text:p>
          <text:p text:style-name="P40">Description en<text:tab/><text:a xlink:type="simple" xlink:href="#__RefHeading__78154_325084090" text:style-name="Internet_20_link" text:visited-style-name="Visited_20_Internet_20_Link">33</text:a></text:p>
          <text:p text:style-name="P40">Description fr<text:tab/><text:a xlink:type="simple" xlink:href="#__RefHeading__78156_325084090" text:style-name="Internet_20_link" text:visited-style-name="Visited_20_Internet_20_Link">34</text:a></text:p>
          <text:p text:style-name="P40">Description es<text:tab/><text:a xlink:type="simple" xlink:href="#__RefHeading__78158_325084090" text:style-name="Internet_20_link" text:visited-style-name="Visited_20_Internet_20_Link">34</text:a></text:p>
          <text:p text:style-name="P39">6.3 Localized license text<text:tab/><text:a xlink:type="simple" xlink:href="#__RefHeading__78160_325084090" text:style-name="Internet_20_link" text:visited-style-name="Visited_20_Internet_20_Link">34</text:a></text:p>
          <text:p text:style-name="P40">License en<text:tab/><text:a xlink:type="simple" xlink:href="#__RefHeading__78162_325084090" text:style-name="Internet_20_link" text:visited-style-name="Visited_20_Internet_20_Link">35</text:a></text:p>
          <text:p text:style-name="P40">License fr<text:tab/><text:a xlink:type="simple" xlink:href="#__RefHeading__78164_325084090" text:style-name="Internet_20_link" text:visited-style-name="Visited_20_Internet_20_Link">42</text:a></text:p>
          <text:p text:style-name="P40">License it<text:tab/><text:a xlink:type="simple" xlink:href="#__RefHeading__78166_325084090" text:style-name="Internet_20_link" text:visited-style-name="Visited_20_Internet_20_Link">51</text:a></text:p>
          <text:p text:style-name="P40">License es<text:tab/><text:a xlink:type="simple" xlink:href="#__RefHeading__78168_325084090" text:style-name="Internet_20_link" text:visited-style-name="Visited_20_Internet_20_Link">59</text:a></text:p>
          <text:p text:style-name="P40">License de<text:tab/><text:a xlink:type="simple" xlink:href="#__RefHeading__78170_325084090" text:style-name="Internet_20_link" text:visited-style-name="Visited_20_Internet_20_Link">66</text:a></text:p>
          <text:p text:style-name="P40">License ru<text:tab/><text:a xlink:type="simple" xlink:href="#__RefHeading__78172_325084090" text:style-name="Internet_20_link" text:visited-style-name="Visited_20_Internet_20_Link">73</text:a></text:p>
          <text:p text:style-name="P39">6.4 Localized help text<text:tab/><text:a xlink:type="simple" xlink:href="#__RefHeading__78174_325084090" text:style-name="Internet_20_link" text:visited-style-name="Visited_20_Internet_20_Link">79</text:a></text:p>
          <text:p text:style-name="P40">6.4.1 How to write help pages<text:tab/><text:a xlink:type="simple" xlink:href="#__RefHeading__78176_325084090" text:style-name="Internet_20_link" text:visited-style-name="Visited_20_Internet_20_Link">79</text:a></text:p>
          <text:p text:style-name="P40">Help zz<text:tab/><text:a xlink:type="simple" xlink:href="#__RefHeading__78178_325084090" text:style-name="Internet_20_link" text:visited-style-name="Visited_20_Internet_20_Link">81</text:a></text:p>
          <text:p text:style-name="P40">6.4.2 Help pages for ExtensionCompiler<text:tab/><text:a xlink:type="simple" xlink:href="#__RefHeading__78180_325084090" text:style-name="Internet_20_link" text:visited-style-name="Visited_20_Internet_20_Link">90</text:a></text:p>
          <text:p text:style-name="P40">Help en<text:tab/><text:a xlink:type="simple" xlink:href="#__RefHeading__78182_325084090" text:style-name="Internet_20_link" text:visited-style-name="Visited_20_Internet_20_Link">91</text:a></text:p>
        </text:index-body>
      </text:table-of-content>
      <text:p text:style-name="P5"><text:soft-page-break/></text:p>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3725677273" text:style-name="L1">
        <text:list-item>
          <text:p text:style-name="P49">Basic macros with add-on buttons and / or menus (just like the old Add-On concept)</text:p>
        </text:list-item>
        <text:list-item>
          <text:p text:style-name="P49">Java, JavaScript, Beanshell, Python based scripts with add-on buttons and / or menus</text:p>
        </text:list-item>
        <text:list-item>
          <text:p text:style-name="P49">Only a script library or dialog library without any addition or change in buttons or menu </text:p>
        </text:list-item>
        <text:list-item>
          <text:p text:style-name="P49">Configuration files, including changes (mergings) in existing menus and toolbars</text:p>
        </text:list-item>
        <text:list-item>
          <text:p text:style-name="P49">Extensions containing Uno components</text:p>
        </text:list-item>
        <text:list-item>
          <text:p text:style-name="P49">Extensions using libraries in native computer language.</text:p>
        </text:list-item>
        <text:list-item>
          <text:p text:style-name="P49">Or a mix of the elements above.</text:p>
        </text:list-item>
        <text:list-item>
          <text:p text:style-name="P49">You may create your own multilingual help pages, they will be inserted in the Help system.</text:p>
        </text:list-item>
      </text:list>
      <text:p text:style-name="P32">An extension may appear in any application context available (Writer, Calc, Base, etc). Menu texts, toolbar names, button titles, may be declared in as many localized texts as you wish. There is no practical limit on the complexity of 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47" text:outline-level="2"><text:bookmark-start text:name="__RefHeading__78020_325084090"/>Document changes<text:bookmark-end text:name="__RefHeading__78020_325084090"/></text:h>
      <text:p text:style-name="Text_20_body">This document describes version <text:reference-mark-start text:name="ExtCompVersion"/>2.1.2<text:reference-mark-end text:name="ExtCompVersion"/> of the Extension Compiler.</text:p>
      <text:list xml:id="list655271615" text:style-name="L2">
        <text:list-item>
          <text:p text:style-name="P50">Version 2.1.2 :</text:p>
        </text:list-item>
      </text:list>
      <text:list xml:id="list3583897210" text:style-name="L3">
        <text:list-item>
          <text:list>
            <text:list-item>
              <text:p text:style-name="P51">Localized help : resolved non-functional hyperlink due to API incompatibility introduced by Apache OpenOffice 4.1 (and LibreOffice 4.0).</text:p>
            </text:list-item>
          </text:list>
        </text:list-item>
      </text:list>
      <text:list xml:id="list131854497030219" text:continue-list="list655271615" text:style-name="L2">
        <text:list-item>
          <text:p text:style-name="P50">Version 2.1.1 :</text:p>
        </text:list-item>
      </text:list>
      <text:list xml:id="list1480216431" text:style-name="L4">
        <text:list-item>
          <text:list>
            <text:list-item>
              <text:p text:style-name="P52">Documentation chapter 3.7.10 <text:span text:style-name="InstructionMacro">setMergePoint</text:span>, the list of commands for Arg2 was incorrect.</text:p>
            </text:list-item>
            <text:list-item>
              <text:p text:style-name="P52">Example in module Template7 had an incorrect argument Arg3 in <text:span text:style-name="InstructionMacro">setMergePoint</text:span>.</text:p>
            </text:list-item>
            <text:list-item>
              <text:p text:style-name="P52">When creating an hyperlink in a help page, the keyword (internal, external, etc) is now recognized in any character case.</text:p>
            </text:list-item>
            <text:list-item>
              <text:p text:style-name="P52">Creation of localized help, hyperlink to an existing OpenOffice help page : the address of a help page displayed by the macro was incorrect when the page was found by a help search.</text:p>
            </text:list-item>
          </text:list>
        </text:list-item>
      </text:list>
      <text:list xml:id="list131852986956046" text:continue-list="list131854497030219" text:style-name="L2">
        <text:list-item>
          <text:p text:style-name="P50">Version 2.1.0 :</text:p>
        </text:list-item>
      </text:list>
      <text:list xml:id="list1469262021" text:style-name="L5">
        <text:list-item>
          <text:list>
            <text:list-item>
              <text:p text:style-name="P53">An extension can define several toolbars (instead of only one).</text:p>
            </text:list-item>
            <text:list-item>
              <text:p text:style-name="P53">The list of Application contexts is revised, see chapter 3.5.</text:p>
            </text:list-item>
            <text:list-item>
              <text:p text:style-name="P53">The argument of <text:span text:style-name="InstructionMacro">beginMergeInstruction</text:span> becomes mandatory.</text:p>
            </text:list-item>
          </text:list>
        </text:list-item>
      </text:list>
      <text:list xml:id="list131854527111918" text:continue-list="list131852986956046" text:style-name="L2">
        <text:list-item>
          <text:p text:style-name="P50">Version 2.0.0 :</text:p>
        </text:list-item>
      </text:list>
      <text:list xml:id="list120677413" text:style-name="L6">
        <text:list-item>
          <text:list>
            <text:list-item>
              <text:p text:style-name="P54">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54"><text:s/>As a consequence of above, block <text:span text:style-name="InstructionMacro">Dependencies</text:span> and instruction <text:span text:style-name="InstructionMacro">setOOoDependency</text:span> are suppressed.</text:p>
            </text:list-item>
            <text:list-item>
              <text:p text:style-name="P54">Arg3 of <text:span text:style-name="InstructionMacro">beginDescription</text:span> is no longer used.</text:p>
            </text:list-item>
            <text:list-item>
              <text:p text:style-name="P54">Syntax of Block <text:span text:style-name="InstructionMacro">UpdateInformation</text:span> and instruction <text:span text:style-name="InstructionMacro">setUpdateSource</text:span> have changed.</text:p>
            </text:list-item>
            <text:list-item>
              <text:p text:style-name="P54">Syntax of instruction <text:span text:style-name="InstructionMacro">setLicense</text:span> has changed.</text:p>
            </text:list-item>
            <text:list-item>
              <text:p text:style-name="P54">Some obsolete extension features are no longer supported. Compiled extensions now need OpenOffice.org version 2.4 or more recent (LibreOffice, Apache OpenOffice).</text:p>
            </text:list-item>
            <text:list-item>
              <text:p text:style-name="P54">Macros of this document are now published under Apache License version 2.0.</text:p>
            </text:list-item>
          </text:list>
        </text:list-item>
      </text:list>
      <text:list xml:id="list131854180947857" text:continue-list="list131854527111918" text:style-name="L2">
        <text:list-item>
          <text:p text:style-name="P50">Version 1.5.3 :</text:p>
        </text:list-item>
      </text:list>
      <text:list xml:id="list2703761830" text:style-name="L7">
        <text:list-item>
          <text:list>
            <text:list-item>
              <text:p text:style-name="P55">Help pages containing an hyperlink to an OpenOffice help page : a macro provides now the address of the page. See explanations at <text:span text:style-name="T8">Page7 : Hyperlinks</text:span>.</text:p>
            </text:list-item>
            <text:list-item>
              <text:p text:style-name="P55">The license examples are purged from the directives for use which are not part of the license itself.</text:p>
            </text:list-item>
            <text:list-item>
              <text:p text:style-name="P55">Following OpenOffice changes, text «notes» are now called text «comments».</text:p>
            </text:list-item>
          </text:list>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3680826591" text:style-name="L8">
        <text:list-item>
          <text:p text:style-name="P56">Basic library Standard, Module1 : your instruction inside the Sub myExtension</text:p>
        </text:list-item>
        <text:list-item>
          <text:p text:style-name="P56">Localized texts : <text:a xlink:type="simple" xlink:href="#6.1.Localized tooltip text|outline" text:style-name="Internet_20_link" text:visited-style-name="Visited_20_Internet_20_Link">tooltip</text:a>, <text:a xlink:type="simple" xlink:href="#6.2.Localized description text|outline" text:style-name="Internet_20_link" text:visited-style-name="Visited_20_Internet_20_Link">description</text:a>, <text:a xlink:type="simple" xlink:href="#6.3.Localized license text|outline" text:style-name="Internet_20_link" text:visited-style-name="Visited_20_Internet_20_Link">license</text:a>.</text:p>
        </text:list-item>
        <text:list-item>
          <text:p text:style-name="P56">Localized <text:a xlink:type="simple" xlink:href="#6.4.2.Help pages for ExtensionCompiler|outline" text:style-name="Internet_20_link" text:visited-style-name="Visited_20_Internet_20_Link">help text pages and trees</text:a>.</text:p>
        </text:list-item>
      </text:list>
      <text:h text:style-name="P44"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5" draw:name="Image3" text:anchor-type="paragraph" svg:x="4.2429in" svg:y="0.4346in" svg:width="0.2602in" svg:height="0.2717in" draw:z-index="0"><draw:image xlink:href="Pictures/10000200000000190000001822AD724FA9ABA6D8.gif" xlink:type="simple" xlink:show="embed" xlink:actuate="onLoad" loext:mime-type="image/gif"/></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PageNumberingAddonPython</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4">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 and compile again to create another oxt file to install « For all users », distinguished by a suffix <text:span text:style-name="InstructionMacro">-s</text:span> (for share).</text:p>
      <text:h text:style-name="P47"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5"><draw:frame draw:style-name="fr1" draw:name="OpenOffice.org and compatible" text:anchor-type="paragraph" draw:z-index="7"><draw:text-box fo:min-height="4.8417in" fo:min-width="5.9535in"><text:p text:style-name="Frame_20_contents"/><text:p text:style-name="P37"><text:span text:style-name="T2">Mandatory</text:span><text:tab/><text:tab/>Display to user if found incompatible at installation</text:p><text:p text:style-name="Frame_20_contents"><draw:control text:anchor-type="paragraph" draw:z-index="8" draw:style-name="gr1" draw:text-style-name="P100" svg:width="0.3157in" svg:height="0.1776in" svg:x="0.9055in" svg:y="0.0783in" draw:control="control1"/><draw:control text:anchor-type="paragraph" draw:z-index="9" draw:style-name="gr1" draw:text-style-name="P100" svg:width="3.5433in" svg:height="0.1776in" svg:x="1.4173in" svg:y="0.0783in" draw:control="control2"/>From version</text:p><text:p text:style-name="Frame_20_contents"/><text:p text:style-name="P37"><text:span text:style-name="T2">Optional</text:span><text:tab/><text:tab/>Display to user if found incompatible at installation</text:p><text:p text:style-name="Frame_20_contents"><draw:control text:anchor-type="paragraph" draw:z-index="10" draw:style-name="gr1" draw:text-style-name="P100" svg:width="0.3157in" svg:height="0.1776in" svg:x="0.9071in" svg:y="0.0783in" draw:control="control3"/><draw:control text:anchor-type="paragraph" draw:z-index="11" draw:style-name="gr1" draw:text-style-name="P100" svg:width="3.5433in" svg:height="0.1776in" svg:x="1.4173in" svg:y="0.0772in" draw:control="control4"/>To version</text:p><text:p text:style-name="Frame_20_contents"/><text:p text:style-name="Frame_20_contents"/><text:p text:style-name="Frame_20_contents"><draw:control text:anchor-type="paragraph" draw:z-index="12" draw:style-name="gr1" draw:text-style-name="P101" svg:width="3.2921in" svg:height="0.2713in" svg:x="1.4256in" svg:y="0.0992in" draw:control="control5"/></text:p><text:p text:style-name="Frame_20_contents"/><text:p text:style-name="P36">Compilation results</text:p><text:p text:style-name="P36"><draw:control text:anchor-type="paragraph" draw:z-index="23" draw:style-name="gr1" draw:text-style-name="P102" svg:width="5.5122in" svg:height="1.5752in" svg:x="0.1575in" svg:y="0.1425in" draw:control="control14"/></text:p><text:p text:style-name="P36"/></draw:text-box></draw:frame></text:p>
      <text:p text:style-name="Text_20_body">Note that if your extension creates a toolbar you will need another compilation to Apache OpenOffice 4, see next section.</text:p>
      <text:p text:style-name="Text_20_body"/>
      <text:h text:style-name="P85"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draw:z-index="13"><draw:text-box fo:min-height="4.7992in" fo:min-width="5.9535in"><text:p text:style-name="Frame_20_contents"/><text:p text:style-name="P37"><text:span text:style-name="T2">Mandatory</text:span><text:tab/><text:tab/>Display to user if found incompatible at installation</text:p><text:p text:style-name="Frame_20_contents"><draw:control text:anchor-type="paragraph" draw:z-index="14" draw:style-name="gr1" draw:text-style-name="P100" svg:width="0.3157in" svg:height="0.1776in" svg:x="0.9173in" svg:y="0.0783in" draw:control="control6"/><draw:control text:anchor-type="paragraph" draw:z-index="15" draw:style-name="gr1" draw:text-style-name="P100" svg:width="3.5433in" svg:height="0.1776in" svg:x="1.4535in" svg:y="0.0783in" draw:control="control7"/>From version</text:p><text:p text:style-name="Frame_20_contents"/><text:p text:style-name="Frame_20_contents"><text:span text:style-name="T2">Optional</text:span><text:tab/><text:tab/>Display to user if found incompatible at installation</text:p><text:p text:style-name="Frame_20_contents"><draw:control text:anchor-type="paragraph" draw:z-index="16" draw:style-name="gr1" draw:text-style-name="P100" svg:width="0.3157in" svg:height="0.1776in" svg:x="0.9173in" svg:y="0.0783in" draw:control="control8"/><draw:control text:anchor-type="paragraph" draw:z-index="17" draw:style-name="gr1" draw:text-style-name="P100" svg:width="3.5433in" svg:height="0.1776in" svg:x="1.4535in" svg:y="0.0783in" draw:control="control9"/>To version</text:p><text:p text:style-name="Frame_20_contents"/><text:p text:style-name="Frame_20_contents"/><text:p text:style-name="Frame_20_contents"><draw:control text:anchor-type="paragraph" draw:z-index="18" draw:style-name="gr1" draw:text-style-name="P101" svg:width="3.2921in" svg:height="0.2713in" svg:x="1.4465in" svg:y="0.1445in" draw:control="control10"/></text:p><text:p text:style-name="Frame_20_contents"/><text:p text:style-name="P36">Compilation results</text:p><text:p text:style-name="Frame_20_contents"><draw:control text:anchor-type="paragraph" draw:z-index="24" draw:style-name="gr1" draw:text-style-name="P102" svg:width="5.5122in" svg:height="1.5752in" svg:x="0.1575in" svg:y="0.1425in" draw:control="control15"/></text:p><text:p text:style-name="Frame_20_contents"/></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85"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2" draw:name="LibreOffice only" text:anchor-type="paragraph" draw:z-index="19"><draw:text-box fo:min-height="4.3126in" fo:min-width="5.9535in"><text:p text:style-name="Frame_20_contents"/><text:p text:style-name="Frame_20_contents"><text:span text:style-name="T2">Mandatory</text:span><text:tab/><text:tab/>Display to user if found incompatible at installation</text:p><text:p text:style-name="Frame_20_contents"><draw:control text:anchor-type="paragraph" draw:z-index="20" draw:style-name="gr1" draw:text-style-name="P100" svg:width="0.3157in" svg:height="0.1776in" svg:x="0.9173in" svg:y="0.0783in" draw:control="control11"/><draw:control text:anchor-type="paragraph" draw:z-index="21" draw:style-name="gr1" draw:text-style-name="P100" svg:width="3.5433in" svg:height="0.1776in" svg:x="1.4535in" svg:y="0.0783in" draw:control="control12"/>From version</text:p><text:p text:style-name="Frame_20_contents"/><text:p text:style-name="Frame_20_contents"/><text:p text:style-name="Frame_20_contents"><draw:control text:anchor-type="paragraph" draw:z-index="22" draw:style-name="gr1" draw:text-style-name="P101" svg:width="3.2921in" svg:height="0.2713in" svg:x="1.4465in" svg:y="0.1374in" draw:control="control13"/></text:p><text:p text:style-name="Frame_20_contents"/><text:p text:style-name="Frame_20_contents"/><text:p text:style-name="P36">Compilation results</text:p><text:p text:style-name="Frame_20_contents"><draw:control text:anchor-type="paragraph" draw:z-index="25" draw:style-name="gr1" draw:text-style-name="P102" svg:width="5.5122in" svg:height="1.5752in" svg:x="0.1575in" svg:y="0.1807in" draw:control="control16"/></text:p><text:p text:style-name="Frame_20_contents"/></draw:text-box></draw:frame></text:p>
      <text:h text:style-name="P44"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2">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Xxx</text:span>. A block pair may contain other block pairs.</text:p>
      <text:p text:style-name="P22">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1870642803" text:style-name="L9">
        <text:list-item>
          <text:p text:style-name="P57">Description</text:p>
        </text:list-item>
        <text:list-item>
          <text:p text:style-name="P57">Annexes</text:p>
        </text:list-item>
        <text:list-item>
          <text:p text:style-name="P57">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594500032" text:style-name="L10">
        <text:list-item>
          <text:p text:style-name="P58">Script libraries (Basic, JavaScript, Python, etc) or Dialog libraries, or other non-component libraries,</text:p>
        </text:list-item>
        <text:list-item>
          <text:p text:style-name="P58">shared component libraries,</text:p>
        </text:list-item>
        <text:list-item>
          <text:p text:style-name="P58">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endAnnexes <text:s text:c="20"/>' optional</text:p>
      <text:h text:style-name="Heading_20_2" text:outline-level="2"><text:bookmark-start text:name="__RefHeading__78034_325084090"/>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text:soft-page-break/></text:p>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Sequence : MenuItems<text:bookmark-end text:name="__RefHeading__78042_325084090"/></text:h>
      <text:p text:style-name="Text_20_body">Any number of these 3 alternatives may appear :</text:p>
      <text:p text:style-name="ligneMacro"><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text:soft-page-break/>Application context<text:bookmark-end text:name="__RefHeading__78044_325084090"/></text:h>
      <text:p text:style-name="Text_20_body">Some instructions have an argument which specifies the application(s) where they will be used. </text:p>
      <text:list xml:id="list3268745194" text:style-name="L11">
        <text:list-item>
          <text:p text:style-name="P59">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7">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7">Base</text:p>
          </table:table-cell>
          <table:table-cell table:style-name="Tableau3.B2" office:value-type="string">
            <text:p text:style-name="Table_20_Contents"/>
          </table:table-cell>
        </table:table-row>
        <table:table-row>
          <table:table-cell table:style-name="Tableau3.A2" office:value-type="string">
            <text:p text:style-name="P17">BasicIDE</text:p>
          </table:table-cell>
          <table:table-cell table:style-name="Tableau3.B2" office:value-type="string">
            <text:p text:style-name="Table_20_Contents"/>
          </table:table-cell>
        </table:table-row>
        <table:table-row>
          <table:table-cell table:style-name="Tableau3.A2" office:value-type="string">
            <text:p text:style-name="P17">Bibliography</text:p>
          </table:table-cell>
          <table:table-cell table:style-name="Tableau3.B2" office:value-type="string">
            <text:p text:style-name="Table_20_Contents"/>
          </table:table-cell>
        </table:table-row>
        <table:table-row>
          <table:table-cell table:style-name="Tableau3.A2" office:value-type="string">
            <text:p text:style-name="P17">Calc</text:p>
          </table:table-cell>
          <table:table-cell table:style-name="Tableau3.B2" office:value-type="string">
            <text:p text:style-name="Table_20_Contents"/>
          </table:table-cell>
        </table:table-row>
        <table:table-row>
          <table:table-cell table:style-name="Tableau3.A2" office:value-type="string">
            <text:p text:style-name="P17">Chart</text:p>
          </table:table-cell>
          <table:table-cell table:style-name="Tableau3.B2" office:value-type="string">
            <text:p text:style-name="Table_20_Contents"/>
          </table:table-cell>
        </table:table-row>
        <table:table-row>
          <table:table-cell table:style-name="Tableau3.A2" office:value-type="string">
            <text:p text:style-name="P17">DbBrowser</text:p>
          </table:table-cell>
          <table:table-cell table:style-name="Tableau3.B2" office:value-type="string">
            <text:p text:style-name="Table_20_Contents"/>
          </table:table-cell>
        </table:table-row>
        <table:table-row>
          <table:table-cell table:style-name="Tableau3.A2" office:value-type="string">
            <text:p text:style-name="P17">DbQuery</text:p>
          </table:table-cell>
          <table:table-cell table:style-name="Tableau3.B2" office:value-type="string">
            <text:p text:style-name="Table_20_Contents"/>
          </table:table-cell>
        </table:table-row>
        <table:table-row>
          <table:table-cell table:style-name="Tableau3.A2" office:value-type="string">
            <text:p text:style-name="P17">DbRelation</text:p>
          </table:table-cell>
          <table:table-cell table:style-name="Tableau3.B2" office:value-type="string">
            <text:p text:style-name="Table_20_Contents"/>
          </table:table-cell>
        </table:table-row>
        <table:table-row>
          <table:table-cell table:style-name="Tableau3.A2" office:value-type="string">
            <text:p text:style-name="P17">DbTableData</text:p>
          </table:table-cell>
          <table:table-cell table:style-name="Tableau3.B2" office:value-type="string">
            <text:p text:style-name="Table_20_Contents">Table data view</text:p>
          </table:table-cell>
        </table:table-row>
        <table:table-row>
          <table:table-cell table:style-name="Tableau3.A2" office:value-type="string">
            <text:p text:style-name="P17">DbTable</text:p>
          </table:table-cell>
          <table:table-cell table:style-name="Tableau3.B2" office:value-type="string">
            <text:p text:style-name="Table_20_Contents">Table design</text:p>
          </table:table-cell>
        </table:table-row>
        <table:table-row>
          <table:table-cell table:style-name="Tableau3.A2" office:value-type="string">
            <text:p text:style-name="P17">Draw</text:p>
          </table:table-cell>
          <table:table-cell table:style-name="Tableau3.B2" office:value-type="string">
            <text:p text:style-name="Table_20_Contents"/>
          </table:table-cell>
        </table:table-row>
        <table:table-row>
          <table:table-cell table:style-name="Tableau3.A2" office:value-type="string">
            <text:p text:style-name="P17">Impress</text:p>
          </table:table-cell>
          <table:table-cell table:style-name="Tableau3.B2" office:value-type="string">
            <text:p text:style-name="Table_20_Contents"/>
          </table:table-cell>
        </table:table-row>
        <table:table-row>
          <table:table-cell table:style-name="Tableau3.A2" office:value-type="string">
            <text:p text:style-name="P17">Math</text:p>
          </table:table-cell>
          <table:table-cell table:style-name="Tableau3.B2" office:value-type="string">
            <text:p text:style-name="Table_20_Contents">Formulas</text:p>
          </table:table-cell>
        </table:table-row>
        <table:table-row>
          <table:table-cell table:style-name="Tableau3.A2" office:value-type="string">
            <text:p text:style-name="P17">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7">WriterForm</text:p>
          </table:table-cell>
          <table:table-cell table:style-name="Tableau3.B2" office:value-type="string">
            <text:p text:style-name="Table_20_Contents">Base Form design</text:p>
          </table:table-cell>
        </table:table-row>
        <table:table-row>
          <table:table-cell table:style-name="Tableau3.A2" office:value-type="string">
            <text:p text:style-name="P17">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7">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7">WriterWeb</text:p>
          </table:table-cell>
          <table:table-cell table:style-name="Tableau3.B2" office:value-type="string">
            <text:p text:style-name="Table_20_Contents">HTML document</text:p>
          </table:table-cell>
        </table:table-row>
        <table:table-row>
          <table:table-cell table:style-name="Tableau3.A2" office:value-type="string">
            <text:p text:style-name="P17">Writer</text:p>
          </table:table-cell>
          <table:table-cell table:style-name="Tableau3.B2" office:value-type="string">
            <text:p text:style-name="Table_20_Contents"/>
          </table:table-cell>
        </table:table-row>
        <table:table-row>
          <table:table-cell table:style-name="Tableau3.A2" office:value-type="string">
            <text:p text:style-name="P17">XForms</text:p>
          </table:table-cell>
          <table:table-cell table:style-name="Tableau3.B2" office:value-type="string">
            <text:p text:style-name="Table_20_Contents">XML form document</text:p>
          </table:table-cell>
        </table:table-row>
      </table:table>
      <text:p text:style-name="Text_20_body"/>
      <text:p text:style-name="Text_20_body">Currently OpenOffice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text:soft-page-break/>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4164659944" text:style-name="L12">
        <text:list-item text:start-value="1">
          <text:p text:style-name="P60"><text:soft-page-break/>Arg1 : <text:span text:style-name="InstructionMacro">String</text:span> ; internal name of the extension. <text:line-break/><text:span text:style-name="T10">The name must begin with an ASCII character. <text:s/>It must be unique within the OpenOffice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60">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0">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11">
        <text:list-item text:start-value="1">
          <text:p text:style-name="P59">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text:soft-page-break/>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text:soft-page-break/>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endOfficeMenuBarMerging</text:p>
      <text:h text:style-name="Heading_20_3" text:outline-level="3"><text:bookmark-start text:name="__RefHeading__78080_325084090"/>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text:soft-page-break/></text:p>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 text:c="2"/>addSeparator <text:s text:c="14"/>' optional</text:p>
      <text:p text:style-name="ligneMacro"><text:s text:c="2"/></text:p>
      <text:p text:style-name="ligneMacro"><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11">
        <text:list-item text:start-value="1">
          <text:p text:style-name="P59">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oft-page-break/><text:s text:c="2"/>endTitles</text:p>
      <text:p text:style-name="Corps_20_de_20_texte.Paragraph">The argument Arg1 of <text:span text:style-name="InstructionMacro">beginTitles</text:span> specifies the application(s) where the menu, command, or button item will be used.</text:p>
      <text:list xml:id="list32154281" text:style-name="L11">
        <text:list-item text:start-value="1">
          <text:p text:style-name="P59">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85"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938344239" text:style-name="L13">
        <text:list-item>
          <text:p text:style-name="P61">A Feed file contains the internet addresses for one or more Update Information files (each for an extension).</text:p>
        </text:list-item>
        <text:list-item>
          <text:p text:style-name="P61">The Update Information File mainly contains dependency information about the new version, and :</text:p>
        </text:list-item>
      </text:list>
      <text:list xml:id="list122399654" text:style-name="L14">
        <text:list-item>
          <text:p text:style-name="P62">either the internet address to download the new version of the extension</text:p>
        </text:list-item>
        <text:list-item>
          <text:p text:style-name="P62">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3" draw:name="Frame1" text:anchor-type="paragraph" svg:x="0in" svg:y="0.1311in" svg:width="7.2402in" style:rel-width="100%" draw:z-index="1"><draw:text-box fo:min-height="2.4598in"><text:p text:style-name="Frame_20_contents"><draw:frame draw:style-name="fr6" draw:name="images1" text:anchor-type="paragraph" svg:width="7.1209in" svg:height="2.4201in" draw:z-index="4"><draw:image xlink:href="Pictures/20000330000061BA000021385DCB7EEBC64C1B46.svm" xlink:type="simple" xlink:show="embed" xlink:actuate="onLoad" loext:mime-type="image/x-vclgraphic"/></draw:frame>Direct download</text:p></draw:text-box></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4" draw:name="Frame2" text:anchor-type="paragraph" svg:width="7.2402in" style:rel-width="100%" draw:z-index="2"><draw:text-box fo:min-height="1.9283in"><text:p text:style-name="Frame_20_contents"><draw:frame draw:style-name="fr7" draw:name="images2" text:anchor-type="paragraph" svg:width="7.1209in" svg:height="2.7917in" draw:z-index="5"><draw:image xlink:href="Pictures/20000380000063AF00002714949A0899F62549E2.svm" xlink:type="simple" xlink:show="embed" xlink:actuate="onLoad" loext:mime-type="image/x-vclgraphic"/></draw:frame>Direct to website</text:p></draw:text-box></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4" draw:name="Frame3" text:anchor-type="paragraph" svg:width="7.2402in" style:rel-width="100%" draw:z-index="3"><draw:text-box fo:min-height="1.5752in"><text:p text:style-name="Frame_20_contents"><draw:frame draw:style-name="fr6" draw:name="images3" text:anchor-type="paragraph" svg:width="7.1209in" svg:height="4.2429in" draw:z-index="6"><draw:image xlink:href="Pictures/20000738000065A300003C908C069109F492DB71.svm" xlink:type="simple" xlink:show="embed" xlink:actuate="onLoad" loext:mime-type="image/x-vclgraphic"/></draw:frame>Feed to download</text:p></draw:text-box></draw:frame><text:s/></text:p>
      <text:p text:style-name="Text_20_body">The Extension Compiler creates the Update Information file based on information provided in the <text:span text:style-name="InstructionMacro">UpdateInformation</text:span> <text:soft-page-break/>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1397309861" text:style-name="L15">
        <text:list-item text:start-value="1">
          <text:p text:style-name="P63">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63">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47"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1542841005" text:style-name="L16">
        <text:list-item>
          <text:p text:style-name="P64">Arg1 : <text:span text:style-name="InstructionMacro">String</text:span> : mandatory : <text:span text:style-name="InstructionMacro">"File"</text:span> or <text:span text:style-name="InstructionMacro">"Schema"</text:span></text:p>
        </text:list-item>
        <text:list-item>
          <text:p text:style-name="P64">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785999059" text:style-name="L17">
        <text:list-item>
          <text:p text:style-name="P65">Arg1 : <text:span text:style-name="InstructionMacro">String</text:span> : mandatory, type of control used for the button</text:p>
        </text:list-item>
      </text:list>
      <text:list xml:id="list3155088121" text:style-name="L18">
        <text:list-item>
          <text:p text:style-name="P66">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1471903967" text:style-name="L19">
        <text:list-item>
          <text:p text:style-name="P67">Arg1 : <text:span text:style-name="InstructionMacro">String</text:span> : mandatory ; locale, example <text:span text:style-name="InstructionMacro">"en"</text:span>.</text:p>
        </text:list-item>
        <text:list-item>
          <text:p text:style-name="P67">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2312812683" text:style-name="L20">
        <text:list-item text:start-value="1">
          <text:p text:style-name="P68">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setExtensionDescription("en, de, fr")</text:p>
      <text:p text:style-name="Corps_20_de_20_texte.Paragraph">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text:soft-page-break/>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20">
        <text:list-item text:start-value="1">
          <text:p text:style-name="P68">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20">
        <text:list-item text:start-value="1">
          <text:p text:style-name="P68">Arg1 : <text:span text:style-name="InstructionMacro">String</text:span> : mandatory ; URL path to an image file ; the path is relative to the extension folder.</text:p>
        </text:list-item>
        <text:list-item text:start-value="1">
          <text:p text:style-name="P68">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191166776" text:style-name="L21">
        <text:list-item>
          <text:p text:style-name="P69">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 handles bitmap images in four variants : two sizes with two contrasts. Only the common left part of the image filenames is specified in Arg1. The complete filename for each type is obtained by OpenOffice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7">16x16</text:p>
          </table:table-cell>
          <table:table-cell table:style-name="Tableau2.A2" office:value-type="string">
            <text:p text:style-name="P17">normal</text:p>
          </table:table-cell>
          <table:table-cell table:style-name="Tableau2.A2" office:value-type="string">
            <text:p text:style-name="P20"><text:span text:style-name="InstructionMacro">_16</text:span></text:p>
          </table:table-cell>
          <table:table-cell table:style-name="Tableau2.D2" office:value-type="string">
            <text:p text:style-name="P21"><text:span text:style-name="InstructionMacro">iconExecute_16.png</text:span></text:p>
          </table:table-cell>
        </table:table-row>
        <table:table-row>
          <table:table-cell table:style-name="Tableau2.A2" office:value-type="string">
            <text:p text:style-name="P17">16x16</text:p>
          </table:table-cell>
          <table:table-cell table:style-name="Tableau2.A2" office:value-type="string">
            <text:p text:style-name="P17">high</text:p>
          </table:table-cell>
          <table:table-cell table:style-name="Tableau2.A2" office:value-type="string">
            <text:p text:style-name="P20"><text:span text:style-name="InstructionMacro">_16h</text:span></text:p>
          </table:table-cell>
          <table:table-cell table:style-name="Tableau2.D2" office:value-type="string">
            <text:p text:style-name="P21"><text:span text:style-name="InstructionMacro">iconExecute_16h.png</text:span></text:p>
          </table:table-cell>
        </table:table-row>
        <table:table-row>
          <table:table-cell table:style-name="Tableau2.A2" office:value-type="string">
            <text:p text:style-name="P17">26x26</text:p>
          </table:table-cell>
          <table:table-cell table:style-name="Tableau2.A2" office:value-type="string">
            <text:p text:style-name="P17">normal</text:p>
          </table:table-cell>
          <table:table-cell table:style-name="Tableau2.A2" office:value-type="string">
            <text:p text:style-name="P20"><text:span text:style-name="InstructionMacro">_26</text:span></text:p>
          </table:table-cell>
          <table:table-cell table:style-name="Tableau2.D2" office:value-type="string">
            <text:p text:style-name="P21"><text:span text:style-name="InstructionMacro">iconExecute_26.png</text:span></text:p>
          </table:table-cell>
        </table:table-row>
        <table:table-row>
          <table:table-cell table:style-name="Tableau2.A2" office:value-type="string">
            <text:p text:style-name="P17">26x26</text:p>
          </table:table-cell>
          <table:table-cell table:style-name="Tableau2.A2" office:value-type="string">
            <text:p text:style-name="P17">high</text:p>
          </table:table-cell>
          <table:table-cell table:style-name="Tableau2.A2" office:value-type="string">
            <text:p text:style-name="P20"><text:span text:style-name="InstructionMacro">_26h</text:span></text:p>
          </table:table-cell>
          <table:table-cell table:style-name="Tableau2.D2" office:value-type="string">
            <text:p text:style-name="P21"><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In images of type <text:span text:style-name="InstructionMacro">.bmp</text:span> the color Magenta (color <text:span text:style-name="T18">__</text:span> value red=0xffff, green=0x0000, blue=0xffff) is used as the transparent color, meaning that the background color of the display will be used instead of the image pixel color when the image is drawn.</text:p>
      <text:p text:style-name="Text_20_body">Usually when a command in a menu starts a script you will also declare a button in a toolbar which starts the same 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text:soft-page-break/>setLicense<text:bookmark-end text:name="__RefHeading__78106_325084090"/></text:h>
      <text:p text:style-name="Text_20_body">Optional instruction. Display a license text that must be agreed to install the extension.<text:line-break/><text:span text:style-name="T17">Syntax has changed in Extension Compiler version 2 !</text:span></text:p>
      <text:list xml:id="list233949446" text:style-name="L22">
        <text:list-item>
          <text:p text:style-name="P70">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82">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86">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82">if at installation, no license is appropriate for the locale, the first license is displayed.</text:p>
        </text:list-item>
        <text:list-item>
          <text:p text:style-name="P70">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11">
        <text:list-item text:start-value="1">
          <text:p text:style-name="P59">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59">Arg2 : <text:span text:style-name="InstructionMacro">String</text:span> : mandatory ; merge command. Currently defined commands :<text:line-break/><text:span text:style-name="InstructionMacro">AddBefore</text:span>, <text:span text:style-name="InstructionMacro">AddAfter</text:span>, <text:span text:style-name="InstructionMacro">Replace</text:span>, <text:span text:style-name="InstructionMacro">Remove</text:span></text:p>
        </text:list-item>
        <text:list-item text:start-value="1">
          <text:p text:style-name="P59">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59">Arg4 : <text:span text:style-name="InstructionMacro">String</text:span> or <text:span text:style-name="InstructionMacro">Long</text:span> : optional ; only used for some commands of Arg2. Currently used to specify the number of items to remove.</text:p>
        </text:list-item>
      </text:list>
      <text:p text:style-name="Text_20_body">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text:soft-page-break/>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524713348" text:style-name="L23">
        <text:list-item>
          <text:p text:style-name="P71">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3">
        <text:list-item text:start-value="1">
          <text:p text:style-name="P71">Arg1 : <text:span text:style-name="InstructionMacro">String</text:span> : mandatory ; property name</text:p>
        </text:list-item>
        <text:list-item>
          <text:p text:style-name="P71">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9">
        <text:list-item text:start-value="1">
          <text:p text:style-name="P67">Arg1 : <text:span text:style-name="InstructionMacro">String</text:span> : mandatory ; locale, example <text:span text:style-name="InstructionMacro">"en"</text:span>.</text:p>
        </text:list-item>
        <text:list-item>
          <text:p text:style-name="P67">Arg2 : <text:span text:style-name="InstructionMacro">String</text:span> : mandatory ; name of the publisher.</text:p>
        </text:list-item>
        <text:list-item>
          <text:p text:style-name="P67">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9">
        <text:list-item text:start-value="1">
          <text:p text:style-name="P67"><text:soft-page-break/>Arg1 : <text:span text:style-name="InstructionMacro">String</text:span> : mandatory ; locale, example <text:span text:style-name="InstructionMacro">"en"</text:span>.</text:p>
        </text:list-item>
        <text:list-item>
          <text:p text:style-name="P67">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4169421950" text:style-name="L24">
        <text:list-item>
          <text:p text:style-name="P72">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3535664431" text:style-name="L25">
        <text:list-item text:start-value="1">
          <text:p text:style-name="P42">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42">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setTooltip<text:bookmark-end text:name="__RefHeading__25056_1418797575"/></text:h>
      <text:p text:style-name="P23">Optional.</text:p>
      <text:p text:style-name="Text_20_body"><text:span text:style-name="T21">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2052501649" text:style-name="L26">
        <text:list-item text:start-value="1">
          <text:p text:style-name="P73">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73">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9">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ext:soft-page-break/>The syntax of each argument depends on the value of the corresponding argument of <text:a xlink:type="simple" xlink:href="#SyntaxUpdInfo" text:style-name="Internet_20_link" text:visited-style-name="Visited_20_Internet_20_Link">beginUpdateInformation</text:a>.</text:p>
      <text:list xml:id="list1684094610" text:style-name="L27">
        <text:list-item>
          <text:p text:style-name="P74">Arg1 : <text:span text:style-name="InstructionMacro">String</text:span> : how to find the update.xml file</text:p>
        </text:list-item>
        <text:list-item>
          <text:p text:style-name="P83"><text:span text:style-name="InstructionMacro">beginUpdateInformation(</text:span><text:span text:style-name="InstructionMacro"><text:span text:style-name="T19">"feed", xxx)</text:span></text:span> : Arg1 is the internet address of the xml file of the feed, which will retrieve the update.xml file.</text:p>
        </text:list-item>
        <text:list-item>
          <text:p text:style-name="P83"><text:span text:style-name="InstructionMacro">beginUpdateInformation(</text:span><text:span text:style-name="InstructionMacro"><text:span text:style-name="T19">"direct", xxx)</text:span></text:span> : Arg1 is the internet address of the <text:span text:style-name="T14">directory</text:span> where the update.xml file is stored. This address must terminate with a / character.</text:p>
        </text:list-item>
        <text:list-item>
          <text:p text:style-name="P74">Arg2 : <text:span text:style-name="InstructionMacro">String</text:span> : how to find the oxt file</text:p>
        </text:list-item>
        <text:list-item>
          <text:p text:style-name="P83"><text:span text:style-name="InstructionMacro">beginUpdateInformation(xxx</text:span><text:span text:style-name="InstructionMacro"><text:span text:style-name="T19">, "website")</text:span></text:span> : Arg2 is the internet address of the web page where the user will find a download link for the oxt file.</text:p>
        </text:list-item>
        <text:list-item>
          <text:p text:style-name="P83"><text:span text:style-name="InstructionMacro">beginUpdateInformation(xxx</text:span><text:span text:style-name="InstructionMacro"><text:span text:style-name="T19">,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setUpdateSource("http://www.oooyes.com/", <text:s text:c="3"/>"http://www.oooyes.com/")</text:p>
      <text:p text:style-name="ligneMacro"><text:s/>setUpdateSource("http://www.oooyes.fr/upd/", "http://www.oooyes.fr/ext/")</text:p>
      <text:p text:style-name="ligneMacro">endUpdateInformation</text:p>
      <text:p text:style-name="Corps_20_de_20_texte.Paragraph">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text:soft-page-break/>Run a Basic macro</text:p>
      <text:list xml:id="list3359098675" text:style-name="L28">
        <text:list-item>
          <text:p text:style-name="P75">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75">Arg2 : <text:span text:style-name="InstructionMacro">String</text:span> : the library name (which is also the name of the folder containing the Basic library).</text:p>
        </text:list-item>
        <text:list-item>
          <text:p text:style-name="P75">Arg3 : <text:span text:style-name="InstructionMacro">String</text:span> : the name of the module containing the macro.</text:p>
        </text:list-item>
        <text:list-item>
          <text:p text:style-name="P75">Arg4 : <text:span text:style-name="InstructionMacro">String</text:span> : the name of the macro.</text:p>
        </text:list-item>
      </text:list>
      <text:p text:style-name="Text_20_body">Example :</text:p>
      <text:p text:style-name="ligneMacro"><text:s text:c="2"/>setURL("Basic", "Test3", "Module2", "analyzeData")</text:p>
      <text:p text:style-name="P35">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 may become unstable.</text:p>
      <text:p text:style-name="Heading_20_4">Run a BeanShell macro</text:p>
      <text:list xml:id="list1404879448" text:style-name="L29">
        <text:list-item>
          <text:p text:style-name="P76">Arg1 : <text:span text:style-name="InstructionMacro">String</text:span> : <text:span text:style-name="InstructionMacro">"BeanShell"</text:span></text:p>
        </text:list-item>
        <text:list-item>
          <text:p text:style-name="P76">Arg2 : <text:span text:style-name="InstructionMacro">String</text:span> : the library name (which is also the name of the folder containing the BeanShell library).</text:p>
        </text:list-item>
        <text:list-item>
          <text:p text:style-name="P76">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Script macro</text:p>
      <text:list xml:id="list3975480065" text:style-name="L30">
        <text:list-item>
          <text:p text:style-name="P77">Arg1 : <text:span text:style-name="InstructionMacro">String</text:span> : <text:span text:style-name="InstructionMacro">"JavaScript"</text:span></text:p>
        </text:list-item>
        <text:list-item>
          <text:p text:style-name="P77">Arg2 : <text:span text:style-name="InstructionMacro">String</text:span> : the library name (which is also the name of the folder containing the JavaScript library).</text:p>
        </text:list-item>
        <text:list-item>
          <text:p text:style-name="P77">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3658060671" text:style-name="L31">
        <text:list-item>
          <text:p text:style-name="P78">Arg1 : <text:span text:style-name="InstructionMacro">String</text:span> : <text:span text:style-name="InstructionMacro">"Java"</text:span></text:p>
        </text:list-item>
        <text:list-item>
          <text:p text:style-name="P78">Arg2 : <text:span text:style-name="InstructionMacro">String</text:span> : the library name (which is also the name of the folder containing the Java library).</text:p>
        </text:list-item>
        <text:list-item>
          <text:p text:style-name="P78">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31">
        <text:list-item text:start-value="1">
          <text:p text:style-name="P78">Arg1 : <text:span text:style-name="InstructionMacro">String</text:span> : <text:span text:style-name="InstructionMacro">"Python"</text:span></text:p>
        </text:list-item>
        <text:list-item>
          <text:p text:style-name="P78">Arg2 : <text:span text:style-name="InstructionMacro">String</text:span> : the path to the Python file, relative to the extension folder</text:p>
        </text:list-item>
        <text:list-item>
          <text:p text:style-name="P78">Arg3 : <text:span text:style-name="InstructionMacro">String</text:span> : the name of the function name</text:p>
        </text:list-item>
      </text:list>
      <text:p text:style-name="Text_20_body"><text:soft-page-break/>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3164555376" text:style-name="L32">
        <text:list-item>
          <text:p text:style-name="P79">Arg1 : <text:span text:style-name="InstructionMacro">String</text:span> : ""</text:p>
        </text:list-item>
        <text:list-item>
          <text:p text:style-name="P79">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useComponent<text:bookmark-end text:name="__RefHeading__78130_325084090"/></text:h>
      <text:p text:style-name="Text_20_body">Optional. Specifies a shared library component.</text:p>
      <text:list xml:id="list1748008393" text:style-name="L33">
        <text:list-item text:start-value="1">
          <text:p text:style-name="P43">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or <text:span text:style-name="InstructionMacro">"Executable"</text:span></text:p>
        </text:list-item>
        <text:list-item>
          <text:p text:style-name="P43">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3">
        <text:list-item text:start-value="1">
          <text:p text:style-name="P43">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43">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84"><text:span text:style-name="InstructionMacro">"Basic"</text:span> : folder containing the Basic Library (code and dialog modules)</text:p>
        </text:list-item>
        <text:list-item>
          <text:p text:style-name="P84"><text:span text:style-name="InstructionMacro">"Dialog"</text:span> : folder containing the Dialog Library (dialog modules only)</text:p>
        </text:list-item>
        <text:list-item>
          <text:p text:style-name="P84"><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84"><text:span text:style-name="InstructionMacro">"Python"</text:span> : folder containing the python file(s) containing the script(s)</text:p>
        </text:list-item>
        <text:list-item>
          <text:p text:style-name="P84"><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37980196" text:style-name="L34">
        <text:list-item>
          <text:p text:style-name="P80">first create the library in My Macros with the user interface, and test your routines ;</text:p>
        </text:list-item>
        <text:list-item>
          <text:p text:style-name="P80">copy the folder that OOo created from your <text:span text:style-name="InstructionMacro">user/</text:span> folder to your extension folder ; for Basic, use the « Export as Basic library » facility</text:p>
        </text:list-item>
        <text:list-item>
          <text:p text:style-name="P80">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31">
        <text:list-item text:start-value="1">
          <text:p text:style-name="P78"><text:soft-page-break/>Arg1 : <text:span text:style-name="InstructionMacro">String</text:span> : begins with <text:span text:style-name="InstructionMacro">"media-type="</text:span> followed by the complete media type string</text:p>
        </text:list-item>
        <text:list-item>
          <text:p text:style-name="P78">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45"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24, 2014</text:p>
      <text:p text:style-name="Standard"/>
      <text:p text:style-name="P11">Contacts : <text:a xlink:type="simple" xlink:href="mailto:bmarcelly@openoffice.org" text:style-name="Internet_20_link" text:visited-style-name="Visited_20_Internet_20_Link">marcelly@club-internet.fr</text:a> </text:p>
      <text:p text:style-name="P10"/>
      <text:p text:style-name="P12">Translation :<text:span text:style-name="T3"> </text:span></text:p>
      <text:p text:style-name="P13"/>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3"><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3"><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3"/>
      <text:h text:style-name="P46"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4"/>
      <text:p text:style-name="P14">The Original Documentation is : Extension Compiler</text:p>
      <text:p text:style-name="P14">The Initial Writer of the Original Documentation is Bernard Marcelly</text:p>
      <text:p text:style-name="P15">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5"/>
      <text:p text:style-name="P14">Contributor(s): ______________________________________. </text:p>
      <text:p text:style-name="P14">Portions created by ______ are Copyright (C)_________<text:span text:style-name="T7">[Insert year(s)]</text:span>. </text:p>
      <text:p text:style-name="P14">All Rights Reserved. <text:s/><text:span text:style-name="T9"><text:s/>(Contributor contact(s):________________</text:span><text:span text:style-name="T7">[Insert hyperlink/alias]</text:span><text:span text:style-name="T9">).</text:span></text:p>
      <text:p text:style-name="P16"/>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44" text:outline-level="1"><text:bookmark-start text:name="__RefHeading__78142_325084090"/>Data used by extension <text:file-name text:display="name">PageNumberingAddonPython</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tooltipText">A fantastic extension that does everything.</text:p>
      <text:p text:style-name="tooltipText">Copyright (c) 2009 yourself</text:p>
      <text:p text:style-name="tooltipText"/>
      <text:p text:style-name="tooltipLang"><text:bookmark-start text:name="__RefHeading__44467_325084090"/>Tooltip fr<text:bookmark-end text:name="__RefHeading__44467_325084090"/></text:p>
      <text:p text:style-name="tooltipText">Une extension épatante qui fait tout.</text:p>
      <text:p text:style-name="tooltipText">Copyright (c) 2009 vous-même</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descrText">A fantastic extension that does everything.</text:p>
      <text:p text:style-name="descrText">Copyright (c) 2009 yourself</text:p>
      <text:p text:style-name="descrLang"><text:bookmark-start text:name="__RefHeading__78156_325084090"/>Description fr<text:bookmark-end text:name="__RefHeading__78156_325084090"/></text:p>
      <text:p text:style-name="descrText"><text:soft-page-break/>Une extension épatante qui fait tout.</text:p>
      <text:p text:style-name="descrText">Copyright (c) 2009 vous-même</text:p>
      <text:p text:style-name="descrLang"><text:bookmark-start text:name="__RefHeading__78158_325084090"/>Description es<text:bookmark-end text:name="__RefHeading__78158_325084090"/></text:p>
      <text:p text:style-name="descrText">Una estupenda extensi<text:span text:style-name="T16">ó</text:span>n que hace todo.</text:p>
      <text:p text:style-name="descrText">Copyright (c) 2009 usted mismo</text:p>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848227225" text:style-name="L35">
        <text:list-item>
          <text:p text:style-name="P81">Create a Writer file containing the licenses (possibly in several languages). You can of course have a Table of Contents and use formatting. </text:p>
        </text:list-item>
        <text:list-item>
          <text:p text:style-name="P81">In order to provide a read-only text, convert the Writer file to PDF and store the PDF in the folder dedicated to your extension. </text:p>
        </text:list-item>
        <text:list-item>
          <text:p text:style-name="P81">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text:tab/><text:tab/> <text:s/>GNU LESSER GENERAL PUBLIC LICENSE</text:p>
      <text:p text:style-name="licenseText"><text:tab/><text:tab/> <text:s text:c="6"/>Version 2.1, February 1999</text:p>
      <text:p text:style-name="licenseText"/>
      <text:p text:style-name="licenseText"><text:s/>Copyright (C) 1991, 1999 Free Software Foundation, Inc.</text:p>
      <text:p text:style-name="licenseText"><text:s/>51 Franklin Street, Fifth Floor, Boston, MA <text:s/>02110-1301 <text:s/>USA</text:p>
      <text:p text:style-name="licenseText"><text:s/>Everyone is permitted to copy and distribute verbatim copies</text:p>
      <text:p text:style-name="licenseText"><text:s/>of this license document, but changing it is not allowed.</text:p>
      <text:p text:style-name="licenseText"/>
      <text:p text:style-name="licenseText">[This is the first released version of the Lesser GPL. <text:s/>It also counts</text:p>
      <text:p text:style-name="licenseText"><text:s/>as the successor of the GNU Library Public License, version 2, hence</text:p>
      <text:p text:style-name="licenseText"><text:s/>the version number 2.1.]</text:p>
      <text:p text:style-name="licenseText"/>
      <text:p text:style-name="licenseText"><text:tab/><text:tab/><text:tab/> <text:s text:c="3"/>Preamble</text:p>
      <text:p text:style-name="licenseText"/>
      <text:p text:style-name="licenseText"><text:s text:c="2"/>The licenses for most software are designed to take away your</text:p>
      <text:p text:style-name="licenseText">freedom to share and change it. <text:s/>By contrast, the GNU General Public</text:p>
      <text:p text:style-name="licenseText">Licenses are intended to guarantee your freedom to share and change</text:p>
      <text:p text:style-name="licenseText">free software--to make sure the software is free for all its users.</text:p>
      <text:p text:style-name="licenseText"/>
      <text:p text:style-name="licenseText"><text:s text:c="2"/>This license, the Lesser General Public License, applies to some</text:p>
      <text:p text:style-name="licenseText">specially designated software packages--typically libraries--of the</text:p>
      <text:p text:style-name="licenseText">Free Software Foundation and other authors who decide to use it. <text:s/>You</text:p>
      <text:p text:style-name="licenseText">can use it too, but we suggest you first think carefully about whether</text:p>
      <text:p text:style-name="licenseText">this license or the ordinary General Public License is the better</text:p>
      <text:p text:style-name="licenseText">strategy to use in any particular case, based on the explanations below.</text:p>
      <text:p text:style-name="licenseText"/>
      <text:p text:style-name="licenseText"><text:s text:c="2"/>When we speak of free software, we are referring to freedom of use,</text:p>
      <text:p text:style-name="licenseText">not price. <text:s/>Our General Public Licenses are designed to make sure that</text:p>
      <text:p text:style-name="licenseText">you have the freedom to distribute copies of free software (and charge</text:p>
      <text:p text:style-name="licenseText">for this service if you wish); that you receive source code or can get</text:p>
      <text:p text:style-name="licenseText">it if you want it; that you can change the software and use pieces of</text:p>
      <text:p text:style-name="licenseText">it in new free programs; and that you are informed that you can do</text:p>
      <text:p text:style-name="licenseText">these things.</text:p>
      <text:p text:style-name="licenseText"/>
      <text:p text:style-name="licenseText"><text:s text:c="2"/>To protect your rights, we need to make restrictions that forbid</text:p>
      <text:p text:style-name="licenseText">distributors to deny you these rights or to ask you to surrender these</text:p>
      <text:p text:style-name="licenseText">rights. <text:s/>These restrictions translate to certain responsibilities for</text:p>
      <text:p text:style-name="licenseText">you if you distribute copies of the library or if you modify it.</text:p>
      <text:p text:style-name="licenseText"/>
      <text:p text:style-name="licenseText"><text:s text:c="2"/>For example, if you distribute copies of the library, whether gratis</text:p>
      <text:p text:style-name="licenseText">or for a fee, you must give the recipients all the rights that we gave</text:p>
      <text:p text:style-name="licenseText">you. <text:s/>You must make sure that they, too, receive or can get the source</text:p>
      <text:p text:style-name="licenseText">code. <text:s/>If you link other code with the library, you must provide</text:p>
      <text:p text:style-name="licenseText">complete object files to the recipients, so that they can relink them</text:p>
      <text:p text:style-name="licenseText">with the library after making changes to the library and recompiling</text:p>
      <text:p text:style-name="licenseText">it. <text:s/>And you must show them these terms so they know their rights.</text:p>
      <text:p text:style-name="licenseText"/>
      <text:p text:style-name="licenseText"><text:s text:c="2"/>We protect your rights with a two-step method: (1) we copyright the</text:p>
      <text:p text:style-name="licenseText">library, and (2) we offer you this license, which gives you legal</text:p>
      <text:p text:style-name="licenseText">permission to copy, distribute and/or modify the library.</text:p>
      <text:p text:style-name="licenseText"/>
      <text:p text:style-name="licenseText"><text:s text:c="2"/>To protect each distributor, we want to make it very clear that</text:p>
      <text:p text:style-name="licenseText">there is no warranty for the free library. <text:s/>Also, if the library is</text:p>
      <text:p text:style-name="licenseText">modified by someone else and passed on, the recipients should know</text:p>
      <text:p text:style-name="licenseText">that what they have is not the original version, so that the original</text:p>
      <text:p text:style-name="licenseText">author's reputation will not be affected by problems that might be</text:p>
      <text:p text:style-name="licenseText">introduced by others.</text:p>
      <text:p text:style-name="licenseText"/>
      <text:p text:style-name="licenseText"><text:s text:c="2"/>Finally, software patents pose a constant threat to the existence of</text:p>
      <text:p text:style-name="licenseText">any free program. <text:s/>We wish to make sure that a company cannot</text:p>
      <text:p text:style-name="licenseText">effectively restrict the users of a free program by obtaining a</text:p>
      <text:p text:style-name="licenseText">restrictive license from a patent holder. <text:s/>Therefore, we insist that</text:p>
      <text:p text:style-name="licenseText">any patent license obtained for a version of the library must be</text:p>
      <text:p text:style-name="licenseText">consistent with the full freedom of use specified in this license.</text:p>
      <text:p text:style-name="licenseText"/>
      <text:p text:style-name="licenseText"><text:s text:c="2"/>Most GNU software, including some libraries, is covered by the</text:p>
      <text:p text:style-name="licenseText">ordinary GNU General Public License. <text:s/>This license, the GNU Lesser</text:p>
      <text:p text:style-name="licenseText"><text:soft-page-break/>General Public License, applies to certain designated libraries, and</text:p>
      <text:p text:style-name="licenseText">is quite different from the ordinary General Public License. <text:s/>We use</text:p>
      <text:p text:style-name="licenseText">this license for certain libraries in order to permit linking those</text:p>
      <text:p text:style-name="licenseText">libraries into non-free programs.</text:p>
      <text:p text:style-name="licenseText"/>
      <text:p text:style-name="licenseText"><text:s text:c="2"/>When a program is linked with a library, whether statically or using</text:p>
      <text:p text:style-name="licenseText">a shared library, the combination of the two is legally speaking a</text:p>
      <text:p text:style-name="licenseText">combined work, a derivative of the original library. <text:s/>The ordinary</text:p>
      <text:p text:style-name="licenseText">General Public License therefore permits such linking only if the</text:p>
      <text:p text:style-name="licenseText">entire combination fits its criteria of freedom. <text:s/>The Lesser General</text:p>
      <text:p text:style-name="licenseText">Public License permits more lax criteria for linking other code with</text:p>
      <text:p text:style-name="licenseText">the library.</text:p>
      <text:p text:style-name="licenseText"/>
      <text:p text:style-name="licenseText"><text:s text:c="2"/>We call this license the "Lesser" General Public License because it</text:p>
      <text:p text:style-name="licenseText">does Less to protect the user's freedom than the ordinary General</text:p>
      <text:p text:style-name="licenseText">Public License. <text:s/>It also provides other free software developers Less</text:p>
      <text:p text:style-name="licenseText">of an advantage over competing non-free programs. <text:s/>These disadvantages</text:p>
      <text:p text:style-name="licenseText">are the reason we use the ordinary General Public License for many</text:p>
      <text:p text:style-name="licenseText">libraries. <text:s/>However, the Lesser license provides advantages in certain</text:p>
      <text:p text:style-name="licenseText">special circumstances.</text:p>
      <text:p text:style-name="licenseText"/>
      <text:p text:style-name="licenseText"><text:s text:c="2"/>For example, on rare occasions, there may be a special need to</text:p>
      <text:p text:style-name="licenseText">encourage the widest possible use of a certain library, so that it becomes</text:p>
      <text:p text:style-name="licenseText">a de-facto standard. <text:s/>To achieve this, non-free programs must be</text:p>
      <text:p text:style-name="licenseText">allowed to use the library. <text:s/>A more frequent case is that a free</text:p>
      <text:p text:style-name="licenseText">library does the same job as widely used non-free libraries. <text:s/>In this</text:p>
      <text:p text:style-name="licenseText">case, there is little to gain by limiting the free library to free</text:p>
      <text:p text:style-name="licenseText">software only, so we use the Lesser General Public License.</text:p>
      <text:p text:style-name="licenseText"/>
      <text:p text:style-name="licenseText"><text:s text:c="2"/>In other cases, permission to use a particular library in non-free</text:p>
      <text:p text:style-name="licenseText">programs enables a greater number of people to use a large body of</text:p>
      <text:p text:style-name="licenseText">free software. <text:s/>For example, permission to use the GNU C Library in</text:p>
      <text:p text:style-name="licenseText">non-free programs enables many more people to use the whole GNU</text:p>
      <text:p text:style-name="licenseText">operating system, as well as its variant, the GNU/Linux operating</text:p>
      <text:p text:style-name="licenseText">system.</text:p>
      <text:p text:style-name="licenseText"/>
      <text:p text:style-name="licenseText"><text:s text:c="2"/>Although the Lesser General Public License is Less protective of the</text:p>
      <text:p text:style-name="licenseText">users' freedom, it does ensure that the user of a program that is</text:p>
      <text:p text:style-name="licenseText">linked with the Library has the freedom and the wherewithal to run</text:p>
      <text:p text:style-name="licenseText">that program using a modified version of the Library.</text:p>
      <text:p text:style-name="licenseText"/>
      <text:p text:style-name="licenseText"><text:s text:c="2"/>The precise terms and conditions for copying, distribution and</text:p>
      <text:p text:style-name="licenseText">modification follow. <text:s/>Pay close attention to the difference between a</text:p>
      <text:p text:style-name="licenseText">"work based on the library" and a "work that uses the library". <text:s/>The</text:p>
      <text:p text:style-name="licenseText">former contains code derived from the library, whereas the latter must</text:p>
      <text:p text:style-name="licenseText">be combined with the library in order to run.</text:p>
      <text:p text:style-name="licenseText"/>
      <text:p text:style-name="licenseText"><text:tab/><text:tab/> <text:s/>GNU LESSER GENERAL PUBLIC LICENSE</text:p>
      <text:p text:style-name="licenseText"><text:s text:c="3"/>TERMS AND CONDITIONS FOR COPYING, DISTRIBUTION AND MODIFICATION</text:p>
      <text:p text:style-name="licenseText"/>
      <text:p text:style-name="licenseText"><text:s text:c="2"/>0. This License Agreement applies to any software library or other</text:p>
      <text:p text:style-name="licenseText">program which contains a notice placed by the copyright holder or</text:p>
      <text:p text:style-name="licenseText">other authorized party saying it may be distributed under the terms of</text:p>
      <text:p text:style-name="licenseText">this Lesser General Public License (also called "this License").</text:p>
      <text:p text:style-name="licenseText">Each licensee is addressed as "you".</text:p>
      <text:p text:style-name="licenseText"/>
      <text:p text:style-name="licenseText"><text:s text:c="2"/>A "library" means a collection of software functions and/or data</text:p>
      <text:p text:style-name="licenseText">prepared so as to be conveniently linked with application programs</text:p>
      <text:p text:style-name="licenseText">(which use some of those functions and data) to form executables.</text:p>
      <text:p text:style-name="licenseText"/>
      <text:p text:style-name="licenseText"><text:s text:c="2"/>The "Library", below, refers to any such software library or work</text:p>
      <text:p text:style-name="licenseText">which has been distributed under these terms. <text:s/>A "work based on the</text:p>
      <text:p text:style-name="licenseText">Library" means either the Library or any derivative work under</text:p>
      <text:p text:style-name="licenseText">copyright law: that is to say, a work containing the Library or a</text:p>
      <text:p text:style-name="licenseText">portion of it, either verbatim or with modifications and/or translated</text:p>
      <text:p text:style-name="licenseText">straightforwardly into another language. <text:s/>(Hereinafter, translation is</text:p>
      <text:p text:style-name="licenseText">included without limitation in the term "modification".)</text:p>
      <text:p text:style-name="licenseText"/>
      <text:p text:style-name="licenseText"><text:s text:c="2"/>"Source code" for a work means the preferred form of the work for</text:p>
      <text:p text:style-name="licenseText"><text:soft-page-break/>making modifications to it. <text:s/>For a library, complete source code means</text:p>
      <text:p text:style-name="licenseText">all the source code for all modules it contains, plus any associated</text:p>
      <text:p text:style-name="licenseText">interface definition files, plus the scripts used to control compilation</text:p>
      <text:p text:style-name="licenseText">and installation of the library.</text:p>
      <text:p text:style-name="licenseText"/>
      <text:p text:style-name="licenseText"><text:s text:c="2"/>Activities other than copying, distribution and modification are not</text:p>
      <text:p text:style-name="licenseText">covered by this License; they are outside its scope. <text:s/>The act of</text:p>
      <text:p text:style-name="licenseText">running a program using the Library is not restricted, and output from</text:p>
      <text:p text:style-name="licenseText">such a program is covered only if its contents constitute a work based</text:p>
      <text:p text:style-name="licenseText">on the Library (independent of the use of the Library in a tool for</text:p>
      <text:p text:style-name="licenseText">writing it). <text:s/>Whether that is true depends on what the Library does</text:p>
      <text:p text:style-name="licenseText">and what the program that uses the Library does.</text:p>
      <text:p text:style-name="licenseText"><text:s text:c="2"/></text:p>
      <text:p text:style-name="licenseText"><text:s text:c="2"/>1. You may copy and distribute verbatim copies of the Library's</text:p>
      <text:p text:style-name="licenseText">complete source code as you receive it, in any medium, provided that</text:p>
      <text:p text:style-name="licenseText">you conspicuously and appropriately publish on each copy an</text:p>
      <text:p text:style-name="licenseText">appropriate copyright notice and disclaimer of warranty; keep intact</text:p>
      <text:p text:style-name="licenseText">all the notices that refer to this License and to the absence of any</text:p>
      <text:p text:style-name="licenseText">warranty; and distribute a copy of this License along with the</text:p>
      <text:p text:style-name="licenseText">Library.</text:p>
      <text:p text:style-name="licenseText"/>
      <text:p text:style-name="licenseText"><text:s text:c="2"/>You may charge a fee for the physical act of transferring a copy,</text:p>
      <text:p text:style-name="licenseText">and you may at your option offer warranty protection in exchange for a</text:p>
      <text:p text:style-name="licenseText">fee.</text:p>
      <text:p text:style-name="licenseText"/>
      <text:p text:style-name="licenseText"><text:s text:c="2"/>2. You may modify your copy or copies of the Library or any portion</text:p>
      <text:p text:style-name="licenseText">of it, thus forming a work based on the Library, and copy and</text:p>
      <text:p text:style-name="licenseText">distribute such modifications or work under the terms of Section 1</text:p>
      <text:p text:style-name="licenseText">above, provided that you also meet all of these conditions:</text:p>
      <text:p text:style-name="licenseText"/>
      <text:p text:style-name="licenseText"><text:s text:c="4"/>a) The modified work must itself be a software library.</text:p>
      <text:p text:style-name="licenseText"/>
      <text:p text:style-name="licenseText"><text:s text:c="4"/>b) You must cause the files modified to carry prominent notices</text:p>
      <text:p text:style-name="licenseText"><text:s text:c="4"/>stating that you changed the files and the date of any change.</text:p>
      <text:p text:style-name="licenseText"/>
      <text:p text:style-name="licenseText"><text:s text:c="4"/>c) You must cause the whole of the work to be licensed at no</text:p>
      <text:p text:style-name="licenseText"><text:s text:c="4"/>charge to all third parties under the terms of this License.</text:p>
      <text:p text:style-name="licenseText"/>
      <text:p text:style-name="licenseText"><text:s text:c="4"/>d) If a facility in the modified Library refers to a function or a</text:p>
      <text:p text:style-name="licenseText"><text:s text:c="4"/>table of data to be supplied by an application program that uses</text:p>
      <text:p text:style-name="licenseText"><text:s text:c="4"/>the facility, other than as an argument passed when the facility</text:p>
      <text:p text:style-name="licenseText"><text:s text:c="4"/>is invoked, then you must make a good faith effort to ensure that,</text:p>
      <text:p text:style-name="licenseText"><text:s text:c="4"/>in the event an application does not supply such function or</text:p>
      <text:p text:style-name="licenseText"><text:s text:c="4"/>table, the facility still operates, and performs whatever part of</text:p>
      <text:p text:style-name="licenseText"><text:s text:c="4"/>its purpose remains meaningful.</text:p>
      <text:p text:style-name="licenseText"/>
      <text:p text:style-name="licenseText"><text:s text:c="4"/>(For example, a function in a library to compute square roots has</text:p>
      <text:p text:style-name="licenseText"><text:s text:c="4"/>a purpose that is entirely well-defined independent of the</text:p>
      <text:p text:style-name="licenseText"><text:s text:c="4"/>application. <text:s/>Therefore, Subsection 2d requires that any</text:p>
      <text:p text:style-name="licenseText"><text:s text:c="4"/>application-supplied function or table used by this function must</text:p>
      <text:p text:style-name="licenseText"><text:s text:c="4"/>be optional: if the application does not supply it, the square</text:p>
      <text:p text:style-name="licenseText"><text:s text:c="4"/>root function must still compute square roots.)</text:p>
      <text:p text:style-name="licenseText"/>
      <text:p text:style-name="licenseText">These requirements apply to the modified work as a whole. <text:s/>If</text:p>
      <text:p text:style-name="licenseText">identifiable sections of that work are not derived from the Library,</text:p>
      <text:p text:style-name="licenseText">and can be reasonably considered independent and separate works in</text:p>
      <text:p text:style-name="licenseText">themselves, then this License, and its terms, do not apply to those</text:p>
      <text:p text:style-name="licenseText">sections when you distribute them as separate works. <text:s/>But when you</text:p>
      <text:p text:style-name="licenseText">distribute the same sections as part of a whole which is a work based</text:p>
      <text:p text:style-name="licenseText">on the Library, the distribution of the whole must be on the terms of</text:p>
      <text:p text:style-name="licenseText">this License, whose permissions for other licensees extend to the</text:p>
      <text:p text:style-name="licenseText">entire whole, and thus to each and every part regardless of who wrote</text:p>
      <text:p text:style-name="licenseText">it.</text:p>
      <text:p text:style-name="licenseText"/>
      <text:p text:style-name="licenseText">Thus, it is not the intent of this section to claim rights or contest</text:p>
      <text:p text:style-name="licenseText">your rights to work written entirely by you; rather, the intent is to</text:p>
      <text:p text:style-name="licenseText">exercise the right to control the distribution of derivative or</text:p>
      <text:p text:style-name="licenseText">collective works based on the Library.</text:p>
      <text:p text:style-name="licenseText"/>
      <text:p text:style-name="licenseText"><text:soft-page-break/>In addition, mere aggregation of another work not based on the Library</text:p>
      <text:p text:style-name="licenseText">with the Library (or with a work based on the Library) on a volume of</text:p>
      <text:p text:style-name="licenseText">a storage or distribution medium does not bring the other work under</text:p>
      <text:p text:style-name="licenseText">the scope of this License.</text:p>
      <text:p text:style-name="licenseText"/>
      <text:p text:style-name="licenseText"><text:s text:c="2"/>3. You may opt to apply the terms of the ordinary GNU General Public</text:p>
      <text:p text:style-name="licenseText">License instead of this License to a given copy of the Library. <text:s/>To do</text:p>
      <text:p text:style-name="licenseText">this, you must alter all the notices that refer to this License, so</text:p>
      <text:p text:style-name="licenseText">that they refer to the ordinary GNU General Public License, version 2,</text:p>
      <text:p text:style-name="licenseText">instead of to this License. <text:s/>(If a newer version than version 2 of the</text:p>
      <text:p text:style-name="licenseText">ordinary GNU General Public License has appeared, then you can specify</text:p>
      <text:p text:style-name="licenseText">that version instead if you wish.) <text:s/>Do not make any other change in</text:p>
      <text:p text:style-name="licenseText">these notices.</text:p>
      <text:p text:style-name="licenseText"/>
      <text:p text:style-name="licenseText"><text:s text:c="2"/>Once this change is made in a given copy, it is irreversible for</text:p>
      <text:p text:style-name="licenseText">that copy, so the ordinary GNU General Public License applies to all</text:p>
      <text:p text:style-name="licenseText">subsequent copies and derivative works made from that copy.</text:p>
      <text:p text:style-name="licenseText"/>
      <text:p text:style-name="licenseText"><text:s text:c="2"/>This option is useful when you wish to copy part of the code of</text:p>
      <text:p text:style-name="licenseText">the Library into a program that is not a library.</text:p>
      <text:p text:style-name="licenseText"/>
      <text:p text:style-name="licenseText"><text:s text:c="2"/>4. You may copy and distribute the Library (or a portion or</text:p>
      <text:p text:style-name="licenseText">derivative of it, under Section 2) in object code or executable form</text:p>
      <text:p text:style-name="licenseText">under the terms of Sections 1 and 2 above provided that you accompany</text:p>
      <text:p text:style-name="licenseText">it with the complete corresponding machine-readable source code, which</text:p>
      <text:p text:style-name="licenseText">must be distributed under the terms of Sections 1 and 2 above on a</text:p>
      <text:p text:style-name="licenseText">medium customarily used for software interchange.</text:p>
      <text:p text:style-name="licenseText"/>
      <text:p text:style-name="licenseText"><text:s text:c="2"/>If distribution of object code is made by offering access to copy</text:p>
      <text:p text:style-name="licenseText">from a designated place, then offering equivalent access to copy the</text:p>
      <text:p text:style-name="licenseText">source code from the same place satisfies the requirement to</text:p>
      <text:p text:style-name="licenseText">distribute the source code, even though third parties are not</text:p>
      <text:p text:style-name="licenseText">compelled to copy the source along with the object code.</text:p>
      <text:p text:style-name="licenseText"/>
      <text:p text:style-name="licenseText"><text:s text:c="2"/>5. A program that contains no derivative of any portion of the</text:p>
      <text:p text:style-name="licenseText">Library, but is designed to work with the Library by being compiled or</text:p>
      <text:p text:style-name="licenseText">linked with it, is called a "work that uses the Library". <text:s/>Such a</text:p>
      <text:p text:style-name="licenseText">work, in isolation, is not a derivative work of the Library, and</text:p>
      <text:p text:style-name="licenseText">therefore falls outside the scope of this License.</text:p>
      <text:p text:style-name="licenseText"/>
      <text:p text:style-name="licenseText"><text:s text:c="2"/>However, linking a "work that uses the Library" with the Library</text:p>
      <text:p text:style-name="licenseText">creates an executable that is a derivative of the Library (because it</text:p>
      <text:p text:style-name="licenseText">contains portions of the Library), rather than a "work that uses the</text:p>
      <text:p text:style-name="licenseText">library". <text:s/>The executable is therefore covered by this License.</text:p>
      <text:p text:style-name="licenseText">Section 6 states terms for distribution of such executables.</text:p>
      <text:p text:style-name="licenseText"/>
      <text:p text:style-name="licenseText"><text:s text:c="2"/>When a "work that uses the Library" uses material from a header file</text:p>
      <text:p text:style-name="licenseText">that is part of the Library, the object code for the work may be a</text:p>
      <text:p text:style-name="licenseText">derivative work of the Library even though the source code is not.</text:p>
      <text:p text:style-name="licenseText">Whether this is true is especially significant if the work can be</text:p>
      <text:p text:style-name="licenseText">linked without the Library, or if the work is itself a library. <text:s/>The</text:p>
      <text:p text:style-name="licenseText">threshold for this to be true is not precisely defined by law.</text:p>
      <text:p text:style-name="licenseText"/>
      <text:p text:style-name="licenseText"><text:s text:c="2"/>If such an object file uses only numerical parameters, data</text:p>
      <text:p text:style-name="licenseText">structure layouts and accessors, and small macros and small inline</text:p>
      <text:p text:style-name="licenseText">functions (ten lines or less in length), then the use of the object</text:p>
      <text:p text:style-name="licenseText">file is unrestricted, regardless of whether it is legally a derivative</text:p>
      <text:p text:style-name="licenseText">work. <text:s/>(Executables containing this object code plus portions of the</text:p>
      <text:p text:style-name="licenseText">Library will still fall under Section 6.)</text:p>
      <text:p text:style-name="licenseText"/>
      <text:p text:style-name="licenseText"><text:s text:c="2"/>Otherwise, if the work is a derivative of the Library, you may</text:p>
      <text:p text:style-name="licenseText">distribute the object code for the work under the terms of Section 6.</text:p>
      <text:p text:style-name="licenseText">Any executables containing that work also fall under Section 6,</text:p>
      <text:p text:style-name="licenseText">whether or not they are linked directly with the Library itself.</text:p>
      <text:p text:style-name="licenseText"/>
      <text:p text:style-name="licenseText"><text:s text:c="2"/>6. As an exception to the Sections above, you may also combine or</text:p>
      <text:p text:style-name="licenseText">link a "work that uses the Library" with the Library to produce a</text:p>
      <text:p text:style-name="licenseText">work containing portions of the Library, and distribute that work</text:p>
      <text:p text:style-name="licenseText">under terms of your choice, provided that the terms permit</text:p>
      <text:p text:style-name="licenseText"><text:soft-page-break/>modification of the work for the customer's own use and reverse</text:p>
      <text:p text:style-name="licenseText">engineering for debugging such modifications.</text:p>
      <text:p text:style-name="licenseText"/>
      <text:p text:style-name="licenseText"><text:s text:c="2"/>You must give prominent notice with each copy of the work that the</text:p>
      <text:p text:style-name="licenseText">Library is used in it and that the Library and its use are covered by</text:p>
      <text:p text:style-name="licenseText">this License. <text:s/>You must supply a copy of this License. <text:s/>If the work</text:p>
      <text:p text:style-name="licenseText">during execution displays copyright notices, you must include the</text:p>
      <text:p text:style-name="licenseText">copyright notice for the Library among them, as well as a reference</text:p>
      <text:p text:style-name="licenseText">directing the user to the copy of this License. <text:s/>Also, you must do one</text:p>
      <text:p text:style-name="licenseText">of these things:</text:p>
      <text:p text:style-name="licenseText"/>
      <text:p text:style-name="licenseText"><text:s text:c="4"/>a) Accompany the work with the complete corresponding</text:p>
      <text:p text:style-name="licenseText"><text:s text:c="4"/>machine-readable source code for the Library including whatever</text:p>
      <text:p text:style-name="licenseText"><text:s text:c="4"/>changes were used in the work (which must be distributed under</text:p>
      <text:p text:style-name="licenseText"><text:s text:c="4"/>Sections 1 and 2 above); and, if the work is an executable linked</text:p>
      <text:p text:style-name="licenseText"><text:s text:c="4"/>with the Library, with the complete machine-readable "work that</text:p>
      <text:p text:style-name="licenseText"><text:s text:c="4"/>uses the Library", as object code and/or source code, so that the</text:p>
      <text:p text:style-name="licenseText"><text:s text:c="4"/>user can modify the Library and then relink to produce a modified</text:p>
      <text:p text:style-name="licenseText"><text:s text:c="4"/>executable containing the modified Library. <text:s/>(It is understood</text:p>
      <text:p text:style-name="licenseText"><text:s text:c="4"/>that the user who changes the contents of definitions files in the</text:p>
      <text:p text:style-name="licenseText"><text:s text:c="4"/>Library will not necessarily be able to recompile the application</text:p>
      <text:p text:style-name="licenseText"><text:s text:c="4"/>to use the modified definitions.)</text:p>
      <text:p text:style-name="licenseText"/>
      <text:p text:style-name="licenseText"><text:s text:c="4"/>b) Use a suitable shared library mechanism for linking with the</text:p>
      <text:p text:style-name="licenseText"><text:s text:c="4"/>Library. <text:s/>A suitable mechanism is one that (1) uses at run time a</text:p>
      <text:p text:style-name="licenseText"><text:s text:c="4"/>copy of the library already present on the user's computer system,</text:p>
      <text:p text:style-name="licenseText"><text:s text:c="4"/>rather than copying library functions into the executable, and (2)</text:p>
      <text:p text:style-name="licenseText"><text:s text:c="4"/>will operate properly with a modified version of the library, if</text:p>
      <text:p text:style-name="licenseText"><text:s text:c="4"/>the user installs one, as long as the modified version is</text:p>
      <text:p text:style-name="licenseText"><text:s text:c="4"/>interface-compatible with the version that the work was made with.</text:p>
      <text:p text:style-name="licenseText"/>
      <text:p text:style-name="licenseText"><text:s text:c="4"/>c) Accompany the work with a written offer, valid for at</text:p>
      <text:p text:style-name="licenseText"><text:s text:c="4"/>least three years, to give the same user the materials</text:p>
      <text:p text:style-name="licenseText"><text:s text:c="4"/>specified in Subsection 6a, above, for a charge no more</text:p>
      <text:p text:style-name="licenseText"><text:s text:c="4"/>than the cost of performing this distribution.</text:p>
      <text:p text:style-name="licenseText"/>
      <text:p text:style-name="licenseText"><text:s text:c="4"/>d) If distribution of the work is made by offering access to copy</text:p>
      <text:p text:style-name="licenseText"><text:s text:c="4"/>from a designated place, offer equivalent access to copy the above</text:p>
      <text:p text:style-name="licenseText"><text:s text:c="4"/>specified materials from the same place.</text:p>
      <text:p text:style-name="licenseText"/>
      <text:p text:style-name="licenseText"><text:s text:c="4"/>e) Verify that the user has already received a copy of these</text:p>
      <text:p text:style-name="licenseText"><text:s text:c="4"/>materials or that you have already sent this user a copy.</text:p>
      <text:p text:style-name="licenseText"/>
      <text:p text:style-name="licenseText"><text:s text:c="2"/>For an executable, the required form of the "work that uses the</text:p>
      <text:p text:style-name="licenseText">Library" must include any data and utility programs needed for</text:p>
      <text:p text:style-name="licenseText">reproducing the executable from it. <text:s/>However, as a special exception,</text:p>
      <text:p text:style-name="licenseText">the materials to be distributed need not include anything that is</text:p>
      <text:p text:style-name="licenseText">normally distributed (in either source or binary form) with the major</text:p>
      <text:p text:style-name="licenseText">components (compiler, kernel, and so on) of the operating system on</text:p>
      <text:p text:style-name="licenseText">which the executable runs, unless that component itself accompanies</text:p>
      <text:p text:style-name="licenseText">the executable.</text:p>
      <text:p text:style-name="licenseText"/>
      <text:p text:style-name="licenseText"><text:s text:c="2"/>It may happen that this requirement contradicts the license</text:p>
      <text:p text:style-name="licenseText">restrictions of other proprietary libraries that do not normally</text:p>
      <text:p text:style-name="licenseText">accompany the operating system. <text:s/>Such a contradiction means you cannot</text:p>
      <text:p text:style-name="licenseText">use both them and the Library together in an executable that you</text:p>
      <text:p text:style-name="licenseText">distribute.</text:p>
      <text:p text:style-name="licenseText"/>
      <text:p text:style-name="licenseText"><text:s text:c="2"/>7. You may place library facilities that are a work based on the</text:p>
      <text:p text:style-name="licenseText">Library side-by-side in a single library together with other library</text:p>
      <text:p text:style-name="licenseText">facilities not covered by this License, and distribute such a combined</text:p>
      <text:p text:style-name="licenseText">library, provided that the separate distribution of the work based on</text:p>
      <text:p text:style-name="licenseText">the Library and of the other library facilities is otherwise</text:p>
      <text:p text:style-name="licenseText">permitted, and provided that you do these two things:</text:p>
      <text:p text:style-name="licenseText"/>
      <text:p text:style-name="licenseText"><text:s text:c="4"/>a) Accompany the combined library with a copy of the same work</text:p>
      <text:p text:style-name="licenseText"><text:s text:c="4"/>based on the Library, uncombined with any other library</text:p>
      <text:p text:style-name="licenseText"><text:s text:c="4"/>facilities. <text:s/>This must be distributed under the terms of the</text:p>
      <text:p text:style-name="licenseText"><text:s text:c="4"/>Sections above.</text:p>
      <text:p text:style-name="licenseText"><text:soft-page-break/></text:p>
      <text:p text:style-name="licenseText"><text:s text:c="4"/>b) Give prominent notice with the combined library of the fact</text:p>
      <text:p text:style-name="licenseText"><text:s text:c="4"/>that part of it is a work based on the Library, and explaining</text:p>
      <text:p text:style-name="licenseText"><text:s text:c="4"/>where to find the accompanying uncombined form of the same work.</text:p>
      <text:p text:style-name="licenseText"/>
      <text:p text:style-name="licenseText"><text:s text:c="2"/>8. You may not copy, modify, sublicense, link with, or distribute</text:p>
      <text:p text:style-name="licenseText">the Library except as expressly provided under this License. <text:s/>Any</text:p>
      <text:p text:style-name="licenseText">attempt otherwise to copy, modify, sublicense, link with, or</text:p>
      <text:p text:style-name="licenseText">distribute the Library is void, and will automatically terminate your</text:p>
      <text:p text:style-name="licenseText">rights under this License. <text:s/>However, parties who have received copies,</text:p>
      <text:p text:style-name="licenseText">or rights, from you under this License will not have their licenses</text:p>
      <text:p text:style-name="licenseText">terminated so long as such parties remain in full compliance.</text:p>
      <text:p text:style-name="licenseText"/>
      <text:p text:style-name="licenseText"><text:s text:c="2"/>9. You are not required to accept this License, since you have not</text:p>
      <text:p text:style-name="licenseText">signed it. <text:s/>However, nothing else grants you permission to modify or</text:p>
      <text:p text:style-name="licenseText">distribute the Library or its derivative works. <text:s/>These actions are</text:p>
      <text:p text:style-name="licenseText">prohibited by law if you do not accept this License. <text:s/>Therefore, by</text:p>
      <text:p text:style-name="licenseText">modifying or distributing the Library (or any work based on the</text:p>
      <text:p text:style-name="licenseText">Library), you indicate your acceptance of this License to do so, and</text:p>
      <text:p text:style-name="licenseText">all its terms and conditions for copying, distributing or modifying</text:p>
      <text:p text:style-name="licenseText">the Library or works based on it.</text:p>
      <text:p text:style-name="licenseText"/>
      <text:p text:style-name="licenseText"><text:s text:c="2"/>10. Each time you redistribute the Library (or any work based on the</text:p>
      <text:p text:style-name="licenseText">Library), the recipient automatically receives a license from the</text:p>
      <text:p text:style-name="licenseText">original licensor to copy, distribute, link with or modify the Library</text:p>
      <text:p text:style-name="licenseText">subject to these terms and conditions. <text:s/>You may not impose any further</text:p>
      <text:p text:style-name="licenseText">restrictions on the recipients' exercise of the rights granted herein.</text:p>
      <text:p text:style-name="licenseText">You are not responsible for enforcing compliance by third parties with</text:p>
      <text:p text:style-name="licenseText">this License.</text:p>
      <text:p text:style-name="licenseText"/>
      <text:p text:style-name="licenseText"><text:s text:c="2"/>11. If, as a consequence of a court judgment or allegation of patent</text:p>
      <text:p text:style-name="licenseText">infringement or for any other reason (not limited to patent issues),</text:p>
      <text:p text:style-name="licenseText">conditions are imposed on you (whether by court order, agreement or</text:p>
      <text:p text:style-name="licenseText">otherwise) that contradict the conditions of this License, they do not</text:p>
      <text:p text:style-name="licenseText">excuse you from the conditions of this License. <text:s/>If you cannot</text:p>
      <text:p text:style-name="licenseText">distribute so as to satisfy simultaneously your obligations under this</text:p>
      <text:p text:style-name="licenseText">License and any other pertinent obligations, then as a consequence you</text:p>
      <text:p text:style-name="licenseText">may not distribute the Library at all. <text:s/>For example, if a patent</text:p>
      <text:p text:style-name="licenseText">license would not permit royalty-free redistribution of the Library by</text:p>
      <text:p text:style-name="licenseText">all those who receive copies directly or indirectly through you, then</text:p>
      <text:p text:style-name="licenseText">the only way you could satisfy both it and this License would be to</text:p>
      <text:p text:style-name="licenseText">refrain entirely from distribution of the Library.</text:p>
      <text:p text:style-name="licenseText"/>
      <text:p text:style-name="licenseText">If any portion of this section is held invalid or unenforceable under any</text:p>
      <text:p text:style-name="licenseText">particular circumstance, the balance of the section is intended to apply,</text:p>
      <text:p text:style-name="licenseText">and the section as a whole is intended to apply in other circumstances.</text:p>
      <text:p text:style-name="licenseText"/>
      <text:p text:style-name="licenseText">It is not the purpose of this section to induce you to infringe any</text:p>
      <text:p text:style-name="licenseText">patents or other property right claims or to contest validity of any</text:p>
      <text:p text:style-name="licenseText">such claims; this section has the sole purpose of protecting the</text:p>
      <text:p text:style-name="licenseText">integrity of the free software distribution system which is</text:p>
      <text:p text:style-name="licenseText">implemented by public license practices. <text:s/>Many people have made</text:p>
      <text:p text:style-name="licenseText">generous contributions to the wide range of software distributed</text:p>
      <text:p text:style-name="licenseText">through that system in reliance on consistent application of that</text:p>
      <text:p text:style-name="licenseText">system; it is up to the author/donor to decide if he or she is willing</text:p>
      <text:p text:style-name="licenseText">to distribute software through any other system and a licensee cannot</text:p>
      <text:p text:style-name="licenseText">impose that choice.</text:p>
      <text:p text:style-name="licenseText"/>
      <text:p text:style-name="licenseText">This section is intended to make thoroughly clear what is believed to</text:p>
      <text:p text:style-name="licenseText">be a consequence of the rest of this License.</text:p>
      <text:p text:style-name="licenseText"/>
      <text:p text:style-name="licenseText"><text:s text:c="2"/>12. If the distribution and/or use of the Library is restricted in</text:p>
      <text:p text:style-name="licenseText">certain countries either by patents or by copyrighted interfaces, the</text:p>
      <text:p text:style-name="licenseText">original copyright holder who places the Library under this License may add</text:p>
      <text:p text:style-name="licenseText">an explicit geographical distribution limitation excluding those countries,</text:p>
      <text:p text:style-name="licenseText">so that distribution is permitted only in or among countries not thus</text:p>
      <text:p text:style-name="licenseText">excluded. <text:s/>In such case, this License incorporates the limitation as if</text:p>
      <text:p text:style-name="licenseText">written in the body of this License.</text:p>
      <text:p text:style-name="licenseText"/>
      <text:p text:style-name="licenseText"><text:soft-page-break/><text:s text:c="2"/>13. The Free Software Foundation may publish revised and/or new</text:p>
      <text:p text:style-name="licenseText">versions of the Lesser General Public License from time to time.</text:p>
      <text:p text:style-name="licenseText">Such new versions will be similar in spirit to the present version,</text:p>
      <text:p text:style-name="licenseText">but may differ in detail to address new problems or concerns.</text:p>
      <text:p text:style-name="licenseText"/>
      <text:p text:style-name="licenseText">Each version is given a distinguishing version number. <text:s/>If the Library</text:p>
      <text:p text:style-name="licenseText">specifies a version number of this License which applies to it and</text:p>
      <text:p text:style-name="licenseText">"any later version", you have the option of following the terms and</text:p>
      <text:p text:style-name="licenseText">conditions either of that version or of any later version published by</text:p>
      <text:p text:style-name="licenseText">the Free Software Foundation. <text:s/>If the Library does not specify a</text:p>
      <text:p text:style-name="licenseText">license version number, you may choose any version ever published by</text:p>
      <text:p text:style-name="licenseText">the Free Software Foundation.</text:p>
      <text:p text:style-name="licenseText"/>
      <text:p text:style-name="licenseText"><text:s text:c="2"/>14. If you wish to incorporate parts of the Library into other free</text:p>
      <text:p text:style-name="licenseText">programs whose distribution conditions are incompatible with these,</text:p>
      <text:p text:style-name="licenseText">write to the author to ask for permission. <text:s/>For software which is</text:p>
      <text:p text:style-name="licenseText">copyrighted by the Free Software Foundation, write to the Free</text:p>
      <text:p text:style-name="licenseText">Software Foundation; we sometimes make exceptions for this. <text:s/>Our</text:p>
      <text:p text:style-name="licenseText">decision will be guided by the two goals of preserving the free status</text:p>
      <text:p text:style-name="licenseText">of all derivatives of our free software and of promoting the sharing</text:p>
      <text:p text:style-name="licenseText">and reuse of software generally.</text:p>
      <text:p text:style-name="licenseText"/>
      <text:p text:style-name="licenseText"><text:tab/><text:tab/><text:tab/> <text:s text:c="3"/>NO WARRANTY</text:p>
      <text:p text:style-name="licenseText"/>
      <text:p text:style-name="licenseText"><text:s text:c="2"/>15. BECAUSE THE LIBRARY IS LICENSED FREE OF CHARGE, THERE IS NO</text:p>
      <text:p text:style-name="licenseText">WARRANTY FOR THE LIBRARY, TO THE EXTENT PERMITTED BY APPLICABLE LAW.</text:p>
      <text:p text:style-name="licenseText">EXCEPT WHEN OTHERWISE STATED IN WRITING THE COPYRIGHT HOLDERS AND/OR</text:p>
      <text:p text:style-name="licenseText">OTHER PARTIES PROVIDE THE LIBRARY "AS IS" WITHOUT WARRANTY OF ANY</text:p>
      <text:p text:style-name="licenseText">KIND, EITHER EXPRESSED OR IMPLIED, INCLUDING, BUT NOT LIMITED TO, THE</text:p>
      <text:p text:style-name="licenseText">IMPLIED WARRANTIES OF MERCHANTABILITY AND FITNESS FOR A PARTICULAR</text:p>
      <text:p text:style-name="licenseText">PURPOSE. <text:s/>THE ENTIRE RISK AS TO THE QUALITY AND PERFORMANCE OF THE</text:p>
      <text:p text:style-name="licenseText">LIBRARY IS WITH YOU. <text:s/>SHOULD THE LIBRARY PROVE DEFECTIVE, YOU ASSUME</text:p>
      <text:p text:style-name="licenseText">THE COST OF ALL NECESSARY SERVICING, REPAIR OR CORRECTION.</text:p>
      <text:p text:style-name="licenseText"/>
      <text:p text:style-name="licenseText"><text:s text:c="2"/>16. IN NO EVENT UNLESS REQUIRED BY APPLICABLE LAW OR AGREED TO IN</text:p>
      <text:p text:style-name="licenseText">WRITING WILL ANY COPYRIGHT HOLDER, OR ANY OTHER PARTY WHO MAY MODIFY</text:p>
      <text:p text:style-name="licenseText">AND/OR REDISTRIBUTE THE LIBRARY AS PERMITTED ABOVE, BE LIABLE TO YOU</text:p>
      <text:p text:style-name="licenseText">FOR DAMAGES, INCLUDING ANY GENERAL, SPECIAL, INCIDENTAL OR</text:p>
      <text:p text:style-name="licenseText">CONSEQUENTIAL DAMAGES ARISING OUT OF THE USE OR INABILITY TO USE THE</text:p>
      <text:p text:style-name="licenseText">LIBRARY (INCLUDING BUT NOT LIMITED TO LOSS OF DATA OR DATA BEING</text:p>
      <text:p text:style-name="licenseText">RENDERED INACCURATE OR LOSSES SUSTAINED BY YOU OR THIRD PARTIES OR A</text:p>
      <text:p text:style-name="licenseText">FAILURE OF THE LIBRARY TO OPERATE WITH ANY OTHER SOFTWARE), EVEN IF</text:p>
      <text:p text:style-name="licenseText">SUCH HOLDER OR OTHER PARTY HAS BEEN ADVISED OF THE POSSIBILITY OF SUCH</text:p>
      <text:p text:style-name="licenseText">DAMAGES.</text:p>
      <text:p text:style-name="licenseText"/>
      <text:p text:style-name="licenseText"><text:tab/><text:tab/> <text:s text:c="4"/>END OF TERMS AND CONDITIONS</text:p>
      <text:p text:style-name="licenseText"/>
      <text:p text:style-name="licenseText"/>
      <text:p text:style-name="licenseLang"><text:bookmark-start text:name="__RefHeading__78164_325084090"/>License fr<text:bookmark-end text:name="__RefHeading__78164_325084090"/></text:p>
      <text:p text:style-name="licenseText"><text:s text:c="20"/>LICENCE GÉNÉRALE PUBLIQUE LIMITÉE GNU</text:p>
      <text:p text:style-name="licenseText"><text:s text:c="21"/>(GNU LESSER GENERAL PUBLIC LICENSE)</text:p>
      <text:p text:style-name="licenseText"><text:s text:c="26"/>Version 2.1, février 1999.</text:p>
      <text:p text:style-name="licenseText"/>
      <text:p text:style-name="licenseText"><text:s/>Copyright (C) 1991, 1999 Free Software Foundation, Inc.</text:p>
      <text:p text:style-name="licenseText"><text:s/>51 Franklin Street, Fifth Floor, Boston, MA 02110-1301, USA.</text:p>
      <text:p text:style-name="licenseText"><text:s/>Chacun est autorisé à copier et distribuer des copies conformes de ce</text:p>
      <text:p text:style-name="licenseText"><text:s/>document de licence, mais toute modification en est proscrite.</text:p>
      <text:p text:style-name="licenseText"/>
      <text:p text:style-name="licenseText">[Ceci est la première version publiée de la « Licence Générale Publique</text:p>
      <text:p text:style-name="licenseText"><text:s/>Limitée » (LGPL). Elle compte en tant que successeur de la « Licence</text:p>
      <text:p text:style-name="licenseText"><text:s/>Générale Publique de Bibliothèque » GNU version 2, d’où le numéro de</text:p>
      <text:p text:style-name="licenseText"><text:s/>version 2.1.]</text:p>
      <text:p text:style-name="licenseText"/>
      <text:p text:style-name="licenseText">Traduction française par Philippe Verdy &lt;verdy_p (à) wanadoo (point) fr&gt;,</text:p>
      <text:p text:style-name="licenseText">le 25 août 2005 (dernière correction le 8 janvier 2008).</text:p>
      <text:p text:style-name="licenseText"/>
      <text:p text:style-name="licenseText"><text:s text:c="2"/>La présente version corrige quelques fautes mineures de français ou</text:p>
      <text:p text:style-name="licenseText"><text:s text:c="2"/>imprécisions.</text:p>
      <text:p text:style-name="licenseText"/>
      <text:p text:style-name="licenseText">Avertissement important au sujet de cette traduction française.</text:p>
      <text:p text:style-name="licenseText"/>
      <text:p text:style-name="licenseText"><text:s text:c="4"/>Ceci est une traduction en français de la licence “GNU Lesser General</text:p>
      <text:p text:style-name="licenseText"><text:s text:c="4"/>Public License” (alias LGPL). Cette traduction est fournie ici dans</text:p>
      <text:p text:style-name="licenseText"><text:s text:c="4"/>l’espoir qu’elle facilitera sa compréhension, mais elle ne constitue</text:p>
      <text:p text:style-name="licenseText"><text:s text:c="4"/>pas une traduction officielle ou approuvée d’un point de vue juridique.</text:p>
      <text:p text:style-name="licenseText"/>
      <text:p text:style-name="licenseText"><text:s text:c="4"/>La Free Software Foundation (FSF) ne publie pas cette traduction et</text:p>
      <text:p text:style-name="licenseText"><text:s text:c="4"/>ne l’a pas approuvée en tant que substitut valide au plan légal pour</text:p>
      <text:p text:style-name="licenseText"><text:s text:c="4"/>la licence authentique “GNU Lesser General Public Licence”. Cette</text:p>
      <text:p text:style-name="licenseText"><text:s text:c="4"/>traduction n’a pas encore été passée en revue attentivement par un</text:p>
      <text:p text:style-name="licenseText"><text:s text:c="4"/>juriste et donc le traducteur ne peut garantir avec certitude qu’elle</text:p>
      <text:p text:style-name="licenseText"><text:s text:c="4"/>représente avec exactitude la signification légale des termes de la</text:p>
      <text:p text:style-name="licenseText"><text:s text:c="4"/>licence authentique “GNU Lesser General Public License” publiée en</text:p>
      <text:p text:style-name="licenseText"><text:s text:c="4"/>anglais.</text:p>
      <text:p text:style-name="licenseText"/>
      <text:p text:style-name="licenseText"><text:s text:c="4"/>Cette traduction n’établit légalement aucun des termes de distribution</text:p>
      <text:p text:style-name="licenseText"><text:s text:c="4"/>d’un logiciel utilisant la licence GNU LGPL — seul le texte original</text:p>
      <text:p text:style-name="licenseText"><text:s text:c="4"/>en anglais le fait. Si vous souhaitez être sûr que les activités que</text:p>
      <text:p text:style-name="licenseText"><text:s text:c="4"/>vous projetez seront autorisées par la “GNU Lesser General Public</text:p>
      <text:p text:style-name="licenseText"><text:s text:c="4"/>License”, veuillez vous référer à la seule version anglaise</text:p>
      <text:p text:style-name="licenseText"><text:s text:c="4"/>authentique.</text:p>
      <text:p text:style-name="licenseText"/>
      <text:p text:style-name="licenseText"><text:s text:c="4"/>La Free Software Foundation vous recommande fermement de ne pas</text:p>
      <text:p text:style-name="licenseText"><text:s text:c="4"/>utiliser cette traduction en tant que termes officiels pour vos</text:p>
      <text:p text:style-name="licenseText"><text:s text:c="4"/>propres programmes ; veuillez plutôt utiliser la version anglaise</text:p>
      <text:p text:style-name="licenseText"><text:s text:c="4"/>authentique telle que publiée par la Free Software Foundation.</text:p>
      <text:p text:style-name="licenseText"/>
      <text:p text:style-name="licenseText"><text:s text:c="4"/>Si vous choisissez de publier cette traduction de licence en même</text:p>
      <text:p text:style-name="licenseText"><text:s text:c="4"/>temps qu’une bibliothèque sous licence LGPL, cela ne vous dispense</text:p>
      <text:p text:style-name="licenseText"><text:s text:c="4"/>pas de l’obligation de fournir en même temps une copie de la licence</text:p>
      <text:p text:style-name="licenseText"><text:s text:c="4"/>authentique en Anglais, et de conserver cet avertissement important</text:p>
      <text:p text:style-name="licenseText"><text:s text:c="4"/>en Français et sa traduction en Anglais ci-dessous.</text:p>
      <text:p text:style-name="licenseText"/>
      <text:p text:style-name="licenseText">Important Warning About This French Translation.</text:p>
      <text:p text:style-name="licenseText"/>
      <text:p text:style-name="licenseText"><text:s text:c="4"/>This is a translation of the GNU Lesser General Public License into</text:p>
      <text:p text:style-name="licenseText"><text:s text:c="4"/>French. This translation is distributed in the hope that it will</text:p>
      <text:p text:style-name="licenseText"><text:s text:c="4"/>facilitate understanding, but it is not an official or legally</text:p>
      <text:p text:style-name="licenseText"><text:s text:c="4"/>approved translation.</text:p>
      <text:p text:style-name="licenseText"/>
      <text:p text:style-name="licenseText"><text:s text:c="4"/>The Free Software Foundation is not the publisher of this translation</text:p>
      <text:p text:style-name="licenseText"><text:s text:c="4"/>and has not approved it as a legal substitute for the authentic GNU</text:p>
      <text:p text:style-name="licenseText"><text:s text:c="4"/>Lesser General Public License. The translation has not been reviewed</text:p>
      <text:p text:style-name="licenseText"><text:s text:c="4"/>carefully by lawyers, and therefore the translator cannot be sure that</text:p>
      <text:p text:style-name="licenseText"><text:s text:c="4"/>it exactly represents the legal meaning of the authentic GNU Lesser</text:p>
      <text:p text:style-name="licenseText"><text:s text:c="4"/>General Public License published in English.</text:p>
      <text:p text:style-name="licenseText"><text:soft-page-break/></text:p>
      <text:p text:style-name="licenseText"><text:s text:c="4"/>This translation does not legally state the distribution terms for</text:p>
      <text:p text:style-name="licenseText"><text:s text:c="4"/>software that uses the GNU LGPL — only the original English text of</text:p>
      <text:p text:style-name="licenseText"><text:s text:c="4"/>the GNU LGPL does that. If you wish to be sure whether your planned</text:p>
      <text:p text:style-name="licenseText"><text:s text:c="4"/>activities are permitted by the GNU Lesser General Public License,</text:p>
      <text:p text:style-name="licenseText"><text:s text:c="4"/>please refer to the authentic English version.</text:p>
      <text:p text:style-name="licenseText"/>
      <text:p text:style-name="licenseText"><text:s text:c="4"/>The Free Software Foundation strongly urges you not to use this</text:p>
      <text:p text:style-name="licenseText"><text:s text:c="4"/>translation as the official distribution terms for your programs;</text:p>
      <text:p text:style-name="licenseText"><text:s text:c="4"/>instead, please use the authentic English version published by the</text:p>
      <text:p text:style-name="licenseText"><text:s text:c="4"/>Free Software Foundation.</text:p>
      <text:p text:style-name="licenseText"/>
      <text:p text:style-name="licenseText"><text:s text:c="4"/>If you choose to publish this translated licence with a library</text:p>
      <text:p text:style-name="licenseText"><text:s text:c="4"/>covered by the LGPL Licence, this does not remove your obligation to</text:p>
      <text:p text:style-name="licenseText"><text:s text:c="4"/>provide at the same time a copy of the authentic LGPL Licence in</text:p>
      <text:p text:style-name="licenseText"><text:s text:c="4"/>English, and you must keep this important warning in English and its</text:p>
      <text:p text:style-name="licenseText"><text:s text:c="4"/>French translation above.</text:p>
      <text:p text:style-name="licenseText"/>
      <text:p text:style-name="licenseText"><text:s text:c="30"/>Préambule</text:p>
      <text:p text:style-name="licenseText"/>
      <text:p text:style-name="licenseText"><text:s text:c="2"/>Les licences de la plupart des logiciels sont conçues pour vous ôter</text:p>
      <text:p text:style-name="licenseText">toute liberté de les partager et de les modifier. À l’opposé, les Licences</text:p>
      <text:p text:style-name="licenseText">Générales Publiques GNU ont pour but de vous garantir votre liberté de</text:p>
      <text:p text:style-name="licenseText">partager et modifier un logiciel libre — pour être sûr que le logiciel</text:p>
      <text:p text:style-name="licenseText">est bien libre pour tous les utilisateurs.</text:p>
      <text:p text:style-name="licenseText"/>
      <text:p text:style-name="licenseText"><text:s text:c="2"/>Cette licence, la « Licence Générale Publique Limitée » (“Lesser</text:p>
      <text:p text:style-name="licenseText">General Public License”), s’applique à certains paquets logiciels désignés</text:p>
      <text:p text:style-name="licenseText">spécifiquement — typiquement des bibliothèques — de la Free Software</text:p>
      <text:p text:style-name="licenseText">Foundation et d’autres auteurs qui décident de l’utiliser. Vous pouvez</text:p>
      <text:p text:style-name="licenseText">l’utiliser aussi, mais nous vous suggérons de considérer d’abord si la</text:p>
      <text:p text:style-name="licenseText">présente licence ou la « Licence Générale Publique GNU » (“GNU General</text:p>
      <text:p text:style-name="licenseText">Public License”) ordinaire est la meilleure stratégie à utiliser dans</text:p>
      <text:p text:style-name="licenseText">chaque cas particulier, suivant les explications données ci-dessous.</text:p>
      <text:p text:style-name="licenseText"/>
      <text:p text:style-name="licenseText"><text:s text:c="2"/>Quand nous parlons de logiciel libre, nous parlons de la liberté de</text:p>
      <text:p text:style-name="licenseText">l’utiliser, pas de son prix. Nos Licences Générales Publiques sont</text:p>
      <text:p text:style-name="licenseText">conçues pour s’assurer que vous disposerez de la liberté de distribuer</text:p>
      <text:p text:style-name="licenseText">des copies du logiciel libre (et de facturer ce service si vous le</text:p>
      <text:p text:style-name="licenseText">désirez) ; que vous recevrez le code source ou pouvez l’obtenir chaque</text:p>
      <text:p text:style-name="licenseText">fois que vous le souhaitez ; que vous pouvez modifier le logiciel et en</text:p>
      <text:p text:style-name="licenseText">utilisez tout ou partie dans de nouveaux programmes libres ; et que vous</text:p>
      <text:p text:style-name="licenseText">êtes informés que vous pouvez faire tout ceci.</text:p>
      <text:p text:style-name="licenseText"/>
      <text:p text:style-name="licenseText"><text:s text:c="2"/>Pour protéger vos droits, nous devons émettre des restrictions qui</text:p>
      <text:p text:style-name="licenseText">interdisent aux distributeurs de vous refuser ces droits ou de vous</text:p>
      <text:p text:style-name="licenseText">demander d’abandonner ces droits. Ces restrictions se traduisent par</text:p>
      <text:p text:style-name="licenseText">certaines responsabilités pour vous si vous distribuez des copies de la</text:p>
      <text:p text:style-name="licenseText">bibliothèque ou si vous la modifiez.</text:p>
      <text:p text:style-name="licenseText"/>
      <text:p text:style-name="licenseText"><text:s text:c="2"/>Par exemple, si vous distribuez des copies de la bibliothèque, que ce</text:p>
      <text:p text:style-name="licenseText">soit à titre gratuit ou contre un paiement, vous devez donner aux</text:p>
      <text:p text:style-name="licenseText">concessionnaires tous les droits que nous vous avons concédés. Si vous</text:p>
      <text:p text:style-name="licenseText">liez d’autres codes avec la bibliothèque, vous devez fournir des fichiers</text:p>
      <text:p text:style-name="licenseText">objets complets aux concessionnaires, de sorte qu’ils peuvent les lier à</text:p>
      <text:p text:style-name="licenseText">nouveau avec la bibliothèque après l’avoir modifiée et recompilée. Et</text:p>
      <text:p text:style-name="licenseText">vous devez leur montrer ces termes de sorte qu’ils puissent connaître</text:p>
      <text:p text:style-name="licenseText">leurs droits.</text:p>
      <text:p text:style-name="licenseText"/>
      <text:p text:style-name="licenseText"><text:s text:c="2"/>Nous protégeons vos droits par une méthode en deux étapes : (1) nous</text:p>
      <text:p text:style-name="licenseText">libellons la Bibliothèque avec une notice de propriété intellectuelle</text:p>
      <text:p text:style-name="licenseText">(“copyright”) et (2) nous vous offrons cette Licence, qui vous donne le</text:p>
      <text:p text:style-name="licenseText">droit de copier, distribuer ou modifier la bibliothèque.</text:p>
      <text:p text:style-name="licenseText"/>
      <text:p text:style-name="licenseText"><text:s text:c="2"/>Pour protéger chaque distributeur, nous voulons établir de façon très</text:p>
      <text:p text:style-name="licenseText">claire qu’il n’y a aucune garantie pour la Bibliothèque libre. Aussi, si</text:p>
      <text:p text:style-name="licenseText">la Bibliothèque est modifiée par quelqu’un d’autre qui la redistribue</text:p>
      <text:p text:style-name="licenseText">ensuite, ses concessionnaires devraient savoir que ce qu’ils ont n’est</text:p>
      <text:p text:style-name="licenseText">pas la version originale, de sorte que la réputation de l’auteur original</text:p>
      <text:p text:style-name="licenseText"><text:soft-page-break/>ne sera pas affectée à cause de problèmes introduits par d’autres.</text:p>
      <text:p text:style-name="licenseText"/>
      <text:p text:style-name="licenseText"><text:s text:c="2"/>Enfin, les brevets logiciels constituent une menace constante contre</text:p>
      <text:p text:style-name="licenseText">l’existence même de tout logiciel libre. Nous voulons être sûr qu’une</text:p>
      <text:p text:style-name="licenseText">société ne peut pas effectivement restreindre les utilisateurs d’un</text:p>
      <text:p text:style-name="licenseText">programme libre en obtenant une licence restrictive d’un titulaire de</text:p>
      <text:p text:style-name="licenseText">brevet. Par conséquent, nous insistons pour que toute licence de brevet</text:p>
      <text:p text:style-name="licenseText">obtenue pour une version de la Bibliothèque soit cohérente avec sa</text:p>
      <text:p text:style-name="licenseText">pleine liberté d’utilisation spécifiée dans la présente Licence.</text:p>
      <text:p text:style-name="licenseText"/>
      <text:p text:style-name="licenseText"><text:s text:c="2"/>La plupart des logiciels GNU, y compris certaines bibliothèques, sont</text:p>
      <text:p text:style-name="licenseText">couverts par la « Licence Générale Publique GNU » (“GNU General Public</text:p>
      <text:p text:style-name="licenseText">License”). La présente licence s’applique à certaines bibliothèques</text:p>
      <text:p text:style-name="licenseText">désignées et est assez différente de la « Licence Générale Publique ».</text:p>
      <text:p text:style-name="licenseText">Nous utilisons la présente licence pour certaines bibliothèques afin de</text:p>
      <text:p text:style-name="licenseText">permettre de lier ces bibliothèques, sous certaines conditions, à des</text:p>
      <text:p text:style-name="licenseText">programmes non libres.</text:p>
      <text:p text:style-name="licenseText"/>
      <text:p text:style-name="licenseText"><text:s text:c="2"/>Quand un programme est lié avec une bibliothèque, que ce soit</text:p>
      <text:p text:style-name="licenseText">statiquement ou avec une bibliothèque partagée, la combinaison des deux</text:p>
      <text:p text:style-name="licenseText">constitue, en termes légaux, un « travail combiné », un « dérivé » de la</text:p>
      <text:p text:style-name="licenseText">bibliothèque originale. Il s’ensuit que la « Licence Générale Publique »</text:p>
      <text:p text:style-name="licenseText">ordinaire ne permet une telle liaison que si l’entière combinaison</text:p>
      <text:p text:style-name="licenseText">remplie ses critères et conditions de liberté. La « Licence Générale</text:p>
      <text:p text:style-name="licenseText">Publique Limitée » permet de desserrer les critères permettant de lier</text:p>
      <text:p text:style-name="licenseText">d’autres codes avec la bibliothèque.</text:p>
      <text:p text:style-name="licenseText"/>
      <text:p text:style-name="licenseText"><text:s text:c="2"/>Nous appelons cette licence la Licence Générale Publique « Limitée »</text:p>
      <text:p text:style-name="licenseText">(“Lesser” General Public License) car elle offre en fait une protection</text:p>
      <text:p text:style-name="licenseText">plus limitée de la liberté de l’utilisateur que celle offerte par la</text:p>
      <text:p text:style-name="licenseText">« Licence Générale Publique » ordinaire. Elle offre aux autres</text:p>
      <text:p text:style-name="licenseText">développeurs de logiciels libres un avantage plus limité face aux</text:p>
      <text:p text:style-name="licenseText">programmes concurrents non libres. Ces désavantages sont la raison pour</text:p>
      <text:p text:style-name="licenseText">laquelle nous utilisons la « Licence Générale Publique » ordinaire pour</text:p>
      <text:p text:style-name="licenseText">de nombreuses bibliothèques. Cependant la licence limitée offre des</text:p>
      <text:p text:style-name="licenseText">avantages dans certaines circonstances spéciales.</text:p>
      <text:p text:style-name="licenseText"/>
      <text:p text:style-name="licenseText"><text:s text:c="2"/>Par exemple, en de rares occasions, il peut exister le besoin</text:p>
      <text:p text:style-name="licenseText">particulier d’encourager l’utilisation la plus large possible d’une</text:p>
      <text:p text:style-name="licenseText">certaine bibliothèque, afin qu’elle devienne un standard de facto. Pour</text:p>
      <text:p text:style-name="licenseText">parvenir à cette fin, des programmes non libres doivent pouvoir être</text:p>
      <text:p text:style-name="licenseText">autorisés à utiliser la bibliothèque. Un cas plus fréquent est qu’une</text:p>
      <text:p text:style-name="licenseText">bibliothèque libre effectue les mêmes tâches que des bibliothèques non</text:p>
      <text:p text:style-name="licenseText">libres largement utilisées. Dans ce cas, il n’y a pas grand chose à gagner</text:p>
      <text:p text:style-name="licenseText">à limiter la bibliothèque libre aux seuls logiciels libres, aussi nous</text:p>
      <text:p text:style-name="licenseText">utilisons la Licence Générale Publique Limitée.</text:p>
      <text:p text:style-name="licenseText"/>
      <text:p text:style-name="licenseText"><text:s text:c="2"/>Dans d’autres cas, l’autorisation d’utiliser une bibliothèque</text:p>
      <text:p text:style-name="licenseText">particulière dans des programmes non libres permet à un plus grand nombre</text:p>
      <text:p text:style-name="licenseText">de personnes d’utiliser un corpus très large de logiciels libres. Par</text:p>
      <text:p text:style-name="licenseText">exemple, l’autorisation d’utiliser la bibliothèque C GNU dans des programmes</text:p>
      <text:p text:style-name="licenseText">non libres permet à plus de personnes d’utiliser le système d’exploitation</text:p>
      <text:p text:style-name="licenseText">GNU tout entier, de même que sa variante, le système d’exploitation</text:p>
      <text:p text:style-name="licenseText">GNU/Linux.</text:p>
      <text:p text:style-name="licenseText"/>
      <text:p text:style-name="licenseText"><text:s text:c="2"/>Bien que la « Licence Générale Publique Limitée » semble limiter la</text:p>
      <text:p text:style-name="licenseText">protection de la liberté de l’utilisateur, elle assure que l’utilisateur</text:p>
      <text:p text:style-name="licenseText">d’un programme lié avec la bibliothèque dispose de la liberté et du choix</text:p>
      <text:p text:style-name="licenseText">d’exécuter ce programme en utilisant une version modifiée de la</text:p>
      <text:p text:style-name="licenseText">bibliothèque.</text:p>
      <text:p text:style-name="licenseText"/>
      <text:p text:style-name="licenseText"><text:s text:c="2"/>Les termes et conditions précis concernant la copie, la distribution et</text:p>
      <text:p text:style-name="licenseText">la modification suivent. Prenez une attention tout particulière aux</text:p>
      <text:p text:style-name="licenseText">différences entre un « travail basé sur la Bibliothèque » et un « travail</text:p>
      <text:p text:style-name="licenseText">utilisant la Bibliothèque ». Le premier contient du code dérivé de la</text:p>
      <text:p text:style-name="licenseText">bibliothèque, tandis que le second doit être combiné avec la bibliothèque</text:p>
      <text:p text:style-name="licenseText">afin de pouvoir être exécuté.</text:p>
      <text:p text:style-name="licenseText"/>
      <text:p text:style-name="licenseText"><text:s text:c="16"/>LICENCE GÉNÉRALE PUBLIQUE LIMITÉE GNU</text:p>
      <text:p text:style-name="licenseText"><text:soft-page-break/><text:s text:c="7"/>TERMES ET CONDITIONS CONCERNANT LA COPIE, LA DISTRIBUTION</text:p>
      <text:p text:style-name="licenseText"><text:s text:c="26"/>ET LA MODIFICATION</text:p>
      <text:p text:style-name="licenseText"/>
      <text:p text:style-name="licenseText"><text:s text:c="2"/>0. Cet Accord de Licence s’applique à toute bibliothèque logicielle ou</text:p>
      <text:p text:style-name="licenseText">tout programme contenant une notice placée par le titulaire de la</text:p>
      <text:p text:style-name="licenseText">réservation de droits (“copyright”) ou toute autre partie autorisée</text:p>
      <text:p text:style-name="licenseText">indiquant que ce logiciel peut être distribué suivant les termes de cette</text:p>
      <text:p text:style-name="licenseText">Licence Générale Publique Limitée (appelée ci-dessous « cette Licence »).</text:p>
      <text:p text:style-name="licenseText">Chacun des concessionnaires de cette Licence sera désigné en tant que</text:p>
      <text:p text:style-name="licenseText">« Vous ».</text:p>
      <text:p text:style-name="licenseText"/>
      <text:p text:style-name="licenseText"><text:s text:c="2"/>Une « bibliothèque » signifie une collection de fonctions logicielles</text:p>
      <text:p text:style-name="licenseText">ou de données préparées de façon à être liée facilement à des programmes</text:p>
      <text:p text:style-name="licenseText">applicatifs (utilisant tout ou partie de ces fonctions et données) afin</text:p>
      <text:p text:style-name="licenseText">de former des exécutables.</text:p>
      <text:p text:style-name="licenseText"/>
      <text:p text:style-name="licenseText"><text:s text:c="2"/>La « Bibliothèque », ci-dessous, se réfère à toute bibliothèque</text:p>
      <text:p text:style-name="licenseText">logicielle ou travail qui a été distribué suivant ces termes. Un</text:p>
      <text:p text:style-name="licenseText">« travail basé sur la Bibliothèque » signifie soit la Bibliothèque ou</text:p>
      <text:p text:style-name="licenseText">tout travail dérivé pouvant être soumis aux lois de propriété</text:p>
      <text:p text:style-name="licenseText">intellectuelle : c’est-à-dire un travail contenant la Bibliothèque ou</text:p>
      <text:p text:style-name="licenseText">une portion de celle-ci, soit en copie conforme, soit avec des</text:p>
      <text:p text:style-name="licenseText">modifications ou traduit directement dans une autre langue. (Dans la</text:p>
      <text:p text:style-name="licenseText">suite ci-dessous, les traductions sont incluses sans limitation dans le</text:p>
      <text:p text:style-name="licenseText">terme « modification ».)</text:p>
      <text:p text:style-name="licenseText"/>
      <text:p text:style-name="licenseText"><text:s text:c="2"/>Le « code source » d’un travail signifie la forme préférée du travail</text:p>
      <text:p text:style-name="licenseText">permettant d’y effectuer des modifications. Pour une bibliothèque, le</text:p>
      <text:p text:style-name="licenseText">code source complet signifie tout le code source de tous les modules</text:p>
      <text:p text:style-name="licenseText">qu’elle contient, plus tous les fichiers de définition d’interface</text:p>
      <text:p text:style-name="licenseText">associés, plus les scripts utilisés pour contrôler la compilation et</text:p>
      <text:p text:style-name="licenseText">l’installation de la bibliothèque.</text:p>
      <text:p text:style-name="licenseText"/>
      <text:p text:style-name="licenseText"><text:s text:c="2"/>Les activités autres que la copie, la distribution et la modification</text:p>
      <text:p text:style-name="licenseText">ne sont pas couvertes par cette Licence ; elles sont en dehors de son</text:p>
      <text:p text:style-name="licenseText">étendue. L’action d’exécuter un programme utilisant la Bibliothèque</text:p>
      <text:p text:style-name="licenseText">n’est pas restreinte et les résultats produits par un tel programme ne</text:p>
      <text:p text:style-name="licenseText">sont couverts que si leur contenu constitue un travail basé sur la</text:p>
      <text:p text:style-name="licenseText">Bibliothèque (indépendamment de l’utilisation de la Bibliothèque dans</text:p>
      <text:p text:style-name="licenseText">un outil utilisé pour l’écrire). Que ce soit ou non le cas dépend de ce</text:p>
      <text:p text:style-name="licenseText">que réalise la Bibliothèque, et de ce que fait le programme utilisant la</text:p>
      <text:p text:style-name="licenseText">Bibliothèque.</text:p>
      <text:p text:style-name="licenseText"/>
      <text:p text:style-name="licenseText"><text:s text:c="2"/>1. Vous pouvez copier et distribuer des copies conformes du code source</text:p>
      <text:p text:style-name="licenseText">complet de la Bibliothèque que vous recevez, sur tout support, pourvu que</text:p>
      <text:p text:style-name="licenseText">vous publiiez scrupuleusement et de façon appropriée sur chaque copie la</text:p>
      <text:p text:style-name="licenseText">notice de réservation de droit (“copyright”) et un « déni de garantie » ;</text:p>
      <text:p text:style-name="licenseText">gardez intactes toutes les notices qui se réfèrent à cette Licence et à</text:p>
      <text:p text:style-name="licenseText">l’absence de toute garantie ; et distribuez une copie de cette Licence en</text:p>
      <text:p text:style-name="licenseText">même temps que la Bibliothèque.</text:p>
      <text:p text:style-name="licenseText"/>
      <text:p text:style-name="licenseText"><text:s text:c="2"/>Vous pouvez demander un paiement pour l’action physique de transfert</text:p>
      <text:p text:style-name="licenseText">d’une copie et vous pouvez à volonté offrir une protection de garantie en</text:p>
      <text:p text:style-name="licenseText">échange d’un paiement.</text:p>
      <text:p text:style-name="licenseText"/>
      <text:p text:style-name="licenseText"><text:s text:c="2"/>2. Vous pouvez modifier votre ou vos copie(s) de la Bibliothèque ou</text:p>
      <text:p text:style-name="licenseText">toute portion de celle-ci et ainsi créer un travail basé sur la</text:p>
      <text:p text:style-name="licenseText">Bibliothèque et copier ou distribuer de telles modifications suivant les</text:p>
      <text:p text:style-name="licenseText">termes de la Section 1 ci-dessus, pourvu que vous satisfassiez également</text:p>
      <text:p text:style-name="licenseText">à chacune de ces conditions :</text:p>
      <text:p text:style-name="licenseText"/>
      <text:p text:style-name="licenseText"><text:s text:c="2"/>a) Le travail modifié doit être lui-même une bibliothèque logicielle.</text:p>
      <text:p text:style-name="licenseText"/>
      <text:p text:style-name="licenseText"><text:s text:c="2"/>b) Vous devez assurer que les fichiers modifiés comportent des notices</text:p>
      <text:p text:style-name="licenseText"><text:s text:c="2"/>évidentes établissant que vous avez changé les fichiers et la date de</text:p>
      <text:p text:style-name="licenseText"><text:s text:c="2"/>ces changements.</text:p>
      <text:p text:style-name="licenseText"/>
      <text:p text:style-name="licenseText"><text:s text:c="2"/>c) Vous devez assurer que l’ensemble du travail pourra être licencié</text:p>
      <text:p text:style-name="licenseText"><text:s text:c="2"/>sans frais à toute tierce partie suivant les termes de cette Licence.</text:p>
      <text:p text:style-name="licenseText"><text:soft-page-break/></text:p>
      <text:p text:style-name="licenseText"><text:s text:c="2"/>d) Si une facilité dans la bibliothèque modifiée se réfère à une fonction</text:p>
      <text:p text:style-name="licenseText"><text:s text:c="2"/>ou une table de données devant être fournie par une application utilisant</text:p>
      <text:p text:style-name="licenseText"><text:s text:c="2"/>la facilité, autre qu’un argument passé quand la facilité est invoquée,</text:p>
      <text:p text:style-name="licenseText"><text:s text:c="2"/>alors vous devez faire un effort en toute bonne foi pour vous assurer</text:p>
      <text:p text:style-name="licenseText"><text:s text:c="2"/>que, dans l’éventualité où une application ne fournirait pas une telle</text:p>
      <text:p text:style-name="licenseText"><text:s text:c="2"/>fonction ou table, la facilité restera opérationnelle et effectuera une</text:p>
      <text:p text:style-name="licenseText"><text:s text:c="2"/>partie quelconque de sa finalité de façon sensée.</text:p>
      <text:p text:style-name="licenseText"/>
      <text:p text:style-name="licenseText"><text:s text:c="2"/>(Par exemple, une fonction dans une bibliothèque pour calculer des</text:p>
      <text:p text:style-name="licenseText"><text:s text:c="2"/>racines carrées a une finalité qui est totalement bien définie</text:p>
      <text:p text:style-name="licenseText"><text:s text:c="2"/>indépendamment de l’application. Par conséquent, la Sous-section 2d</text:p>
      <text:p text:style-name="licenseText"><text:s text:c="2"/>requiert que toute fonction fournie par l’application ou table</text:p>
      <text:p text:style-name="licenseText"><text:s text:c="2"/>utilisée par cette fonction doit être optionnelle : si l’application</text:p>
      <text:p text:style-name="licenseText"><text:s text:c="2"/>n’en fournit pas, la fonction racine carrée doit encore pouvoir</text:p>
      <text:p text:style-name="licenseText"><text:s text:c="2"/>calculer des racines carrées.)</text:p>
      <text:p text:style-name="licenseText"/>
      <text:p text:style-name="licenseText"><text:s text:c="2"/>Ces obligations s’appliquent au travail modifié dans son entier. Si des</text:p>
      <text:p text:style-name="licenseText">sections identifiables de ce travail ne sont pas dérivées dans la</text:p>
      <text:p text:style-name="licenseText">Bibliothèque, et peuvent être raisonnablement considérées comme des</text:p>
      <text:p text:style-name="licenseText">travaux indépendants et séparés par eux-mêmes, alors cette Licence et ses</text:p>
      <text:p text:style-name="licenseText">termes, ne s’appliquent pas à ces sections, dès lors que vous les</text:p>
      <text:p text:style-name="licenseText">distribuez en tant que travaux séparés. Mais quand vous distribuez les</text:p>
      <text:p text:style-name="licenseText">mêmes sections en tant que composants d’un ensemble constituant un</text:p>
      <text:p text:style-name="licenseText">travail basé sur la Bibliothèque, la distribution de l’ensemble doit se</text:p>
      <text:p text:style-name="licenseText">faire suivant les termes de cette Licence, dont les autorisations</text:p>
      <text:p text:style-name="licenseText">accordées à d’autres obtenteurs de licences s’étendent à la totalité de</text:p>
      <text:p text:style-name="licenseText">l’ensemble et donc pour chacun des composants indépendamment de qui les a</text:p>
      <text:p text:style-name="licenseText">écrits.</text:p>
      <text:p text:style-name="licenseText"/>
      <text:p text:style-name="licenseText"><text:s text:c="2"/>Aussi, ce n’est pas l’intention de cette section de clamer des droits ou</text:p>
      <text:p text:style-name="licenseText">de contester vos droits sur des travaux écrits entièrement par vous ;</text:p>
      <text:p text:style-name="licenseText">l’intention est plutôt d’exercer le droit de contrôler la distribution</text:p>
      <text:p text:style-name="licenseText">des travaux dérivés ou collectifs basés sur la Bibliothèque.</text:p>
      <text:p text:style-name="licenseText"/>
      <text:p text:style-name="licenseText"><text:s text:c="2"/>De plus, la simple agrégation avec la Bibliothèque (ou avec un travail</text:p>
      <text:p text:style-name="licenseText">basé sur la Bibliothèque) d’un autre travail non basé sur la Bibliothèque</text:p>
      <text:p text:style-name="licenseText">sur un même volume de stockage ou un support de distribution n’amène pas</text:p>
      <text:p text:style-name="licenseText">cet autre travail dans le champ d’application de cette Licence.</text:p>
      <text:p text:style-name="licenseText"/>
      <text:p text:style-name="licenseText"><text:s text:c="2"/>3. Vous pouvez choisir d’appliquer les termes de la Licence Générale</text:p>
      <text:p text:style-name="licenseText">Publique GNU ordinaire au lieu de ceux de cette Licence à une copie</text:p>
      <text:p text:style-name="licenseText">donnée de cette Bibliothèque. Pour le faire, vous devez modifier les</text:p>
      <text:p text:style-name="licenseText">notices qui se réfèrent à cette Licence, de sorte qu’ils se réfèrent</text:p>
      <text:p text:style-name="licenseText">plutôt à la Licence Générale Publique GNU version 2, au lieu de cette</text:p>
      <text:p text:style-name="licenseText">Licence. (Si une version officielle plus récente que la version 2 de la</text:p>
      <text:p text:style-name="licenseText">Licence Générale Publique GNU ordinaire a été publiée, alors vous pouvez</text:p>
      <text:p text:style-name="licenseText">spécifier plutôt cette version si vous le souhaitez.) N’effectuez aucun</text:p>
      <text:p text:style-name="licenseText">autre changement à ces notices.</text:p>
      <text:p text:style-name="licenseText"/>
      <text:p text:style-name="licenseText"><text:s text:c="2"/>Dès que ce changement a été fait dans une copie donnée, il est</text:p>
      <text:p text:style-name="licenseText">irréversible pour cette copie et donc la Licence Générale Publique GNU</text:p>
      <text:p text:style-name="licenseText">ordinaire s’appliquera à toutes les copies suivantes et à tous travaux</text:p>
      <text:p text:style-name="licenseText">dérivés effectués à partir de cette copie.</text:p>
      <text:p text:style-name="licenseText"/>
      <text:p text:style-name="licenseText"><text:s text:c="2"/>Cette option est utile quand vous souhaitez copier une partie du code de</text:p>
      <text:p text:style-name="licenseText">la Bibliothèque en un programme qui n’est pas une bibliothèque.</text:p>
      <text:p text:style-name="licenseText"/>
      <text:p text:style-name="licenseText"><text:s text:c="2"/>4. Vous pouvez copier et distribuer la Bibliothèque (ou une portion ou un</text:p>
      <text:p text:style-name="licenseText">dérivé de celle-ci, suivant les termes de la Section 2 sous forme de code</text:p>
      <text:p text:style-name="licenseText">objet ou exécutable suivant les termes des Sections 1 et 2 ci-dessus,</text:p>
      <text:p text:style-name="licenseText">pourvu que vous l’accompagniez avec le code source correspondant sous</text:p>
      <text:p text:style-name="licenseText">forme lisible par une machine, qui doit être distribué suivant les termes</text:p>
      <text:p text:style-name="licenseText">des Sections 1 et 2 ci-dessus sur un support utilisé habituellement pour</text:p>
      <text:p text:style-name="licenseText">l’échange de logiciels.</text:p>
      <text:p text:style-name="licenseText"/>
      <text:p text:style-name="licenseText"><text:s text:c="2"/>Si la distribution du code objet se fait en offrant l’accès à la copie</text:p>
      <text:p text:style-name="licenseText">depuis un emplacement désigné, alors une offre d’accès équivalente pour</text:p>
      <text:p text:style-name="licenseText">copier le code source depuis le même emplacement satisfait à l’obligation</text:p>
      <text:p text:style-name="licenseText"><text:soft-page-break/>de distribuer le code source, même si des parties tierces ne sont pas</text:p>
      <text:p text:style-name="licenseText">obligées de copier simultanément le code source en même temps que le code</text:p>
      <text:p text:style-name="licenseText">objet.</text:p>
      <text:p text:style-name="licenseText"/>
      <text:p text:style-name="licenseText"><text:s text:c="2"/>5. Un programme qui ne contient aucun dérivé d’une quelconque portion de</text:p>
      <text:p text:style-name="licenseText">la Bibliothèque, mais est conçu pour travailler avec la Bibliothèque en</text:p>
      <text:p text:style-name="licenseText">étant compilé ou lié avec cette Bibliothèque, est appelé un « travail</text:p>
      <text:p text:style-name="licenseText">utilisant la Bibliothèque ». Un tel travail, pris isolément, n’est pas un</text:p>
      <text:p text:style-name="licenseText">travail dérivé de la Bibliothèque et tombe par conséquent hors du champ</text:p>
      <text:p text:style-name="licenseText">d’application de cette Licence.</text:p>
      <text:p text:style-name="licenseText"/>
      <text:p text:style-name="licenseText"><text:s text:c="2"/>Cependant, la liaison avec la Bibliothèque d’un « travail utilisant la</text:p>
      <text:p text:style-name="licenseText">Bibliothèque » crée un exécutable qui est un « dérivé de la Bibliothèque »</text:p>
      <text:p text:style-name="licenseText">(car il contient des portions de la Bibliothèque), plutôt qu’un « travail</text:p>
      <text:p text:style-name="licenseText">utilisant la Bibliothèque ». L’exécutable est par conséquent couvert par</text:p>
      <text:p text:style-name="licenseText">cette Licence. La Section 6 établit les termes de distribution de tels</text:p>
      <text:p text:style-name="licenseText">exécutables.</text:p>
      <text:p text:style-name="licenseText"/>
      <text:p text:style-name="licenseText"><text:s text:c="2"/>Quand un « travail utilisant la Bibliothèque » utilise des éléments d’un</text:p>
      <text:p text:style-name="licenseText">fichier d’entête faisant partie de la Bibliothèque, le code objet de ce</text:p>
      <text:p text:style-name="licenseText">travail peut être un travail « dérivé de la Bibliothèque » même si son</text:p>
      <text:p text:style-name="licenseText">code source ne l’est pas. Cette définition prendra son sens tout</text:p>
      <text:p text:style-name="licenseText">particulièrement si le travail peut être lié sans la Bibliothèque ou si</text:p>
      <text:p text:style-name="licenseText">le travail est lui-même une bibliothèque. Les délimitations de ce cas ne</text:p>
      <text:p text:style-name="licenseText">sont pas définies de façon précise par la loi.</text:p>
      <text:p text:style-name="licenseText"/>
      <text:p text:style-name="licenseText"><text:s text:c="2"/>Si un tel fichier objet utilise uniquement des paramètres numériques, des</text:p>
      <text:p text:style-name="licenseText">schémas et accesseurs de structures de données et de petites macros et</text:p>
      <text:p text:style-name="licenseText">petites fonctions en ligne (dix lignes de source ou moins en longueur),</text:p>
      <text:p text:style-name="licenseText">alors l’utilisation du fichier objet est non restreinte, indépendamment</text:p>
      <text:p text:style-name="licenseText">du fait que cela constitue légalement un travail « dérivé » (Les règles</text:p>
      <text:p text:style-name="licenseText">de la Section 6 s’appliqueront tout de même aux exécutables contenant ce</text:p>
      <text:p text:style-name="licenseText">code objet plus des portions de la Bibliothèque).</text:p>
      <text:p text:style-name="licenseText"/>
      <text:p text:style-name="licenseText"><text:s text:c="2"/>Autrement, si le travail est un « dérivé de la Bibliothèque, » vous</text:p>
      <text:p text:style-name="licenseText">pouvez distribuer le code objet pour le travail suivant les termes de la</text:p>
      <text:p text:style-name="licenseText">Section 6. Les règles de la section 6 s’appliquent alors à tout</text:p>
      <text:p text:style-name="licenseText">exécutable contenant ce travail, que ce dernier soit ou ne soit pas lié</text:p>
      <text:p text:style-name="licenseText">directement avec la Bibliothèque elle-même.</text:p>
      <text:p text:style-name="licenseText"/>
      <text:p text:style-name="licenseText"><text:s text:c="2"/>6. Par exception aux Sections ci-dessus, vous pouvez aussi combiner ou</text:p>
      <text:p text:style-name="licenseText">lier un « travail utilisant la Bibliothèque » avec la Bibliothèque pour</text:p>
      <text:p text:style-name="licenseText">produire un travail contenant des portions de la Bibliothèque et</text:p>
      <text:p text:style-name="licenseText">distribuer ce travail suivant les termes de votre choix, pourvu que ces</text:p>
      <text:p text:style-name="licenseText">termes permettent la modification du travail pour les besoins propres du</text:p>
      <text:p text:style-name="licenseText">client et l’ingénierie inverse permettant le déboguage de telles</text:p>
      <text:p text:style-name="licenseText">modifications.</text:p>
      <text:p text:style-name="licenseText"/>
      <text:p text:style-name="licenseText"><text:s text:c="2"/>Vous devez donner une notice explicite et évidente avec chaque copie du</text:p>
      <text:p text:style-name="licenseText">travail montrant que la Bibliothèque est utilisée dans celui-ci et que la</text:p>
      <text:p text:style-name="licenseText">Bibliothèque et son utilisation sont couvertes par cette Licence. Vous devez</text:p>
      <text:p text:style-name="licenseText">fournir une copie de cette Licence. Si le travail lors de son exécution</text:p>
      <text:p text:style-name="licenseText">affiche des notices de droits et propriétés intellectuelles, vous devez</text:p>
      <text:p text:style-name="licenseText">inclure la notice pour la Bibliothèque parmi celles-ci, ainsi qu’une</text:p>
      <text:p text:style-name="licenseText">référence adressée à l’utilisateur vers une copie de cette Licence. Vous</text:p>
      <text:p text:style-name="licenseText">devez aussi effectuer l’une des tâches suivantes :</text:p>
      <text:p text:style-name="licenseText"/>
      <text:p text:style-name="licenseText"><text:s text:c="2"/>a) Accompagner le travail avec le code source complet correspondant</text:p>
      <text:p text:style-name="licenseText"><text:s text:c="2"/>lisible par une machine pour la Bibliothèque incluant tout changement</text:p>
      <text:p text:style-name="licenseText"><text:s text:c="2"/>quelconque qui ont étés effectués dans le travail (qui doit être</text:p>
      <text:p text:style-name="licenseText"><text:s text:c="2"/>distribué suivant les Sections 1 et 2 ci-dessus) ; et, si le travail est</text:p>
      <text:p text:style-name="licenseText"><text:s text:c="2"/>un exécutable lié avec la Bibliothèque, fournir la totalité du « travail</text:p>
      <text:p text:style-name="licenseText"><text:s text:c="2"/>utilisant la Bibliothèque » lisible par une machine, sous forme de code</text:p>
      <text:p text:style-name="licenseText"><text:s text:c="2"/>objet ou source, de sorte que l’utilisateur puisse modifier la</text:p>
      <text:p text:style-name="licenseText"><text:s text:c="2"/>Bibliothèque et la relier pour produire un exécutable modifié contenant</text:p>
      <text:p text:style-name="licenseText"><text:s text:c="2"/>la Bibliothèque modifiée.</text:p>
      <text:p text:style-name="licenseText"><text:s text:c="2"/>(Il est admis que l’utilisateur qui change le contenu de fichiers</text:p>
      <text:p text:style-name="licenseText"><text:s text:c="2"/>de définition dans la Bibliothèque ne sera pas nécessairement</text:p>
      <text:p text:style-name="licenseText"><text:s text:c="2"/>capable de recompiler l’application pour utiliser les définitions</text:p>
      <text:p text:style-name="licenseText"><text:soft-page-break/><text:s text:c="2"/>modifiées.)</text:p>
      <text:p text:style-name="licenseText"/>
      <text:p text:style-name="licenseText"><text:s text:c="2"/>b) Utiliser un mécanisme approprié de bibliothèque partagée pour lier</text:p>
      <text:p text:style-name="licenseText"><text:s text:c="2"/>avec la Bibliothèque. Un mécanisme approprié est celui qui (1) utilise à</text:p>
      <text:p text:style-name="licenseText"><text:s text:c="2"/>l’exécution une copie de la Bibliothèque déjà présente sur le système de</text:p>
      <text:p text:style-name="licenseText"><text:s text:c="2"/>l’ordinateur de l’utilisateur, plutôt que de copier les fonctions de</text:p>
      <text:p text:style-name="licenseText"><text:s text:c="2"/>Bibliothèque dans l’exécutable et (2) fonctionnera correctement avec une</text:p>
      <text:p text:style-name="licenseText"><text:s text:c="2"/>version modifiée de la Bibliothèque, si l’utilisateur en installe une,</text:p>
      <text:p text:style-name="licenseText"><text:s text:c="2"/>tant que la version modifiée est compatible au niveau de l’interface</text:p>
      <text:p text:style-name="licenseText"><text:s text:c="2"/>avec la version avec laquelle le travail a été réalisé.</text:p>
      <text:p text:style-name="licenseText"/>
      <text:p text:style-name="licenseText"><text:s text:c="2"/>c) Accompagner le travail d’une offre écrite, valide pour au moins trois</text:p>
      <text:p text:style-name="licenseText"><text:s text:c="2"/>ans, de donner au même utilisateur les éléments spécifiés dans la</text:p>
      <text:p text:style-name="licenseText"><text:s text:c="2"/>Sous-section 6a, ci-dessus, contre un paiement n’excédant pas le coût</text:p>
      <text:p text:style-name="licenseText"><text:s text:c="2"/>requis pour effectuer cette distribution.</text:p>
      <text:p text:style-name="licenseText"/>
      <text:p text:style-name="licenseText"><text:s text:c="2"/>d) Si la distribution du travail est faite en offrant l’accès à une</text:p>
      <text:p text:style-name="licenseText"><text:s text:c="2"/>copie depuis un emplacement désigné, offrir un accès équivalent depuis</text:p>
      <text:p text:style-name="licenseText"><text:s text:c="2"/>le même emplacement pour copier les éléments spécifiés ci-dessus.</text:p>
      <text:p text:style-name="licenseText"/>
      <text:p text:style-name="licenseText"><text:s text:c="2"/>e) Vérifier que l’utilisateur a déjà reçu une copie de ces éléments ou</text:p>
      <text:p text:style-name="licenseText"><text:s text:c="2"/>que vous en avez déjà envoyé une copie à cet utilisateur.</text:p>
      <text:p text:style-name="licenseText"/>
      <text:p text:style-name="licenseText"><text:s text:c="2"/>Pour un exécutable, la forme requise du « travail utilisant la</text:p>
      <text:p text:style-name="licenseText">Bibliothèque » doit inclure toutes les données et programmes utilitaires</text:p>
      <text:p text:style-name="licenseText">nécessaires permettant de reproduire l’exécutable à partir de ceux-ci.</text:p>
      <text:p text:style-name="licenseText">Cependant, par exception, les matériels à distribuer n’ont pas besoin</text:p>
      <text:p text:style-name="licenseText">d’inclure tout ce qui est normalement distribué (sous forme source ou</text:p>
      <text:p text:style-name="licenseText">binaire) avec les composants majeurs (compilateur, noyau et autres</text:p>
      <text:p text:style-name="licenseText">composants similaires) du système d’exploitation sur lequel l’exécutable</text:p>
      <text:p text:style-name="licenseText">fonctionne, à moins que ce composant lui-même accompagne l’exécutable.</text:p>
      <text:p text:style-name="licenseText"/>
      <text:p text:style-name="licenseText"><text:s text:c="2"/>Il peut arriver que ces conditions nécessaires contredisent les</text:p>
      <text:p text:style-name="licenseText">restrictions de licence d’autres bibliothèques propriétaires qui</text:p>
      <text:p text:style-name="licenseText">n’accompagnent pas normalement le système d’exploitation. Une telle</text:p>
      <text:p text:style-name="licenseText">contradiction signifie que vous ne pouvez pas les utiliser en même temps</text:p>
      <text:p text:style-name="licenseText">que la Bibliothèque dans un exécutable que vous distribuez.</text:p>
      <text:p text:style-name="licenseText"/>
      <text:p text:style-name="licenseText"><text:s text:c="2"/>7. Vous pouvez placer les facilités de bibliothèque qui sont un travail</text:p>
      <text:p text:style-name="licenseText">basé sur la Bibliothèque côte à côte dans une unique bibliothèque avec</text:p>
      <text:p text:style-name="licenseText">d’autres facilités de bibliothèque non couvertes par cette Licence et</text:p>
      <text:p text:style-name="licenseText">distribuer une telle bibliothèque combinée, pourvu que la distribution</text:p>
      <text:p text:style-name="licenseText">séparée du travail basé sur la Bibliothèque et des autres facilités de</text:p>
      <text:p text:style-name="licenseText">bibliothèque soient autrement permises et pourvu que vous effectuiez</text:p>
      <text:p text:style-name="licenseText">chacune des deux tâches suivantes :</text:p>
      <text:p text:style-name="licenseText"/>
      <text:p text:style-name="licenseText"><text:s text:c="2"/>a) Accompagner la bibliothèque combinée avec une copie du même travail</text:p>
      <text:p text:style-name="licenseText"><text:s text:c="2"/>basé sur la Bibliothèque, non combinée avec d’autres facilités de la</text:p>
      <text:p text:style-name="licenseText"><text:s text:c="2"/>Bibliothèque. Cela doit être distribué suivant les termes des Sections</text:p>
      <text:p text:style-name="licenseText"><text:s text:c="2"/>ci-dessus.</text:p>
      <text:p text:style-name="licenseText"/>
      <text:p text:style-name="licenseText"><text:s text:c="2"/>b) Donner une notice évidente avec la bibliothèque combinée du fait</text:p>
      <text:p text:style-name="licenseText"><text:s text:c="2"/>qu’une partie de celle-ci est un travail basé sur la Bibliothèque et</text:p>
      <text:p text:style-name="licenseText"><text:s text:c="2"/>expliquant où trouver la forme non combinée accompagnante du même</text:p>
      <text:p text:style-name="licenseText"><text:s text:c="2"/>travail.</text:p>
      <text:p text:style-name="licenseText"/>
      <text:p text:style-name="licenseText"><text:s text:c="2"/>8. Vous ne pouvez pas copier, modifier, accorder des sous-licences, lier</text:p>
      <text:p text:style-name="licenseText">ou distribuer la Bibliothèque autrement que d’une façon décrite</text:p>
      <text:p text:style-name="licenseText">expressément par cette Licence. Autrement, toute tentative de copier,</text:p>
      <text:p text:style-name="licenseText">modifier, accorder des sous-licences, lier ou distribuer la Bibliothèque</text:p>
      <text:p text:style-name="licenseText">est invalide et mettra fin automatiquement à vos droits accordés sous</text:p>
      <text:p text:style-name="licenseText">cette Licence. Toutefois, toute autre tierce partie qui a reçu des copies</text:p>
      <text:p text:style-name="licenseText">ou des droits par vous, suivant les termes de cette Licence, ne verra pas sa</text:p>
      <text:p text:style-name="licenseText">licence résiliée, aussi longtemps que cette partie tierce continuera de</text:p>
      <text:p text:style-name="licenseText">s’y conformer pleinement.</text:p>
      <text:p text:style-name="licenseText"/>
      <text:p text:style-name="licenseText"><text:s text:c="2"/>9. Vous n’êtes pas obligé d’accepter cette Licence, puisque vous ne l’avez</text:p>
      <text:p text:style-name="licenseText">pas signée. Cependant, rien d’autre ne vous accorde l’autorisation de</text:p>
      <text:p text:style-name="licenseText">modifier ou distribuer la Bibliothèque ou ses travaux dérivés. Ces actions</text:p>
      <text:p text:style-name="licenseText"><text:soft-page-break/>sont légalement prohibées si vous n’acceptez pas cette Licence. Par</text:p>
      <text:p text:style-name="licenseText">conséquent, en modifiant ou distribuant la Bibliothèque (ou tout travail</text:p>
      <text:p text:style-name="licenseText">basé sur la Bibliothèque), vous indiquez votre acceptation de cette</text:p>
      <text:p text:style-name="licenseText">Licence pour le faire, ainsi que tous ses termes et conditions pour la</text:p>
      <text:p text:style-name="licenseText">copie, la distribution ou la modification de la Bibliothèque ou des</text:p>
      <text:p text:style-name="licenseText">travaux basés sur elle.</text:p>
      <text:p text:style-name="licenseText"/>
      <text:p text:style-name="licenseText"><text:s text:c="2"/>10. Chaque fois que vous redistribuez la Bibliothèque (ou tout travail</text:p>
      <text:p text:style-name="licenseText">basé sur la Bibliothèque), le destinataire reçoit automatiquement une</text:p>
      <text:p text:style-name="licenseText">licence par l’émetteur d’origine de la licence, permettant de copier,</text:p>
      <text:p text:style-name="licenseText">distribuer, lier ou modifier la Bibliothèque en accord avec les présents</text:p>
      <text:p text:style-name="licenseText">termes et conditions. Vous ne pouvez pas imposer davantage de</text:p>
      <text:p text:style-name="licenseText">restrictions sur l’exercice par le concessionnaire de cette licence des</text:p>
      <text:p text:style-name="licenseText">droits accordés dans la présente licence. Vous êtes dégagé de la</text:p>
      <text:p text:style-name="licenseText">responsabilité de contrôler la conformité d’usage de cette Licence par</text:p>
      <text:p text:style-name="licenseText">des parties tierces.</text:p>
      <text:p text:style-name="licenseText"/>
      <text:p text:style-name="licenseText"><text:s text:c="2"/>11. Si, par suite d’une décision judiciaire ou d’une allégation</text:p>
      <text:p text:style-name="licenseText">d’infraction à un brevet ou pour toute autre raison (non limitée aux</text:p>
      <text:p text:style-name="licenseText">problèmes de brevets), des conditions vous sont imposées (que ce soit par</text:p>
      <text:p text:style-name="licenseText">une ordonnance de justice, une transaction amiable ou contractuelle ou</text:p>
      <text:p text:style-name="licenseText">toute autre raison) qui contredisent les conditions de cette Licence,</text:p>
      <text:p text:style-name="licenseText">elles ne vous dégagent pas des obligations de cette Licence. Si vous ne</text:p>
      <text:p text:style-name="licenseText">pouvez pas effectuer une distribution de façon à satisfaire simultanément</text:p>
      <text:p text:style-name="licenseText">vos obligations sous cette Licence et toute autre obligation pertinente,</text:p>
      <text:p text:style-name="licenseText">alors vous ne pouvez en aucun cas distribuer la Bibliothèque. Par</text:p>
      <text:p text:style-name="licenseText">exemple, si une licence de brevet ne permettait pas une redistribution de</text:p>
      <text:p text:style-name="licenseText">la Bibliothèque sans paiement de royalties par tous ceux qui en reçoivent</text:p>
      <text:p text:style-name="licenseText">des copies directement ou indirectement à travers vous, alors la seule</text:p>
      <text:p text:style-name="licenseText">façon pour vous de satisfaire à la fois les conditions imposées et cette</text:p>
      <text:p text:style-name="licenseText">Licence sera de vous abstenir complètement de toute distribution de la</text:p>
      <text:p text:style-name="licenseText">Bibliothèque.</text:p>
      <text:p text:style-name="licenseText"/>
      <text:p text:style-name="licenseText"><text:s text:c="2"/>Si toute portion de cette section est jugée invalide ou inapplicable de</text:p>
      <text:p text:style-name="licenseText">plein droit dans une quelconque circonstance particulière, tout le reste</text:p>
      <text:p text:style-name="licenseText">de cette section est supposé s’appliquer et la section dans son ensemble est</text:p>
      <text:p text:style-name="licenseText">supposée toujours être applicable dans toutes les autres circonstances.</text:p>
      <text:p text:style-name="licenseText"/>
      <text:p text:style-name="licenseText"><text:s text:c="2"/>Le but de cette section n’est pas de vous obliger à enfreindre un</text:p>
      <text:p text:style-name="licenseText">quelconque brevet ou d’autres prétentions à des droits de propriété ou de</text:p>
      <text:p text:style-name="licenseText">contester la validité de telles prétentions ; cette section a pour seul</text:p>
      <text:p text:style-name="licenseText">but de protéger l’intégrité du système de distribution des logiciels</text:p>
      <text:p text:style-name="licenseText">libres tel qu’il fonctionne au moyen de pratiques de licences publiques.</text:p>
      <text:p text:style-name="licenseText">De nombreuses personnes ont fait des contributions généreuses à la gamme</text:p>
      <text:p text:style-name="licenseText">très étendue de logiciels distribués via ce système, en comptant sur</text:p>
      <text:p text:style-name="licenseText">l’application rigoureuse et cohérente de ce système ; il appartient</text:p>
      <text:p text:style-name="licenseText">seulement à l’auteur ou au donateur de décider si il ou elle désire</text:p>
      <text:p text:style-name="licenseText">distribuer un logiciel via un autre système et le concessionnaire de</text:p>
      <text:p text:style-name="licenseText">licence ne peut pas imposer ce choix.</text:p>
      <text:p text:style-name="licenseText"/>
      <text:p text:style-name="licenseText"><text:s text:c="2"/>Cette section a pour but d’établir de façon très claire ce que l’on croit</text:p>
      <text:p text:style-name="licenseText">être une conséquence nécessaire du reste de cette Licence.</text:p>
      <text:p text:style-name="licenseText"/>
      <text:p text:style-name="licenseText"><text:s text:c="2"/>12. Si la distribution ou l’usage de la Bibliothèque est restreinte</text:p>
      <text:p text:style-name="licenseText">dans certains pays, que ce soit par des brevets ou des interfaces soumises</text:p>
      <text:p text:style-name="licenseText">au droit de propriété intellectuelle, le titulaire original de ce droit de</text:p>
      <text:p text:style-name="licenseText">propriété qui place la Bibliothèque sous la couverture de cette Licence</text:p>
      <text:p text:style-name="licenseText">peut ajouter une limitation géographique explicite de distribution</text:p>
      <text:p text:style-name="licenseText">excluant ces pays, afin que la distribution soit permise seulement dans</text:p>
      <text:p text:style-name="licenseText">ou parmi les pays non exclus. Dans un tel cas, cette Licence incorpore la</text:p>
      <text:p text:style-name="licenseText">limitation comme si elle était réputée écrite dans le corps de cette</text:p>
      <text:p text:style-name="licenseText">Licence.</text:p>
      <text:p text:style-name="licenseText"/>
      <text:p text:style-name="licenseText"><text:s text:c="2"/>13. La Free Software Foundation peut publier des versions révisées ou</text:p>
      <text:p text:style-name="licenseText">nouvelles de la Licence Générale Publique Limitée de temps en temps. De</text:p>
      <text:p text:style-name="licenseText">telles nouvelles versions resteront similaires à l’esprit de la présente</text:p>
      <text:p text:style-name="licenseText">version, mais peut différer dans son détail afin de traiter de nouveaux</text:p>
      <text:p text:style-name="licenseText">problèmes ou préoccupations.</text:p>
      <text:p text:style-name="licenseText"/>
      <text:p text:style-name="licenseText"><text:soft-page-break/><text:s text:c="2"/>Chaque version reçoit un numéro de version distinctif. Si la Bibliothèque</text:p>
      <text:p text:style-name="licenseText">spécifie un numéro de version de cette Licence qui s’applique à celle-ci</text:p>
      <text:p text:style-name="licenseText">et à « toute autre version future », vous avez l’option de suivre les</text:p>
      <text:p text:style-name="licenseText">termes et conditions de cette version ou de toute version ultérieure</text:p>
      <text:p text:style-name="licenseText">publiées par la Free Software Foundation. Si la Bibliothèque ne spécifie</text:p>
      <text:p text:style-name="licenseText">pas un numéro de version de licence, vous pouvez choisir n’importe quelle</text:p>
      <text:p text:style-name="licenseText">version publiée par la Free Software Foundation.</text:p>
      <text:p text:style-name="licenseText"/>
      <text:p text:style-name="licenseText"><text:s text:c="2"/>14. Si vous souhaitez incorporer des parties de la Bibliothèque dans</text:p>
      <text:p text:style-name="licenseText">tout autre programme libre dont les conditions de distribution sont</text:p>
      <text:p text:style-name="licenseText">incompatibles avec ces termes, écrivez à l’auteur ou demandez son</text:p>
      <text:p text:style-name="licenseText">autorisation. Pour les logiciels dont les droits de propriété sont</text:p>
      <text:p text:style-name="licenseText">détenus par la Free Software Foundation, écrivez à la Free Software</text:p>
      <text:p text:style-name="licenseText">Foundation ; nous faisons parfois des exceptions pour celui-ci. Notre</text:p>
      <text:p text:style-name="licenseText">décision sera guidée par les deux finalités de préserver le statut libre</text:p>
      <text:p text:style-name="licenseText">de tous les dérivés de nos logiciels libres et de promouvoir le partage</text:p>
      <text:p text:style-name="licenseText">et la réutilisation des logiciels en général.</text:p>
      <text:p text:style-name="licenseText"/>
      <text:p text:style-name="licenseText"><text:s text:c="27"/>ABSENCE DE GARANTIE</text:p>
      <text:p text:style-name="licenseText"/>
      <text:p text:style-name="licenseText"><text:s text:c="2"/>15. PUISQUE CETTE BIBLIOTHÈQUE FAIT L’OBJET D’UNE LICENCE QUI VOUS EST</text:p>
      <text:p text:style-name="licenseText">ACCORDÉE SANS FRAIS, IL N’Y A AUCUNE GARANTIE POUR LA BIBLIOTHÈQUE, DANS</text:p>
      <text:p text:style-name="licenseText">LES LIMITES AUTORISÉES PAR LA LOI APPLICABLE. À MOINS QUE CELA NE SOIT</text:p>
      <text:p text:style-name="licenseText">ÉTABLI DIFFÉREMMENT PAR ÉCRIT, LES TITULAIRES DE DROITS DE PROPRIÉTÉ</text:p>
      <text:p text:style-name="licenseText">OU LES AUTRES PARTIES FOURNISSENT LA BIBLIOTHÈQUE « EN L’ÉTAT » SANS</text:p>
      <text:p text:style-name="licenseText">GARANTIE D’AUCUNE SORTE, QU’ELLE SOIT EXPRIMÉE OU IMPLICITE, CECI</text:p>
      <text:p text:style-name="licenseText">INCLUANT, MAIS SANS LIMITATION, LES GARANTIES IMPLICITES DE</text:p>
      <text:p text:style-name="licenseText">MARCHANDABILITÉ ET D’ADÉQUATION À UN OBJECTIF PARTICULIER. VOUS ASSUMEZ</text:p>
      <text:p text:style-name="licenseText">SEUL LE RISQUE TOUT ENTIER CONCERNANT LA QUALITÉ ET LA PERFORMANCE DE LA</text:p>
      <text:p text:style-name="licenseText">BIBLIOTHÈQUE. DANS L’ÉVENTUALITÉ OÙ LA BIBLIOTHÈQUE S’AVÉRERAIT</text:p>
      <text:p text:style-name="licenseText">DÉFECTUEUSE, VOUS ASSUMEREZ VOUS-MÊME LE COÛT DE TOUS LES SERVICES,</text:p>
      <text:p text:style-name="licenseText">RÉPARATIONS OU CORRECTIONS NÉCESSAIRES.</text:p>
      <text:p text:style-name="licenseText"/>
      <text:p text:style-name="licenseText"><text:s text:c="2"/>16. EN AUCUNE AUTRE CIRCONSTANCE QUE CELLES REQUISES PAR LA LOI</text:p>
      <text:p text:style-name="licenseText">APPLICABLE OU ACCORDÉES PAR ÉCRIT, UN TITULAIRE DE DROIT DE PROPRIÉTÉ, OU</text:p>
      <text:p text:style-name="licenseText">TOUT AUTRE PARTIE QUI PEUT MODIFIER OU REDISTRIBUER LA BIBLIOTHÈQUE COMME</text:p>
      <text:p text:style-name="licenseText">PERMIS CI-DESSUS, NE POURRA ÊTRE TENU POUR RESPONSABLE ENVERS VOUS POUR</text:p>
      <text:p text:style-name="licenseText">LES DOMMAGES, INCLUANT TOUS DOMMAGE GÉNÉRAL, SPÉCIAL, ACCIDENTEL OU</text:p>
      <text:p text:style-name="licenseText">INDUIT SURVENU PAR SUITE DE L’UTILISATION OU DE L’INCAPACITÉ D’UTILISER</text:p>
      <text:p text:style-name="licenseText">LA BIBLIOTHÈQUE (CECI INCLUANT MAIS SANS LIMITATION LA PERTE DE DONNÉES</text:p>
      <text:p text:style-name="licenseText">OU L’INEXACTITUDE DES DONNÉES RETOURNÉES OU LES PERTES SUBIES PAR VOUS OU</text:p>
      <text:p text:style-name="licenseText">DES PARTIES TIERCES OU L’INCAPACITÉ DE LA BIBLIOTHÈQUE À FONCTIONNER AVEC</text:p>
      <text:p text:style-name="licenseText">TOUT AUTRE LOGICIEL), MÊME SI UN TEL TITULAIRE OU TOUTE AUTRE PARTIE A ÉTÉ</text:p>
      <text:p text:style-name="licenseText">AVISÉ DE LA POSSIBILITÉ DE TELS DOMMAGES.</text:p>
      <text:p text:style-name="licenseText"/>
      <text:p text:style-name="licenseText"><text:s text:c="22"/>FIN DES TERMES ET CONDITIONS.</text:p>
      <text:p text:style-name="licenseText"/>
      <text:p text:style-name="licenseText"/>
      <text:p text:style-name="licenseLang"><text:bookmark-start text:name="__RefHeading__78166_325084090"/>License it<text:bookmark-end text:name="__RefHeading__78166_325084090"/></text:p>
      <text:p text:style-name="licenseText"><text:s text:c="4"/>Questa è una traduzione <text:s/>italiana non ufficiale della <text:s/>Licenza</text:p>
      <text:p text:style-name="licenseText"><text:s text:c="4"/>Pubblica Generica <text:s/>Attenuata <text:s/>GNU. <text:s text:c="2"/>Non <text:s text:c="2"/>è <text:s/>pubblicata dalla</text:p>
      <text:p text:style-name="licenseText"><text:s text:c="4"/>Free <text:s text:c="3"/>Software <text:s text:c="2"/>Foundation <text:s text:c="3"/>e <text:s text:c="2"/>non <text:s text:c="2"/>ha <text:s/>valore <text:s text:c="2"/>legale</text:p>
      <text:p text:style-name="licenseText"><text:s text:c="4"/>nell'esprimere <text:s/>i <text:s/>termini <text:s/>di distribuzione del software <text:s/>che</text:p>
      <text:p text:style-name="licenseText"><text:s text:c="4"/>usa la licenza LGPL. <text:s text:c="2"/>Solo <text:s/>la versione originale <text:s/>in inglese</text:p>
      <text:p text:style-name="licenseText"><text:s text:c="4"/>della <text:s/>licenza <text:s text:c="2"/>ha <text:s text:c="2"/>valore <text:s/>legale. <text:s text:c="2"/>Lo <text:s text:c="2"/>scopo <text:s/>di <text:s/>questa</text:p>
      <text:p text:style-name="licenseText"><text:s text:c="4"/>traduzione è quello di aiutare le persone di lingua italiana a</text:p>
      <text:p text:style-name="licenseText"><text:s text:c="4"/>capire meglio il significato della licenza LGPL.</text:p>
      <text:p text:style-name="licenseText"/>
      <text:p text:style-name="licenseText"><text:s text:c="4"/>This is <text:s/>an unofficial translation <text:s/>of <text:s/>the GNU Lesser General</text:p>
      <text:p text:style-name="licenseText"><text:s text:c="4"/>Public License into Italian. It was not published by the <text:s/>Free</text:p>
      <text:p text:style-name="licenseText"><text:s text:c="4"/>Software <text:s/>Foundation, <text:s/>and <text:s text:c="2"/>does <text:s/>not <text:s/>legally <text:s text:c="3"/>state <text:s text:c="2"/>the</text:p>
      <text:p text:style-name="licenseText"><text:s text:c="4"/>distribution terms for software <text:s text:c="2"/>that uses the GNU LGPL--only</text:p>
      <text:p text:style-name="licenseText"><text:s text:c="4"/>the original English text of the GNU LGPL does that. <text:s/>However,</text:p>
      <text:p text:style-name="licenseText"><text:s text:c="4"/>we <text:s text:c="3"/>hope that this translation <text:s text:c="2"/>will <text:s/>help Italian speakers</text:p>
      <text:p text:style-name="licenseText"><text:s text:c="4"/>understand the GNU LGPL better.</text:p>
      <text:p text:style-name="licenseText"/>
      <text:p text:style-name="licenseText">Licenza Pubblica Generica Attenuata (LGPL) del progetto GNU</text:p>
      <text:p text:style-name="licenseText"/>
      <text:p text:style-name="licenseText">Versione 2.1, Febbraio 1999</text:p>
      <text:p text:style-name="licenseText">Copyright © 1991, 1999 Free Software Foundation, Inc.</text:p>
      <text:p text:style-name="licenseText">51 Franklin St, Fifth Floor, Boston, MA 02110-1301, USA</text:p>
      <text:p text:style-name="licenseText"/>
      <text:p text:style-name="licenseText">Chiunque può copiare e distribuire copie letterali di questo documento</text:p>
      <text:p text:style-name="licenseText">di licenza, ma non ne è permessa la modifica.</text:p>
      <text:p text:style-name="licenseText"/>
      <text:p text:style-name="licenseText">[Questa è la prima versione rilasciata della Licenza Pubblica Generica</text:p>
      <text:p text:style-name="licenseText">Attenuata, ed è intesa come successore della Licenza Pubblica Generica</text:p>
      <text:p text:style-name="licenseText">per <text:s/>Librerie <text:s/>del Progetto <text:s/>GNU, <text:s/>versione <text:s/>2, <text:s/>perciò il <text:s/>numero <text:s/>di</text:p>
      <text:p text:style-name="licenseText">versione è 2.1]</text:p>
      <text:p text:style-name="licenseText"/>
      <text:p text:style-name="licenseText">Preambolo</text:p>
      <text:p text:style-name="licenseText"/>
      <text:p text:style-name="licenseText">Le <text:s/>licenze <text:s/>della maggior <text:s/>parte <text:s/>dei <text:s/>programmi <text:s/>hanno lo <text:s/>scopo <text:s/>di</text:p>
      <text:p text:style-name="licenseText">togliere <text:s/>all'utente <text:s/>la <text:s/>libertà <text:s text:c="2"/>di <text:s/>condividere <text:s/>e <text:s/>modificare <text:s/>il</text:p>
      <text:p text:style-name="licenseText">programma stesso. <text:s/>Viceversa, le <text:s/>Licenze Pubbliche Generiche GNU sono</text:p>
      <text:p text:style-name="licenseText">intese a garantire la libertà <text:s/>di condividere e modificare il software</text:p>
      <text:p text:style-name="licenseText">libero, al fine di assicurare che i programmi siano liberi per tutti i</text:p>
      <text:p text:style-name="licenseText">loro utenti.</text:p>
      <text:p text:style-name="licenseText"/>
      <text:p text:style-name="licenseText">Questa <text:s/>Licenza, la <text:s/>Licenza <text:s/>Pubblica Generica <text:s/>Attenuata (LGPL), <text:s/>si</text:p>
      <text:p text:style-name="licenseText">applica <text:s/>a specifici pacchetti <text:s/>software, tipicamente <text:s/>librerie, della</text:p>
      <text:p text:style-name="licenseText">Free <text:s/>Software Foundation <text:s/>e di <text:s/>altri <text:s/>autori che <text:s/>decidono di <text:s/>usare</text:p>
      <text:p text:style-name="licenseText">questa Licenza. <text:s text:c="2"/>Chiunque può usare questa licenza, <text:s/>ma suggeriamo di</text:p>
      <text:p text:style-name="licenseText">valutare <text:s/>prima <text:s/>attentamente <text:s/>se <text:s/>questa licenza, <text:s/>piuttosto <text:s/>che <text:s/>la</text:p>
      <text:p text:style-name="licenseText">normale Licenza Pubblica Generica, <text:s/>sia la migliore strategia da usare</text:p>
      <text:p text:style-name="licenseText">per ogni specifico caso, sulla base delle seguenti spiegazioni.</text:p>
      <text:p text:style-name="licenseText"/>
      <text:p text:style-name="licenseText">Quando si <text:s/>parla di software <text:s/>libero (free software), ci <text:s/>si riferisce</text:p>
      <text:p text:style-name="licenseText">alla libertà, <text:s/>non al prezzo. <text:s text:c="2"/>Le nostre Licenze <text:s/>Pubbliche Generiche</text:p>
      <text:p text:style-name="licenseText">sono <text:s/>progettate per <text:s/>assicurarsi <text:s/>che ciascuno <text:s/>abbia <text:s/>la libertà <text:s/>di</text:p>
      <text:p text:style-name="licenseText">distribuire copie del <text:s/>software libero (e farsi pagare <text:s/>per questo, se</text:p>
      <text:p text:style-name="licenseText">vuole); che ciascuno riceva il <text:s/>codice sorgente o che, se vuole, possa</text:p>
      <text:p text:style-name="licenseText">ottenerlo; che <text:s/>ciascuno possa modificare il programma <text:s/>o usarne delle</text:p>
      <text:p text:style-name="licenseText">parti in nuovi <text:s/>programmi liberi; e che ciascuno <text:s/>sappia di poter fare</text:p>
      <text:p text:style-name="licenseText">queste cose.</text:p>
      <text:p text:style-name="licenseText"/>
      <text:p text:style-name="licenseText">Per <text:s/>proteggere <text:s/>i diritti <text:s/>dell'utente, <text:s/>abbiamo <text:s/>bisogno di <text:s/>imporre</text:p>
      <text:p text:style-name="licenseText">restrizioni che <text:s/>vietino ai distributori <text:s/>di negare tali diritti <text:s/>o di</text:p>
      <text:p text:style-name="licenseText">chiedere <text:s text:c="2"/>di <text:s/>rinunciarvi. <text:s text:c="2"/>Queste <text:s/>restrizioni <text:s text:c="2"/>si <text:s text:c="2"/>traducono <text:s/>in</text:p>
      <text:p text:style-name="licenseText">determinate <text:s/>responsabilità a <text:s/>carico <text:s/>di chi <text:s/>distribuisce copie <text:s/>del</text:p>
      <text:p text:style-name="licenseText">software o di chi lo modifica.</text:p>
      <text:p text:style-name="licenseText"/>
      <text:p text:style-name="licenseText">Ad esempio, chi distribuisce copie di una libreria LGPL, gratuitamente</text:p>
      <text:p text:style-name="licenseText">o a <text:s/>pagamento, deve concedere ai <text:s/>destinatari tutti i <text:s/>diritti che ha</text:p>
      <text:p text:style-name="licenseText">ricevuto. Deve anche assicurarsi <text:s/>che i destinatari ricevano o possano</text:p>
      <text:p text:style-name="licenseText">ottenere <text:s/>il <text:s/>codice <text:s/>sorgente. <text:s/>Se <text:s/>ha collegato <text:s/>altro <text:s/>codice <text:s/>alla</text:p>
      <text:p text:style-name="licenseText"><text:soft-page-break/>libreria, deve fornire i file oggetto completi ai destinatari, in modo</text:p>
      <text:p text:style-name="licenseText">che essi <text:s/>possano ricollegarli alla libreria dopo <text:s/>averla modificata e</text:p>
      <text:p text:style-name="licenseText">ricompilata. <text:s/>E deve mostrar <text:s/>loro queste condizioni della licenza, in</text:p>
      <text:p text:style-name="licenseText">modo che essi conoscano i propri diritti.</text:p>
      <text:p text:style-name="licenseText"/>
      <text:p text:style-name="licenseText">Tuteliamo <text:s/>i <text:s/>diritti dell'utente <text:s/>in <text:s/>due <text:s/>modi: <text:s/>(1) proteggendo <text:s/>la</text:p>
      <text:p text:style-name="licenseText">libreria attraverso il <text:s/>copyright, e (2) offrendo una <text:s/>licenza che dia</text:p>
      <text:p text:style-name="licenseText">il permesso legale di copiare, distribuire e modificare la libreria.</text:p>
      <text:p text:style-name="licenseText"/>
      <text:p text:style-name="licenseText">Per <text:s/>proteggere <text:s/>ogni <text:s/>distributore, <text:s/>vogliamo <text:s/>rendere <text:s/>assolutamente</text:p>
      <text:p text:style-name="licenseText">chiaro che non esistono <text:s/>garanzie per questa libreria libera. Inoltre,</text:p>
      <text:p text:style-name="licenseText">se la libreria viene modificata <text:s/>da qualcun altro e ridistribuita, chi</text:p>
      <text:p text:style-name="licenseText">la riceve dovrebbe essere informato <text:s/>che quanto in <text:s/>suo possesso non è</text:p>
      <text:p text:style-name="licenseText">la <text:s/>versione <text:s/>originale, <text:s/>in <text:s/>modo <text:s/>che <text:s/>ogni <text:s/>problema <text:s/>eventualmente</text:p>
      <text:p text:style-name="licenseText">introdotto <text:s text:c="2"/>da <text:s/>altri <text:s text:c="2"/>non <text:s/>danneggi <text:s text:c="2"/>la <text:s text:c="2"/>reputazione <text:s/>dell'autore</text:p>
      <text:p text:style-name="licenseText">originario.</text:p>
      <text:p text:style-name="licenseText"/>
      <text:p text:style-name="licenseText">Infine, l'esistenza di ogni <text:s/>programma libero è costantemente sotto la</text:p>
      <text:p text:style-name="licenseText">minaccia <text:s/>dei brevetti <text:s/>sul <text:s/>software. Vogliamo <text:s/>esser <text:s/>certi che <text:s/>una</text:p>
      <text:p text:style-name="licenseText">azienda non possa effettivamente <text:s/>porre restrizioni sugli utenti di un</text:p>
      <text:p text:style-name="licenseText">programma libero ottenendo una <text:s/>licenza restrittiva da un proprietario</text:p>
      <text:p text:style-name="licenseText">di <text:s/>brevetto. <text:s/>Perciò insistiamo <text:s/>sul fatto <text:s/>che qualsiasi <text:s/>licenza di</text:p>
      <text:p text:style-name="licenseText">brevetto <text:s/>ottenuta per <text:s/>una <text:s/>versione della <text:s/>libreria debba <text:s/>risultare</text:p>
      <text:p text:style-name="licenseText">coerente con la piena libertà d'uso specificata in questa licenza.</text:p>
      <text:p text:style-name="licenseText"/>
      <text:p text:style-name="licenseText">La maggior parte del software <text:s/>GNU, incluse alcune librerie, è coperto</text:p>
      <text:p text:style-name="licenseText">dalla normale Licenza Pubblica Generica (GPL) del Progetto GNU. Questa</text:p>
      <text:p text:style-name="licenseText">licenza, la <text:s/>Licenza Pubblica Generica Attenuata (LGPL), <text:s/>si applica a</text:p>
      <text:p text:style-name="licenseText">certe librerie <text:s/>specifiche ed è <text:s/>assai diversa dalla <text:s/>Licenza Pubblica</text:p>
      <text:p text:style-name="licenseText">Generica normale. Questa licenza <text:s/>viene usata per determinate librerie</text:p>
      <text:p text:style-name="licenseText">in modo da permettere il collegamento di tali librerie a programmi non</text:p>
      <text:p text:style-name="licenseText">liberi.</text:p>
      <text:p text:style-name="licenseText"/>
      <text:p text:style-name="licenseText">Quando un programma è collegato con una libreria, sia staticamente sia</text:p>
      <text:p text:style-name="licenseText">usando una libreria condivisa, legalmente parlando la combinazione dei</text:p>
      <text:p text:style-name="licenseText">due <text:s/>elementi <text:s/>è <text:s/>un <text:s/>lavoro <text:s/>combinato, un <text:s/>derivato <text:s/>della <text:s/>libreria</text:p>
      <text:p text:style-name="licenseText">originale. <text:s/>Perciò la normale <text:s/>Licenza Pubblica Generica permette tale</text:p>
      <text:p text:style-name="licenseText">collegamento solo se l'intera <text:s/>combinazione risulta conforme ai propri</text:p>
      <text:p text:style-name="licenseText">criteri di <text:s/>libertà. <text:s/>La Licenza Pubblica <text:s/>Generica Attenuata consente</text:p>
      <text:p text:style-name="licenseText">criteri più permissivi per collegare altro codice alla libreria.</text:p>
      <text:p text:style-name="licenseText"/>
      <text:p text:style-name="licenseText">Questa licenza viene definita la Licenza Pubblica Generica «Attenuata»</text:p>
      <text:p text:style-name="licenseText">perché <text:s/>fa meno per <text:s/>proteggere la <text:s/>libertà dell'utente <text:s/>rispetto alla</text:p>
      <text:p text:style-name="licenseText">normale <text:s/>Licenza <text:s/>Pubblica <text:s/>Generica. <text:s/>Essa <text:s/>fornisce <text:s/>inoltre <text:s/>minori</text:p>
      <text:p text:style-name="licenseText">vantaggi agli <text:s/>sviluppatori di software libero <text:s/>nella competizione con</text:p>
      <text:p text:style-name="licenseText">programmi non liberi. Questi svantaggi <text:s/>sono la ragione per cui usiamo</text:p>
      <text:p text:style-name="licenseText">la Licenza Pubblica Generica <text:s/>per molte librerie. Tuttavia, la Licenza</text:p>
      <text:p text:style-name="licenseText">Pubblica <text:s text:c="2"/>Generica <text:s/>Attenuata <text:s text:c="2"/>fornisce <text:s/>dei <text:s text:c="2"/>vantaggi <text:s text:c="2"/>per <text:s/>certe</text:p>
      <text:p text:style-name="licenseText">circostanze speciali.</text:p>
      <text:p text:style-name="licenseText"/>
      <text:p text:style-name="licenseText">Ad <text:s/>esempio, <text:s text:c="2"/>in <text:s/>rare <text:s text:c="2"/>occasioni, <text:s/>può <text:s/>presentarsi <text:s text:c="2"/>la <text:s/>necessità</text:p>
      <text:p text:style-name="licenseText">particolare <text:s/>di <text:s text:c="2"/>incoraggiare <text:s/>l'uso <text:s/>più <text:s/>ampio <text:s text:c="2"/>possibile <text:s/>di <text:s/>una</text:p>
      <text:p text:style-name="licenseText">determinata libreria, in modo che divenga uno standard de facto. <text:s/>Onde</text:p>
      <text:p text:style-name="licenseText">raggiungere quest'obiettivo, <text:s/>i programmi non liberi <text:s/>devono essere in</text:p>
      <text:p text:style-name="licenseText">grado di <text:s/>utilizzare la libreria. <text:s/>Un <text:s/>caso più frequente <text:s/>è quello di</text:p>
      <text:p text:style-name="licenseText">una libreria libera <text:s/>che svolga lo stesso compito <text:s/>di una libreria non</text:p>
      <text:p text:style-name="licenseText">libera largamente utilizzata.</text:p>
      <text:p text:style-name="licenseText"/>
      <text:p text:style-name="licenseText">In questa <text:s/>situazione, ha <text:s/>poco senso limitare <text:s/>la libreria <text:s/>libera al</text:p>
      <text:p text:style-name="licenseText">solo software libero, quindi <text:s/>utilizziamo la Licenza Pubblica Generica</text:p>
      <text:p text:style-name="licenseText">Attenuata.</text:p>
      <text:p text:style-name="licenseText"/>
      <text:p text:style-name="licenseText">In <text:s/>altri <text:s/>casi, <text:s/>il <text:s/>permesso <text:s/>di usare <text:s/>una <text:s/>specifica <text:s/>libreria <text:s/>in</text:p>
      <text:p text:style-name="licenseText">programmi non liberi consente a <text:s/>un maggior numero di persone l'uso di</text:p>
      <text:p text:style-name="licenseText">un'ampia <text:s/>quantità di programmi <text:s/>liberi. Per <text:s/>esempio, il <text:s/>permesso di</text:p>
      <text:p text:style-name="licenseText">utilizzare <text:s/>la libreria <text:s/>C del <text:s/>Progetto GNU <text:s/>in programmi <text:s/>non liberi</text:p>
      <text:p text:style-name="licenseText">consente a molte più persone <text:s/>di usare l'intero sistema operativo GNU,</text:p>
      <text:p text:style-name="licenseText">come <text:s/>pure <text:s/>della <text:s/>sua <text:s/>variante <text:s/>più <text:s/>comune, <text:s/>il <text:s/>sistema <text:s/>operativo</text:p>
      <text:p text:style-name="licenseText">GNU/Linux.</text:p>
      <text:p text:style-name="licenseText"><text:soft-page-break/></text:p>
      <text:p text:style-name="licenseText">Sebbene la Licenza Pubblica Generica Attenuata tuteli la libertà degli</text:p>
      <text:p text:style-name="licenseText">utenti <text:s/>in <text:s/>misura <text:s/>minore, <text:s/>garantisce <text:s/>all'utente <text:s/>di <text:s/>un <text:s/>programma</text:p>
      <text:p text:style-name="licenseText">collegato <text:s/>alla <text:s/>Libreria la <text:s/>libertà <text:s/>e <text:s/>i <text:s/>mezzi per <text:s/>eseguire <text:s/>tale</text:p>
      <text:p text:style-name="licenseText">programma usando una versione modificata della Libreria.</text:p>
      <text:p text:style-name="licenseText"/>
      <text:p text:style-name="licenseText">Seguono <text:s/>i <text:s/>termini <text:s text:c="2"/>e <text:s/>le <text:s/>condizioni <text:s/>precise <text:s/>per <text:s text:c="2"/>la <text:s/>copia, <text:s/>la</text:p>
      <text:p text:style-name="licenseText">distribuzione <text:s/>e <text:s text:c="2"/>la <text:s/>modifica. <text:s/>Si <text:s/>faccia <text:s text:c="2"/>molta <text:s/>attenzione <text:s/>alla</text:p>
      <text:p text:style-name="licenseText">differenza <text:s/>tra "opera <text:s/>basata sulla <text:s/>libreria" <text:s/>e "opera <text:s/>che usa <text:s/>la</text:p>
      <text:p text:style-name="licenseText">libreria". La prima contiene codice derivato dalla libreria, mentre la</text:p>
      <text:p text:style-name="licenseText">seconda deve essere combinata con la libreria per poter funzionare.</text:p>
      <text:p text:style-name="licenseText"/>
      <text:p text:style-name="licenseText">TERMINI E CONDIZIONI PER LA COPIA, LA DISTRIBUZIONE E LA MODIFICA</text:p>
      <text:p text:style-name="licenseText"/>
      <text:p text:style-name="licenseText">Questa Licenza si <text:s/>applica a ogni libreria software <text:s/>o altro programma</text:p>
      <text:p text:style-name="licenseText">che contenga <text:s/>una nota <text:s/>posta dal detentore <text:s/>del copyright o <text:s/>da altro</text:p>
      <text:p text:style-name="licenseText">soggetto <text:s/>autorizzato <text:s/>in <text:s/>cui <text:s/>si <text:s/>specifichi <text:s/>che <text:s/>tale <text:s/>libreria <text:s/>o</text:p>
      <text:p text:style-name="licenseText">programma vada <text:s/>distribuito secondo <text:s/>i termini della <text:s/>Licenza Pubblica</text:p>
      <text:p text:style-name="licenseText">Generica Attenuata (definita anche "questa Licenza").</text:p>
      <text:p text:style-name="licenseText"/>
      <text:p text:style-name="licenseText">Per "libreria" <text:s/>s'intende una raccolta <text:s/>di funzioni software <text:s/>e/o dati</text:p>
      <text:p text:style-name="licenseText">predisposti in modo da poter essere facilmente collegati con programmi</text:p>
      <text:p text:style-name="licenseText">applicativi (che utilizzano alcune di <text:s/>queste funzioni e dati) così da</text:p>
      <text:p text:style-name="licenseText">formare degli eseguibili.</text:p>
      <text:p text:style-name="licenseText"/>
      <text:p text:style-name="licenseText">Il termine "Libreria" usato da qui <text:s/>in poi si riferisce a ogni tipo di</text:p>
      <text:p text:style-name="licenseText">libreria <text:s/>software <text:s/>o <text:s/>opera <text:s/>che <text:s/>sia <text:s/>stata <text:s/>distribuita <text:s/>in <text:s/>questi</text:p>
      <text:p text:style-name="licenseText">termini. L'espressione "un'opera basata <text:s/>sulla Libreria" indica sia la</text:p>
      <text:p text:style-name="licenseText">Libreria <text:s/>sia ogni <text:s/>opera <text:s/>derivativa come <text:s/>definito <text:s/>dalla legge <text:s/>sul</text:p>
      <text:p text:style-name="licenseText">diritto d'autore: <text:s/>ovvero, un'opera contenente <text:s/>la Libreria o <text:s/>una sua</text:p>
      <text:p text:style-name="licenseText">parte, sia <text:s/>inalterata sia con modifiche e/o <text:s/>tradotta direttamente in</text:p>
      <text:p text:style-name="licenseText">un altro linguaggio. <text:s text:c="2"/>(Da qui in avanti, la <text:s/>traduzione viene inclusa</text:p>
      <text:p text:style-name="licenseText">senza limitazioni nel termine "modifica".)</text:p>
      <text:p text:style-name="licenseText"/>
      <text:p text:style-name="licenseText">Per "codice sorgente" <text:s/>di un'opera s'intende la forma <text:s/>di codice usato</text:p>
      <text:p text:style-name="licenseText">di <text:s/>preferenza per apportare <text:s/>modifiche. Per <text:s/>una libreria, <text:s/>il codice</text:p>
      <text:p text:style-name="licenseText">sorgente completo <text:s/>è il codice <text:s/>sorgente di tutti i <text:s/>moduli contenuti,</text:p>
      <text:p text:style-name="licenseText">più ogni file <text:s/>associato per la definizione delle <text:s/>interfacce, più gli</text:p>
      <text:p text:style-name="licenseText">script <text:s/>utilizzati per controllare <text:s/>la compilazione <text:s/>e l'installazione</text:p>
      <text:p text:style-name="licenseText">della libreria.</text:p>
      <text:p text:style-name="licenseText"/>
      <text:p text:style-name="licenseText">Attività diverse <text:s/>dalla copiatura, <text:s/>distribuzione e modifica <text:s/>non sono</text:p>
      <text:p text:style-name="licenseText">coperte <text:s text:c="2"/>da <text:s/>questa <text:s text:c="2"/>Licenza <text:s/>e <text:s text:c="2"/>sono <text:s text:c="2"/>al <text:s/>di <text:s text:c="2"/>fuori <text:s/>della <text:s text:c="2"/>sua</text:p>
      <text:p text:style-name="licenseText">influenza. <text:s/>L'atto di <text:s/>eseguire <text:s/>il Programma <text:s/>non <text:s/>viene limitato, <text:s/>e</text:p>
      <text:p text:style-name="licenseText">l'output <text:s/>del programma è <text:s/>coperto da <text:s/>questa Licenza <text:s/>solo se <text:s/>il suo</text:p>
      <text:p text:style-name="licenseText">contenuto <text:s text:c="4"/>costituisce <text:s text:c="3"/>un'opera <text:s text:c="4"/>basata <text:s text:c="4"/>sulla <text:s text:c="3"/>Libreria</text:p>
      <text:p text:style-name="licenseText">(indipendentemente dal <text:s/>fatto che sia <text:s/>stato creato con <text:s/>strumenti che</text:p>
      <text:p text:style-name="licenseText">usino la Libreria). In base alla natura della Libreria e del programma</text:p>
      <text:p text:style-name="licenseText">che usa la Libreria il suo <text:s/>output può essere o meno coperto da questa</text:p>
      <text:p text:style-name="licenseText">Licenza.</text:p>
      <text:p text:style-name="licenseText"/>
      <text:p text:style-name="licenseText">1. Il <text:s/>Licenziatario può <text:s/>copiare <text:s/>e distribuire <text:s/>copie letterali <text:s/>del</text:p>
      <text:p text:style-name="licenseText">codice sorgente completo della <text:s/>Libreria così come viene ricevuto, con</text:p>
      <text:p text:style-name="licenseText">qualsiasi mezzo, a condizione <text:s/>che riproduca chiaramente su ogni copia</text:p>
      <text:p text:style-name="licenseText">un'appropriata nota <text:s/>per il copyright <text:s/>e per la mancanza <text:s/>di garanzia;</text:p>
      <text:p text:style-name="licenseText">che <text:s/>mantenga <text:s text:c="2"/>intatti <text:s/>tutti <text:s/>i <text:s/>riferimenti <text:s/>a <text:s text:c="2"/>questa <text:s/>Licenza <text:s/>e</text:p>
      <text:p text:style-name="licenseText">all'assenza di ogni <text:s/>garanzia; e che distribuisca una <text:s/>copia di questa</text:p>
      <text:p text:style-name="licenseText">Licenza insieme alla Libreria.</text:p>
      <text:p text:style-name="licenseText"/>
      <text:p text:style-name="licenseText">Il <text:s/>Licenziatario può <text:s/>richiedere <text:s/>un pagamento <text:s/>per il <text:s/>trasferimento</text:p>
      <text:p text:style-name="licenseText">fisico di <text:s/>una copia, <text:s/>e può anche, <text:s/>a propria discrezione, <text:s/>offrire a</text:p>
      <text:p text:style-name="licenseText">pagamento una garanzia aggiuntiva.</text:p>
      <text:p text:style-name="licenseText"/>
      <text:p text:style-name="licenseText">2. Il Licenziatario può <text:s/>modificare la propria copia o <text:s/>le copie della</text:p>
      <text:p text:style-name="licenseText">Libreria o qualsiasi sua parte, creando in questo modo un'opera basata</text:p>
      <text:p text:style-name="licenseText">sulla Libreria, <text:s/>e copiare o <text:s/>distribuire tali modifiche o <text:s/>tale opera</text:p>
      <text:p text:style-name="licenseText">secondo <text:s/>i <text:s/>termini del <text:s/>precedente <text:s/>articolo <text:s/>1, <text:s/>purché soddisfi <text:s/>in</text:p>
      <text:p text:style-name="licenseText">aggiunta tutte le seguenti condizioni:</text:p>
      <text:p text:style-name="licenseText"/>
      <text:p text:style-name="licenseText"><text:soft-page-break/>a) L'opera modificata deve essere a sua volta una libreria software.</text:p>
      <text:p text:style-name="licenseText"/>
      <text:p text:style-name="licenseText">b) Il Licenziatario deve inserire <text:s/>nei file modificati una chiara nota</text:p>
      <text:p text:style-name="licenseText">in cui si <text:s/>spieghi che ha cambiato <text:s/>il file e riporti la <text:s/>data di ogni</text:p>
      <text:p text:style-name="licenseText">modifica.</text:p>
      <text:p text:style-name="licenseText"/>
      <text:p text:style-name="licenseText">c) <text:s/>Il Licenziatario conceda <text:s/>in licenza <text:s/>l'opera nella <text:s/>sua interezza</text:p>
      <text:p text:style-name="licenseText">senza oneri ad ogni terza parte sotto i termini di questa Licenza.</text:p>
      <text:p text:style-name="licenseText"/>
      <text:p text:style-name="licenseText">d) <text:s/>Se una <text:s/>funzionalità <text:s/>della Libreria <text:s/>modificata <text:s/>implica che <text:s/>una</text:p>
      <text:p text:style-name="licenseText">funzione <text:s/>o <text:s text:c="2"/>una <text:s/>tabella <text:s/>dati <text:s/>vengano <text:s/>forniti <text:s text:c="2"/>da <text:s/>un <text:s/>programma</text:p>
      <text:p text:style-name="licenseText">applicativo che <text:s/>usa tale funzionalità, in casi <text:s/>diversi dal passaggio</text:p>
      <text:p text:style-name="licenseText">di <text:s/>argomenti <text:s/>quando <text:s/>la <text:s text:c="2"/>funzionalità <text:s/>viene <text:s/>invocata, <text:s/>allora <text:s/>il</text:p>
      <text:p text:style-name="licenseText">Licenziatario deve accertarsi al meglio delle proprie possibilità che,</text:p>
      <text:p text:style-name="licenseText">nel <text:s/>caso l'applicazione <text:s/>non <text:s/>fornisca tale <text:s/>funzione <text:s/>o tabella, <text:s/>la</text:p>
      <text:p text:style-name="licenseText">funzionalità possa <text:s/>operare comunque <text:s/>ed esegua qualsiasi <text:s/>parte della</text:p>
      <text:p text:style-name="licenseText">propria funzione abbia ancora senso.</text:p>
      <text:p text:style-name="licenseText"/>
      <text:p text:style-name="licenseText">Ad esempio, <text:s/>la funzione di una <text:s/>libreria per il <text:s/>calcolo delle radici</text:p>
      <text:p text:style-name="licenseText">quadrate ha un fine ben determinato indipendente dall'applicazione. Di</text:p>
      <text:p text:style-name="licenseText">conseguenza, <text:s/>il <text:s text:c="2"/>comma <text:s/>2d <text:s text:c="2"/>richiede <text:s/>che <text:s/>ogni <text:s text:c="2"/>funzione <text:s/>fornita</text:p>
      <text:p text:style-name="licenseText">dall'applicazione <text:s/>o <text:s/>dalla tabella <text:s/>usata <text:s/>da <text:s/>tale funzione <text:s/>debbano</text:p>
      <text:p text:style-name="licenseText">essere opzionali: qualora l'applicazione <text:s/>non le fornisca, la funzione</text:p>
      <text:p text:style-name="licenseText">radice quadrata deve comunque poter calcolare le radici quadrate.</text:p>
      <text:p text:style-name="licenseText"/>
      <text:p text:style-name="licenseText">Questi <text:s text:c="2"/>requisiti <text:s/>si <text:s/>applicano <text:s text:c="2"/>all'opera <text:s/>modificata <text:s text:c="2"/>nella <text:s/>sua</text:p>
      <text:p text:style-name="licenseText">interezza. Se sezioni identificabili <text:s/>di quest'opera non sono derivate</text:p>
      <text:p text:style-name="licenseText">dalla <text:s text:c="2"/>Libreria <text:s text:c="2"/>e <text:s text:c="2"/>possono <text:s/>essere <text:s text:c="2"/>ragionevolmente <text:s text:c="2"/>considerate</text:p>
      <text:p text:style-name="licenseText">indipendenti e opere separate in quanto tali, allora questa Licenza, e</text:p>
      <text:p text:style-name="licenseText">i <text:s/>suoi <text:s/>termini, <text:s/>non <text:s/>si <text:s/>applicano a <text:s/>quelle <text:s/>sezioni <text:s/>che <text:s/>vengano</text:p>
      <text:p text:style-name="licenseText">distribuite <text:s/>come <text:s text:c="2"/>opere <text:s/>separate. <text:s/>Ma <text:s/>quando <text:s text:c="2"/>tali <text:s/>sezioni <text:s/>sono</text:p>
      <text:p text:style-name="licenseText">distribuite in blocco come parte di un'opera basata sulla Libreria, la</text:p>
      <text:p text:style-name="licenseText">distribuzione <text:s/>dell'opera <text:s/>completa <text:s/>deve <text:s/>essere effettuata <text:s/>sotto <text:s/>i</text:p>
      <text:p text:style-name="licenseText">termini di questa Licenza, <text:s/>i cui permessi per successivi licenziatari</text:p>
      <text:p text:style-name="licenseText">si <text:s/>estendono <text:s/>all'opera <text:s/>completa, <text:s text:c="2"/>e <text:s/>quindi <text:s/>ad <text:s/>ogni <text:s/>sua <text:s/>parte,</text:p>
      <text:p text:style-name="licenseText">indipendentemente da chi l'abbia scritta.</text:p>
      <text:p text:style-name="licenseText"/>
      <text:p text:style-name="licenseText">Così <text:s/>l'intento <text:s/>di <text:s/>questa <text:s/>sezione <text:s/>non <text:s/>è <text:s/>quello <text:s/>di <text:s/>accampare <text:s/>o</text:p>
      <text:p text:style-name="licenseText">contestare <text:s text:c="2"/>alcun <text:s text:c="2"/>diritto <text:s text:c="2"/>su <text:s text:c="2"/>opere <text:s/>scritte <text:s text:c="2"/>interamente <text:s text:c="2"/>dal</text:p>
      <text:p text:style-name="licenseText">Licenziatario; piuttosto, l'intento è <text:s/>quello di esercitare il diritto</text:p>
      <text:p text:style-name="licenseText">al <text:s/>controllo <text:s/>della distribuzione <text:s/>di <text:s/>lavori <text:s/>derivati o <text:s/>collettivi</text:p>
      <text:p text:style-name="licenseText">basati sulla Libreria in questione.</text:p>
      <text:p text:style-name="licenseText"/>
      <text:p text:style-name="licenseText">In <text:s/>aggiunta, la <text:s/>semplice aggregazione <text:s/>con la <text:s/>Libreria <text:s/>di un'altra</text:p>
      <text:p text:style-name="licenseText">opera non <text:s/>basata sulla <text:s/>Libreria (o anche <text:s/>con un'opera <text:s/>basata sulla</text:p>
      <text:p text:style-name="licenseText">Libreria) su <text:s/>un mezzo di memorizzazione o <text:s/>distribuzione <text:s/>non implica</text:p>
      <text:p text:style-name="licenseText">che l'altra opera ricada nell'ambito di questa Licenza.</text:p>
      <text:p text:style-name="licenseText"/>
      <text:p text:style-name="licenseText">3. Il <text:s/>Licenziatario <text:s/>può decidere <text:s/>di <text:s/>applicare <text:s/>a <text:s/>una copia <text:s/>della</text:p>
      <text:p text:style-name="licenseText">Libreria i <text:s/>termini dell'ordinaria Licenza Pubblica <text:s/>Generica GNU (GNU</text:p>
      <text:p text:style-name="licenseText">GPL) <text:s/>al posto di <text:s/>questa Licenza. <text:s/>Per farlo, <text:s/>deve cambiare <text:s/>tutti i</text:p>
      <text:p text:style-name="licenseText">riferimenti a questa Licenza, in modo che si riferiscano all'ordinaria</text:p>
      <text:p text:style-name="licenseText">Licenza Pubblica Generica GNU versione 2, anziché a questa Licenza. Se</text:p>
      <text:p text:style-name="licenseText">dovesse essere pubblicata una versione della Licenza Pubblica Generica</text:p>
      <text:p text:style-name="licenseText">GNU <text:s/>successiva <text:s/>alla <text:s/>2, <text:s/>volendo <text:s/>si può <text:s/>specificare <text:s/>questa <text:s/>nuova</text:p>
      <text:p text:style-name="licenseText">versione. <text:s/>Il Licenziatario non deve apporre alcun altro cambiamento a</text:p>
      <text:p text:style-name="licenseText">queste note.</text:p>
      <text:p text:style-name="licenseText"/>
      <text:p text:style-name="licenseText">Una volta <text:s/>operato questo cambiamento <text:s/>su una determinata <text:s/>copia, esso</text:p>
      <text:p text:style-name="licenseText">diviene irreversibile <text:s/>per tale copia <text:s/>e la Licenza <text:s/>Pubblica Generica</text:p>
      <text:p text:style-name="licenseText">GNU si applica <text:s/>a tutte le successive copie e <text:s/>opere derivate create a</text:p>
      <text:p text:style-name="licenseText">partire da tale copia.</text:p>
      <text:p text:style-name="licenseText"/>
      <text:p text:style-name="licenseText">Questa opzione <text:s/>torna utile <text:s/>qualora il Licenziatario <text:s/>intenda copiare</text:p>
      <text:p text:style-name="licenseText">parte <text:s/>del <text:s/>codice <text:s/>della Libreria <text:s/>in <text:s/>un <text:s/>programma <text:s/>che non <text:s/>è <text:s/>una</text:p>
      <text:p text:style-name="licenseText">libreria.</text:p>
      <text:p text:style-name="licenseText"/>
      <text:p text:style-name="licenseText">4. Il Licenziatario può <text:s/>copiare e distribuire la Libreria <text:s/>(o parti o</text:p>
      <text:p text:style-name="licenseText">derivati di essa, come espresso dall'articolo 2) sotto forma di codice</text:p>
      <text:p text:style-name="licenseText"><text:soft-page-break/>oggetto o eseguibile secondo i <text:s/>termini dei precedenti articoli 1 e 2,</text:p>
      <text:p text:style-name="licenseText">a <text:s/>condizione che <text:s/>il Licenziatario <text:s/>alleghi il <text:s/>corrispondente codice</text:p>
      <text:p text:style-name="licenseText">sorgente completo, <text:s/>in formato leggibile <text:s/>dal calcolatore, distribuito</text:p>
      <text:p text:style-name="licenseText">secondo quanto stabilito dagli articoli <text:s/>1 e 2 su un mezzo comunemente</text:p>
      <text:p text:style-name="licenseText">utilizzato per lo scambio di software.</text:p>
      <text:p text:style-name="licenseText"/>
      <text:p text:style-name="licenseText">Nel caso <text:s/>la distribuzione di codice oggetto <text:s/>dovesse avvenire tramite</text:p>
      <text:p text:style-name="licenseText">accesso <text:s/>alla <text:s/>copia da <text:s/>un <text:s/>determinato <text:s/>luogo, <text:s/>allora l'offerta <text:s/>di</text:p>
      <text:p text:style-name="licenseText">analogo <text:s/>accesso per <text:s/>copiare il <text:s/>codice sorgente <text:s/>dal <text:s/>medesimo luogo</text:p>
      <text:p text:style-name="licenseText">soddisfa il <text:s/>requisito di distribuzione del codice <text:s/>sorgente, anche se</text:p>
      <text:p text:style-name="licenseText">terze parti non sono obbligate a copiare il sorgente insieme al codice</text:p>
      <text:p text:style-name="licenseText">oggetto.</text:p>
      <text:p text:style-name="licenseText"/>
      <text:p text:style-name="licenseText">5. <text:s/>Un programma <text:s/>che non contenga alcun derivato <text:s/>di nessuna porzione</text:p>
      <text:p text:style-name="licenseText">della <text:s/>Libreria, <text:s/>ma <text:s/>è <text:s text:c="2"/>progettato <text:s/>per <text:s/>lavorare <text:s/>con <text:s/>la <text:s/>Libreria</text:p>
      <text:p text:style-name="licenseText">attraverso <text:s/>compilazione <text:s/>o collegamento <text:s/>con <text:s/>questa, viene <text:s/>definito</text:p>
      <text:p text:style-name="licenseText">"un'opera che <text:s/>usa la Libreria". <text:s/>Tale opera, isolata, non <text:s/>è derivata</text:p>
      <text:p text:style-name="licenseText">dalla Libreria, <text:s/>e pertanto ricade <text:s/>al di fuori dell'ambito <text:s/>di questa</text:p>
      <text:p text:style-name="licenseText">Licenza.</text:p>
      <text:p text:style-name="licenseText"/>
      <text:p text:style-name="licenseText">Tuttavia, collegando <text:s/>"un'opera che usa la <text:s/>Libreria" con quest'ultima</text:p>
      <text:p text:style-name="licenseText">si crea un eseguibile che <text:s/>è derivato dalla Libreria stessa (poiché ne</text:p>
      <text:p text:style-name="licenseText">contiene <text:s text:c="2"/>delle <text:s/>parti), <text:s text:c="2"/>piuttosto <text:s text:c="2"/>che <text:s/>"un'opera <text:s text:c="2"/>che <text:s/>usa <text:s text:c="2"/>la</text:p>
      <text:p text:style-name="licenseText">Libreria". Di <text:s/>conseguenza, il codice <text:s/>eseguibile è coperto <text:s/>da questa</text:p>
      <text:p text:style-name="licenseText">Licenza. <text:s/>L'articolo 6 <text:s/>illustra <text:s/>i termini <text:s/>per <text:s/>la distribuzione <text:s/>di</text:p>
      <text:p text:style-name="licenseText">questo tipo di eseguibili.</text:p>
      <text:p text:style-name="licenseText"/>
      <text:p text:style-name="licenseText">Quando "un'opera che usa la Libreria" utilizza materiale da un file di</text:p>
      <text:p text:style-name="licenseText">header che fa <text:s/>parte della Libreria, il codice <text:s/>oggetto dell'opera può</text:p>
      <text:p text:style-name="licenseText">essere un'opera <text:s/>derivata dalla Libreria <text:s/>anche se il <text:s/>codice sorgente</text:p>
      <text:p text:style-name="licenseText">non <text:s/>lo è. <text:s/>Il fatto <text:s/>che <text:s/>questo sia <text:s/>vero o <text:s/>meno è <text:s/>particolarmente</text:p>
      <text:p text:style-name="licenseText">importante nel <text:s/>caso in <text:s/>cui l'opera possa <text:s/>essere collegata <text:s/>senza la</text:p>
      <text:p text:style-name="licenseText">libreria, <text:s/>o <text:s/>che <text:s/>sia <text:s/>una <text:s text:c="2"/>libreria <text:s/>essa <text:s/>stessa. <text:s/>La <text:s/>soglia <text:s/>per</text:p>
      <text:p text:style-name="licenseText">determinare <text:s/>questa distinzione <text:s/>non viene <text:s/>stabilita in <text:s/>modo preciso</text:p>
      <text:p text:style-name="licenseText">dalla legge.</text:p>
      <text:p text:style-name="licenseText"/>
      <text:p text:style-name="licenseText">Se <text:s/>tale file <text:s/>oggetto <text:s/>utilizza solo <text:s/>parametri <text:s/>numerici, schemi <text:s/>di</text:p>
      <text:p text:style-name="licenseText">strutture <text:s/>dati e <text:s/>accessori, e <text:s/>piccole macro <text:s/>o piccole <text:s/>funzioni in</text:p>
      <text:p text:style-name="licenseText">linea (lunghe al massimo 10 <text:s/>righe), allora l'uso del file oggetto non</text:p>
      <text:p text:style-name="licenseText">è <text:s/>sottoposto <text:s/>a <text:s/>restrizioni, <text:s/>indipendentemente dal <text:s/>fatto <text:s/>che <text:s/>sia</text:p>
      <text:p text:style-name="licenseText">legalmente da considerare un'opera derivata. Eseguibili che contengano</text:p>
      <text:p text:style-name="licenseText">tale <text:s/>codice <text:s/>oggetto <text:s/>in <text:s/>aggiunta <text:s/>a porzioni <text:s/>della <text:s/>Libreria <text:s/>sono</text:p>
      <text:p text:style-name="licenseText">comunque regolati dall'articolo 6.</text:p>
      <text:p text:style-name="licenseText"/>
      <text:p text:style-name="licenseText">Altrimenti, <text:s/>nel <text:s text:c="2"/>caso <text:s/>l'opera <text:s/>sia <text:s/>derivata <text:s text:c="2"/>dalla <text:s/>Libreria, <text:s/>il</text:p>
      <text:p text:style-name="licenseText">Licenziatario può distribuire il <text:s/>codice oggetto dell'opera in base ai</text:p>
      <text:p text:style-name="licenseText">termini <text:s/>dell'articolo <text:s/>6. <text:s text:c="2"/>Ogni <text:s/>eseguibile <text:s/>contenente <text:s/>quell'opera</text:p>
      <text:p text:style-name="licenseText">ricade <text:s/>comunque sotto <text:s/>i <text:s/>termini dell'articolo <text:s/>6, prescindendo <text:s/>dal</text:p>
      <text:p text:style-name="licenseText">fatto che sia direttamente collegato o meno alla Libreria stessa.</text:p>
      <text:p text:style-name="licenseText"/>
      <text:p text:style-name="licenseText">6. <text:s/>Come <text:s/>eccezione <text:s/>all'articolo <text:s/>precedente, <text:s/>il <text:s/>Licenziatario <text:s/>può</text:p>
      <text:p text:style-name="licenseText">combinare o collegare "un'opera <text:s/>che usa la Libreria" con quest'ultima</text:p>
      <text:p text:style-name="licenseText">onde <text:s/>creare <text:s text:c="2"/>un'opera <text:s/>che <text:s/>contenga <text:s/>porzioni <text:s text:c="2"/>della <text:s/>Libreria, <text:s/>e</text:p>
      <text:p text:style-name="licenseText">distribuire <text:s/>tale <text:s/>opera secondo <text:s/>termini <text:s/>di <text:s/>propria scelta, <text:s/>purché</text:p>
      <text:p text:style-name="licenseText">questi termini consentano <text:s/>la modifica dell'opera ad uso <text:s/>privato e la</text:p>
      <text:p text:style-name="licenseText">decompilazione limitatamente <text:s/>al fine di <text:s/>effettuare il debug <text:s/>di tali</text:p>
      <text:p text:style-name="licenseText">modifiche.</text:p>
      <text:p text:style-name="licenseText"/>
      <text:p text:style-name="licenseText">Il Licenziatario <text:s/>deve includere in <text:s/>ogni copia dell'opera <text:s/>una chiara</text:p>
      <text:p text:style-name="licenseText">nota in cui si specifichi l'utilizzo <text:s/>della Libreria e il fatto che la</text:p>
      <text:p text:style-name="licenseText">Libreria e <text:s/>il suo <text:s/>impiego vengono regolati <text:s/>da questa <text:s/>Licenza. Deve</text:p>
      <text:p text:style-name="licenseText">inoltre fornire <text:s/>una copia di questa Licenza. <text:s/>Se durante l'esecuzione</text:p>
      <text:p text:style-name="licenseText">l'opera <text:s/>visualizza <text:s/>le <text:s/>note <text:s text:c="2"/>di <text:s/>copyright, <text:s/>insieme <text:s/>a <text:s/>queste <text:s/>il</text:p>
      <text:p text:style-name="licenseText">Licenziatario <text:s/>deve includere <text:s/>le <text:s/>note di <text:s/>copyright della <text:s/>Libreria,</text:p>
      <text:p text:style-name="licenseText">oltre al riferimento diretto ad una copia di questa Licenza.</text:p>
      <text:p text:style-name="licenseText"/>
      <text:p text:style-name="licenseText">Il Licenziatario deve inoltre fare una delle seguenti cose:</text:p>
      <text:p text:style-name="licenseText"/>
      <text:p text:style-name="licenseText">a) <text:s/>Fornire <text:s/>insieme <text:s/>all'opera <text:s/>il <text:s/>codice <text:s/>sorgente <text:s/>completo <text:s/>della</text:p>
      <text:p text:style-name="licenseText"><text:soft-page-break/>Libreria <text:s/>in un formato <text:s/>leggibile da <text:s/>calcolatore, comprese <text:s/>tutte le</text:p>
      <text:p text:style-name="licenseText">modifiche apportate <text:s/>(che devono essere distribuite <text:s/>secondo i termini</text:p>
      <text:p text:style-name="licenseText">previsti dagli articoli 1 e 2); <text:s/>e, nel caso l'opera sia un eseguibile</text:p>
      <text:p text:style-name="licenseText">collegato con la <text:s/>Libreria, fornire "l'opera che usa <text:s/>la Libreria" con</text:p>
      <text:p text:style-name="licenseText">il codice <text:s/>oggetto e/o sorgente <text:s/>completo, in modo che <text:s/>l'utente possa</text:p>
      <text:p text:style-name="licenseText">modificare la <text:s/>Libreria e <text:s/>poi ricollegare il <text:s/>tutto onde <text:s/>produrre un</text:p>
      <text:p text:style-name="licenseText">eseguibile modificato contenente la Libreria modificata. <text:s/>È inteso che</text:p>
      <text:p text:style-name="licenseText">l'utente <text:s/>che dovesse cambiare <text:s/>il contenuto <text:s/>dei file <text:s/>di definizione</text:p>
      <text:p text:style-name="licenseText">della <text:s/>Libreria <text:s/>non <text:s/>sarà <text:s/>necessariamente in <text:s/>grado <text:s/>di <text:s/>ricompilare</text:p>
      <text:p text:style-name="licenseText">l'applicazione per usare tali definizioni modificate.</text:p>
      <text:p text:style-name="licenseText"/>
      <text:p text:style-name="licenseText">b) Usare un appropriato <text:s/>meccanismo di condivisione delle librerie per</text:p>
      <text:p text:style-name="licenseText">collegare <text:s/>la Libreria. <text:s/>Un meccanismo <text:s/>appropriato è <text:s/>quello <text:s/>che (1)</text:p>
      <text:p text:style-name="licenseText">durante l'esecuzione <text:s/>utilizza una <text:s/>copia della libreria <text:s/>già presente</text:p>
      <text:p text:style-name="licenseText">nel computer <text:s/>dell'utente, anziché copiare le <text:s/>funzioni della libreria</text:p>
      <text:p text:style-name="licenseText">nell'eseguibile, <text:s/>e <text:s/>(2) <text:s/>funzionerà <text:s/>correttamente con <text:s/>una <text:s/>versione</text:p>
      <text:p text:style-name="licenseText">modificata <text:s/>della libreria, <text:s/>se l'utente <text:s/>ne installa <text:s/>una, <text:s/>purché la</text:p>
      <text:p text:style-name="licenseText">versione modificata <text:s/>sia compatibile a <text:s/>livello di interfaccia <text:s/>con la</text:p>
      <text:p text:style-name="licenseText">versione con la quale è stata creata l'opera.</text:p>
      <text:p text:style-name="licenseText"/>
      <text:p text:style-name="licenseText">c) Allegare <text:s/>all'opera un'offerta scritta, <text:s/>valida per almeno <text:s/>3 anni,</text:p>
      <text:p text:style-name="licenseText">per <text:s/>la fornitura <text:s/>allo stesso <text:s/>utente dei <text:s/>materiali <text:s/>specificati nel</text:p>
      <text:p text:style-name="licenseText">precedente <text:s/>comma <text:s/>6a, <text:s text:c="2"/>ad <text:s/>un <text:s/>costo <text:s/>non <text:s/>superiore <text:s text:c="2"/>a <text:s/>quello <text:s/>di</text:p>
      <text:p text:style-name="licenseText">distribuzione.</text:p>
      <text:p text:style-name="licenseText"/>
      <text:p text:style-name="licenseText">d) <text:s/>Se la <text:s/>distribuzione dell'opera <text:s/>viene effettuata <text:s/>tramite accesso</text:p>
      <text:p text:style-name="licenseText">alla <text:s/>copia da <text:s/>un luogo <text:s/>specifico, va <text:s/>offerto analogo <text:s/>accesso alla</text:p>
      <text:p text:style-name="licenseText">copia dei materiali sopra specificati dallo stesso luogo.</text:p>
      <text:p text:style-name="licenseText"/>
      <text:p text:style-name="licenseText">e) <text:s/>Verificare che <text:s/>l'utente abbia <text:s/>già ricevuto <text:s/>una copia <text:s/>di questi</text:p>
      <text:p text:style-name="licenseText">materiali o che il Licenziatario gliene abbia già inviata una.</text:p>
      <text:p text:style-name="licenseText"/>
      <text:p text:style-name="licenseText">Per <text:s/>un <text:s/>eseguibile, la <text:s/>forma <text:s/>richiesta per <text:s/>l' <text:s/>"opera <text:s/>che usa <text:s/>la</text:p>
      <text:p text:style-name="licenseText">Libreria" <text:s/>comprende <text:s/>ogni <text:s/>dato <text:s/>o <text:s/>programma <text:s/>di <text:s/>servizio <text:s/>che <text:s/>sia</text:p>
      <text:p text:style-name="licenseText">necessario <text:s/>per ricreare <text:s/>l'eseguibile. <text:s/>Tuttavia si <text:s/>fa una <text:s/>speciale</text:p>
      <text:p text:style-name="licenseText">eccezione: <text:s/>il <text:s/>materiale <text:s/>da <text:s/>distribuire <text:s/>non <text:s/>deve <text:s/>necessariamente</text:p>
      <text:p text:style-name="licenseText">includere tutto <text:s/>quanto normalmente <text:s/>distribuito (in forma <text:s/>sorgente o</text:p>
      <text:p text:style-name="licenseText">binaria) con i principali <text:s/>componenti (compilatore, kernel e così via)</text:p>
      <text:p text:style-name="licenseText">del sistema operativo sul quale funziona l'eseguibile, a meno che tali</text:p>
      <text:p text:style-name="licenseText">componenti non siano distribuiti insieme all'eseguibile.</text:p>
      <text:p text:style-name="licenseText"/>
      <text:p text:style-name="licenseText">Può accadere <text:s/>che questo requisito contraddica <text:s/>le restrizioni dettate</text:p>
      <text:p text:style-name="licenseText">da licenze di altre <text:s/>librerie proprietarie normalmente non fornite con</text:p>
      <text:p text:style-name="licenseText">il sistema operativo.</text:p>
      <text:p text:style-name="licenseText"/>
      <text:p text:style-name="licenseText">Queste contraddizioni comportano l'impossibilità di utilizzare insieme</text:p>
      <text:p text:style-name="licenseText">tali librerie e la Libreria in un eseguibile da distribuire.</text:p>
      <text:p text:style-name="licenseText"/>
      <text:p text:style-name="licenseText">7. Il Licenziatario può inserire <text:s/>in una singola libreria funzionalità</text:p>
      <text:p text:style-name="licenseText">che siano un'opera basata sulla Libreria insieme ad altre funzionalità</text:p>
      <text:p text:style-name="licenseText">di <text:s/>libreria non <text:s/>regolate <text:s/>da questa <text:s/>Licenza, <text:s/>e distribuire <text:s/>questa</text:p>
      <text:p text:style-name="licenseText">libreria combinata, purché <text:s/>venga comunque consentita la distribuzione</text:p>
      <text:p text:style-name="licenseText">separata dell'opera <text:s/>basata sulla Libreria e <text:s/>delle altre funzionalità</text:p>
      <text:p text:style-name="licenseText">di libreria, <text:s/>e posto <text:s/>che il Licenziatario <text:s/>rispetti le <text:s/>seguenti due</text:p>
      <text:p text:style-name="licenseText">condizioni:</text:p>
      <text:p text:style-name="licenseText"/>
      <text:p text:style-name="licenseText">a) Insieme <text:s/>alla libreria combinata, <text:s/>fornisca una copia <text:s/>della stessa</text:p>
      <text:p text:style-name="licenseText">opera <text:s text:c="2"/>basata <text:s/>sulla <text:s text:c="2"/>Libreria, <text:s/>non <text:s text:c="2"/>combinata <text:s text:c="2"/>con <text:s/>nessun'altra</text:p>
      <text:p text:style-name="licenseText">funzionalità di libreria. Questa deve essere distribuita rispettando i</text:p>
      <text:p text:style-name="licenseText">termini enunciati sopra.</text:p>
      <text:p text:style-name="licenseText"/>
      <text:p text:style-name="licenseText">b) <text:s/>Apponga alla <text:s/>libreria <text:s/>combinata <text:s/>una chiara <text:s/>nota <text:s/>in cui <text:s/>viene</text:p>
      <text:p text:style-name="licenseText">specificato <text:s/>che <text:s/>parte di <text:s/>essa <text:s/>è <text:s/>un'opera <text:s/>basata sulla <text:s/>Libreria,</text:p>
      <text:p text:style-name="licenseText">spiegando altresì dove trovare <text:s/>la versione non combinata della stessa</text:p>
      <text:p text:style-name="licenseText">opera.</text:p>
      <text:p text:style-name="licenseText"/>
      <text:p text:style-name="licenseText">8. Il <text:s/>Licenziatario <text:s text:c="2"/>non <text:s/>può <text:s/>copiare, <text:s text:c="2"/>modificare, <text:s/>rilicenziare,</text:p>
      <text:p text:style-name="licenseText">collegare o <text:s/>distribuire la Libreria se non <text:s/>nei termini espressamente</text:p>
      <text:p text:style-name="licenseText">enunciati <text:s/>in <text:s text:c="2"/>questa <text:s/>Licenza. <text:s text:c="2"/>Qualsiasi <text:s text:c="2"/>tentativo <text:s/>di <text:s/>copiare,</text:p>
      <text:p text:style-name="licenseText"><text:soft-page-break/>modificare, <text:s/>rilicenziare, collegare o <text:s/>distribuire la <text:s/>Libreria sotto</text:p>
      <text:p text:style-name="licenseText">altri <text:s/>termini non <text:s/>è <text:s/>valido e <text:s/>annullerà <text:s/>automaticamente i <text:s/>diritti</text:p>
      <text:p text:style-name="licenseText">ricevuti con questa Licenza. <text:s/>Tuttavia, gli altri soggetti che abbiano</text:p>
      <text:p text:style-name="licenseText">ricevuto copie o diritti dal Licenziatario secondo i termini di questa</text:p>
      <text:p text:style-name="licenseText">Licenza non vedranno revocate le loro licenze fino a che tali soggetti</text:p>
      <text:p text:style-name="licenseText">ne rispettino i termini.</text:p>
      <text:p text:style-name="licenseText"/>
      <text:p text:style-name="licenseText">9. Il Licenziatario <text:s/>non è tenuto ad accettare <text:s/>questa Licenza, poiché</text:p>
      <text:p text:style-name="licenseText">non l'ha firmata. In ogni caso, nient'altro gli garantisce il permesso</text:p>
      <text:p text:style-name="licenseText">di <text:s/>modificare <text:s/>o <text:s text:c="2"/>distribuire <text:s/>la <text:s/>Libreria <text:s/>o <text:s/>le <text:s text:c="2"/>opere <text:s/>da <text:s/>essa</text:p>
      <text:p text:style-name="licenseText">derivate. Queste azioni sono proibite <text:s/>dalla legge per chi non accetta</text:p>
      <text:p text:style-name="licenseText">questa Licenza. Di conseguenza, modificando o distribuendo la Libreria</text:p>
      <text:p text:style-name="licenseText">(o <text:s/>qualsiasi opera <text:s/>basata sulla <text:s/>Libreria), il <text:s/>Licenziatario indica</text:p>
      <text:p text:style-name="licenseText">l'accettazione di <text:s/>questa Licenza <text:s/>in tal senso, <text:s/>e quindi di <text:s/>tutti i</text:p>
      <text:p text:style-name="licenseText">suoi <text:s/>termini <text:s/>e condizioni <text:s/>relativamente <text:s/>a <text:s/>copia, distribuzione <text:s/>e</text:p>
      <text:p text:style-name="licenseText">modifica della Libreria o di opere basate su questa.</text:p>
      <text:p text:style-name="licenseText"/>
      <text:p text:style-name="licenseText">10. Ogni <text:s/>volta <text:s/>che <text:s/>il <text:s/>Licenziatario <text:s/>distribuisce <text:s/>la <text:s/>Libreria <text:s/>o</text:p>
      <text:p text:style-name="licenseText">un'opera basata <text:s/>su di essa, il ricevente <text:s/>ottiene automaticamente una</text:p>
      <text:p text:style-name="licenseText">licenza dal Licenziatario originale di copiare, distribuire, collegare</text:p>
      <text:p text:style-name="licenseText">o modificare <text:s/>la Libreria secondo questi termini <text:s/>e queste condizioni.</text:p>
      <text:p text:style-name="licenseText">Il <text:s/>Licenziatario <text:s/>non può <text:s/>imporre <text:s/>alcuna <text:s/>ulteriore restrizione <text:s/>al</text:p>
      <text:p text:style-name="licenseText">ricevente <text:s text:c="2"/>nel <text:s/>suo <text:s text:c="2"/>esercizio <text:s/>dei <text:s text:c="2"/>diritti <text:s/>qui <text:s text:c="2"/>garantiti. <text:s text:c="2"/>Il</text:p>
      <text:p text:style-name="licenseText">Licenziatario non <text:s/>è comunque tenuto <text:s/>a imporre il rispetto <text:s/>di questa</text:p>
      <text:p text:style-name="licenseText">Licenza a terzi.</text:p>
      <text:p text:style-name="licenseText"/>
      <text:p text:style-name="licenseText">11. Se, a seguito di una <text:s/>sentenza di un tribunale, di una imputazione</text:p>
      <text:p text:style-name="licenseText">per <text:s/>violazione <text:s/>di <text:s/>brevetto <text:s text:c="2"/>o <text:s/>per <text:s/>qualsiasi <text:s/>altro <text:s/>motivo <text:s/>(non</text:p>
      <text:p text:style-name="licenseText">limitatamente <text:s text:c="2"/>a <text:s text:c="2"/>questioni <text:s/>di <text:s text:c="2"/>brevetti), <text:s text:c="2"/>vengano <text:s/>imposte <text:s text:c="2"/>al</text:p>
      <text:p text:style-name="licenseText">Licenziatario, sia dal tribunale sia <text:s/>da accordi tra le parti o altro,</text:p>
      <text:p text:style-name="licenseText">delle condizioni in contrasto <text:s/>con quanto stabilito da questa Licenza,</text:p>
      <text:p text:style-name="licenseText">tali <text:s/>condizioni non esimono <text:s/>nessun soggetto <text:s/>dal rispetto <text:s/>di questa</text:p>
      <text:p text:style-name="licenseText">Licenza. Nel caso il <text:s/>Licenziatario non possa distribuire un programma</text:p>
      <text:p text:style-name="licenseText">in <text:s/>un modo <text:s/>da <text:s/>soddisfare simultaneamente <text:s/>gli <text:s/>obblighi dettati <text:s/>da</text:p>
      <text:p text:style-name="licenseText">questa <text:s/>Licenza e <text:s/>altri obblighi <text:s/>ad <text:s/>essa pertinenti, <text:s/>non si <text:s/>potrà</text:p>
      <text:p text:style-name="licenseText">procedere <text:s/>ad <text:s/>alcuna <text:s/>distribuzione. <text:s/>Se, <text:s/>ad <text:s/>esempio, <text:s/>un <text:s/>brevetto</text:p>
      <text:p text:style-name="licenseText">vietasse a tutti quelli <text:s/>che ricevono direttamente o indirettamente la</text:p>
      <text:p text:style-name="licenseText">Libreria <text:s/>la <text:s/>sua ridistribuzione <text:s/>senza pagamento di <text:s/>diritti, allora</text:p>
      <text:p text:style-name="licenseText">l'unico modo per rispettare <text:s/>contemporaneamente tale brevetto e questa</text:p>
      <text:p text:style-name="licenseText">Licenza è quello di non distribuire affatto la Libreria.</text:p>
      <text:p text:style-name="licenseText"/>
      <text:p text:style-name="licenseText">Se una parte di questo articolo è ritenuta non valida od inapplicabile</text:p>
      <text:p text:style-name="licenseText">sotto <text:s/>qualsiasi particolare <text:s/>circostanza, il <text:s/>resto <text:s/>dell'articolo si</text:p>
      <text:p text:style-name="licenseText">intende <text:s/>applicabile <text:s text:c="2"/>e <text:s/>l'articolo <text:s text:c="2"/>nel <text:s/>suo <text:s/>insieme <text:s text:c="2"/>si <text:s/>intende</text:p>
      <text:p text:style-name="licenseText">applicabile in altre circostanze.</text:p>
      <text:p text:style-name="licenseText"/>
      <text:p text:style-name="licenseText">Non rientra negli intenti <text:s/>di questo articolo indurre il Licenziatario</text:p>
      <text:p text:style-name="licenseText">ad infrangere <text:s/>alcun brevetto né <text:s/>altre <text:s/>rivendicazioni di <text:s/>diritto di</text:p>
      <text:p text:style-name="licenseText">proprietà, <text:s/>né <text:s/>di <text:s/>contestare <text:s/>la validità <text:s/>di <text:s/>tali <text:s/>rivendicazioni.</text:p>
      <text:p text:style-name="licenseText">L'obiettivo <text:s/>di <text:s/>questo articolo <text:s/>è <text:s/>unicamente <text:s/>quello di <text:s/>proteggere</text:p>
      <text:p text:style-name="licenseText">l'integrità <text:s/>del <text:s text:c="2"/>sistema <text:s/>di <text:s/>distribuzione <text:s text:c="2"/>dei <text:s/>programmi <text:s/>liberi</text:p>
      <text:p text:style-name="licenseText">implementato <text:s/>tramite l'utilizzo di <text:s/>licenze pubbliche. <text:s/>Molte persone</text:p>
      <text:p text:style-name="licenseText">hanno <text:s/>generosamente <text:s text:c="2"/>contribuito <text:s/>alla <text:s/>vasta <text:s text:c="2"/>gamma <text:s/>di <text:s/>programmi</text:p>
      <text:p text:style-name="licenseText">distribuiti <text:s/>attraverso <text:s/>questo <text:s text:c="2"/>sistema, <text:s/>basandosi <text:s/>sulla <text:s/>coerente</text:p>
      <text:p text:style-name="licenseText">applicazione <text:s/>di tale <text:s/>sistema. <text:s text:c="2"/>Spetta soltanto <text:s/>all'autore/donatore</text:p>
      <text:p text:style-name="licenseText">decidere se <text:s/>preferisca o meno <text:s/>distribuire il software <text:s/>tramite altri</text:p>
      <text:p text:style-name="licenseText">sistemi, e il Licenziatario non può imporre tale scelta.</text:p>
      <text:p text:style-name="licenseText"/>
      <text:p text:style-name="licenseText">Questo articolo <text:s/>punta a chiarire fino <text:s/>in fondo ciò <text:s/>che crediamo sia</text:p>
      <text:p text:style-name="licenseText">una conseguenza del resto di questa Licenza.</text:p>
      <text:p text:style-name="licenseText"/>
      <text:p text:style-name="licenseText">12. Se <text:s/>in alcuni paesi <text:s/>la distribuzione <text:s/>o l'impiego <text:s/>della Libreria</text:p>
      <text:p text:style-name="licenseText">sono limitati <text:s/>da brevetti <text:s/>o da interfacce <text:s/>coperte da <text:s/>copyright, il</text:p>
      <text:p text:style-name="licenseText">detentore del <text:s/>copyright originario che pone la <text:s/>Libreria sotto questa</text:p>
      <text:p text:style-name="licenseText">Licenza <text:s text:c="2"/>può <text:s/>aggiungere <text:s text:c="2"/>esplicite <text:s/>limitazioni <text:s text:c="2"/>geografiche <text:s/>alla</text:p>
      <text:p text:style-name="licenseText">distribuzione <text:s/>onde escluderne tali <text:s/>paesi, in <text:s/>modo da <text:s/>consentire la</text:p>
      <text:p text:style-name="licenseText">distribuzione <text:s text:c="2"/>soltanto <text:s/>in <text:s text:c="2"/>quei <text:s/>paesi <text:s text:c="2"/>non <text:s/>inclusi <text:s text:c="2"/>in <text:s/>queste</text:p>
      <text:p text:style-name="licenseText">restrizioni. <text:s text:c="2"/>In <text:s text:c="2"/>tal <text:s/>caso, <text:s/>le <text:s text:c="2"/>limitazioni <text:s/>geografiche <text:s/>vengono</text:p>
      <text:p text:style-name="licenseText">incorporate a tutti gli effetti nel testo di questa Licenza.</text:p>
      <text:p text:style-name="licenseText"><text:soft-page-break/></text:p>
      <text:p text:style-name="licenseText">13. <text:s/>Di quando in quando <text:s/>Free Software Foundation potrebbe pubblicare</text:p>
      <text:p text:style-name="licenseText">versioni <text:s/>nuove o <text:s/>riviste della <text:s/>Licenza Pubblica <text:s/>Generica Attenuata</text:p>
      <text:p text:style-name="licenseText">(LGPL). <text:s/>Tali <text:s/>versioni saranno <text:s/>simili <text:s/>a <text:s/>questa <text:s/>nello spirito, <text:s/>ma</text:p>
      <text:p text:style-name="licenseText">potranno <text:s/>differire <text:s/>nei <text:s/>dettagli <text:s/>al <text:s/>fine <text:s/>di <text:s/>coprire <text:s/>problemi <text:s/>e</text:p>
      <text:p text:style-name="licenseText">situazioni nuove.</text:p>
      <text:p text:style-name="licenseText"/>
      <text:p text:style-name="licenseText">A ciascuna <text:s/>versione viene assegnato un numero <text:s/>identificativo. <text:s/>Se la</text:p>
      <text:p text:style-name="licenseText">Libreria specifica <text:s/>di essere coperta <text:s/>da una particolare <text:s/>versione di</text:p>
      <text:p text:style-name="licenseText">questa Licenza <text:s/>e "da qualsiasi versione <text:s/>successiva" il Licenziatario</text:p>
      <text:p text:style-name="licenseText">può scegliere di aderire <text:s/>alle condizioni della versione specificata o</text:p>
      <text:p text:style-name="licenseText">a quelle <text:s/>di una <text:s/>successiva. Se la <text:s/>Libreria non specifica <text:s/>il numero</text:p>
      <text:p text:style-name="licenseText">della versione, il Licenziatario può optare per una versione qualsiasi</text:p>
      <text:p text:style-name="licenseText">tra quelle pubblicate dalla Free Software Foundation.</text:p>
      <text:p text:style-name="licenseText"/>
      <text:p text:style-name="licenseText">14. <text:s/>Nel caso il Licenziatario voglia incorporare parti della Libreria</text:p>
      <text:p text:style-name="licenseText">in <text:s/>altri programmi liberi <text:s/>le cui <text:s/>condizioni di <text:s/>distribuzione siano</text:p>
      <text:p text:style-name="licenseText">incompatibili <text:s/>con <text:s/>queste, <text:s/>può <text:s/>scrivere <text:s/>all'autore <text:s/>per <text:s/>chiederne</text:p>
      <text:p text:style-name="licenseText">l'autorizzazione. <text:s/>Per <text:s/>il <text:s/>software <text:s/>sotto il <text:s/>copyright <text:s/>della <text:s/>Free</text:p>
      <text:p text:style-name="licenseText">Software <text:s text:c="2"/>Foundation, <text:s/>occorre <text:s text:c="2"/>contattare <text:s text:c="2"/>quest'ultima; <text:s/>talvolta</text:p>
      <text:p text:style-name="licenseText">facciamo <text:s/>delle eccezioni a <text:s/>queste regole. <text:s/>La nostra <text:s/>decisione sarà</text:p>
      <text:p text:style-name="licenseText">guidata da <text:s/>due finalità: <text:s/>preservare la libertà <text:s/>di tutti <text:s/>i prodotti</text:p>
      <text:p text:style-name="licenseText">derivati dal nostro software libero <text:s/>e promuovere la condivisione e il</text:p>
      <text:p text:style-name="licenseText">riutilizzo del software in generale.</text:p>
      <text:p text:style-name="licenseText"/>
      <text:p text:style-name="licenseText">NESSUNA GARANZIA</text:p>
      <text:p text:style-name="licenseText"/>
      <text:p text:style-name="licenseText"/>
      <text:p text:style-name="licenseText">15. POICHÉ LA LIBRERIA VIENE CONCESSA CON LICENZA GRATUITA, NON ESISTE</text:p>
      <text:p text:style-name="licenseText">ALCUNA GARANZIA <text:s/>PER LA LIBRERIA, NEI LIMITI <text:s/>CONSENTITI DALLE VIGENTI</text:p>
      <text:p text:style-name="licenseText">LEGGI. <text:s/>SE <text:s/>NON INDICATO DIVERSAMENTE <text:s/>PER ISCRITTO, IL <text:s/>DETENTORE DEL</text:p>
      <text:p text:style-name="licenseText">COPYRIGHT E LE ALTRE PARTI FORNISCONO IL PROGRAMMA "COSÌ COM'È", SENZA</text:p>
      <text:p text:style-name="licenseText">ALCUN TIPO DI GARANZIA, NÉ <text:s/>ESPLICITA NÉ IMPLICITA; CIÒ INCLUDE, SENZA</text:p>
      <text:p text:style-name="licenseText">LIMITARSI <text:s/>A <text:s/>QUESTO, <text:s/>LA <text:s/>GARANZIA <text:s/>IMPLICITA <text:s/>DI <text:s/>COMMERCIABILITÀ <text:s/>E</text:p>
      <text:p text:style-name="licenseText">UTILIZZABILITÀ PER UNO SCOPO PARTICOLARE. <text:s/>TUTTI I RISCHI SU QUALITÀ E</text:p>
      <text:p text:style-name="licenseText">PRESTAZIONI <text:s/>DELLA LIBRERIA <text:s/>SONO A <text:s/>CARICO DEL <text:s/>LICENZIATARIO. <text:s/>SE LA</text:p>
      <text:p text:style-name="licenseText">LIBRERIA <text:s/>DOVESSE <text:s/>RIVELARSI <text:s/>DIFETTOSA, <text:s/>IL LICENZIATARIO <text:s/>SI <text:s/>ASSUME</text:p>
      <text:p text:style-name="licenseText">L'ONERE DI OGNI MANUTENZIONE, RIPARAZIONE O CORREZIONE NECESSARIA.</text:p>
      <text:p text:style-name="licenseText"/>
      <text:p text:style-name="licenseText">16. <text:s/>NÉ <text:s/>IL DETENTORE <text:s/>DEL <text:s/>COPYRIGHT, NÉ <text:s/>ALTRE <text:s/>PARTI AUTORIZZATE <text:s/>A</text:p>
      <text:p text:style-name="licenseText">MODIFICARE E/O <text:s/>RIDISTRIBUIRE LA LIBRERIA SECONDO <text:s/>QUANTO STABILITO IN</text:p>
      <text:p text:style-name="licenseText">QUESTA LICENZA, <text:s/>SONO RESPONSABILI IN <text:s/>ALCUN MODO PER <text:s/>EVENTUALI DANNI</text:p>
      <text:p text:style-name="licenseText">NEI <text:s/>CONFRONTI DEL <text:s/>LICENZIATARIO, A <text:s/>MENO CHE <text:s/>CIÒ NON <text:s/>SIA RICHIESTO</text:p>
      <text:p text:style-name="licenseText">DALLE <text:s/>LEGGI VIGENTI <text:s/>O SIA <text:s/>SPECIFICATO IN <text:s/>UN ACCORDO <text:s/>SCRITTO. SONO</text:p>
      <text:p text:style-name="licenseText">INCLUSI <text:s/>DANNI GENERICI, <text:s/>SPECIALI O <text:s/>INCIDENTALI, COME <text:s/>PURE <text:s/>I DANNI</text:p>
      <text:p text:style-name="licenseText">CONSEGUENTI <text:s/>DALL'USO <text:s/>O <text:s text:c="2"/>DALL'IMPOSSIBILITÀ <text:s/>DI <text:s/>USARE <text:s/>LA <text:s/>LIBRERIA</text:p>
      <text:p text:style-name="licenseText">(INCLUSO, MA SENZA LIMITARSI A <text:s/>QUESTO, LA PERDITA E LA CORRUZIONE DEI</text:p>
      <text:p text:style-name="licenseText">DATI, <text:s/>LE PERDITE <text:s/>SOSTENUTE <text:s/>DAL <text:s/>LICENZIATARIO O <text:s/>DA <text:s/>TERZE PARTI <text:s/>E</text:p>
      <text:p text:style-name="licenseText">L'INCAPACITÀ <text:s/>DA <text:s text:c="2"/>PARTE <text:s/>DELLA <text:s/>LIBRERIA <text:s/>DI <text:s text:c="2"/>INTERAGIRE <text:s/>CON <text:s/>ALTRO</text:p>
      <text:p text:style-name="licenseText">SOFTWARE), ANCHE <text:s/>NEL CASO IL DETENTORE <text:s/>O LE ALTRE <text:s/>PARTI SIANO STATE</text:p>
      <text:p text:style-name="licenseText">AVVISATE DELL'EVENTUALITÀ DI TALI DANNI.</text:p>
      <text:p text:style-name="licenseText"/>
      <text:p text:style-name="licenseText">FINE DEI TERMINI E DELLE CONDIZIONI</text:p>
      <text:p text:style-name="licenseText"/>
      <text:p text:style-name="licenseLang"><text:bookmark-start text:name="__RefHeading__78168_325084090"/>License es<text:bookmark-end text:name="__RefHeading__78168_325084090"/></text:p>
      <text:p text:style-name="licenseText">GNU LESSER GENERAL PUBLIC LICENCE (traducción)</text:p>
      <text:p text:style-name="licenseText"/>
      <text:p text:style-name="licenseText">Versión 2.1, Febrero 1999 </text:p>
      <text:p text:style-name="licenseText"/>
      <text:p text:style-name="licenseText">Sobre la traducción: </text:p>
      <text:p text:style-name="licenseText"/>
      <text:p text:style-name="licenseText"/>
      <text:p text:style-name="licenseText">Autor de la la traducción: Rafael Palomino &lt;rafaelus4@eresmas.net&gt;</text:p>
      <text:p text:style-name="licenseText"/>
      <text:p text:style-name="licenseText">Fecha de la traducción: mayo de 2001</text:p>
      <text:p text:style-name="licenseText"/>
      <text:p text:style-name="licenseText">Notas sobre la traducción: </text:p>
      <text:p text:style-name="licenseText"/>
      <text:p text:style-name="licenseText"/>
      <text:p text:style-name="licenseText">El término library ha sido traducido en este texto como "librería", en lugar de su traducción correcta "biblioteca" al estar esta primera denominación más de acuerdo con los términos informáticos utilizados en castellano.</text:p>
      <text:p text:style-name="licenseText"/>
      <text:p text:style-name="licenseText">El objetivo primordial de esta traducción es dar a explicar la licencia LGPL, sin embargo dicha traducción a debido ser muy "literal" en varias ocasiones para no caer en interpretaciones personales.</text:p>
      <text:p text:style-name="licenseText"/>
      <text:p text:style-name="licenseText">This is an unofficial translation of the GNU Lesser General Public License into spanish. It was not published by the Free Software Foundation, and does not legally state the distribution terms for software that uses the GNU LGPL — only the original English text of the GNU LGPL does that. However, we hope that this translation will help spanish speakers understand the GNU GPL better.</text:p>
      <text:p text:style-name="licenseText"/>
      <text:p text:style-name="licenseText">Esta es una traducción no oficial de la GNU Lesser General Public License. No fue públicada por la Free Software Foundation, y no establece legalmente los términos de distribución de software que usa la GNU LGPL; sólo el texto inglés original de la GNU LGPL lo hace. Sin embargo, esperamos que esta traducción ayudará a los hispanohablantes a entender la GNU LGPL mejor.</text:p>
      <text:p text:style-name="licenseText"/>
      <text:p text:style-name="licenseText">Copyright © 1991, 1999 </text:p>
      <text:p text:style-name="licenseText"/>
      <text:p text:style-name="licenseText">Free Software Foundation, Inc. 59, Temple Place, Suite 330, Boston, MA 02111-1307 <text:s/>USA</text:p>
      <text:p text:style-name="licenseText">. Se permite a cualquier persona la copia y distribución de copias literales de este documento de licencia, su modificación no está permitida. </text:p>
      <text:p text:style-name="licenseText"/>
      <text:p text:style-name="licenseText">(Esta es la primera versión emitida de la GPL Menor. Es también la sucesora de la GNU Library Public Licence, versión 2, de aquí la versión 2.1) </text:p>
      <text:p text:style-name="licenseText">Licencia Pública General Menor GNU</text:p>
      <text:p text:style-name="licenseText">Preámbulo</text:p>
      <text:p text:style-name="licenseText"/>
      <text:p text:style-name="licenseText">Las licencias, para la mayoría del software, están diseñadas para eliminar sus libertades a la hora de compartirlo o cambiarlo. En contraste, las Licencias Públicas Generales GNU pretenden garantizar su libertad para compartir y cambiar software libre; para asegurar que el software es libre para todos los usuarios.</text:p>
      <text:p text:style-name="licenseText"/>
      <text:p text:style-name="licenseText">Esta licencia, la Licencia Pública General Menor (Lesser General Public Licence), se aplica a algunos paquetes de software diseñados específicamente —típicamente librerías— de la Free Software Foundation y de otros autores que deciden usarla. Usted puede usarla también, pero le sugerimos que piense primero cuidadosamente si esta licencia o la General Public Licence ordinaria, es o no la estrategia mejor a usar en un caso particular, basándose en las explicaciones siguientes.</text:p>
      <text:p text:style-name="licenseText"/>
      <text:p text:style-name="licenseText">Cuando hablamos de software libre, nos referimos a libertad de uso, no a precio. Nuestras Licencias Públicas Generales están diseñadas para asegurar que usted tiene la libertad de distribuir copias de software libre (y cobrar por este servicio si lo desea); que recibe el código fuente o que puede obtenerlo si lo quiere; que puede modificar el software y usar partes de él en nuevos programas libres; y de que ha sido informado de que puede hacer estas cosas.</text:p>
      <text:p text:style-name="licenseText"/>
      <text:p text:style-name="licenseText">Para proteger sus derechos, necesitamos hacer restricciones que prohiban a los distribuidores el negarle estos derechos o a pedirle que renuncie a esos derechos. Estas restricciones se traducen en ciertas responsabilidades para usted si distribuye copias de la librería o si la modifica.</text:p>
      <text:p text:style-name="licenseText"/>
      <text:p text:style-name="licenseText">Por ejemplo, si distribuye copias de la librería, bien gratis o a cambio de un importe, debe dar a los receptores todos los derechos que nosotros le dimos a usted. Debe asegurarse que ellos, también, reciban o puedan obtener el código fuente. Si usted enlaza otro código con la librería, debe proporcionar a los receptores los ficheros objeto completos, de forma que ellos puedan reenlazarlos con la librería después de hacer cambios en la librería y recompilarla. Y debe mostrarles estos términos para que conozcan sus derechos.</text:p>
      <text:p text:style-name="licenseText"><text:soft-page-break/></text:p>
      <text:p text:style-name="licenseText">Nosotros protegemos sus derechos con un método de dos pasos: (1) obtenemos los derechos de autor de la librería, y (2) le ofrecemos esta licencia que le da permiso legal para copiar, distribuir, y/o modificar la librería.</text:p>
      <text:p text:style-name="licenseText"/>
      <text:p text:style-name="licenseText">Para proteger a cada uno de los distribuidores, queremos dejar muy claro que no existe garantía para la librería libre. Además, si la librería es modificada por alguien y se transmite, los receptores deberían saber que lo que ellos tienen no es la versión original, de forma que la reputación del autor original no se vea afectada por problemas que podrían ser introducidos por otros.</text:p>
      <text:p text:style-name="licenseText"/>
      <text:p text:style-name="licenseText">Finalmente, las patentes de software plantean una amenaza constante para la existencia de cualquier programa libre. Nosotros deseamos asegurar que una empresa no pueda limitar eficazmente a los usuarios de un programa libre mediante la obtención de una licencia restrictiva de un titular de patente. Por lo tanto, insistimos en que cualquier licencia de patente obtenida para una versión de la librería debe ser consistente con todas las libertades de uso especificadas en esta licencia.</text:p>
      <text:p text:style-name="licenseText"/>
      <text:p text:style-name="licenseText">La mayoría del software GNU, incluyendo algunas librerías, está cubierto por la Licencia Pública General GNU ordinaria. Esta licencia, la Licencia Pública General Menor GNU, se aplica a ciertas librerías señaladas y es bastante diferente de la Licencia Pública Genaral ordinaria. Nosotros usamos esta licencia para ciertas librerías con el objeto de permitir el enlace de esas librerías dentro de programas no libres.</text:p>
      <text:p text:style-name="licenseText"/>
      <text:p text:style-name="licenseText">Cuando un programa se encuentra enlazado con una librería, bien estáticamente o usando una librería compartida, la combinación de los dos es, legalmente hablando, un trabajo combinado, un derivado de la librería original. La Licencia Pública General ordinaria permitiría tal enlace sólo si la combinación completa ajusta sus criterios de libertad. La Licencia Pública General Menor permite un criterio más laxo para el enlazado de otro código con la librería.</text:p>
      <text:p text:style-name="licenseText"/>
      <text:p text:style-name="licenseText">Denominamos a esta licencia como Licencia Pública General "Menor" porque hace Menos que la Licencia Pública General ordinaria para proteger las libertades del usuario. También proporciona a los desarrolladores de programas libres Menos ventajas sobre los programas no libres competidores. Estas desventajas son la razón por la cual nosotros usamos la Licencia Pública General ordinaria para la mayoría de las librerías. Sin embargo, la licencia Menor proporciona ventajas en ciertas circunstancias especiales.</text:p>
      <text:p text:style-name="licenseText"/>
      <text:p text:style-name="licenseText">Por ejemplo, en raras ocasiones puede haber una necesidad especial de fomentar lo más ampliamente posible el uso de una determinada librería, de forma que esta se convierta en un estándar. Para conseguir esto, se debe permitir a los programas no libres el uso de estas librerías. Un caso más frecuente es aquel en el que una librería libre hace el mismo trabajo que el que realizan las librerías no libres más ampliamente usadas. En este caso, hay poco que ganar limitando la librería únicamente al software libre, de manera que usamos la Licencia Pública General Menor.</text:p>
      <text:p text:style-name="licenseText"/>
      <text:p text:style-name="licenseText">En otros casos, el permiso para usar una librería determinada en programas no libres posibilita a un mayor número de gente a usar una gran cantidad de software libre. Por ejemplo, el permiso para utilizar la librería GNU C en programas no libres posibilita a mucha más gente a usar al completo el sistema operativo GNU, así como su variante, el sistema operativo GNU/LINUX.</text:p>
      <text:p text:style-name="licenseText"/>
      <text:p text:style-name="licenseText">Aunque la Licencia Pública General Menor es menos protectora para las libertades del usuario, asegura que el usuario de un programa que está enlazado con la librería tiene la libertad y los medios para ejecutar ese programa usando una versión modificada de la librería.</text:p>
      <text:p text:style-name="licenseText"/>
      <text:p text:style-name="licenseText">Los términos y las condiciones exactas para la copia, distribución y modificación se indican a continuación. Preste especial atención a la diferencia entre un "trabajo basado en la librería" y un "trabajo que utiliza la librería". El primero contiene código derivado de la librería, mientras que el último debe estar unido con la librería para ser ejecutado.</text:p>
      <text:p text:style-name="licenseText">Términos y condiciciones para la copia, distribución y modificación</text:p>
      <text:p text:style-name="licenseText"/>
      <text:p text:style-name="licenseText">0.-</text:p>
      <text:p text:style-name="licenseText"/>
      <text:p text:style-name="licenseText">El acuerdo de esta licencia se aplica a cualquier librería de software u otro programa que contenga un aviso colocado por el titular de los derechos de autor u otras partes interesadas diciendo que puede ser distribuido bajo los términos de esta Licencia Pública General Menor (llamada también "esta Licencia"). A cada titular de permiso se le designa por "usted".</text:p>
      <text:p text:style-name="licenseText"/>
      <text:p text:style-name="licenseText">Una "librería" significa una colección de funciones y/o datos de software, preparados para ser enlazados de una forma cómoda con programas de aplicación (que usan algunas de estas funciones y datos) para formar ejecutables.</text:p>
      <text:p text:style-name="licenseText"/>
      <text:p text:style-name="licenseText">La "Librería" en lo que sigue, se refiere a cualquier trabajo o librería de software que haya sido distribuido bajo estos términos. Un "trabajo basado en la Librería" significa que, o la Librería o cualquier trabajo derivado, están bajo la ley de derechos de autor: es decir, un trabajo que contiene a la Librería o a una parte de ella, ya sea de forma literal o con modificaciones y/o traducida de forma clara a otro idioma (mas abajo se incluye la <text:soft-page-break/>traducción sin restricción en el término "modificación").</text:p>
      <text:p text:style-name="licenseText"/>
      <text:p text:style-name="licenseText">El "código fuente" para un trabajo se refiere a la forma preferida del trabajo para hacer modificaciones en él. Para una Librería, el código fuente completo significa todos los códigos fuente para todos los módulos que contenga la librería, más cualquier fichero de definición de interfaz asociado, y los guiones (scripts) asociados para controlar la compilación y la instalación de la librería.</text:p>
      <text:p text:style-name="licenseText"/>
      <text:p text:style-name="licenseText">Otras actividades que no sean la copia, distribución y modificación no se encuentran cubiertas por esta Licencia; se encuentran fuera de su objetivo. La opción de ejecutar un programa utilizando la Librería no esta restringido, y el resultado de dicho programa esta cubierto únicamente si su contenido constituye un trabajo basado en la Librería (independientemente del uso de la Librería como herramienta para escribirlo). Que esto sea cierto va a depender de lo que haga la Librería y de lo que haga el programa que utiliza la Librería.</text:p>
      <text:p text:style-name="licenseText">1.-</text:p>
      <text:p text:style-name="licenseText"/>
      <text:p text:style-name="licenseText">Puede copiar y distribuir copias literales del código fuente completo de la Librería tal y como la recibe, en cualquier medio, a condición de que usted publique de forma manifiesta y apropiada, en cada una de las copias, un aviso conveniente de derechos de autor y una renuncia de garantía; mantenga intactas todas las notificaciones que se refieran a esta Licencia y a la ausencia de cualquier garantía; y distribuya una copia de esta Licencia junto con la Librería.</text:p>
      <text:p text:style-name="licenseText"/>
      <text:p text:style-name="licenseText">Puede cobrar un importe por el acto físico de traspasar una copia y puede, a opción suya, ofrecer una protección de garantía a cambio de un importe.</text:p>
      <text:p text:style-name="licenseText">2.-</text:p>
      <text:p text:style-name="licenseText"/>
      <text:p text:style-name="licenseText">Puede modificar su copia o copias de la Librería o de cualquier parte de ella, formando así un trabajo basado en la Librería, y copiar y distribuir tales modificaciones o trabajo bajo los términos de la sección 1 de arriba, siempre que usted también cumpla con todas estas condiciones:</text:p>
      <text:p text:style-name="licenseText"/>
      <text:p text:style-name="licenseText">a) El trabajo modificado debe ser por si mismo una librería.</text:p>
      <text:p text:style-name="licenseText"/>
      <text:p text:style-name="licenseText">b) Debe hacer que los ficheros modificados lleven avisos llamativos, declarando que usted cambió los ficheros y la fecha de cualquier cambio.</text:p>
      <text:p text:style-name="licenseText"/>
      <text:p text:style-name="licenseText">c) Debe hacer que a todo el trabajo le sea concedida una licencia, sin cargo a terceras partes, bajo los términos de esta Licencia.</text:p>
      <text:p text:style-name="licenseText"/>
      <text:p text:style-name="licenseText">d) Si una facilidad en la Librería modificada se refiere a una función o a una tabla de datos, que deba ser suministrada por un programa de aplicación que usa la facilidad de otra manera que como un argumento pasado cuando la facilidad es invocada, entonces debe hacer un esfuerzo de buena fe para asegurar que, en caso de que una aplicación no suministre tal función o tabla, la facilidad aun funcione y haga que cualquier parte de su finalidad siga siendo significativa.</text:p>
      <text:p text:style-name="licenseText"/>
      <text:p text:style-name="licenseText">(Por ejemplo, una función en una librería para computar raíces cuadradas tiene un propósito que está bien definido completamente, independientemente de la aplicación. Por tanto, la Subsección 2d exige que cualquier función o tabla suministrada por la aplicación y usada por esa función debe ser opcional: si la aplicación no la suministra, la función raíz cuadrada debe seguir computando raíces cuadradas).</text:p>
      <text:p text:style-name="licenseText"/>
      <text:p text:style-name="licenseText">Estos requisitos se aplican al trabajo modificado como un todo. Si hay secciones identificables de ese trabajo que no derivan de la Librería, y pueden ser consideradas razonablemente independientes y trabajos separados, por ellas mismas, entonces esta Licencia y sus términos, no se aplicarán a aquellas secciones cuando usted los distribuye como trabajos separados. Pero cuando usted distribuye estas mismas secciones como parte de un todo, que es un trabajo basado en la Librería, la distribución del todo debe estar bajo los términos de esta Licencia cuyos permisos para otras licencias se extienden a todo el conjunto, y por tanto a todas y cada una de las partes, sin tener en cuenta quien lo escribió.</text:p>
      <text:p text:style-name="licenseText"/>
      <text:p text:style-name="licenseText">Así pues, la intención de esta sección no es exigir derechos o discutir los derechos de un trabajo escrito completamente por usted; más bien, la intención es ejercer el derecho a controlar la distribución de trabajos derivados o colectivos basados en la Librería.</text:p>
      <text:p text:style-name="licenseText"/>
      <text:p text:style-name="licenseText">Además, la mera agregación de otro trabajo no basado en la Librería con la Librería (o con un trabajo basado en la Librería) en un volumen de almacenaje o en un medio de distribución, no pone al otro trabajo bajo los objetivos de esta Licencia.</text:p>
      <text:p text:style-name="licenseText">3.-</text:p>
      <text:p text:style-name="licenseText"/>
      <text:p text:style-name="licenseText">3.- Usted puede optar por aplicar a una determinada copia de la Librería, los términos de la Licencia Pública General GNU ordinaria en vez de los de esta Licencia. Para hacer esto, debe alterar todas las notificaciones que se refieren a esta Licencia, para que se refieran a la Licencia Pública General GNU ordinaria, versión 2, en vez de a esta Licencia. (Si ha aparecido una versión más reciente que la versión 2 de la Licencia Pública General GNU ordinaria, entonces, si lo desea, puede especificar esa nueva versión). No haga ningún otro <text:soft-page-break/>cambio en estas notificaciones.</text:p>
      <text:p text:style-name="licenseText"/>
      <text:p text:style-name="licenseText">Una vez que se haya hecho este cambio en una copia dada, es irreversible para esa copia, de modo que la Licencia Pública General GNU ordinaria se aplica a todas las copias siguientes y a trabajos derivados realizados a partir de esa copia.</text:p>
      <text:p text:style-name="licenseText"/>
      <text:p text:style-name="licenseText">Esta opción es útil cuando usted desea copiar parte del código de la Librería dentro de un programa que no es una librería.</text:p>
      <text:p text:style-name="licenseText">4.-</text:p>
      <text:p text:style-name="licenseText"/>
      <text:p text:style-name="licenseText">Puede copiar y distribuir la Librería (o una porción o derivado de ella, bajo la Sección 2) en código objeto o forma ejecutable bajo los términos de las Secciones 1 y 2 arriba indicadas, siempre que la acompañe con el correspondiente código fuente legible (a máquina) completo, que debe ser distribuido bajo los términos de las Secciones 1 y 2 de arriba, en un medio usado habitualmente para el intercambio de software.</text:p>
      <text:p text:style-name="licenseText"/>
      <text:p text:style-name="licenseText">Si la distribución del código objeto se hace ofreciendo el acceso a su copia desde un lugar designado, entonces ofreciendo un acceso equivalente a la copia del código fuente desde el mismo sitio se satisfacen los requisitos para la distribución del código fuente, aunque las terceras partes no estén obligadas a copiar el código fuente junto con el código objeto.</text:p>
      <text:p text:style-name="licenseText">5.-</text:p>
      <text:p text:style-name="licenseText"/>
      <text:p text:style-name="licenseText">Un programa que no contiene derivado de ninguna porción de la Librería, pero está diseñado para trabajar con la Librería al ser compilado o enlazado con ella, se denomina un "trabajo que usa la Librería". Dicho trabajo, por separado, no es un trabajo derivado de la Librería, y por tanto cae fuera del ámbito de esta Licencia.</text:p>
      <text:p text:style-name="licenseText"/>
      <text:p text:style-name="licenseText">Sin embargo, enlazando un "trabajo que usa la Librería" con la Librería, crea un ejecutable que es un derivado de la Librería (porque contiene porciones de la Librería). El ejecutable está por tanto cubierto por esta Licencia. La sección 6 expone los términos para la distribución de tales ejecutables.</text:p>
      <text:p text:style-name="licenseText"/>
      <text:p text:style-name="licenseText">Cuando un "trabajo que usa la Librería" utiliza material de un fichero cabecera que forma parte de la Librería, el código objeto del trabajo puede ser un trabajo derivado de la Librería aunque el código fuente no lo sea. Que esto sea cierto es especialmente significativo si el trabajo puede ser enlazado sin la Librería, o si el trabajo es por si mismo una librería. El límite para que esto sea cierto no está definido con precisión por la ley.</text:p>
      <text:p text:style-name="licenseText"/>
      <text:p text:style-name="licenseText">Si dicho fichero objeto utiliza solo parámetros numéricos, esquema de estructura de datos, y pequeñas macros y pequeñas funciones en línea (diez líneas o menos de longitud), entonces el uso del fichero objeto no está restringido, sin tener en cuenta si esto es legalmente un trabajo derivado. (Ejecutables que contengan este código objeto y porciones de la Librería estarán aun bajo la Sección 6).</text:p>
      <text:p text:style-name="licenseText"/>
      <text:p text:style-name="licenseText">En caso contrario, si el trabajo es un derivado de la Librería, usted puede distribuir el código objeto del trabajo bajo los términos de la Sección 6. Cualquier ejecutable que contenga a ese trabajo también cae bajo la Sección 6, esté o no enlazado con la Librería.</text:p>
      <text:p text:style-name="licenseText">6.-</text:p>
      <text:p text:style-name="licenseText"/>
      <text:p text:style-name="licenseText">Como excepción a las secciones anteriores, puede también combinar o enlazar un "trabajo que usa la Librería" con la Librería para producir un trabajo que contenga porciones de la Librería, y distribuir ese trabajo bajo los términos de su elección, siempre que los términos permitan la modificación del trabajo por el uso propio del cliente y la ingeniería inversa para la depuración de tales modificaciones.</text:p>
      <text:p text:style-name="licenseText"/>
      <text:p text:style-name="licenseText">Debe incluir con cada copia del trabajo una notificación de que la Librería se utiliza en él, y de que la Librería y su uso están cubiertos por esta Licencia. Debe suministrar una copia de esta Licencia. Si el trabajo, durante su ejecución, muestra notas de derechos de autor, usted deberá incluir entre ellas las notas de derechos de autor de la Librería, así como una referencia que dirija al usuario a la copia de esta Licencia. Además, usted debe hacer una de estas cosas:</text:p>
      <text:p text:style-name="licenseText"/>
      <text:p text:style-name="licenseText">a) Acompañar el trabajo con el correspondiente código fuente legible (a máquina) completo de la Librería, incluyendo cualquier cambio que fuera utilizado en el trabajo (el cual debe ser distribuido bajo las Secciones 1 y 2 de arriba); y, si el trabajo es un ejecutable enlazado con la Librería, con el completo, legible (a maquina) "trabajo que usa la Librería", como código objeto y/o código fuente, de forma que el usuario pueda modificar la Librería y reenlazar entonces para producir un ejecutable modificado que contenga la Librería modificada. (Se entiende que el usuario que cambia los contenidos de los archivos de definiciones en la Librería no necesariamente será capaz de recompilar la aplicación para usar las definiciones modificadas).</text:p>
      <text:p text:style-name="licenseText"/>
      <text:p text:style-name="licenseText">b) Usar un mecanismo de librería compartida adecuado para enlazar con la Librería. Un mecanismo adecuado es uno que (1) utiliza en tiempo de ejecución una copia de la librería que está ya presente en el ordenador del usuario, en vez de copiar funciones de librería dentro del ejecutable, y (2) funcionará correctamente con una versión modificada de la librería, si el usuario instala una, mientras que la versión modificada sea de interfaz compatible con la versión con la que se hizo el trabajo.</text:p>
      <text:p text:style-name="licenseText"><text:soft-page-break/></text:p>
      <text:p text:style-name="licenseText">c) Acompañar el trabajo con una oferta escrita, valida por tres años al menos, para proporcionar a dicho usuario los materiales especificados en la Subsección 6a de arriba, por un precio no superior al coste de realizar esta distribución.</text:p>
      <text:p text:style-name="licenseText"/>
      <text:p text:style-name="licenseText">d) Si la distribución del trabajo se hace ofreciendo el acceso a la copia desde un lugar determinado, ofrecer un acceso equivalente para la copia de los materiales especificados anteriormente desde el mismo lugar.</text:p>
      <text:p text:style-name="licenseText"/>
      <text:p text:style-name="licenseText">e) Verificar que el usuario ha recibido ya una copia de estos materiales o que usted ya le ha enviado una copia a este usuario.</text:p>
      <text:p text:style-name="licenseText"/>
      <text:p text:style-name="licenseText">Para un ejecutable, la forma requerida del "trabajo que usa la Librería" debe incluir todos los programas de datos y utilidades necesitados para reproducir el ejecutable desde él. Sin embargo, como una excepción especial, los materiales a distribuir no necesitan incluir nada de lo que es distribuido normalmente (ya sea en forma binaria o fuente) con los componentes principales (compilador, kernel, y demás) del sistema operativo en el cual funciona el ejecutable, a menos que el componente por él mismo acompañe al ejecutable.</text:p>
      <text:p text:style-name="licenseText"/>
      <text:p text:style-name="licenseText">Puede suceder que este requisito contradiga las restricciones de la licencia de otras librerías propietarias que no acompañan normalmente al sistema operativo. Dicha contradicción significa que no puede usar estas y la Librería juntas en un ejecutable que usted distribuya.</text:p>
      <text:p text:style-name="licenseText">7.-</text:p>
      <text:p text:style-name="licenseText"/>
      <text:p text:style-name="licenseText">Puede colocar facilidades de librería, que son un trabajo basado en la Librería, juntas en una sola librería junto con otras facilidades de librería no cubiertas por esta Licencia, y distribuir dicha librería combinada, con tal que la distribución separada del trabajo basado en la Librería y de las otras facilidades de librería esté, por lo demás, permitida, y con tal que usted haga estas dos cosas:</text:p>
      <text:p text:style-name="licenseText"/>
      <text:p text:style-name="licenseText">a) Acompañar la librería combinada con una copia del mismo trabajo basado en la Librería, sin combinar con ningunas otras facilidades de librería. Esto debe ser distribuido bajo los términos de las Secciones anteriores.</text:p>
      <text:p text:style-name="licenseText"/>
      <text:p text:style-name="licenseText">b) Incluir una notificación destacada con la librería combinada del hecho de que parte de ella es un trabajo basado en la Librería, y explicando donde encontrar las formas sin combinar acompañantes del mismo trabajo.</text:p>
      <text:p text:style-name="licenseText">8.-</text:p>
      <text:p text:style-name="licenseText"/>
      <text:p text:style-name="licenseText">No debe copiar, modificar, sublicenciar, enlazar con, o distribuir la Librería excepto como se estipula expresamente bajo esta Licencia. Cualquier otro intento para copiar, modificar, sublicenciar, enlazar con, o distribuir la Liberia no es válido, y terminará automáticamente con sus derechos bajo esta Licencia. Sin embargo, aquellas partes que hayan recibido copias o derechos bajo esta Licencia por medio de usted no tendrán terminadas sus licencias mientras que dichas partes permanezcan en plena conformidad.</text:p>
      <text:p text:style-name="licenseText">9.-</text:p>
      <text:p text:style-name="licenseText"/>
      <text:p text:style-name="licenseText">No se le exige que acepte esta Licencia, puesto que no la ha firmado. Sin embargo, ninguna otra cosa le concede a usted el permiso para modificar o distribuir la Librería o sus trabajos derivados. Estas acciones están prohibidas por ley si usted no acepta esta Licencia. Por tanto, al modificar o distribuir la Librería (o cualquier trabajo basado en la Librería), usted indica su aceptación de esta Licencia para hacerlo, y todos sus términos y condiciones para copiar, distribuir o modificar la Librería o los trabajos basados en ella.</text:p>
      <text:p text:style-name="licenseText">10.-</text:p>
      <text:p text:style-name="licenseText"/>
      <text:p text:style-name="licenseText">Cada vez que usted distribuye la Librería (o cualquier trabajo basado en la Librería), el receptor recibe automáticamente una licencia del titular original de la Licencia para copiar, distribuir, enlazar con o modificar la Librería sujeto a estos términos y condiciones. Usted no debe imponer ninguna restricción posterior sobre el ejercicio de los receptores de los derechos otorgados aquí mencionados. Usted no es responsable de imponer conformidad con esta Licencia por terceras partes.</text:p>
      <text:p text:style-name="licenseText">11.-</text:p>
      <text:p text:style-name="licenseText"/>
      <text:p text:style-name="licenseText">Si, como consecuencia de un juicio o infracción de patente o por cualquier otra razón (no limitada a asuntos de patente) a usted se le imponen condiciones (sea orden judicial, acuerdo u otras) que contradigan las condiciones de esta Licencia, eso no le dispensa de las condiciones de esta Licencia. Si usted no puede distribuirla de tal forma que satisfaga simultáneamente sus obligaciones con respecto a esta licencia y cualquier otras obligaciones pertinentes, entonces como consecuencia, no debe en absoluto distribuir la Librería. Por ejemplo, si una licencia de patente no permitiera la redistribución libre de derechos de autor de la Librería a todo aquellos que reciben copias directamente o indirectamente a través de usted, entonces la única forma en la que podría satisfacer tanto esto como esta Licencia sería abstenerse completamente de la distribución de la Librería.</text:p>
      <text:p text:style-name="licenseText"/>
      <text:p text:style-name="licenseText">Si cualquier parte de esta sección se considera invalida o inaplicable bajo cualquier circunstancia particular, se intentará aplicar el balance de la sección, y en otras circunstancias se intentará aplicar la sección como un todo.</text:p>
      <text:p text:style-name="licenseText"><text:soft-page-break/></text:p>
      <text:p text:style-name="licenseText">No es el propósito de esta sección el inducirle a usted a infringir cualquier demanda de derechos de patente u otros derechos de propiedad o el impugnar la validez de tales demandas; esta sección tiene el único propósito de proteger la integridad del sistema de distribución de software libre, lo cual se lleva a cabo mediante prácticas de licencia pública. Mucha gente ha hecho generosas contribuciones al amplio rango de software distribuido a través de este sistema, confiando en la firme aplicación de este sistema; es decisión de autor/donante decidir si el o ella desea distribuir software a través de cualquier otro sistema y una licencia no puede imponer esa elección.</text:p>
      <text:p text:style-name="licenseText"/>
      <text:p text:style-name="licenseText">Esta sección tiene el propósito de esclarecer a fondo lo que se cree ser una consecuencia del resto de esta licencia.</text:p>
      <text:p text:style-name="licenseText">12.-</text:p>
      <text:p text:style-name="licenseText"/>
      <text:p text:style-name="licenseText">Si la distribución y/o uso de la Librería está restringida en ciertos países mediante patentes o interfaces con derechos de autor, el propietario de los derechos de autor originales, el cual puso la Librería bajo esta Licencia, puede añadir una limitación a la distribución geográfica explícita excluyendo estos países, de forma que esta distribución se permita solamente en o entre países no excluidos. En tal caso, esta Licencia incorpora la limitación como si estuviera escrita en el cuerpo de esta Licencia.</text:p>
      <text:p text:style-name="licenseText">13.-</text:p>
      <text:p text:style-name="licenseText"/>
      <text:p text:style-name="licenseText">La Free Software Foundation (Fundación de Software libre) puede públicar versiones nuevas y/o revisadas de la Licencia Pública General Menor de vez en cuando. Tales versiones nuevas serán similares en espíritu a la versión presente, pero puede diferir en detalles para abordar nuevos problemas o intereses.</text:p>
      <text:p text:style-name="licenseText"/>
      <text:p text:style-name="licenseText">A cada versión se le da un número de versión que la distingue. Si la librería especifica un número de versión de esta Licencia que se aplica a ella misma y "cualquier versión posterior", usted tiene la opción de cumplir los términos y condiciones tanto de esa versión como de cualquier versión posterior públicada por la Free Software Foundation. Si la Librería no especifica un número de versión de licencia, usted puede elegir cualquier versión públicada por la Free Software Foundation</text:p>
      <text:p text:style-name="licenseText">14.-</text:p>
      <text:p text:style-name="licenseText"/>
      <text:p text:style-name="licenseText">Si desea incorporar partes de la Librería en otros programas libres cuyas condiciones de distribución son incompatibles con estos, escriba al autor para pedirle permiso. Para el software cuyos derechos de autor pertenecen a la Free Software Foundation, escriba a la Free Software Foundation; nosotros hacemos a veces excepciones a esto. Nuestra decisión se guiará generalmente por los dos objetivos de preservar el estatus libre de todo lo derivado de nuestro software libre y de promover la compartición y reutilizacion de software.</text:p>
      <text:p text:style-name="licenseText"/>
      <text:p text:style-name="licenseText">SIN GARANTIA</text:p>
      <text:p text:style-name="licenseText"/>
      <text:p text:style-name="licenseText">15.-</text:p>
      <text:p text:style-name="licenseText"/>
      <text:p text:style-name="licenseText">DEBIDO A QUE LA LIBRERÍA ESTÁ LICENCIADA LIBRE DE CARGO, NO HAY GARANTÍA para LA LIBRERÍA EN LA EXTENSIÓN PERMITIDA POR LA LEY APLICABLE. EXCEPTO CUANDO SE ESTABLEZCA DE OTRO MODO POR ESCRITO, LOS POSEEDORES DEL DERECHO DE AUTOR Y/O OTRAS PARTES SUMINISTRAN LA LIBRERÍA "TAL CUAL" SIN GARANTÍA DE NINGUNA CLASE, YA SEA DE FORMA EXPRESA O IMPLÍCITA, INCLUYENDO, PERO NO LIMITADA A, LAS GARANTIAS IMPLICITAS DE COMERCIABILIDAD Y CONVENIENCIA para UN PROPOSITO PARTICULAR. TODO EL RIESGO EN CUANTO A CALIDAD Y EJECUCIÓN DE LA LIBRERÍA ES SUYO. SI LA LIBRERÍA RESULTARA ESTAR DEFECTUOSA, USTED ASUME EL COSTE DE TODO EL MANTENIMIENTO, REparaCIÓN O CORRECCIÓN NECESARIA.</text:p>
      <text:p text:style-name="licenseText">16.-</text:p>
      <text:p text:style-name="licenseText"/>
      <text:p text:style-name="licenseText">BAJO NINGÚN CONCEPTO, A MENOS QUE SEA REQUERIDO POR LA LEY APLICABLE O DE ACUERDO A UN ESCRITO, CUALQUIER POSEEDOR DE DERECHOS DE AUTOR O CUALQUIER OTRA PARTE QUE PUEDA MODIFICAR Y/O REDISTRIBUIR LA LIBRERÍA COMO SE PERMITE ARRIBA, SERÁ RESPONSABLE CON USTED POR DAÑOS, INCLUYENDO CUALQUIER DAÑO GENERAL, ESPECIAL, ACCIDENTAL O CONSECUENTE ORIGINADO POR EL USO O INCAPACIDAD DE USAR LA LIBRERÍA (INCLUYENDO PERO NO LIMITANDO, A LAS PÉRDIDAS DE DATOS O A LA PRODUCCIÓN DE DATOS INCORRECTOS, O PÉRDIDAS SUFRIDAS POR USTED O TERCERAS PARTES O UN FALLO DE LA LIBRERÍA para FUNCIONAR CON CUALQUIER OTRO SOFTWARE) INCLUSO SI TAL TITULAR U OTRA PARTE HA SIDO NOTIFICADA DE LA POSIBILIDAD DE TALES DAÑOS.</text:p>
      <text:p text:style-name="licenseText"/>
      <text:p text:style-name="licenseText">FIN DE TÉRMINOS Y CONDICIONES.</text:p>
      <text:p text:style-name="licenseText"/>
      <text:p text:style-name="licenseText"/>
      <text:p text:style-name="licenseLang"><text:bookmark-start text:name="__RefHeading__78170_325084090"/>License de<text:bookmark-end text:name="__RefHeading__78170_325084090"/></text:p>
      <text:p text:style-name="licenseText">GNU Lesser General Public License </text:p>
      <text:p text:style-name="licenseText"/>
      <text:p text:style-name="licenseText">Deutsche Übersetzung der Version 2.1, Februar 1999 </text:p>
      <text:p text:style-name="licenseText"/>
      <text:p text:style-name="licenseText">Den offiziellen englischen Originaltext finden Sie unter http://www.gnu.org/licenses/lgpl-2.1.html. </text:p>
      <text:p text:style-name="licenseText"/>
      <text:p text:style-name="licenseText">Diese Übersetzung wurde erstellt von Harald Martin Übersetzungen und Peter Gerwinski (4. Juni 2000) im Auftrag der G-N-U GmbH – http://www.g-n-u.de. </text:p>
      <text:p text:style-name="licenseText"/>
      <text:p text:style-name="licenseText">Diese Übersetzung wird mit der Absicht angeboten, das Verständnis der GNU Lesser General Public License (GNU LGPL) zu erleichtern. Es handelt sich jedoch nicht um eine offizielle oder im rechtlichen Sinne anerkannte Übersetzung. </text:p>
      <text:p text:style-name="licenseText"/>
      <text:p text:style-name="licenseText">Die Free Software Foundation (FSF) ist nicht der Herausgeber dieser Übersetzung, und sie hat diese Übersetzung auch nicht als rechtskräftigen Ersatz für die Original-GNU-LGPL anerkannt. Da die Übersetzung nicht sorgfältig von Anwälten überprüft wurde, können die Übersetzer nicht garantieren, daß die Übersetzung die rechtlichen Aussagen der GNU LGPL exakt wiedergibt. Wenn Sie sichergehen wollen, daß von Ihnen geplante Aktivitäten im Sinne der GNU LGPL gestattet sind, halten Sie sich bitte an die englischsprachige Originalversion. </text:p>
      <text:p text:style-name="licenseText"/>
      <text:p text:style-name="licenseText">Die Übersetzer und die Free Software Foundation möchten Sie darum bitten, diese Übersetzung nicht als offizielle Lizenzbedingungen für von Ihnen geschriebene Programme zu verwenden. Bitte benutzen Sie hierfür stattdessen die von der Free Software Foundation herausgegebene englischsprachige Originalversion. </text:p>
      <text:p text:style-name="licenseText"/>
      <text:p text:style-name="licenseText">This is a translation of the GNU Lessser General Public License into German. This translation is distributed in the hope that it will facilitate understanding, but it is not an official or legally approved translation. </text:p>
      <text:p text:style-name="licenseText"/>
      <text:p text:style-name="licenseText">The Free Software Foundation is not the publisher of this translation and has not approved it as a legal substitute for the authentic GNU Lesser General Public License. The translation has not been reviewed carefully by lawyers, and therefore the translator cannot be sure that it exactly represents the legal meaning of the GNU Lesser General Public License. If you wish to be sure whether your planned activities are permitted by the GNU Lesser General Public License, please refer to the authentic English version. </text:p>
      <text:p text:style-name="licenseText"/>
      <text:p text:style-name="licenseText">The translators and the Free Software Foundation strongly urge you not to use this translation as the official distribution terms for your programs; instead, please use the authentic English version published by the Free Software Foundation. </text:p>
      <text:p text:style-name="licenseText">GNU Lesser General Public License</text:p>
      <text:p text:style-name="licenseText"/>
      <text:p text:style-name="licenseText">Deutsche Übersetzung der Version 2.1, Februar 1999 </text:p>
      <text:p text:style-name="licenseText"/>
      <text:p text:style-name="licenseText">Copyright © 1991, 1999 Free Software Foundation, Inc.</text:p>
      <text:p text:style-name="licenseText">51 Franklin St, Fifth Floor, Boston, MA 02110, USA </text:p>
      <text:p text:style-name="licenseText"/>
      <text:p text:style-name="licenseText">Es ist jedermann gestattet, diese Lizenzurkunde zu vervielfältigen und unveränderte Kopien zu verbreiten. Änderungen sind jedoch nicht erlaubt. </text:p>
      <text:p text:style-name="licenseText"/>
      <text:p text:style-name="licenseText">[Dies ist die erste freigegebene Version der Lesser GPL. Sie ist als Nachfolgerin der GNU Library Public License zu betrachten und erhielt daher die Versionsnummer 2.1.] </text:p>
      <text:p text:style-name="licenseText"/>
      <text:p text:style-name="licenseText">Diese Übersetzung ist kein rechtskräftiger Ersatz für die englischsprachige Originalversion! </text:p>
      <text:p text:style-name="licenseText"/>
      <text:p text:style-name="licenseText">Vorwort</text:p>
      <text:p text:style-name="licenseText"/>
      <text:p text:style-name="licenseText">Die meisten Softwarelizenzen sind daraufhin entworfen worden, Ihnen die Freiheit zu nehmen, die Software weiterzugeben und zu verändern. Im Gegensatz dazu sollen Ihnen die GNU General Public Licenses, die Allgemeinen Öffentlichen GNU-Lizenzen, ebendiese Freiheit des Weitergebens und Veränderns garantieren und somit sicherstellen, daß diese Software für alle Benutzer frei ist. </text:p>
      <text:p text:style-name="licenseText"/>
      <text:p text:style-name="licenseText">Diese Lizenz, die Kleine Allgemeine Öffentliche Lizenz (Lesser General Public License), gilt für einige besonders bezeichnete Software-Pakete – typischerweise Programmbibliotheken – von der Free Software Foundation und anderen Autoren, die beschließen, diese Lizenz zu verwenden. Auch Sie können sie verwenden; wir empfehlen aber, vorher gründlich darüber nachzudenken, ob diese Lizenz (LGPL) oder aber die gewöhnliche Allgemeine Öffentliche Lizenz (GPL) die bessere Strategie zur Anwendung im jeweiligen speziellen Fall ist. Dabei bieten Ihnen die untenstehenden Erläuterungen eine Grundlage für Ihre Entscheidung. </text:p>
      <text:p text:style-name="licenseText"/>
      <text:p text:style-name="licenseText">Die Bezeichnung „freie“ Software bezieht sich auf Freiheit der Nutzung, nicht auf den Preis. Unsere <text:soft-page-break/>Allgemeinen Öffentlichen Lizenzen sollen sicherstellen, daß Sie die Freiheit haben, Kopien freier Software zu verbreiten (und etwas für diesen Service zu berechnen, wenn Sie möchten), daß Sie die Software im Quelltext erhalten oder den Quelltext auf Wunsch bekommen können, daß Sie die Software ändern oder Teile davon in neuen freien Programmen verwenden dürfen, und daß Sie darüber informiert sind, daß Sie dies alles tun dürfen. </text:p>
      <text:p text:style-name="licenseText"/>
      <text:p text:style-name="licenseText">Um Ihre Rechte zu schützen, müssen wir Einschränkungen machen, die es jedem, der die Software weitergibt, verbieten, Ihnen diese Rechte zu verweigern oder Sie zum Verzicht auf diese Rechte aufzufordern. Aus diesen Einschränkungen ergeben sich bestimmte Verantwortlichkeiten für Sie, wenn Sie Kopien der Bibliothek verbreiten oder sie verändern. </text:p>
      <text:p text:style-name="licenseText"/>
      <text:p text:style-name="licenseText">Beispielsweise müssen Sie den Empfängern alle Rechte gewähren, die wir Ihnen eingeräumt haben, wenn Sie – kostenlos oder gegen Bezahlung – Kopien der Bibliothek verbreiten. Sie müssen sicherstellen, daß auch die Empfänger den Quelltext erhalten bzw. erhalten können. Wenn Sie einen anderen Code mit der Bibliothek linken, müssen Sie den Empfängern die vollständigen Objekt-Dateien zukommen lassen, so daß sie selbst diesen Code mit der Bibliothek neu linken können, auch nachdem sie Veränderungen an der Bibliothek vorgenommen und sie neu compiliert haben. Und Sie müssen ihnen diese Bedingungen zeigen, damit sie ihre Rechte kennen. </text:p>
      <text:p text:style-name="licenseText"/>
      <text:p text:style-name="licenseText">Wir schützen Ihre Rechte in zwei Schritten: (1) Wir stellen die Bibliothek unter ein Urheberrecht (Copyright), und (2) wir bieten Ihnen diese Lizenz an, die Ihnen das Recht gibt, die Bibliothek zu vervielfältigen, zu verbreiten und/oder zu verändern. </text:p>
      <text:p text:style-name="licenseText"/>
      <text:p text:style-name="licenseText">Um jeden, der die Software weitergibt, zu schützen, wollen wir darüber hinaus vollkommen klarstellen, daß für diese freie Bibliothek keinerlei Garantie besteht. Auch sollten, falls die Software von jemand anderem modifiziert und weitergegeben wird, die Empfänger wissen, daß sie nicht das Original erhalten haben, damit irgendwelche von anderen verursachte Probleme nicht den Ruf des ursprünglichen Autors schädigen. </text:p>
      <text:p text:style-name="licenseText"/>
      <text:p text:style-name="licenseText">Schließlich und endlich stellen Software-Patente für die Existenz jedes freien Programms eine ständige Bedrohung dar. Wir möchten sicherstellen, daß keine Firma den Benutzern eines freien Programms Einschränkungen auferlegen kann, indem sie von einem Patentinhaber eine die freie Nutzung einschränkende Lizenz erwirbt. Deshalb bestehen wir darauf, daß jegliche für eine Version der Bibliothek erworbene Patentlizenz mit der in dieser Lizenz (also der LGPL) im einzelnen angegebenen Nutzungsfreiheit voll vereinbar sein muß. </text:p>
      <text:p text:style-name="licenseText"/>
      <text:p text:style-name="licenseText">Die meiste GNU-Software einschließlich einiger Bibliotheken fällt unter die gewöhnliche Allgemeine Öffentliche GNU-Lizenz (GNU-GPL). Die vorliegende Lizenz, also die GNU-LGPL, gilt für gewisse näher bezeichnete Bibliotheken. Sie unterscheidet sich wesentlich von der gewöhnlichen Allgemeinen Öffentlichen Lizenz (GNU-GPL). Wir benutzen diese Lizenz für gewisse Bibliotheken, um das Linken (d.h. die Verknüpfung von Bibliotheken und anderen Programmteilen zu einem lauffähigen Programm – Anmerkung der Übersetzer) von Programmen, die nicht frei sind, mit diesen Bibliotheken zu gestatten. </text:p>
      <text:p text:style-name="licenseText"/>
      <text:p text:style-name="licenseText">Wenn ein Programm mit einer Bibliothek gelinkt wurde, sei es nun statisch oder dynamisch, so ist die Kombination der beiden, rechtlich gesehen, ein „kombiniertes Werk“, also eine abgeleitete Version der Orginal-Bibliothek. Die gewöhnliche GPL erlaubt ein solches Linken nur dann, wenn die ganze Kombination die Kriterien für freie Software erfüllt. Die LGPL erlaubt dagegen weniger strenge Kriterien für das Linken von irgendeiner anderen Software mit der Bibliothek. </text:p>
      <text:p text:style-name="licenseText"/>
      <text:p text:style-name="licenseText">Wir nennen diese Lizenz die „Kleine“ Allgemeine Öffentliche Lizenz („Lesser“ GPL). weil sie weniger („less“) dazu beiträgt, die Freiheit des Benutzers zu schützen, als die gewöhnliche Allgemeine Öffentliche Lizenz (GPL). Sie verschafft auch anderen Entwicklern freier Software ein „Weniger“ an Vorteil gegenüber konkurrierenden nichtfreien Programmen. Diese Nachteile sind ein Grund dafür, daß wir die gewöhnliche GPL für viele Bibliotheken benutzen. Die „kleine“ Lizenz (LGPL) bietet aber unter bestimmten besonderen Umständen doch Vorteile. </text:p>
      <text:p text:style-name="licenseText"/>
      <text:p text:style-name="licenseText">So kann, wenn auch nur bei seltenen Gelegenheiten, eine besondere Notwendigkeit bestehen, einen Anreiz zur möglichst weitgehenden Benutzung einer bestimmten Bibliothek zu schaffen, so daß diese dann ein De-facto-Standard wird. Um dies zu erreichen, müssen nichtfreie Programme die Bibliothek benutzen dürfen. Ein häufigerer Fall ist der, daß eine freie Bibliothek dasselbe leistet wie weithin benutzte nichtfreie Bibliotheken. In diesem Falle bringt es wenig Nutzen, die freie Bibliothek allein auf freie Software zu beschränken, und dann benutzen wir eben die LGPL. </text:p>
      <text:p text:style-name="licenseText"/>
      <text:p text:style-name="licenseText">In anderen Fällen ermöglicht die Erlaubnis zur Benutzung einer speziellen Bibliothek in nichtfreien Programmen viel mehr Leuten, eine umfangreiche Sammlung freier Software zu nutzen. So ermöglicht z.B. die Erlaubnis zur Benutzung der GNU-C-Bibliothek in nichtfreien Programmen einer viel größeren Zahl von Leuten, das ganze GNU-Betriebssystem ebenso wie seine Variante, das Betriebssystem GNU/Linux, zu benutzen. </text:p>
      <text:p text:style-name="licenseText"/>
      <text:p text:style-name="licenseText">Obwohl die LGPL die Freiheit des Benutzers weniger schützt, stellt sie doch sicher, daß der Benutzer eines <text:soft-page-break/>Programms, das mit der Bibliothek gelinkt wurde, die Freiheit und die erforderlichen Mittel hat, das Programm unter Benutzung einer abgeänderten Version der Bibliothek zu betreiben. </text:p>
      <text:p text:style-name="licenseText"/>
      <text:p text:style-name="licenseText">Die genauen Bedingungen für das Kopieren, Weitergeben und Abändern finden Sie im nachstehenden Kapitel. Achten Sie genau auf den Unterschied zwischen „work based on the library“, d.h. „Werk, das auf der Bibliothek basiert“ und „work that uses the library“ d.h. „Werk, das die Bibliothek benutzt“. Ersteres enthält Code, der von der Bibliothek abgeleitet ist, während letzteres lediglich mit der Bibliothek kombiniert werden muß, um betriebsfähig zu sein. </text:p>
      <text:p text:style-name="licenseText">Kleine Allgemeine Öffentliche GNU-Lizenz</text:p>
      <text:p text:style-name="licenseText">Bedingungen für die Vervielfältigung, Verbreitung und Bearbeitung</text:p>
      <text:p text:style-name="licenseText"/>
      <text:p text:style-name="licenseText">§0. Diese Lizenz gilt für jedes Programm und jedes andere Werk, in dem ein entsprechender Vermerk des Copyright-Inhabers oder eines anderen dazu Befugten darauf hinweist, daß das Werk unter den Bestimmungen dieser Lesser General Public License (im weiteren auch als „diese Lizenz“ bezeichnet) verbreitet werden darf. Jeder Lizenznehmer wird hierin einfach als „Sie“ angesprochen. </text:p>
      <text:p text:style-name="licenseText"/>
      <text:p text:style-name="licenseText">Eine „Bibliothek“ bedeutet eine Zusammenstellung von Software-Funktionen und/oder Daten, die so vorbereitet ist, daß sie sich bequem mit Anwendungsprogrammen (welche einige dieser Funktionen und Daten benutzen) zum Bilden von ausführbaren Programmen linken (d.h. verbinden, kombinieren) läßt. </text:p>
      <text:p text:style-name="licenseText"/>
      <text:p text:style-name="licenseText">Der Begrif „Bibliothek“ bezieht sich im weiteren immer nur auf solche Software-Bibliotheken und solche Werke, die unter diesen Bedingungen der Lesser-GPL-Lizenz verbreitet worden sind. Ein „auf der Bibliothek basierendes Werk“ bezeichnet die betreffende Bibliothek selbst sowie jegliche davon abgeleitete Bearbeitung im urheberrechtlichen Sinne, also ein Werk, welches die Bibliothek oder einen Teil davon, sei es unverändert oder verändert und/oder direkt in eine andere Sprache übersetzt, enthält. (Im folgenden wird die Übersetzung ohne Einschränkung als „Bearbeitung“ eingestuft.) </text:p>
      <text:p text:style-name="licenseText"/>
      <text:p text:style-name="licenseText">Unter dem „Quelltext“ eines Werks ist seine für das Vornehmen von Veränderungen bevorzugte Form zu verstehen. Für eine Bibliothek bedeutet „vollständiger Quelltext“ den gesamten Quelltext für alle in ihr enthaltenen Bestandteile, für jegliche zu ihr gehörenden Dateien zur Definition von Schnittstellen und schließlich auch für die Skripte, die zur Steuerung der Compilation und Installation der Bibliothek benutzt werden. </text:p>
      <text:p text:style-name="licenseText"/>
      <text:p text:style-name="licenseText">Andere Handlungen als Vervielfältigung, Verbreitung und Bearbeitung werden von dieser Lizenz nicht berührt; sie fallen nicht in ihren Anwendungsbereich. Das Ausführen eines Programms unter Benutzung der Bibliothek wird nicht eingeschränkt, und die Ausgaben des Programms unterliegen dieser Lizenz nur dann, wenn der Inhalt ein auf der Bibliothek basierendes Werk darstellt (unabhängig davon, daß die Bibliothek in einem Werkzeug zum Schreiben dieses Programms benutzt wurde). Ob dies zutrifft, hängt davon ab, was die Bibliothek bewirkt und was das Programm, das die Bibliothek nutzt, bewirkt. </text:p>
      <text:p text:style-name="licenseText"/>
      <text:p text:style-name="licenseText">§1. Sie dürfen auf beliebigen Medien unveränderte Kopien des vollständigen Quelltextes des Programms so, wie sie ihn erhalten haben, anfertigen und verbreiten. Voraussetzung hierfür ist, daß Sie mit jeder Kopie deutlich erkennbar und in angemessener Form einen entsprechenden Copyright-Vermerk sowie einen Haftungsausschluß veröffentlichen, alle Vermerke, die sich auf diese Lizenz und das Fehlen einer Garantie beziehen, unverändert lassen und zusammen mit der Bibliothek jeweils eine Kopie dieser Lizenz weitergeben. </text:p>
      <text:p text:style-name="licenseText"/>
      <text:p text:style-name="licenseText">Sie dürfen für den eigentlichen Kopier- und Versandvorgang eine Gebühr verlangen. Wenn Sie es wünschen, dürfen Sie auch gegen Entgelt eine Garantie anbieten. </text:p>
      <text:p text:style-name="licenseText"/>
      <text:p text:style-name="licenseText">§2. Sie dürfen Ihre Kopie(n) der Bibliothek oder irgendeines Teils davon verändern, wodurch ein auf der Bibliothek basierendes Werk entsteht, und Sie dürfen derartige Bearbeitungen unter den Bestimmungen von Paragraph 1 vervielfältigen und verbreiten, vorausgesetzt, daß zusätzlich alle im folgenden genannten Bedingungen erfüllt werden: </text:p>
      <text:p text:style-name="licenseText"/>
      <text:p text:style-name="licenseText">Das Bearbeitungsergebnis muß selbst wieder eine Software-Bibliothek sein. </text:p>
      <text:p text:style-name="licenseText"/>
      <text:p text:style-name="licenseText">Sie müssen die veränderten Dateien mit einem auffälligen Vermerk versehen, der auf die von Ihnen vorgenommene Modifizierung der Dateien hinweist und das Datum jeder Änderung angibt. </text:p>
      <text:p text:style-name="licenseText"/>
      <text:p text:style-name="licenseText">Sie müssen dafür sorgen, daß das Werk als Ganzes Dritten unter den Bedingungen dieser Lizenz ohne Lizenzgebühren zur Verfügung gestellt wird. </text:p>
      <text:p text:style-name="licenseText"/>
      <text:p text:style-name="licenseText">Wenn sich eine Funktionseinheit der bearbeiteten Bibliothek auf eine Funktion oder Datentabelle stützt, die von einem die Funktionseinheit nutzenden Anwendungsprogramm bereitgestellt werden muß, ohne daß sie als Argument übergeben werden muß, wenn die Funktionseinheit angesprochen wird, dann müssen Sie sich nach bestem Wissen und Gewissen bemühen, sicherzustellen, daß die betreffende Funktionseinheit auch dann noch funktioniert, wenn die Anwendung eine solche Funktion oder Datentabelle nicht bietet, und daß sie den sinnvoll bleibenden Teil ihres Bestimmungszwecks noch ausführt. </text:p>
      <text:p text:style-name="licenseText"/>
      <text:p text:style-name="licenseText"><text:soft-page-break/>(So hat z.B. eine Funktion zum Berechnen von Quadratwurzeln einen von der Anwendung unabhängigen genau definierten Zweck. Deshalb verlangt §2 Absatz d, daß jede von der Anwendung bereitgestellte Funktion oder von dieser Funktion benutzte Tabelle optional sein muß: Auch wenn die Anwendung sie nicht bereitstellt, muß die Quadratwurzelfunktion trotzdem noch Quadratwurzeln berechnen). </text:p>
      <text:p text:style-name="licenseText"/>
      <text:p text:style-name="licenseText">Diese Anforderungen gelten für das bearbeitete Werk als Ganzes. Wenn identifizierbare Teile davon nicht von der Bibliothek stammen und vernünftigerweise als unabhängige und gesonderte Werke für sich selbst zu betrachten sind, dann gelten diese Lizenz und ihre Bedingungen nicht für die betreffenden Teile, wenn Sie diese als gesonderte Werke weitergeben. Wenn Sie jedoch dieselben Teile als Teil eines Ganzen weitergeben, das ein auf der Bibliothek basierendes Werk darstellt, dann muß die Weitergabe dieses Ganzen nach den Bedingungen dieser Lizenz erfolgen, deren Bedingungen für weitere Lizenznehmer somit auf das gesamte Ganze ausgedehnt werden – und somit auf jeden einzelnen Teil, unabhängig vom jeweiligen Autor. </text:p>
      <text:p text:style-name="licenseText"/>
      <text:p text:style-name="licenseText">Somit ist es nicht die Absicht dieses Abschnittes, Rechte für Werke in Anspruch zu nehmen oder Ihnen Rechte für Werke streitig zu machen, die komplett von Ihnen geschrieben wurden; vielmehr ist es die Absicht, die Rechte zur Kontrolle der Verbreitung von Werken, die auf der Bibliothek basieren oder unter ihrer auszugsweisen Verwendung zusammengestellt worden sind, auszuüben. </text:p>
      <text:p text:style-name="licenseText"/>
      <text:p text:style-name="licenseText">Ferner bringt auch das einfache Zusammenlegen eines anderen Werkes, das nicht auf der Bibliothek basiert, mit der Bibliothek oder mit einem auf der Bibliothek basierenden Werk auf ein- und demselben Speicher- oder Vertriebsmedium dieses andere Werk nicht in den Anwendungsbereich dieser Lizenz. </text:p>
      <text:p text:style-name="licenseText"/>
      <text:p text:style-name="licenseText">§3. Sie können sich für die Anwendung der Bedingungen der gewöhnlichen Allgemeinen Öffentlichen GNU-Lizenz (GNU-GPL) statt dieser Lizenz auf eine gegebene Kopie der Bibliothek entscheiden. Um dies zu tun, müssen Sie alle Eintragungen, die sich auf diese Lizenz beziehen, ändern, so daß sie nun für die gewöhnliche GNU-GPL, Version 2, statt für diese Lizenz (LGPL) gelten. (Wenn eine neuere Version als Version 2 der gewöhnlichen GNU-GPL erschienen ist, können Sie diese angeben, wenn Sie das wünschen.) Nehmen Sie keine anderen Veränderungen in diesen Eintragungen vor. </text:p>
      <text:p text:style-name="licenseText"/>
      <text:p text:style-name="licenseText">Wenn diese Veränderung in einer gegebenen Kopie einmal vorgenommen ist, dann ist sie für diese Kopie nicht mehr zurücknehmbar, und somit gilt dann die gewöhnliche GNU-GPL für alle nachfolgenden Kopien und abgeleiteten Werke, die von dieser Kopie gemacht worden sind. </text:p>
      <text:p text:style-name="licenseText"/>
      <text:p text:style-name="licenseText">Diese Option ist nützlich, wenn Sie einen Teil des Codes der Bibliothek in ein Programm kopieren wollen, das keine Bibliothek ist. </text:p>
      <text:p text:style-name="licenseText"/>
      <text:p text:style-name="licenseText">§4. Sie können die Bibliothek (oder einen Teil oder eine Ableitung von ihr, gemäß Paragraph 2) in Objektcode-Form oder in ausführbarer Form unter den Bedingungen der obigen Paragraphen 1 und 2 kopieren und weitergeben, sofern Sie den vollständigen entsprechenden maschinenlesbaren Quelltext beifügen, der unter den Bedingungen der obigen Paragraphen 1 und 2 auf einem Medium weitergegeben werden muß, das üblicherweise zum Austausch von Software benutzt wird. </text:p>
      <text:p text:style-name="licenseText"/>
      <text:p text:style-name="licenseText">Wenn die Weitergabe von Objektcode durch das Angebot eines Zugangs zum Kopienabruf von einem angegebenen Ort erfolgt, dann erfüllt das Angebot eines gleichwertigen Zugangs zum Kopieren des Quelltextes von demselben Ort die Anforderung, auch den Quelltext weiterzugeben, obwohl Dritte nicht verplichtet sind, den Quelltext zusammen mit dem Objektcode zu kopieren. </text:p>
      <text:p text:style-name="licenseText"/>
      <text:p text:style-name="licenseText">§5. Ein Programm, das nichts von irgendeinem Teil der Bibliothek Abgeleitetes enthält, aber darauf ausgelegt ist, mit der Bibliothek zusammenzuarbeiten, indem es mit ihr compiliert oder gelinkt wird, nennt man ein „Werk, das die Bibliothek nutzt“. Solch ein Werk, für sich allein genommen, ist kein von der Bibiliothek abgeleitetes Werk und fällt daher nicht unter diese Lizenz. </text:p>
      <text:p text:style-name="licenseText"/>
      <text:p text:style-name="licenseText">Wird jedoch ein „Werk, das die Bibliothek nutzt“, mit der Bibliothek gelinkt, so entsteht ein ausführbares Programm, das ein von der Bibliothek abgeleitetes Werk (weil es Teile der Bibliothek enthält) und kein „Werk, das die Bibliothek nutzt“ ist. Das ausführbare Programm fällt daher unter diese Lizenz. Paragraph 6 gibt die Bedingungen für die Weitergabe solcher ausführbarer Programme an. </text:p>
      <text:p text:style-name="licenseText"/>
      <text:p text:style-name="licenseText">Wenn ein „Werk, das die Bibliothek nutzt“, Material aus einer Header-Datei verwendet, die Teil der Bibliothek ist, dann kann der Objektcode für das Werk ein von der Bibliothek abgeleitetes Werk sein, selbst wenn der Quelltext dies nicht ist. Ob dies jeweils zutrifft, ist besonders dann von Bedeutung, wenn das Werk ohne die Bibliothek gelinkt werden kann oder wenn das Werk selbst eine Bibliothek ist. Die genaue Grenze, von der an dies zutrifft, ist rechtlich nicht genau definiert. </text:p>
      <text:p text:style-name="licenseText"/>
      <text:p text:style-name="licenseText">Wenn solch eine Objektdatei nur numerische Parameter, Datenstruktur-Layouts und Zugriffsfunktionen sowie kleine Makros und kleine Inlinefunktionen (zehn Zeilen lang oder kürzer) benutzt, dann unterliegt die Benutzung der Objektdatei keinen Beschränkungen, ohne Rücksicht darauf, ob es rechtlich gesehen ein abgeleitetes Werk ist. (Ausführbare Programme, welche diesen Objektcode plus Teile der Bibliothek enthalten, fallen jedoch weiterhin unter die Bestimmungen von Paragraph 6). </text:p>
      <text:p text:style-name="licenseText"/>
      <text:p text:style-name="licenseText"><text:soft-page-break/>Ansonsten können Sie, wenn das Werk ein von der Bibliothek abgeleitetes ist, den Objektcode für das Werk unter den Bedingungen von Paragraph 6 weitergeben. Alle ausführbaren Programme, welche dieses Werk enthalten, fallen ebenfalls unter Paragraph 6, gleichgültig, ob sie direkt mit der Bibliothek selbst gelinkt sind oder nicht. </text:p>
      <text:p text:style-name="licenseText"/>
      <text:p text:style-name="licenseText">§6. Als Ausnahme von den Bestimmungen der vorstehenden fünf Paragraphen dürfen Sie auch ein „Werk, das die Bibliothek nutzt“, mit der Bibliothek kombinieren oder linken, um ein Werk zu erzeugen, das Teile der Bibliothek enthält, und dieses unter Bedingungen ihrer eigenen Wahl weitergeben, sofern diese Bedingungen Bearbeitungen für den eigenen Gebrauch des Empfängers und ein Rückbilden (“reverse engineering”) zum Beheben von Mängeln solcher Bearbeitungen gestatten. </text:p>
      <text:p text:style-name="licenseText"/>
      <text:p text:style-name="licenseText">Sie müssen bei jeder Kopie des Werks deutlich erkennbar angeben, daß die Bibliothek darin genutzt wird und daß die Bibliothek und ihre Benutzung durch die Lizenz abgedeckt sind. Sie müssen eine Kopie dieser Lizenz mitgeben. Wenn das Werk bei seiner Ausführung Copyright-Vermerke anzeigt, müssen Sie den Copyright-Vermerk für die Bibliothek mit anzeigen lassen und dem Benutzer einen Hinweis geben, der ihn zu einer Kopie dieser Lizenz führt. Ferner müssen Sie eines der nachfolgend genannten fünf Dinge tun: </text:p>
      <text:p text:style-name="licenseText"/>
      <text:p text:style-name="licenseText">Liefern Sie das Werk zusammen mit dem vollständigen zugehörigen maschinenlesbaren Quelltext der Bibliothek aus, und zwar einschließlich jeglicher in dem Werk angewandter Änderungen (wobei dessen Weitergabe gemäß den Bedingungen der Paragraphen 1 und 2 erfolgen muß); und wenn das Werk ein ausführbares, mit der Bibliothek gelinktes Progamm ist, dann liefern Sie es zusammen mit dem vollständigen maschinenlesbaren „Werk, das die Bibliothek nutzt“, in Form von Objektcode und/oder Quelltext, so daß der Benutzer die Bibliothek verändern und dann erneut linken kann, um ein verändertes ausführbares Programm zu erzeugen, das die veränderte Bibliothek enthält. (Es versteht sich, daß der Benutzer, der die Inhalte von Definitionsdateien in der verändeten Bibliothek verändert, nicht notwendigerweise in der Lage sein wird, die Anwendung neu zu compilieren, um die veränderten Definitionen zu benutzen.) </text:p>
      <text:p text:style-name="licenseText"/>
      <text:p text:style-name="licenseText">Benutzen Sie einen geeigneten „shared-library-Mechanismus“ zum Linken mit der Bibliothek. Geeignet ist ein solcher Mechanismus, der erstens während der Laufzeit eine im Computersystem des Benutzers bereits vorhandene Kopie der Bibliothek benutzt, anstatt Bibliotheksfunktionen in das ausführbare Programm zu kopieren, und der zweitens auch mit einer veränderten Version der Bibliothek, wenn der Benutzer eine solche installiert, richtig funktioniert, solange die veränderte Version schnittstellenkompatibel mit der Version ist, mit der das Werk erstellt wurde. </text:p>
      <text:p text:style-name="licenseText"/>
      <text:p text:style-name="licenseText">Liefern Sie das Werk zusammen mit einem mindestens drei Jahre lang gültigen schriftlichen Angebot, demselben Benutzer die oben in Paragraph 6, Absatz (a) genannten Materialien zu Kosten, welche die reinen Weitergabekosten nicht übersteigen, zur Verfügung zu stellen. </text:p>
      <text:p text:style-name="licenseText"/>
      <text:p text:style-name="licenseText">Wenn die Weitergabe des Werks dadurch erfolgt, daß die Möglichkeit des Abrufens einer Kopie von einem bestimmten Ort angeboten wird, bieten Sie gleichwertigen Zugang zum Kopieren der oben angegebenen Materialien von dem gleichen Ort an. </text:p>
      <text:p text:style-name="licenseText"/>
      <text:p text:style-name="licenseText">Sie vergewissern sich, daß der Benutzer bereits eine Kopie dieser Materialien erhalten hat oder daß Sie diesem Benutzer bereits eine Kopie geschickt haben. </text:p>
      <text:p text:style-name="licenseText"/>
      <text:p text:style-name="licenseText">Für ein ausführbares Programm muß die verlangte Form des „Werks, das die Bibliothek nutzt“ alle Daten und Hilfsprogramme mit einschließen, die man braucht, um daraus das ausführbare Programm zu reproduzieren. Doch gilt eine spezielle Ausnahme: Die weiterzugebenden Materialien brauchen nicht alles das zu enthalten, was normalerweise (in Quelltext-Form oder in binärer Form) mit den Hauptbestandteilen (Compiler, Kern usw.) des Betriebssystems, auf denen das ausführbare Programm läuft, weitergegeben wird, es sei denn, das ausführbare Programm gehört selbst zu diesem Hauptbestandteil. </text:p>
      <text:p text:style-name="licenseText"/>
      <text:p text:style-name="licenseText">Es kann vorkommen, daß diese Anforderung im Widerspruch zu Lizenzbeschränkungen anderer, proprietärer Bibliotheken steht, die normalerweise nicht zum Betriebssystem gehören. Ein solcher Widerspruch bedeutet, daß Sie nicht gleichzeitig jene proprietären Bibliotheken und die vorliegende Bibliothek zusammen in einem ausführbaren Programm, das Sie weitergeben, verwenden dürfen. </text:p>
      <text:p text:style-name="licenseText"/>
      <text:p text:style-name="licenseText">§7. Sie dürfen Bibliotheks-Funktionseinheiten, die ein auf der Bibliothek basierendes Werk darstellen, zusammen mit anderen, nicht unter diese Lizenz fallenden Funktionseinheiten in eine einzelne Bibliothek einbauen und eine solche kombinierte Bibliothek weitergeben, vorausgesetzt, daß die gesonderte Weitergabe des auf der Bibliothek basierenden Werks einerseits und der anderen Funktionseinheiten andererseits ansonsten gestattet ist, und vorausgesetzt, daß Sie folgende zwei Dinge tun: </text:p>
      <text:p text:style-name="licenseText"/>
      <text:p text:style-name="licenseText">Geben Sie zusammen mit der kombinierten Bibliothek auch eine Kopie desselben auf der Bibliothek basierenden Werks mit, die nicht mit irgendwelchen anderen Funktionseinheiten kombiniert ist. Dieses Werk muß unter den Bedingungen der obigen Paragraphen weitergegeben werden. </text:p>
      <text:p text:style-name="licenseText"/>
      <text:p text:style-name="licenseText">Weisen Sie bei der kombinierten Bibliothek an prominenter Stelle auf die Tatsache hin, daß ein Teil davon ein auf der Bibliothek basierendes Werk ist, und erklären Sie, wo man die mitgegebene unkombinierte Form <text:soft-page-break/>desselben Werks finden kann. </text:p>
      <text:p text:style-name="licenseText"/>
      <text:p text:style-name="licenseText">§8. Sie dürfen die Bibliothek nicht vervielfältigen, verändern, weiter lizenzieren oder verbreiten oder mit ihr linken, sofern es nicht durch diese Lizenz ausdrücklich gestattet ist. Jeder anderweitige Versuch der Vervielfältigung, Modifizierung, Weiterlizenzierung und Verbreitung sowie des Linkens mit der Bibliothek ist unzulässig und beendet automatisch Ihre Rechte unter dieser Lizenz. Doch werden die Lizenzen Dritter, die von Ihnen Kopien oder Rechte unter dieser Lizenz erhalten haben, nicht beendet, solange diese Dritten die Lizenz voll anerkennen und befolgen. </text:p>
      <text:p text:style-name="licenseText"/>
      <text:p text:style-name="licenseText">§9. Sie sind nicht verpflichtet, diese Lizenz anzunehmen, da Sie diese nicht unterzeichnet haben. Doch gibt Ihnen sonst nichts die Erlaubnis, die Bibliothek oder von ihr abgeleitete Werke zu verändern oder zu verbreiten. Diese Handlungen sind gesetzlich verboten, wenn Sie diese Lizenz nicht annehmen. Indem Sie die Bibliothek (oder ein darauf basierendes Werk) verändern oder verbreiten, erklären Sie Ihr Einverständnis mit dieser Lizenz, die Ihnen das erlaubt, mit allen ihren Bedingungen bezüglich der Vervielfältigung, Verbreitung und Veränderung der Bibliothek oder eines darauf basierenden Werks. </text:p>
      <text:p text:style-name="licenseText"/>
      <text:p text:style-name="licenseText">§10. Jedesmal, wenn Sie die Bibliothek (oder irgendein auf der Bibliothek basierendes Werk) weitergeben, erhält der Empfänger automatisch vom ursprünglichen Lizenzgeber die Lizenz, die Bibliothek entsprechend den hier festgelegten Bestimmungen zu vervielfältigen, zu verbreiten und zu verändern und mit ihr zu linken. Sie dürfen keine weiteren Einschränkungen der Ausübung der hierin zugestandenen Rechte des Empfängers vornehmen. Sie sind nicht dafür verantwortlich, die Einhaltung dieser Lizenz durch Dritte durchzusetzen. </text:p>
      <text:p text:style-name="licenseText"/>
      <text:p text:style-name="licenseText">§11. Sollten Ihnen infolge eines Gerichtsurteils, des Vorwurfs einer Patentverletzung oder aus einem anderen Grunde (nicht auf Patentfragen begrenzt) Bedingungen (durch Gerichtsbeschluß, Vergleich oder anderweitig) auferlegt werden, die den Bedingungen dieser Lizenz widersprechen, so befreien diese Umstände Sie nicht von den Bestimmungen dieser Lizenz. Wenn es Ihnen nicht möglich ist, die Bibliothek unter gleichzeitiger Beachtung der Bedingungen in dieser Lizenz und Ihrer anderweitigen Verpflichtungen zu verbreiten, dann dürfen Sie als Folge davon die Bibliothek überhaupt nicht verbreiten. Wenn zum Beispiel ein Patent nicht die gebührenfreie Weiterverbreitung der Bibliothek durch diejenigen erlaubt, welche die Bibliothek direkt oder indirekt von Ihnen erhalten haben, dann besteht der einzige Weg, sowohl dem Patentrecht als auch dieser Lizenz zu genügen, darin, ganz auf die Verbreitung der Bibliothek zu verzichten. </text:p>
      <text:p text:style-name="licenseText"/>
      <text:p text:style-name="licenseText">Sollte sich ein Teil dieses Paragraphen als ungültig oder unter bestimmten Umständen nicht durchsetzbar erweisen, so soll dieser Paragraph seinem Sinne nach angewandt werden; im übrigen soll dieser Paragraph als Ganzes gelten. </text:p>
      <text:p text:style-name="licenseText"/>
      <text:p text:style-name="licenseText">Zweck dieses Paragraphen ist nicht, Sie dazu zu bringen, irgendwelche Patente oder andere Eigentumsansprüche zu verletzen oder die Gültigkeit solcher Ansprüche zu bestreiten; dieser Paragraph hat vielmehr einzig den Zweck, die Integrität des Verbreitungssystems der freien Software zu schützen, das durch die Praxis öffentlicher Lizenzen verwirklicht wird. Viele Leute haben großzügige Beiträge zu dem weitreichenden Angebot der durch dieses System verbreiteten Software im Vertrauen auf die konsistente Anwendung dieses Systems geleistet; es obliegt dem Autor bzw. Geber, zu entscheiden, ob er die Software mittels irgendeines anderen Systems verbreiten will; ein Lizenznehmer jedoch darf darüber nicht entscheiden. </text:p>
      <text:p text:style-name="licenseText"/>
      <text:p text:style-name="licenseText">Dieser Paragraph ist dazu gedacht, deutlich klarzustellen, was als Konsequenz aus den übrigen Bestimmungen dieser Lizenz zu betrachten ist. </text:p>
      <text:p text:style-name="licenseText"/>
      <text:p text:style-name="licenseText">§12. Wenn die Verbreitung und/oder die Benutzung der Bibliothek in bestimmten Staaten entweder durch Patente oder durch urheberrechtlich geschützte Schnittstellen eingeschränkt ist, kann der Urheberrechtsinhaber, der die Bibliothek unter diese Lizenz gestellt hat, eine explizite geographische Begrenzung der Verbreitung angeben, in der diese Staaten ausgeschlossen werden, so daß die Verbreitung nur innerhalb und zwischen den Staaten erlaubt ist, die nicht demgemäß ausgeschlossen sind. In einem solchen Fall beinhaltet diese Lizenz die Beschränkung, als wäre sie in diesem Text niedergeschrieben. </text:p>
      <text:p text:style-name="licenseText"/>
      <text:p text:style-name="licenseText">§13. Die Free Software Foundation kann von Zeit zu Zeit überarbeitete und/oder neue Versionen der Lesser General Public License veröffentlichen. Solche neuen Versionen werden vom Grundprinzip her der gegenwärtigen entsprechen, können aber im Detail abweichen, um neuen Problemen und Anforderungen gerecht zu werden. </text:p>
      <text:p text:style-name="licenseText"/>
      <text:p text:style-name="licenseText">Jede Version dieser Lizenz hat eine eindeutige Versionsnummer. Wenn in einem Programm angegeben wird, daß es dieser Lizenz in einer bestimmten Versionsnummer oder „jeder späteren Version“ (“any later version”) unterliegt, so haben Sie die Wahl, entweder den Bestimmungen der genannten Version zu folgen oder denen jeder beliebigen späteren Version, die von der Free Software Foundation veröffentlicht wurde. Wenn die Bibliothek keine Lizenz-Versionsnummer angibt, können Sie eine beliebige Version wählen, die jemals von der Free Software Foundation veröffentlicht wurde. </text:p>
      <text:p text:style-name="licenseText"/>
      <text:p text:style-name="licenseText">§14. Wenn Sie den Wunsch haben, Teile der Bibliothek in anderen freien Programmen zu verwenden, deren Bedingungen für die Verbreitung anders sind, schreiben Sie an den Autor der Bibliothek, um ihn um die Erlaubnis zu bitten. Für Software, die unter dem Copyright der Free Software Foundation steht, schreiben Sie <text:soft-page-break/>an die Free Software Foundation; wir machen zu diesem Zweck gelegentlich Ausnahmen. Unsere Entscheidung wird von den beiden Zielen geleitet werden, zum einen den freien Status aller von unserer freien Software abgeleiteten Werke zu erhalten und zum anderen das gemeinschaftliche Nutzen und Wiederverwenden von Software im allgemeinen zu fördern. </text:p>
      <text:p text:style-name="licenseText">Keine Gewährleistung</text:p>
      <text:p text:style-name="licenseText"/>
      <text:p text:style-name="licenseText">§15. Da die Bibliothek ohne jegliche Gebühren lizenziert wird, besteht keinerlei Gewährleistung für die Bibliothek, soweit dies gesetzlich zulässig ist. Sofern nicht anderweitig schriftlich bestätigt, stellen die Copyright-Inhaber und/oder Dritte die Bibliothek „so, wie sie ist“ zur Verfügung, ohne Gewährleistung irgendeiner Art, weder ausdrücklich noch implizit. Dieser Garantieausschluß gilt auch – ohne darauf beschränkt zu sein – für Marktreife oder Verwendbarkeit für einen bestimmten Zweck. Das volle Risiko bezüglich Qualität und Leistungsfähigkeit der Bibliothek liegt bei Ihnen. Sollte sich die Bibliothek als fehlerhaft herausstellen, liegen die Kosten für notwendigen Service, Reparatur oder Korrektur sämtlich bei Ihnen. </text:p>
      <text:p text:style-name="licenseText"/>
      <text:p text:style-name="licenseText">§16. In keinem Fall, außer wenn dies durch geltendes Recht gefordert wird oder schriftlich zugesichert wurde, ist irgendein Copyright-Inhaber oder irgendein Dritter, der die Bibliothek wie oben erlaubt modifiziert oder verbreitet hat, Ihnen gegenüber für irgendwelche Schäden haftbar. Dies gilt auch für jegliche allgemeine oder spezielle Schäden, für Schäden durch Nebenwirkungen oder Folgeschäden, die sich aus der Benutzung oder der Unbenutzbarkeit der Bibliothek ergeben (das gilt insbesondere – ohne darauf beschränkt zu sein – für Datenverluste, das Hineinbringen von Ungenauigkeiten in irgendwelche Daten, für Verluste, die Sie oder Dritte erlitten haben, oder für ein Unvermögen der Bibliothek, mit irgendeiner anderen Software zusammenzuarbeiten), und zwar auch dann, wenn ein Copyright-Inhaber oder ein Dritter über die Möglichkeit solcher Schäden informiert worden ist. </text:p>
      <text:p text:style-name="licenseText">Ende der Bedingungen</text:p>
      <text:p text:style-name="licenseText"/>
      <text:p text:style-name="licenseText"/>
      <text:p text:style-name="licenseLang"><text:bookmark-start text:name="__RefHeading__78172_325084090"/>License ru<text:bookmark-end text:name="__RefHeading__78172_325084090"/></text:p>
      <text:p text:style-name="licenseText">ПЕРЕВОД НА РУССКИЙ ЯЗЫК СТАНДАРТНОЙ ОБЩЕСТВЕННОЙ ЛИЦЕНЗИИ ОГРАНИЧЕННОГО ПРИМЕНЕНИЯ.</text:p>
      <text:p text:style-name="licenseText"/>
      <text:p text:style-name="licenseText">автор перевода Елена Тяпкина [tiapkina@hotmail.com], 20-Mar-2002 </text:p>
      <text:p text:style-name="licenseText"/>
      <text:p text:style-name="licenseText">This is an unofficial translation of the GNU Lesser General Public License (LGPL) into Russian. It was not published by the Free Software Foundation, and does not legally state the distribution terms for software that uses the LGPL--only the original English text of the LGPL does that. However, we hope that this translation will help Russian speakers understand the LGPL better.</text:p>
      <text:p text:style-name="licenseText"/>
      <text:p text:style-name="licenseText">Настоящий перевод Стандартной Общественной Лицензии Ограниченного Применения GNU на русский язык не является официальным. Он не публикуется Free Software Foundation и не устанавливает имеющих юридическую силу условий для распространения программного обеспечения, которое распространяется на условиях Стандартной Общественной Лицензии Ограниченного Применения GNU. Условия, имеющие юридическую силу, закреплены исключительно в аутентичном тексте Стандартной Общественной Лицензии Ограниченного Применения GNU на английском языке. Я надеюсь, что настоящий перевод поможет русскоязычным пользователям лучше понять содержание Стандартной Общественной Лицензии Ограниченного Применения GNU.</text:p>
      <text:p text:style-name="licenseText"/>
      <text:p text:style-name="licenseText">Текст LGPL на английском языке вы можете прочитать здесь http://www.gnu.org/copyleft/lesser.html</text:p>
      <text:p text:style-name="licenseText"/>
      <text:p text:style-name="licenseText">Настоящая Стандартная Общественная Лицензия Ограниченного Примерения GNU заменяет Стандартную Общественную Лицензию GNU для Библиотек. Если вы хотите узнать, почему данная замена была необходима, вы можете прочитать статью Why you shouldn't use the Library GPL for your next library (или статью на русском языке "Почему не следует использовать Library GPL для очередной библиотеки").</text:p>
      <text:p text:style-name="licenseText">Содержание</text:p>
      <text:p text:style-name="licenseText">Стандартная Общественная Лицензия Ограниченного Применения GNU </text:p>
      <text:p text:style-name="licenseText">Преамбула</text:p>
      <text:p text:style-name="licenseText">Условия воспроизведения, распространения и модификации</text:p>
      <text:p text:style-name="licenseText">Порядок применения условий Стандартной Общественной Лицензии Ограниченного Применения к созданной вами Библиотеке </text:p>
      <text:p text:style-name="licenseText">GNU LESSER GENERAL PUBLIC LICENSE</text:p>
      <text:p text:style-name="licenseText"/>
      <text:p text:style-name="licenseText">Версия 2.1, февраль 1999г.</text:p>
      <text:p text:style-name="licenseText"/>
      <text:p text:style-name="licenseText">Copyright (C) 1991, 1999 Free Software Foundation, Inc. </text:p>
      <text:p text:style-name="licenseText">59 Temple Place - Suite 330, Boston, MA 02111-1307, USA </text:p>
      <text:p text:style-name="licenseText">Каждый вправе копировать и распространять экземпляры настоящей Лицензии без внесения изменений в ее текст.</text:p>
      <text:p text:style-name="licenseText"/>
      <text:p text:style-name="licenseText">[Настоящая версия является первой опубликованной версией Стандартной Общественной Лицензии Ограниченного Применения GNU и применяется вместо Стандартной Общественной Лицензии GNU для Библиотек, версия 2. В силу этого настоящей версии присвоен номер 2.1.]</text:p>
      <text:p text:style-name="licenseText">Преамбула</text:p>
      <text:p text:style-name="licenseText"/>
      <text:p text:style-name="licenseText">Большинство лицензий на программное обеспечение лишает вас права распространять и вносить изменения в это программное обеспечение. Стандартные Общественные Лицензии GNU, напротив, разработаны с целью гарантировать вам право совместно использовать и вносить изменения в свободное программное обеспечение, т.е. обеспечить его свободное использование всех пользователей. Настоящая Стандартная Общественная Лицензия Ограниченного Применения применяется к специальному программному обеспечению (обычно библиотекам), права на которое принадлежат Free Software Foundation или другим авторам, решившим использовать настоящую Лицензию. Вы также можете использовать настоящую Лицензию, однако мы рекомендуем вам в каждом конкретном случае проанализировать, какую из двух лицензий: настоящую Лицензию или обычную Стандартную Общественную Лицензию применить к программному обеспечению с учетом изложенных ниже пояснений.</text:p>
      <text:p text:style-name="licenseText"/>
      <text:p text:style-name="licenseText">Говоря о свободном программном обеспечении, мы имеем в виду свободу, а не безвозмездность. Стандартные Общественные Лицензии GNU разработаны с целью обеспечить вам право распространять экземпляры свободного программного обеспечения (и при желании получать за это вознаграждение), обеспечить получение вами исходного текста программного обеспечения или возможность его получить при желании, обеспечить возможность вносить изменения в программное обеспечение и использовать его части в новом свободном программном обеспечении, а также информировать вас о предоставленных вам вышеперечисленных правах.</text:p>
      <text:p text:style-name="licenseText"/>
      <text:p text:style-name="licenseText">Чтобы защитить ваши права, мы вводим ряд ограничений с тем, чтобы те, кто распространяет <text:soft-page-break/>библиотеки (дистрибьюторы, агенты по продаже и др.), не имели возможности лишить вас этих прав или обратиться к вам с предложением отказаться от этих прав. Данные ограничения налагают на вас определенные обязанности в случае, если вы распространяете экземпляры библиотеки или модифицируете библиотеку.</text:p>
      <text:p text:style-name="licenseText"/>
      <text:p text:style-name="licenseText">Например, если вы распространяете экземпляры библиотеки за плату или бесплатно, вы обязаны передать новым обладателям в полном объеме все права, которые мы передали вам. Вы обязаны обеспечить получение новыми обладателями библиотеки ее исходного текста или возможность его получить. Если вы связываете с библиотекой другое программное обеспечение, вы обязаны предоставить новым обладателям библиотеки все файлы данного программного обеспечения в виде объектного кода, чтобы новые обладатели библиотеки имели возможность после внесения изменений в библиотеку и ее перекомпиляции связать ее заново с объектными файлами. Вы также обязаны ознакомить их с условиями настоящей Лицензии.</text:p>
      <text:p text:style-name="licenseText"/>
      <text:p text:style-name="licenseText">Для защиты ваших прав мы: (1) оставляем за собой авторские права на библиотеку и (2) предлагаем вам использовать настоящую Лицензию, в соответствии с условиями которой вы вправе воспроизводить, распространять и/или модифицировать библиотеку.</text:p>
      <text:p text:style-name="licenseText"/>
      <text:p text:style-name="licenseText">Чтобы защитить права тех, кто распространяет библиотеки, мы уведомляем, что на данную свободную библиотеку не предоставляется никаких гарантий. Те, кто приобрел библиотеку, с внесенными в нее третьими лицами изменениями, должны знать, что они получают не первоначальную версию, в силу чего автор первоначальной версии не несет ответственности за ошибки, допущенные третьими лицами при внесении изменений.</text:p>
      <text:p text:style-name="licenseText"/>
      <text:p text:style-name="licenseText">Наконец, программное обеспечение перестает быть свободным в случае, если лицо стало обладателем исключительных прав на него. Недопустимо, чтобы какая-либо коммерческая организация имела возможность ограничить права прочих пользователей свободного программного обеспечения путем заключения с правообладателем лицензионного договора, содержащего ограничительные условия. В силу этого мы требуем, чтобы условия любого лицензионного договора на библиотеку или ее версию соответствовали условиям о полной свободе использования библиотеки, закрепленным в настоящей Лицензии.</text:p>
      <text:p text:style-name="licenseText"/>
      <text:p text:style-name="licenseText">К большей части программного обеспечения GNU, включая некоторые библиотеки, применяется обычная Стандартная Общественная Лицензия GNU. Настоящая Стандартная Общественная Лицензия Ограниченного Применения GNU применяется к отдельным библиотекам и имеет существенные отличия от Стандартной Общественной Лицензии. Настоящая Лицензия применяется к отдельным библиотекам с целью обеспечения возможности связывания данных библиотек с "несвободным" программным обеспечением.</text:p>
      <text:p text:style-name="licenseText"/>
      <text:p text:style-name="licenseText">В соответствии с законодательством об авторском праве в результате связывания программы с библиотекой, независимо от того, осуществляется ли такое связывание статически или с использованием разделяемой библиотеки, появляется совместное произведение, производное от первоначальной библиотеки. В соответствии с обычной Стандартной Общественной Лицензией такое связывание допускается только в том случае, если указанное совместное произведение будет свободным программным обеспечением. Условия Стандартной Общественной Лицензии Ограниченного Применения, которые регулируют связывание библиотеки с другими программами, являются более гибкими.</text:p>
      <text:p text:style-name="licenseText"/>
      <text:p text:style-name="licenseText">Мы назвали настоящую Стандартную Общественную Лицензию Лицензией Ограниченного Применения, потому что она предоставляет пользователю ограниченные возможности для защиты своей свободы по сравнению с обычной Стандартной Общественной Лицензией, а также ограничивает преимущества авторов свободного программного обеспечения перед конкурирующим "несвободным" программным обеспечением. В силу указанных причин к большей части библиотек применяется обычная Стандартная Общественная Лицензия. Однако при определенных обстоятельствах применение Лицензии Ограниченного Применения является более выгодным.</text:p>
      <text:p text:style-name="licenseText"/>
      <text:p text:style-name="licenseText">Например, в некоторых случаях для того, чтобы библиотека получила применение в качестве неофициального стандарта, необходимо обеспечить возможность ее наиболее широкого использования. Для этого пользователи должны иметь право использовать данную библиотеку с "несвободными" программами. Более частым случаем является пример, когда свободная библиотека выполняет те же функции, что и широко используемые "несвободные" библиотеки. В этом случае нецелесообразно ограничивать использование свободной библиотеки только вместе со свободным программным обеспечением, поэтому мы применяем Стандартную Общественную Лицензию Ограниченного Применения.</text:p>
      <text:p text:style-name="licenseText"/>
      <text:p text:style-name="licenseText">В других случаях предоставленная возможность использовать определенную библиотеку с "несвободным" программным обеспечением позволяет большему числу пользователей больше использовать свободное программное обеспечение. Например, возможность использовать Библиотеку GNU на языке Си с "несвободными" программами позволяет многим пользователям использовать в <text:soft-page-break/>полном объеме операционную систему GNU, а также ее разновидность - операционную систему GNU/Linux.</text:p>
      <text:p text:style-name="licenseText"/>
      <text:p text:style-name="licenseText">Несмотря на то, что Стандартная Общественная Лицензия Ограниченного Применения предоставляет пользователям ограниченные возможности для защиты своей свободы она обеспечивает право пользователя программы, связанной с Библиотекой, свободно запускать эту программу, используя модифицированную версию Библиотеки.</text:p>
      <text:p text:style-name="licenseText"/>
      <text:p text:style-name="licenseText">Далее изложены условия воспроизведения, распространения и модификации. Обратите внимание на различие между понятиями "произведение, производное от библиотеки" и "произведение, использующее библиотеку". В первом случае произведение включает в себя часть кода, извлеченного из библиотеки, во втором случае произведение должно быть связано с библиотекой, чтобы быть запущенным.</text:p>
      <text:p text:style-name="licenseText">Условия воспроизведения, распространения и модификации</text:p>
      <text:p text:style-name="licenseText"/>
      <text:p text:style-name="licenseText">0. Условия настоящей Лицензии применяются к библиотеке или любой иной программе, которая в соответствии с уведомлением, помещенным в текст программы правообладателем, может распространяться в соответствии с условиями настоящей Стандартной Общественной Лицензии Ограниченного Применения (именуемой в дальнейшем "Лицензия"). Каждый приобретатель экземпляра программы именуется в дальнейшем "Лицензиат".</text:p>
      <text:p text:style-name="licenseText"/>
      <text:p text:style-name="licenseText">Под термином "Библиотека" в настоящей Лицензии понимается совокупность программных функций и/или данных, подготовленных таким способом, чтобы они удобно связывались с приложениями, использующими некоторые из этих функций или данных для создания исполняемых файлов.</text:p>
      <text:p text:style-name="licenseText"/>
      <text:p text:style-name="licenseText">Под термином "Библиотека" далее понимается любая библиотека или произведение, которое распространяется в соответствии с условиями настоящей Лицензии. Под термином "произведение, производное от Библиотеки" понимается Библиотека или любое иное производное произведение в соответствии с законодательством об авторском праве, т.е. произведение, включающее в себя Библиотеку или ее часть, как с внесенными в ее текст изменениями, так и без них и/или переведенную на другой язык (Здесь и далее перевод в самом широком смысле этого термина включается в понятие "модификация"). </text:p>
      <text:p text:style-name="licenseText"/>
      <text:p text:style-name="licenseText">Под "исходным текстом" произведения понимается такая форма произведения, которая наиболее удобна для внесения изменений. Под полным исходным текстом библиотеки понимается исходный текст всех составляющих библиотеку модулей, а также всех файлов, связанных с описанием интерфейса, и сценариев, предназначенных для управления компиляцией и установкой библиотеки.</text:p>
      <text:p text:style-name="licenseText"/>
      <text:p text:style-name="licenseText">Действие настоящей Лицензии не распространяется на осуществление других прав, кроме воспроизведения, распространения и модификации Библиотеки. Не устанавливается ограничений на запуск программы, использующей Библиотеку. Условия Лицензии распространяются на выходные данные из такой программы только в том случае, если их содержание составляет произведение, производное от Библиотеки (независимо от того того, использовалась ли Библиотека в качестве инструмента для создания этого произведения). Это зависит от того, какие функции выполняет Библиотека и программа, использующая Библиотеку.</text:p>
      <text:p text:style-name="licenseText"/>
      <text:p text:style-name="licenseText">1. Лицензиат вправе изготовлять и распространять экземпляры полного исходного текста Библиотеки в том виде, в каком он его получил, без внесения в него изменений на любом носителе, при соблюдении следующих условий: на каждом экземпляре помещен знак охраны авторского права и уведомление об отсутствии гарантий; оставлены без изменений все уведомления, относящиеся к настоящей Лицензии и отсутствию гарантий; вместе с экземпляром Библиотеки распространяется экземпляр настоящей Лицензии.</text:p>
      <text:p text:style-name="licenseText"/>
      <text:p text:style-name="licenseText">Лицензиат вправе взимать плату за передачу экземпляра Библиотеки, а также вправе за плату оказывать услуги по гарантийной поддержке Библиотеки.</text:p>
      <text:p text:style-name="licenseText"/>
      <text:p text:style-name="licenseText">2. Лицензиат вправе модифицировать свой экземпляр или экземпляры Библиотеки полностью или любую ее часть. Данные действия Лицензиата влекут за собой создание произведения, производного от Библиотеки. Лицензиат вправе изготовлять и распространять экземпляры такого произведения, производного от Библиотеки, или собственно изменений в соответствии с пунктом 1 настоящей Лицензии при соблюдении следующих условий:</text:p>
      <text:p text:style-name="licenseText"/>
      <text:p text:style-name="licenseText">a) производное произведение должно быть библиотекой;</text:p>
      <text:p text:style-name="licenseText"/>
      <text:p text:style-name="licenseText">b) файлы, измененные Лицензиатом, должны содержать соответствующие уведомления о том, что они были изменены, а также дату внесения изменений;</text:p>
      <text:p text:style-name="licenseText"/>
      <text:p text:style-name="licenseText">c) Лицензиат обязан передавать права на использование данного произведения третьим лицам на условиях настоящей Лицензии, при этом Лицензиат не вправе требовать уплаты каких-либо <text:soft-page-break/>лицензионных платежей. Произведение лицензируется как одно целое; </text:p>
      <text:p text:style-name="licenseText"/>
      <text:p text:style-name="licenseText">d) если взаимодействие модифицированной Библиотеки и приложения осуществляется не засчет передачи аргумента при вызове средств модифицированной Библиотеки, а засчет того, что средства в модифицированной Библиотеке ссылаются на функцию или таблицу данных, которые предоставляются приложением, использующим указанные средства, в этом случае Лицензиат обязан добросовестно приложить усилия к тому, чтобы обеспечить работу средств Библиотеки и выполнение ими той части своей задачи, которая является значимой, если приложением не предоставлены указанные функция или таблица данных.</text:p>
      <text:p text:style-name="licenseText"/>
      <text:p text:style-name="licenseText">(Например, функция библиотеки, вычисляющая квадратный корень, по своему назначению абсолютно независима от приложения. Таким образом, в соответствии с подпунктом "d" пункта 2 любая функция, которую предоставляет приложение, или таблица, используемая данной функцией, должны быть необязательными (факультативными): если приложение не предоставляет функцию или таблицу, функция по вычислению квадратного корня в любом случае должна вычислять квадратный корень). </text:p>
      <text:p text:style-name="licenseText"/>
      <text:p text:style-name="licenseText">Вышеуказанные условия применяются к модифицированному произведению, производному от Библиотеки, в целом. В случае если отдельные части данного произведения не являются производными от Библиотеки, являются результатом творческой деятельности и могут быть использованы как самостоятельное произведение, Лицензиат вправе распространять отдельно такое произведение на иных лицензионных условиях. В случае если Лицензиат распространяет вышеуказанные части в составе произведения, производного от Библиотеки, то условия настоящей Лицензии применяются к произведению в целом, при этом права, приобретаемые сублицензиатами на основании Лицензии, передаются им в отношении всего произведения, включая все его части, независимо от того, кто является их авторами.</text:p>
      <text:p text:style-name="licenseText"/>
      <text:p text:style-name="licenseText">Целью настоящего пункта не является заявление прав или оспаривание прав на произведение, созданное исключительно Лицензиатом. Целью настоящего пункта является обеспечение права контролировать распространение произведений, производных от Библиотеки, и составных произведений, производных от Библиотеки.</text:p>
      <text:p text:style-name="licenseText"/>
      <text:p text:style-name="licenseText">Размещение произведения, которое не является производным от Библиотеки, на одном устройстве для хранения информации или носителе вместе с Библиотекой или произведением, производным от Библиотеки, не влечет за собой распространение действия условий настоящей Лицензии на такое произведение.</text:p>
      <text:p text:style-name="licenseText"/>
      <text:p text:style-name="licenseText">3. Лицензиат вправе по своему выбору применить к определенному экземпляру Библиотеки условия обычной Стандартной Общественной Лицензии GNU вместо настоящей Лицензии. Для этого Лицензиат должен в соответствующих уведомлениях в этом экземпляре заменить ссылки на настоящую Лицензию ссылками на версию 2 обычной Стандартной Общественной Лицензии GNU (либо по желанию Лицензиата на более позднюю опубликованную версию обычной Стандартной Общественной Лицензии). Не следует вносить другие изменения в текст уведомлений.</text:p>
      <text:p text:style-name="licenseText"/>
      <text:p text:style-name="licenseText">Замена одной лицензии на другую в отношении определенного экземпляра Библиотеки является окончательной и влечет за собой применение ко всем последующим копиям данного экземпляра Библиотеки и произведениям, производным от данного экземпляра Библиотеки, обычной Стандартной Общественной Лицензии GNU. Использовать эту возможность целесообразно тогда, когда Лицензиат намерен скопировать часть исходного текста Библиотеки в программу, которая не является библиотекой.</text:p>
      <text:p text:style-name="licenseText"/>
      <text:p text:style-name="licenseText">4. Лицензиат вправе воспроизводить и распространять экземпляры Библиотеки, ее части или произведение, которое в соответствии с пунктом 2 настоящей Лицензии является производным от Библиотеки, в виде объектного кода или в исполняемой форме в соответствии с условиями пунктов 1 и 2 настоящей Лицензии. К экземпляру должен прилагаться соответствующий полный исходный текст в машиночитаемой форме, который должен распространяться в соответствии с условиями пунктов 1 и 2 настоящей Лицензии на носителе, обычно используемом для передачи программного обеспечения.</text:p>
      <text:p text:style-name="licenseText"/>
      <text:p text:style-name="licenseText">В случае если произведение в виде объектного кода распространяется путем предоставления возможности сделать копию произведения из определенного места, обеспечение равноценной возможности сделать копию исходного текста из этого же места удовлетворяет требованиям распространения исходного текста, даже если третьи лица при этом не обязаны копировать исходный текст вместе с объектным кодом произведения.</text:p>
      <text:p text:style-name="licenseText"/>
      <text:p text:style-name="licenseText">5. Под "произведением, использующим Библиотеку", понимается программа, которая не содержит кода, производного от любой части Библиотеки, но предназначена для работы с Библиотекой будучи скомпилированной с ней или связанной с ней. Отдельно такое произведение не является произведением, производным от Библиотеки, и на него не распространяется действие настоящей Лицензии.</text:p>
      <text:p text:style-name="licenseText"/>
      <text:p text:style-name="licenseText"><text:soft-page-break/>Однако в результате связывания "произведения, использующего Библиотеку" с Библиотекой создается не "произведение, использующее Библиотеку", а исполняемый файл, который является производным от Библиотеки в силу того, что он содержит части Библиотеки. Такой исполняемый файл подпадает под действие настоящей Лицензии. Порядок распространения таких исполняемых файлов определяется в пункте 6 настоящей Лицензии.</text:p>
      <text:p text:style-name="licenseText"/>
      <text:p text:style-name="licenseText">В том случае когда "произведение, использующее Библиотеку" использует данные заголовочного файла (файла описания функций переменных), являющегося частью Библиотеки, объектный код данного произведения может быть произведением, производным от Библиотеки, даже если исходный код не является произведением, производным от Библиотеки. Данное положение особенно важно в том случае, когда произведение может быть связано без Библиотеки или когда произведение само является библиотекой, однако случаи, когда данное положение является верным, законодательством четко не определены.</text:p>
      <text:p text:style-name="licenseText"/>
      <text:p text:style-name="licenseText">Если объектный файл, указанный в предыдущем абзаце, использует только числовые параметры, данные структурного расположения и средства доступа, а также небольшие макросы и небольшие линейные функции (не превышающие десяти строк), в этом случае использование объектного файла неограничено, независимо от того, является ли данный объектный файл в соответствии с законодательством произведением, производным от Библиотеки, или нет. (К исполняемым файлам, которые содержат данный объектный код, а также части кода Библиотеки, применяются условия пункта 6 настоящей Лицензии).</text:p>
      <text:p text:style-name="licenseText"/>
      <text:p text:style-name="licenseText">Во всех других случаях, если произведение является производным от Библиотеки, Лицензиат вправе распространять объектный код данного произведения в соответствии с пунктом 6 настоящей Лицензии. Любой исполняемый файл, содержащий данное произведение, также подпадает под действие пункта 6 настоящей Лицензии, независимо от того, связан ли исполняемый файл компоновщиком напрямую с Библиотекой.</text:p>
      <text:p text:style-name="licenseText"/>
      <text:p text:style-name="licenseText">6. Как исключение из положений предыдущих пунктов настоящей Лицензии Лицензиат вправе объединить или связать Произведение, использующее Библиотеку, с Библиотекой, в результате чего будет создано произведение, содержащее части Библиотеки. Лицензиат вправе распространять такое произведение на любых условиях, при этом за пользователем должно сохраняться право вносить изменения в произведение в целях его адаптации для собственных нужд, а также право осуществлять восстановление структурной схемы алгоритма работы по исходным текстам произведения для отладки внесенных изменений.</text:p>
      <text:p text:style-name="licenseText"/>
      <text:p text:style-name="licenseText">На каждом экземпляре такого произведения Лицензиат обязан поместить уведомление, содержащее указание на то, что данное произведение использует Библиотеку, распространение, модификация и использование которой осуществляется в соответствии с настоящей Лицензией. Лицензиат также обязан к каждому экземпляру произведения приложить копию настоящей Лицензии. Если в процессе исполнения произведения на дисплей выводится знак охраны авторского права, Лицензиат обязан включить в него знах охраны авторского права в отношении Библиотеки, а также ссылки, следуя которым пользователь может ознакомиться с экземпляром настоящей Лицензии. Лицензиат обязан также выполнить одно из следующих условий:</text:p>
      <text:p text:style-name="licenseText"/>
      <text:p text:style-name="licenseText">а) к экземпляру должен прилагаться соответствующий полный исходный текст Библиотеки в машиночитаемой форме, включая все изменения, которые использовались в произведении (данные изменения должны распространяться в соответствии с пунктами 1 и 2 настоящей Лицензии). В том случае, если произведение является исполняемым файлом, связанным с Библиотекой, к экземпляру также должен прилагаться в машиночитаемой форме полный исходный и/или объектный код Произведения, которое использует Библиотеку, для того, чтобы пользователь мог модифицировать Библиотеку и затем связать ее заново с исполняемым файлом, в результате чего будет создан модифицированный исполняемый файл, содержащий модифицированную Библиотеку (Предполагается, что пользователь, который вносит изменения в содержание файла описаний, не всегда сможет перекомпилировать приложение так, чтобы использовать модифицированные описания);</text:p>
      <text:p text:style-name="licenseText"/>
      <text:p text:style-name="licenseText">b) для связывания с Библиотекой должен использоваться подходящий механизм разделяемых библиотек. Механизм разделяемых библиотек считается подходящим, если он: 1) в течение времени исполнения использует копию библиотеки, которая уже находится в компьютерной системе пользователя, а не копирует функции библиотеки в исполняемый файл и 2) надлежащим образом работает с модифицированной версией библиотеки, установленной пользователем, при условии совместимости интерфейсов модифицированной версии и той версии библиотеки, которая использовалась для создания произведения, содержащего части Библиотеки;</text:p>
      <text:p text:style-name="licenseText"/>
      <text:p text:style-name="licenseText">c) к экземпляру должно прилагаться действительное в течение трех лет с момента его совершения предложение в письменной форме передать этому же пользователю за плату, не превышающую стоимость осуществления собственно передачи, материалы, указанные в подпункте "а" пункта 6;</text:p>
      <text:p text:style-name="licenseText"/>
      <text:p text:style-name="licenseText"><text:soft-page-break/>d) если распространение экземпляра произведения осуществляется путем предоставления доступа для копирования его из определенного места, такое распространение должно сопровождаться предложением равноценного доступа для копирования из этого же места материалов, указанных в подпункте "а" пункта 6;</text:p>
      <text:p text:style-name="licenseText"/>
      <text:p text:style-name="licenseText">e) удостовериться, что пользователь уже получил экземпляр материалов, указанных в подпункте "а" пункта 6, или что Лицензиатом уже был выслан пользователю экземпляр указанных материалов.</text:p>
      <text:p text:style-name="licenseText"/>
      <text:p text:style-name="licenseText">Если Произведение, использующее Библиотеку, представлено в исполняемой форме, оно должно включать в себя все данные и программные утилиты, необходимые для воспроизведения из него исполняемого файла. Однако, в качестве особого исключения распространяемые материалы могут не включать того, что обычно распространяется (в виде исходного текста или в бинарной форме) с основными компонентами (компилятор, ядро и т.д.) операционной системы, в которой работает исполняемый файл, за исключением случаев, когда исполняемый файл сопровождается таким компонентом.</text:p>
      <text:p text:style-name="licenseText"/>
      <text:p text:style-name="licenseText">В некоторых случаях требование, изложенное в предыдущем абзаце, может противоречить ограничительным условиям лицензий на "неcвободные" библиотеки, которые обычно не сопровождают операционную систему. При наличии таких противоречий Лицензиат не вправе использовать одновременно указанные "несвободные" библиотеки и Библиотеку в распространяемом Лицензиатом исполняемом файле.</text:p>
      <text:p text:style-name="licenseText"/>
      <text:p text:style-name="licenseText">7. Лицензиат вправе разместить в единой библиотеке средства библиотеки, которые являются Произведением, производным от Библиотеки, вместе со средствами других библиотек, не подпадающих под действие настоящей Лицензии. Лицензиат вправе распространять такую единую библиотеку при условии, что отдельное распространение Произведения, производного от Библиотеки, и средств других библиотек разрешено в соответствии с лицензиями других библиотек, при этом Лицензиат обязан выполнить следующие условия:</text:p>
      <text:p text:style-name="licenseText"/>
      <text:p text:style-name="licenseText">а) приложить к единой библиотеке экземпляр этого же Произведения, производного от Библиотеки, несвязанный со средствами других библиотек. Такой экземпляр должен распространяться в соответствии с условиями предыдущих пунктов настоящей Лицензии; </text:p>
      <text:p text:style-name="licenseText"/>
      <text:p text:style-name="licenseText">b) приложить к единой библиотеке хорошо заметное уведомление, которое указывает, что часть единой библиотеки является Произведением, производным от Библиотеки, и объясняет, где можно найти прилагаемый экземпляр этого же произведения, несвязанного с со средствами других библиотек.</text:p>
      <text:p text:style-name="licenseText"/>
      <text:p text:style-name="licenseText">8. Лицензиат вправе воспроизводить, модифицировать, распространять, связывать с программным обеспечением Библиотеку или передавать права на использование Библиотеки только на условиях настоящей Лицензии. Любое воспроизведение, модификация, распространение, связывание с программным обеспечением или передача прав на иных условиях являются недействительными и автоматически ведут к расторжению настоящей Лицензии и прекращению всех прав Лицензиата, предоставленных ему настоящей Лицензией. При этом права третьих лиц, которым Лицензиат в соответствии с настоящей Лицензией передал экземпляры Библиотеки или права на нее, сохраняются в силе при условии полного соблюдения ими настоящей Лицензии.</text:p>
      <text:p text:style-name="licenseText"/>
      <text:p text:style-name="licenseText">9. Лицензиат не обязан присоединяться к настоящей Лицензии, поскольку он ее не подписал. Однако только настоящая Лицензия предоставляет право распространять или модифицировать Библиотеку или произведения, производные от Библиотеки. Подобные действия нарушают действующее законодательство, если они не осуществляются в соответствии с настоящей Лицензией. Если Лицензиат внес изменения или осуществил распространение экземпляров Библиотеки или произведения, производного от Библиотеки, Лицензиат тем самым подтвердил свое присоединение к настоящей Лицензии в целом, включая условия, определяющие порядок воспроизведения, распространения или модификации Библиотеки или произведения, производного от Библиотеки.</text:p>
      <text:p text:style-name="licenseText"/>
      <text:p text:style-name="licenseText">10. При распространении экземпляров Библиотеки или произведения, производного от Библиотеки, первоначальный лицензиар автоматически передает приобретателю такого экземпляра право воспроизводить, распространять, связывать с программным обеспечением и модифицировать Библиотеку в соответствии с условиями настоящей Лицензии. Лицензиат не вправе ограничивать каким-либо способом осуществление приобретателями полученных ими прав. Лицензиат не несет ответственности за несоблюдение условий настоящей Лицензии третьими лицами.</text:p>
      <text:p text:style-name="licenseText"/>
      <text:p text:style-name="licenseText">11. Лицензиат не освобождается от исполнения обязательств в соответствии с настоящей Лицензией в случае, если в результате решения суда или заявления о нарушении исключительных прав или в связи с наступлением иных обстоятельств, не связанных непосредственно с нарушением исключительных прав, на Лицензиата на основании решения суда, договора или ином основании возложены обязательства, которые противоречат условиям настоящей Лицензии. В этом случае Лицензиат не вправе распространять экземпляры Библиотеки, если он не может одновременно <text:soft-page-break/>исполнить условия настоящей Лицензии и возложенные на него указанным выше способом обязательства. Например, если по условиям лицензионного соглашения сублицензиатам не может быть предоставлено права бесплатного распространения экземпляров Библиотеки, которые они приобрели напрямую или через третьих лиц у Лицензиата, то в этом случае Лицензиат обязан отказаться от распространения экземпляров Библиотеки.</text:p>
      <text:p text:style-name="licenseText"/>
      <text:p text:style-name="licenseText">Если любое положение настоящего пункта при наступлении конкретных обстоятельств будет признано недействительным или неприменимым, настоящий пункт применяется за исключением такого положения. Настоящий пункт применяется в целом при прекращении вышеуказанных обстоятельств или их отсутствии.</text:p>
      <text:p text:style-name="licenseText"/>
      <text:p text:style-name="licenseText">Целью данного пункта не является принуждение Лицензиата к нарушению патента или заявления на иные права собственности или к оспариванию действительности такого заявления. Единственной целью данного пункта является защита неприкосновенности системы распространения свободного программного обеспечения, которая обеспечивается за счет общественного лицензирования. Многие люди внесли свой щедрый вклад в создание большого количества программного обеспечения, которое распространяется через данную систему в надежде на ее длительное и последовательное применение. Лицензиат не вправе вынуждать автора распространять программное обеспечение через данную систему. Право выбора системы распространения программного обеспечения принадлежит исключительно его автору.</text:p>
      <text:p text:style-name="licenseText"/>
      <text:p text:style-name="licenseText">Настоящий пункт имеет целью четко определить те цели, которые преследуют все остальные положения настоящей Лицензии.</text:p>
      <text:p text:style-name="licenseText"/>
      <text:p text:style-name="licenseText">12. В том случае если распространение и/или использование Библиотеки в отдельных государствах ограничено соглашениями в области патентных или авторских прав, первоначальный правообладатель, распространяющий Библиотеку на условиях настоящей Лицензии, вправе ограничить территорию распространения Библиотеки, указав только те государства, на территории которых допускается распространение Библиотеки без ограничений, обусловленных такими соглашениями. В этом случае такое указание в отношении территорий определенных государств признается одним из условий настоящей Лицензии.</text:p>
      <text:p text:style-name="licenseText"/>
      <text:p text:style-name="licenseText">13. Free Software Foundation может публиковать исправленные и/или новые версии настоящей Стандартной Общественной Лицензии Ограниченного Применения. Такие версии могут быть дополнены различными нормами, регулирующими правоотношения, которые возникли после опубликования предыдущих версий, однако в них будут сохранены основные принципы, закрепленные в настоящей версии.</text:p>
      <text:p text:style-name="licenseText"/>
      <text:p text:style-name="licenseText">Каждой версии присваивается свой собственный номер. Если указано, что Библиотека распространяется в соответствии с определенной версией, т.е. указан ее номер, или любой более поздней версией настоящей Лицензии, Лицензиат вправе присоединиться к любой из этих версий Лицензии, опубликованных Free Software Foundation. Если Библиотека не содержит такого указания на номер версии Лицензии, Лицензиат вправе присоединиться к любой из версий Лицензии, опубликованных когда-либо Free Software Foundation.</text:p>
      <text:p text:style-name="licenseText"/>
      <text:p text:style-name="licenseText">14. В случае если Лицензиат намерен включить часть Библиотеки в другое свободное программное обеспечение, которое распространяется на условиях, несовместимых с условиями настоящей Лицензии, ему следует испросить письменное разрешение на это у автора программного обеспечения. Разрешение в отношении программного обеспечения, права на которое принадлежат Free Software Foundation, следует испрашивать у Free Software Foundation. В некоторых случаях Free Software Foundation делает исключения. При принятии решения Free Software Foundation будет руководствоваться двумя целями: сохранение статуса свободного для любого произведения, производного от свободного программного обеспечения Free Software Foundation, и обеспечение наиболее широкого совместного использования программного обеспечения.</text:p>
      <text:p text:style-name="licenseText"/>
      <text:p text:style-name="licenseText">ОТСУТСТВИЕ ГАРАНТИЙНЫХ ОБЯЗАТЕЛЬСТВ</text:p>
      <text:p text:style-name="licenseText"/>
      <text:p text:style-name="licenseText">15. ПОСКОЛЬКУ НАСТОЯЩАЯ БИБЛИОТЕКА РАСПРОСТРАНЯЕТСЯ БЕСПЛАТНО, ГАРАНТИИ НА НЕЕ НЕ ПРЕДОСТАВЛЯЮТСЯ В ТОЙ СТЕПЕНИ, В КАКОЙ ЭТО ДОПУСКАЕТСЯ ПРИМЕНИМЫМ ПРАВОМ. НАСТОЯЩАЯ БИБЛИОТЕКА ПОСТАВЛЯЕТСЯ НА УСЛОВИЯХ "КАК ЕСТЬ". ЕСЛИ ИНОЕ НЕ УКАЗАНО В ПИСЬМЕННОЙ ФОРМЕ, АВТОР И/ИЛИ ИНОЙ ПРАВООБЛАДАТЕЛЬ НЕ ПРИНИМАЕТ НА СЕБЯ НИКАКИХ ГАРАНТИЙНЫХ ОБЯЗАТЕЛЬСТВ, КАК ЯВНО ВЫРАЖЕННЫХ, ТАК И ПОДРАЗУМЕВАЕМЫХ, В ОТНОШЕНИИ БИБЛИОТЕКИ, В ТОМ ЧИСЛЕ ПОДРАЗУМЕВАЕМУЮ ГАРАНТИЮ ТОВАРНОГО СОСТОЯНИЯ ПРИ ПРОДАЖЕ И ПРИГОДНОСТИ ДЛЯ ИСПОЛЬЗОВАНИЯ В КОНКРЕТНЫХ ЦЕЛЯХ, А ТАКЖЕ ЛЮБЫЕ ИНЫЕ ГАРАНТИИ. ВСЕ РИСКИ, СВЯЗАННЫЕ С КАЧЕСТВОМ И ПРОИЗВОДИТЕЛЬНОСТЬЮ БИБЛИОТЕКИ, НЕСЕТ ЛИЦЕНЗИАТ. В СЛУЧАЕ ЕСЛИ В БИБЛИОТЕКЕ БУДУТ ОБНАРУЖЕНЫ НЕДОСТАТКИ, ВСЕ РАСХОДЫ, СВЯЗАННЫЕ С ТЕХНИЧЕСКИМ ОБСЛУЖИВАНИЕМ, РЕМОНТОМ ИЛИ ИСПРАВЛЕНИЕМ БИБЛИОТЕКИ, НЕСЕТ ЛИЦЕНЗИАТ.</text:p>
      <text:p text:style-name="licenseText"/>
      <text:p text:style-name="licenseText">16. ЕСЛИ ИНОЕ НЕ ПРЕДУСМОТРЕНО ПРИМЕНЯЕМЫМ ПРАВОМ ИЛИ НЕ СОГЛАСОВАНО СТОРОНАМИ В <text:soft-page-break/>ДОГОВОРЕ В ПИСЬМЕННОЙ ФОРМЕ, АВТОР И/ИЛИ ИНОЙ ПРАВООБЛАДАТЕЛЬ, КОТОРЫЙ МОДИФИЦИРУЕТ И/ИЛИ РАСПРОСТРАНЯЕТ БИБЛИОТЕКУ НА УСЛОВИЯХ НАСТОЯЩЕЙ ЛИЦЕНЗИИ, НЕ НЕСЕТ ОТВЕТСТВЕННОСТИ ПЕРЕД ЛИЦЕНЗИАТОМ ЗА УБЫТКИ, ВКЛЮЧАЯ ОБЩИЕ, РЕАЛЬНЫЕ, ПРЕДВИДИМЫЕ И КОСВЕННЫЕ УБЫТКИ (В ТОМ ЧИСЛЕ УТРАТУ ИЛИ ИСКАЖЕНИЕ ИНФОРМАЦИИ, УБЫТКИ, ПОНЕСЕННЫЕ ЛИЦЕНЗИАТОМ ИЛИ ТРЕТЬИМИ ЛИЦАМИ, НЕВОЗМОЖНОСТЬ РАБОТЫ БИБЛИОТЕКИ С ЛЮБЫМ ДРУГИМ ПРОГРАММНЫМ ОБЕСПЕЧЕНИЕМ И ИНЫЕ УБЫТКИ). АВТОР И/ИЛИ ИНОЙ ПРАВООБЛАДАТЕЛЬ В СООТВЕТСТВИИ С НАСТОЯЩИМ ПУНКТОМ НЕ НЕСУТ ОТВЕТСТВЕННОСТИ ДАЖЕ В ТОМ СЛУЧАЕ, ЕСЛИ ОНИ БЫЛИ ПРЕДУПРЕЖДЕНЫ О ВОЗМОЖНОСТИ ВОЗНИКНОВЕНИЯ ТАКИХ УБЫТКОВ.</text:p>
      <text:p text:style-name="licenseText"/>
      <text:p text:style-name="Text_20_body"/>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7">Language </text:span><text:span text:style-name="T13">en</text:span><text:span text:style-name="T17">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1142829732"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1952650587"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2152529171"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131852943601650"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After the = character you specify the term(s) to be found in the index. There may be up to two <text:soft-page-break/>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1142939301"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When typing the quote character in a help page, make sure to use the ASCII quote.</text:p>
        </text:list-item>
      </text:list>
      <text:list xml:id="list414714350" text:style-name="hlp_5f_tipimg">
        <text:list-item>
          <text:p text:style-name="hlp_5f_tip">A control in a form can also use this URL in its property Help URL.</text:p>
        </text:list-item>
      </text:list>
      <text:p text:style-name="hlp_5f_head4"><text:soft-page-break/>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3400925085"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ext:soft-page-break/>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text:soft-page-break/>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18">This is a simple text.<text:line-break/>No special paragraph style.</text:p>
            <text:p text:style-name="P18">Here is another paragraph.</text:p>
          </table:table-cell>
          <table:table-cell table:style-name="Table1.B2" office:value-type="float" office:value="3">
            <text:p text:style-name="P19">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9">12/31/99</text:p>
          </table:table-cell>
          <table:table-cell table:style-name="Table1.C4" office:value-type="string">
            <text:p text:style-name="hlp_5f_paragraph">You may also use hyperlinks.</text:p>
            <text:p text:style-name="P29">See <office:annotation><dc:creator>BM</dc:creator><dc:date>2008-03-16T00:00:00.930000000</dc:date><text:p>internal</text:p><text:p>Page7</text:p><text:p/></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9">-217</text:p>
          </table:table-cell>
          <table:table-cell table:style-name="Table1.C4"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text:soft-page-break/>Bordeaux</text:p>
        </text:list-item>
        <text:list-item>
          <text:p text:style-name="hlp_5f_list_5f_nbr">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dc:creator>BM</dc:creator><dc:date>2008-03-26T00:00:00.930000000</dc:date><text:p>internal</text:p><text:p>Page8</text:p><text:p/></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dc:creator>BM</dc:creator><dc:date>2008-03-26T00:00:00.930000000</dc:date><text:p>internal</text:p><text:p>Page8</text:p><text:p/></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8"><office:annotation><dc:creator>BM</dc:creator><dc:date>2008-03-13T00:00:00.930000000</dc:date><text:p>internal</text:p><text:p>Page2</text:p><text:p/></office:annotation>Paragraph styles</text:p>
      <text:p text:style-name="P28"><office:annotation><dc:creator>BM</dc:creator><dc:date>2008-03-13T00:00:00.930000000</dc:date><text:p>internal</text:p><text:p>Page7</text:p><text:p/></office:annotation>Hyperlinks</text:p>
      <text:p text:style-name="hlp_5f_paragraph"><text:soft-page-break/><text:span text:style-name="T14"><office:annotation><dc:creator>BM</dc:creator><dc:date>2008-03-13T00:00:00.930000000</dc:date><text:p>internal</text:p><text:p>Page3</text:p><text:p/></office:annotation></text:span><text:span text:style-name="T14">Text formatting</text:span></text:p>
      <text:p text:style-name="P28"><office:annotation><dc:creator>BM</dc:creator><dc:date>2008-03-26T00:00:00.930000000</dc:date><text:p>internal</text:p><text:p>Page8</text:p><text:p/></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dc:creator>BM</dc:creator><dc:date>2008-03-13T00:00:00.940000000</dc:date><text:p>internal</text:p><text:p>Page2</text:p><text:p>codes</text:p><text:p/></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text:p>
        </text:list-item>
      </text:list>
      <text:p text:style-name="hlp_5f_paragraph">Here is an example of a <office:annotation><dc:creator>BM</dc:creator><dc:date>2008-03-13T00:00:00.940000000</dc:date><text:p>external</text:p><text:p><text:a xlink:href="http://www.openoffice.org/" xlink:type="simple">http://www.openoffice.org/</text:a></text:p><text:p/></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text:s/>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dc:creator>BM</dc:creator><dc:date>2008-03-15T00:00:00.940000000</dc:date><text:p>external</text:p><text:p>text/swriter/main0210.xhp</text:p><text:p/></office:annotation><text:span text:style-name="T14">Preview topic</text:span> </text:p>
      <text:p text:style-name="hlp_5f_paragraph">This hyperlink displays <text:s/><office:annotation><dc:creator>BM</dc:creator><dc:date>2008-03-15T00:00:00.940000000</dc:date><text:p>external</text:p><text:p>text/schart/04/01020000.xhp</text:p></office:annotation><text:span text:style-name="T14">Chart shortcuts topic</text:span></text:p>
      <text:p text:style-name="hlp_5f_page"><text:soft-page-break/>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131853487438294" text:continue-list="list1142829732"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Contents of the comment used for an image</text:p>
      <text:p text:style-name="hlp_5f_paragraph">Terminate each line of the comment by hitting key Enter.<text:line-break/><text:line-break/>The first line of the comment text is a keyword, it is case-sensitive.</text:p>
      <text:list xml:id="list131853369101826" text:continue-list="list131852943601650"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OpenGrock :<text:line-break/>Apache OpenOffice : <text:a xlink:type="simple" xlink:href="http://opengrok.adfinis-sygroup.org/source/" text:style-name="Internet_20_link" text:visited-style-name="Visited_20_Internet_20_Link">http://opengrok.adfinis-sygroup.org/source/</text:a><text:line-break/>LibreOffice : <text:a xlink:type="simple" xlink:href="http://opengrok.libreoffice.org/" text:style-name="Internet_20_link" text:visited-style-name="Visited_20_Internet_20_Link">http://opengrok.libreoffice.org/</text:a></text:p>
      <text:p text:style-name="hlp_5f_paragraph"><text:line-break/><text:line-break/>The third line is optional. It is an alternate text displayed if the image could not be retrieved or displayed.</text:p>
      <text:p text:style-name="hlp_5f_paragraph"><text:line-break/><text:line-break/><text:soft-page-break/>It is not possible to set the width and height of the image. This is a limitation of the help system.</text:p>
      <text:p text:style-name="hlp_5f_head2">Examples</text:p>
      <text:p text:style-name="hlp_5f_paragraph">Here is an example of a small icon<office:annotation><dc:creator>Bernard Marcelly</dc:creator><dc:date>2009-01-24T10:49:02.940000000</dc:date><text:p text:style-name="P99"><text:span text:style-name="T31">image</text:span></text:p><text:p text:style-name="P99"><text:span text:style-name="T31">Images/Help/dontfeedtrolls.gif</text:span></text:p><text:p text:style-name="P99"><text:span text:style-name="T31">icon</text:span></text:p><text:p text:style-name="P99"><text:span text:style-name="T31"/></text:p></office:annotation> within a text.</text:p>
      <text:p text:style-name="hlp_5f_paragraph"><text:line-break/><text:line-break/>Now a bigger image in a blank line.</text:p>
      <text:p text:style-name="hlp_5f_paragraph"><office:annotation><dc:creator>Bernard Marcelly</dc:creator><dc:date>2009-01-24T10:50:50.940000000</dc:date><text:p text:style-name="P99"><text:span text:style-name="T31">image</text:span></text:p><text:p text:style-name="P99"><text:span text:style-name="T31">Images/Help/sailingShip.wmf</text:span></text:p><text:p text:style-name="P99"><text:span text:style-name="T31">Old sailing ship</text:span></text:p><text:p text:style-name="P99"><text:span text:style-name="T31"/></text:p></office:annotation></text:p>
      <text:p text:style-name="hlp_5f_paragraph"/>
      <text:p text:style-name="hlp_5f_paragraph"><text:line-break/><text:line-break/>Finally an image<office:annotation><dc:creator>Bernard Marcelly</dc:creator><dc:date>2009-01-24T20:53:22.940000000</dc:date><text:p text:style-name="P99"><text:span text:style-name="T31">imageOOo</text:span></text:p><text:p text:style-name="P99"><text:span text:style-name="T31">sd/res/get1obj.png</text:span></text:p></office:annotation> from OpenOffice resources</text:p>
      <text:p text:style-name="hlp_5f_page">Page10 : Creating the Help tree</text:p>
      <text:list xml:id="list131853147228488" text:continue-list="list131853487438294"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help page of your extension will appear at right.</text:p>
        </text:list-item>
        <text:list-item>
          <text:p text:style-name="hlp_5f_list_5f_dot"><text:span text:style-name="hlp_5f_emph">help</text:span> keyword refers to a help page of OpenOffice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text:soft-page-break/>help</text:p>
      <text:p text:style-name="hlp_5f_paragraph">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text:soft-page-break/>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PageNumberingAddonPython</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text:span text:style-name="T22">01</text:span> : <text:span text:style-name="T22">Introduction</text:span></text:p>
      <text:p text:style-name="P41">Page Numbering Add-on</text:p>
      <text:p text:style-name="P30"><text:span text:style-name="T24">Page numbering in LibreOffice/OpenOffice is an unreasonably complicated procedure, especially for a new user. One has to fully understand where the page numbering info is stored for each document, how to use manual page breaks and in what way do page styles extend and work. Considering the fact that other office suites do follow a far more simple approach we decided to create </text:span><text:span text:style-name="hlp_5f_emph"><text:span text:style-name="T25">Page Numbering Addon</text:span></text:span><text:span text:style-name="T23">. </text:span><text:span text:style-name="T25">Throughout this help section, we are going to explain how this addon adds an abstraction layer to the whole page numbering process.</text:span></text:p>
      <text:p text:style-name="P87"/>
      <text:p text:style-name="P93">Introduction</text:p>
      <text:p text:style-name="P97">Menu item</text:p>
      <text:p text:style-name="P31"><text:span text:style-name="T25">The addon is accessible though </text:span><text:span text:style-name="hlp_5f_emph"><text:span text:style-name="T25">Insert-&gt;Page Numbering</text:span></text:span><text:span text:style-name="T25"> </text:span></text:p>
      <text:p text:style-name="P97"/>
      <text:p text:style-name="P88">After accessing the menu item, the user is presented with the following interface dialog:<text:line-break/><office:annotation><dc:creator>Unknown Author</dc:creator><dc:date>2018-07-19T12:25:34.873310974</dc:date><text:p text:style-name="P99"><text:span text:style-name="T30">image</text:span></text:p><text:p text:style-name="P99"><text:span text:style-name="T30">images/help/main_page_numbering.png</text:span></text:p><text:p text:style-name="P99"><text:span text:style-name="T30">Main dialog</text:span></text:p></office:annotation></text:p>
      <text:p text:style-name="P89"/>
      <text:p text:style-name="P90"><text:span text:style-name="T27">Decor: Choose to either have simple numbering or surrounding text (e.g. -1-, [1]).<text:line-break/>Numbering Type: Choose from a number of different types such as Roman uppercase/lowercase numbering (i,ii... , I,II...), Arabic (1,2...) or Greek (α,β... , Α,Β...).<text:line-break/>Alignment: Define the alignment of numbering.<text:line-break/>Position: Choose the position or numbering (currently available options are Header and Footer)<text:line-break/>Font: Choose from the list of available system fonts</text:span></text:p>
      <text:list xml:id="list131854338584388" text:continue-list="list3400925085" text:style-name="hlp_5f_warnimg">
        <text:list-item>
          <text:p text:style-name="P96">Some of the system fonts were not made to be compatible with certain characters so you may face compatibility issues and empty page numbers (e.g. a font may not support Greek characters)</text:p>
        </text:list-item>
      </text:list>
      <text:p text:style-name="P91">Size: Define the font size<text:line-break/>First Page: The page where the numbering will begin from. </text:p>
      <text:list xml:id="list131853387970779" text:continue-list="list414714350" text:style-name="hlp_5f_tipimg">
        <text:list-item>
          <text:p text:style-name="P94">Choosing a page different that the first of the document (1) will create two ranges, <text:span text:style-name="T28">the first that will remain unnumbered and the second that will include numbers. This is the result of creating clone page styles in order to preserve previously created page styling customizations.</text:span> </text:p>
        </text:list-item>
      </text:list>
      <text:p text:style-name="P92">Page Offset: Define the offset(page number) of the first numbered page.</text:p>
      <text:list xml:id="list131853348890747" text:continue-numbering="true" text:style-name="hlp_5f_tipimg">
        <text:list-item>
          <text:p text:style-name="P95"><text:span text:style-name="T29">Defining page offset simulates the alteration of the according paragraph property, leting a user choosing different page numbering schemes accross the document (e.g. The first n pages are numbered using Roman uppercase while the rest use simple Arabic numbers).</text:span></text:p>
        </text:list-item>
      </text:list>
      <text:p text:style-name="hlp_5f_paragraph"><text:soft-page-break/></text:p>
      <text:p text:style-name="hlp_5f_paragraph"/>
      <text:p text:style-name="P98">node = <text:span text:style-name="T26">Page Numbering Addon</text:span></text:p>
      <text:p text:style-name="P98"><text:tab/>page = Page<text:span text:style-name="T26">0</text:span>1 = <text:span text:style-name="T26">Introduction</text:span></text:p>
      <text:p text:style-name="P98">/nod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 svg:font-family="Aria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l-449-2006-9-42-25-39-38-25-38-8-43 8-38 25-25 39-9 42-449 2006v13l-4 9 9 42 25 38 38 25 42 9h903l42-9 38-25 26-38 8-42v-9z"/>
    <draw:stroke-dash draw:name="Dashed_20__28_var_29__20_1" draw:display-name="Dashed (var) 1" draw:style="rect" draw:dots1="3" draw:dots1-length="0.0197in" draw:dots2="2" draw:dots2-length="0.0787in" draw:distance="0.0591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1pt" fo:language="el" fo:country="GR"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1pt" fo:language="el" fo:country="G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fo:margin-top="0in" fo:margin-bottom="0.0835in" loext:contextual-spacing="false"/>
    </style:style>
    <style:style style:name="Heading" style:family="paragraph" style:parent-style-name="Standard" style:next-style-name="Text_20_body" style:class="text" style:master-page-name="">
      <style:paragraph-properties fo:margin-top="0.1665in" fo:margin-bottom="0.0835in" loext:contextual-spacing="false" style:page-number="auto" fo:keep-with-next="always"/>
      <style:text-properties fo:color="#000080" style:font-name="Arial" fo:font-family="Arial" fo:font-size="16pt" fo:font-weight="bold"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Arial1" fo:font-family="Arial" style:font-style-name="Gras" style:font-family-generic="swiss" style:font-pitch="variable" fo:font-size="16pt" fo:font-weight="bold" style:font-name-asian="HG Mincho Light J" style:font-family-asian="'HG Mincho Light J'" style:font-pitch-asian="variable" style:font-size-asian="24pt" style:font-weight-asian="bold" style:font-name-complex="Arial Unicode MS" style:font-family-complex="'Arial Unicode MS'" style:font-pitch-complex="variable"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fo:margin-left="0.1965in" fo:margin-right="0in" fo:margin-top="0.0398in" fo:margin-bottom="0.0398in" loext:contextual-spacing="false" fo:text-align="start" style:justify-single-word="false" fo:text-indent="0in" style:auto-text-indent="false" style:page-number="auto"/>
      <style:text-properties style:font-name="Arial2" fo:font-family="Arial" style:font-style-name="Gras Italique" style:font-family-generic="swiss" style:font-pitch="variable" fo:font-size="14pt" fo:language="fr" fo:country="FR" fo:font-style="italic" fo:font-weight="bold" style:font-name-asian="HG Mincho Light J" style:font-family-asian="'HG Mincho Light J'" style:font-pitch-asian="variable" style:font-size-asian="18pt" style:font-weight-asian="bold" style:font-name-complex="Arial Unicode MS" style:font-family-complex="'Arial Unicode MS'" style:font-pitch-complex="variable"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fo:margin-left="0.3937in" fo:margin-right="0in" fo:margin-top="0.0398in" fo:margin-bottom="0.0398in" loext:contextual-spacing="false" fo:text-indent="0in"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loext:graphic-properties draw:fill="none" draw:fill-color="#cfe7f5"/>
      <style:paragraph-properties fo:margin-left="0.5902in" fo:margin-right="0in" fo:margin-top="0in" fo:margin-bottom="0.0398in" loext:contextual-spacing="false" fo:text-indent="0in" style:auto-text-indent="false" style:page-number="auto" fo:background-color="transparent" style:shadow="none"/>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loext:graphic-properties draw:fill="none" draw:fill-color="#cfe7f5"/>
      <style:paragraph-properties fo:margin-left="0.7874in" fo:margin-right="0in" fo:margin-top="0in" fo:margin-bottom="0in" loext:contextual-spacing="false" fo:text-indent="0in" style:auto-text-indent="false" style:page-number="auto" fo:background-color="transparent">
        <style:tab-stops/>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loext:graphic-properties draw:fill="none" draw:fill-color="#cfe7f5"/>
      <style:paragraph-properties fo:margin-left="0.9839in" fo:margin-right="0in" fo:margin-top="0in" fo:margin-bottom="0in" loext:contextual-spacing="false" fo:text-indent="0in" style:auto-text-indent="false" style:page-number="auto" fo:background-color="transparent">
        <style:tab-stops/>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margin-left="0.3154in" fo:margin-right="0in" fo:margin-top="0in" fo:margin-bottom="0in" loext:contextual-spacing="false" fo:text-indent="0in"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fo:font-family="'Times New Roman'"/>
    </style:style>
    <style:style style:name="List_20_5_20_End" style:display-name="List 5 End" style:family="paragraph" style:parent-style-name="List" style:class="list">
      <style:paragraph-properties fo:margin-left="0.9839in" fo:margin-right="0in" fo:margin-top="0in" fo:margin-bottom="0.1665in" loext:contextual-spacing="false" fo:text-indent="-0.1965in" style:auto-text-indent="false"/>
    </style:style>
    <style:style style:name="List_20_5" style:display-name="List 5" style:family="paragraph" style:parent-style-name="List" style:class="list">
      <style:paragraph-properties fo:margin-left="1.25in" fo:margin-right="0in" fo:margin-top="0in" fo:margin-bottom="0.0835in" loext:contextual-spacing="false" fo:text-indent="-0.25in" style:auto-text-indent="false"/>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loext:contextual-spacing="false" text:number-lines="false" text:line-number="0"/>
      <style:text-properties style:font-name="Times New Roman1" fo:font-family="'Times New Roman'"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fo:font-family="'Times New Roman'"/>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in" fo:margin-right="0in" fo:margin-top="0.0783in" fo:margin-bottom="0in" loext:contextual-spacing="false" fo:text-indent="0in" style:auto-text-indent="false" style:page-number="auto">
        <style:tab-stops>
          <style:tab-stop style:position="6.6925in" style:type="right" style:leader-style="dotted" style:leader-text="."/>
        </style:tab-stops>
      </style:paragraph-properties>
      <style:text-properties style:font-name="Arial3" fo:font-family="Arial" style:font-style-name="Normal" style:font-family-generic="swiss" style:font-pitch="variable" fo:font-size="12pt"/>
    </style:style>
    <style:style style:name="Contents_20_2" style:display-name="Contents 2" style:family="paragraph" style:parent-style-name="Index" style:class="index">
      <style:paragraph-properties fo:margin-left="0.1965in" fo:margin-right="0in" fo:margin-top="0.0398in" fo:margin-bottom="0in" loext:contextual-spacing="false" fo:text-indent="0in" style:auto-text-indent="false">
        <style:tab-stops>
          <style:tab-stop style:position="6.4957in"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fo:margin-left="0.3929in" fo:margin-right="0in" fo:margin-top="0.0193in" fo:margin-bottom="0.0193in" loext:contextual-spacing="false" fo:text-indent="0in" style:auto-text-indent="false">
        <style:tab-stops>
          <style:tab-stop style:position="6.2992in" style:type="right" style:leader-style="dotted" style:leader-text="."/>
        </style:tab-stops>
      </style:paragraph-properties>
      <style:text-properties style:font-name="Times New Roman2" fo:font-family="'Times New Roman'" style:font-style-name="Normal" style:font-family-generic="roman" style:font-pitch="variable" fo:font-size="10.5pt" fo:font-weight="normal"/>
    </style:style>
    <style:style style:name="Contents_20_4" style:display-name="Contents 4" style:family="paragraph" style:parent-style-name="Index" style:class="index">
      <style:paragraph-properties fo:margin-left="0.5898in" fo:margin-right="0in" fo:margin-top="0.0193in" fo:margin-bottom="0.0193in" loext:contextual-spacing="false" fo:text-indent="0in" style:auto-text-indent="false">
        <style:tab-stops>
          <style:tab-stop style:position="6.1028in"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fo:margin-left="0.7862in" fo:margin-right="0in" fo:margin-top="0in" fo:margin-bottom="0in" loext:contextual-spacing="false" fo:text-indent="0in" style:auto-text-indent="false">
        <style:tab-stops>
          <style:tab-stop style:position="5.9063in"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fo:margin-left="0in" fo:margin-right="0in" fo:margin-top="0.0972in" fo:margin-bottom="0.0972in" loext:contextual-spacing="false" fo:text-indent="0in" style:auto-text-indent="false" style:page-number="auto"/>
    </style:style>
    <style:style style:name="Corps_20_de_20_texte.TextInTable" style:display-name="Corps de texte.TextInTable" style:family="paragraph" style:parent-style-name="Table_20_Contents">
      <style:paragraph-properties fo:margin-left="0in" fo:margin-right="0in" fo:margin-top="0in" fo:margin-bottom="0in" loext:contextual-spacing="false" fo:text-indent="0in" style:auto-text-indent="false"/>
      <style:text-properties fo:color="#000000"/>
    </style:style>
    <style:style style:name="ligneMacro" style:family="paragraph" style:parent-style-name="Standard">
      <loext:graphic-properties draw:fill="solid" draw:fill-color="#e6e6ff" draw:opacity="100%"/>
      <style:paragraph-properties fo:background-color="#e6e6ff"/>
      <style:text-properties style:font-name="Courier New" fo:font-family="'Courier New'" style:font-style-name="Normal" style:font-family-generic="modern" style:font-pitch="fixed" fo:font-size="10pt"/>
    </style:style>
    <style:style style:name="UneEvolution" style:family="paragraph" style:parent-style-name="Text_20_body">
      <style:paragraph-properties>
        <style:tab-stops>
          <style:tab-stop style:position="0.7874in" style:leader-style="dotted" style:leader-text="."/>
        </style:tab-stops>
      </style:paragraph-properties>
    </style:style>
    <style:style style:name="TitreDoc" style:family="paragraph" style:parent-style-name="Standard" style:next-style-name="Standard">
      <loext:graphic-properties draw:fill="none" draw:fill-color="#cfe7f5"/>
      <style:paragraph-properties fo:margin-left="0.3937in" fo:margin-right="0.3937in" fo:margin-top="0.3937in" fo:margin-bottom="0.1965in" loext:contextual-spacing="false" fo:line-height="150%" fo:text-align="center" style:justify-single-word="false" fo:text-indent="0in" style:auto-text-indent="false" fo:background-color="transparent">
        <style:tab-stops/>
      </style:paragraph-properties>
      <style:text-properties fo:color="#000080" style:font-name="Arial3" fo:font-family="Arial" style:font-style-name="Normal" style:font-family-generic="swiss" style:font-pitch="variable" fo:font-size="28pt"/>
    </style:style>
    <style:style style:name="SousTitreDoc" style:family="paragraph" style:parent-style-name="TitreDoc">
      <style:paragraph-properties fo:margin-left="0.7874in" fo:margin-right="0.7874in" fo:margin-top="0.7874in" fo:margin-bottom="0.7874in" loext:contextual-spacing="false" fo:text-align="center" style:justify-single-word="false" fo:text-indent="0in" style:auto-text-indent="false"/>
      <style:text-properties style:font-name="Arial3" fo:font-family="Arial" style:font-style-name="Normal" style:font-family-generic="swiss" style:font-pitch="variable" fo:font-size="16pt"/>
    </style:style>
    <style:style style:name="licenseText" style:family="paragraph" style:parent-style-name="Standard" style:master-page-name="">
      <loext:graphic-properties draw:fill="solid" draw:fill-color="#e6e6e6" draw:opacity="100%"/>
      <style:paragraph-properties fo:margin-left="0.5902in" fo:margin-right="0.5902in" fo:margin-top="0in" fo:margin-bottom="0in" loext:contextual-spacing="false" fo:text-indent="0in" style:auto-text-indent="false" style:page-number="auto" fo:background-color="#e6e6e6" style:shadow="none" fo:keep-with-next="auto">
        <style:tab-stops/>
      </style:paragraph-properties>
      <style:text-properties style:use-window-font-color="true" style:font-name="Bitstream Vera Sans" fo:font-family="'Bitstream Vera Sans'" style:font-style-name="Roman" style:font-family-generic="swiss" style:font-pitch="variable" fo:font-size="8pt" fo:language="zxx" fo:country="none"/>
    </style:style>
    <style:style style:name="tooltipText" style:family="paragraph" style:parent-style-name="Standard" style:class="text">
      <loext:graphic-properties draw:fill="solid" draw:fill-color="#ffffcc" draw:opacity="100%"/>
      <style:paragraph-properties fo:margin-left="0.5902in" fo:margin-right="0.5902in" fo:margin-top="0in" fo:margin-bottom="0in" loext:contextual-spacing="false" fo:text-indent="0in" style:auto-text-indent="false" fo:background-color="#ffffcc"/>
      <style:text-properties style:use-window-font-color="true" style:font-name="Bitstream Vera Sans" fo:font-family="'Bitstream Vera Sans'" style:font-style-name="Roman" style:font-family-generic="swiss" style:font-pitch="variable" fo:font-size="8pt"/>
    </style:style>
    <style:style style:name="tooltipLang" style:family="paragraph" style:parent-style-name="licenseLang" style:next-style-name="tooltipText" style:master-page-name="">
      <loext:graphic-properties draw:fill="none" draw:fill-color="#cfe7f5"/>
      <style:paragraph-properties fo:margin-left="0.5902in" fo:margin-right="0.5902in" fo:margin-top="0.1965in" fo:margin-bottom="0.0783in" loext:contextual-spacing="false" fo:orphans="2" fo:text-indent="0.3937in" style:auto-text-indent="false" style:page-number="auto" fo:break-before="auto" fo:break-after="auto" fo:background-color="transparent" fo:padding="0in" fo:border-left="none" fo:border-right="none" fo:border-top="none" fo:border-bottom="0.51pt solid #800000" style:shadow="none">
        <style:tab-stops/>
      </style:paragraph-properties>
      <style:text-properties fo:color="#800000" style:font-name="Arial3" fo:font-family="Arial" style:font-style-name="Normal" style:font-family-generic="swiss" style:font-pitch="variable" fo:font-size="11pt" fo:language="zxx" fo:country="none"/>
    </style:style>
    <style:style style:name="licenseLang" style:family="paragraph" style:parent-style-name="Standard" style:next-style-name="licenseText" style:master-page-name="">
      <loext:graphic-properties draw:fill="none" draw:fill-color="#cfe7f5"/>
      <style:paragraph-properties fo:margin-left="0.5902in" fo:margin-right="0.5902in" fo:margin-top="0.0783in" fo:margin-bottom="0.0783in" loext:contextual-spacing="false" fo:orphans="2" fo:text-indent="0.3937in" style:auto-text-indent="false" style:page-number="auto" fo:break-before="page" fo:background-color="transparent" fo:padding="0in" fo:border-left="none" fo:border-right="none" fo:border-top="none" fo:border-bottom="0.51pt solid #800000" style:shadow="none">
        <style:tab-stops/>
      </style:paragraph-properties>
      <style:text-properties fo:color="#800000" style:font-name="Arial3" fo:font-family="Arial" style:font-style-name="Normal" style:font-family-generic="swiss" style:font-pitch="variable" fo:font-size="11pt" fo:language="zxx" fo:country="none" fo:font-weight="normal"/>
    </style:style>
    <style:style style:name="Contents_20_6" style:display-name="Contents 6" style:family="paragraph" style:parent-style-name="Index" style:class="index">
      <style:paragraph-properties fo:margin-left="0.7874in" fo:margin-right="0in" fo:margin-top="0in" fo:margin-bottom="0in" loext:contextual-spacing="false" fo:text-indent="0in" style:auto-text-indent="false">
        <style:tab-stops>
          <style:tab-stop style:position="5.9425in"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fo:margin-left="0.7874in" fo:margin-right="0in" fo:margin-top="0in" fo:margin-bottom="0in" loext:contextual-spacing="false" fo:text-indent="0in" style:auto-text-indent="false">
        <style:tab-stops>
          <style:tab-stop style:position="5.7457in"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fo:margin-left="1.3756in" fo:margin-right="0in" fo:margin-top="0in" fo:margin-bottom="0in" loext:contextual-spacing="false"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margin-top="0in" fo:margin-bottom="0in" loext:contextual-spacing="false"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margin-top="0in" fo:margin-bottom="0in" loext:contextual-spacing="false" fo:text-indent="0in" style:auto-text-indent="false">
        <style:tab-stops>
          <style:tab-stop style:position="5.1563in" style:type="right" style:leader-style="dotted" style:leader-text="."/>
        </style:tab-stops>
      </style:paragraph-properties>
    </style:style>
    <style:style style:name="helpLang" style:family="paragraph" style:parent-style-name="Standard" style:next-style-name="hlp_5f_page" style:master-page-name="">
      <loext:graphic-properties draw:fill="none" draw:fill-color="#cfe7f5"/>
      <style:paragraph-properties fo:margin-left="0in" fo:margin-right="0in" fo:margin-top="0in" fo:margin-bottom="0.1965in" loext:contextual-spacing="false" fo:text-indent="0.3937in" style:auto-text-indent="false" style:page-number="auto" fo:break-before="page" fo:background-color="transparent" fo:padding="0.0591in" fo:border-left="none" fo:border-right="none" fo:border-top="none" fo:border-bottom="0.51pt solid #800000" style:shadow="none"/>
      <style:text-properties fo:color="#800000" style:font-name="Arial3" fo:font-family="Arial" style:font-style-name="Normal" style:font-family-generic="swiss" style:font-pitch="variable" fo:font-size="11pt" fo:font-weight="normal"/>
    </style:style>
    <style:style style:name="hlp_5f_paragraph" style:display-name="hlp_paragraph" style:family="paragraph" style:master-page-name="">
      <loext:graphic-properties draw:fill="none" draw:fill-color="#cfe7f5"/>
      <style:paragraph-properties fo:margin-top="0.0193in" fo:margin-bottom="0.0193in" loext:contextual-spacing="false" fo:line-height="100%" style:page-number="auto" fo:background-color="transparent" fo:padding="0in" fo:border="none" style:shadow="none" text:number-lines="true" text:line-number="0" style:join-border="false"/>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page" style:display-name="hlp_page" style:family="paragraph" style:next-style-name="hlp_5f_tag" style:list-style-name="" style:master-page-name="">
      <loext:graphic-properties draw:fill="solid" draw:fill-color="#ccffff" draw:opacity="100%"/>
      <style:paragraph-properties fo:margin-top="0.3937in" fo:margin-bottom="0.0783in" loext:contextual-spacing="false" fo:line-height="100%" fo:text-align="center" style:justify-single-word="false" style:page-number="auto" fo:background-color="#ccffff" fo:padding="0.0398in" fo:border-left="none" fo:border-right="2.49pt solid #000080" fo:border-top="2.49pt solid #000080" fo:border-bottom="none" style:shadow="none" style:join-border="false"/>
      <style:text-properties style:use-window-font-color="true" style:font-name="Bitstream Vera Sans Mono" fo:font-family="'Bitstream Vera Sans Mono'" style:font-style-name="Roman" style:font-family-generic="modern" style:font-pitch="fixed" fo:font-size="11pt" fo:language="zxx" fo:country="none" style:text-underline-style="none" fo:font-weight="bold" fo:background-color="transparent"/>
    </style:style>
    <style:style style:name="hlp_5f_code" style:display-name="hlp_code" style:family="paragraph" style:list-style-name="" style:master-page-name="">
      <loext:graphic-properties draw:fill="none" draw:fill-color="#cfe7f5"/>
      <style:paragraph-properties fo:margin-top="0.0161in" fo:margin-bottom="0.0161in" loext:contextual-spacing="false" fo:line-height="100%" fo:text-align="start" style:justify-single-word="false" style:page-number="auto" fo:background-color="transparent" fo:padding="0in" fo:border="none" style:shadow="none" style:join-border="false"/>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loext:graphic-properties draw:fill="none" draw:fill-color="#cfe7f5"/>
      <style:paragraph-properties fo:margin-top="0.1654in" fo:margin-bottom="0.0634in" loext:contextual-spacing="false" fo:line-height="100%" fo:text-align="start" style:justify-single-word="false" style:page-number="auto" fo:background-color="transparent" fo:padding="0.0634in" fo:border-left="none" fo:border-right="none" fo:border-top="none" fo:border-bottom="0.06pt solid #000000" style:shadow="none" fo:keep-with-next="auto" text:number-lines="true" text:line-number="0" style:join-border="false">
        <style:tab-stops/>
      </style:paragraph-properties>
      <style:text-properties style:use-window-font-color="true" style:font-name="Bitstream Vera Sans1" fo:font-family="'Bitstream Vera Sans'" style:font-style-name="Bold" style:font-family-generic="swiss" style:font-pitch="variable"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loext:graphic-properties draw:fill="none" draw:fill-color="#cfe7f5"/>
      <style:paragraph-properties fo:margin-top="0.1654in" fo:margin-bottom="0.0709in" loext:contextual-spacing="false" fo:line-height="100%" fo:text-align="start" style:justify-single-word="false" style:page-number="auto" fo:background-color="transparent" fo:padding="0in"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loext:graphic-properties draw:fill="none" draw:fill-color="#cfe7f5"/>
      <style:paragraph-properties fo:margin-top="0.1654in" fo:margin-bottom="0.0709in" loext:contextual-spacing="false" fo:line-height="100%" fo:text-align="start" style:justify-single-word="false" style:page-number="auto" fo:background-color="transparent" fo:padding="0in"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loext:graphic-properties draw:fill="none" draw:fill-color="#cfe7f5"/>
      <style:paragraph-properties fo:margin-top="0.1654in" fo:margin-bottom="0.0709in" loext:contextual-spacing="false" fo:line-height="100%" fo:text-align="start" style:justify-single-word="false" style:page-number="auto" fo:background-color="transparent" fo:padding="0in"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loext:graphic-properties draw:fill="none" draw:fill-color="#cfe7f5"/>
      <style:paragraph-properties fo:margin-top="0.1654in" fo:margin-bottom="0.0709in" loext:contextual-spacing="false" fo:line-height="100%" fo:text-align="start" style:justify-single-word="false" style:page-number="auto" fo:background-color="transparent" fo:padding="0in"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example" style:display-name="hlp_example" style:family="paragraph" style:list-style-name="" style:master-page-name="">
      <loext:graphic-properties draw:fill="none" draw:fill-color="#cfe7f5"/>
      <style:paragraph-properties fo:margin-top="0.0161in" fo:margin-bottom="0.0161in" loext:contextual-spacing="false" fo:line-height="100%" fo:text-align="start" style:justify-single-word="false" style:page-number="auto" fo:background-color="transparent" fo:padding="0in" fo:border="none" style:shadow="none" fo:keep-with-next="auto" style:join-border="false">
        <style:tab-stops/>
      </style:paragraph-properties>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loext:graphic-properties draw:fill="none" draw:fill-color="#cfe7f5"/>
      <style:paragraph-properties fo:margin-top="0.1654in" fo:margin-bottom="0.0709in" loext:contextual-spacing="false" fo:line-height="100%" fo:text-align="start" style:justify-single-word="false" style:page-number="auto" fo:background-color="transparent" fo:padding="0in"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loext:graphic-properties draw:fill="solid" draw:fill-color="#ccffff" draw:opacity="100%"/>
      <style:paragraph-properties fo:margin-left="0in" fo:margin-right="0in" fo:margin-top="0.1965in" fo:margin-bottom="0.0398in" loext:contextual-spacing="false" fo:line-height="100%" fo:text-align="start" style:justify-single-word="false" fo:text-indent="0in" style:auto-text-indent="false" style:page-number="auto" fo:background-color="#ccffff" fo:padding="0in"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loext:graphic-properties draw:fill="none" draw:fill-color="#cfe7f5"/>
      <style:paragraph-properties fo:margin-left="0in" fo:margin-right="0in" fo:margin-top="0.0783in" fo:margin-bottom="0.0783in" loext:contextual-spacing="false" fo:line-height="100%" fo:text-align="start" style:justify-single-word="false" fo:text-indent="0in" style:auto-text-indent="false" style:page-number="auto" fo:background-color="transparent" fo:padding="0in"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loext:graphic-properties draw:fill="none" draw:fill-color="#cfe7f5"/>
      <style:paragraph-properties fo:margin-left="0in" fo:margin-right="0in" fo:margin-top="0.0783in" fo:margin-bottom="0.0783in" loext:contextual-spacing="false" fo:line-height="100%" fo:text-align="start" style:justify-single-word="false" fo:text-indent="0in" style:auto-text-indent="false" style:page-number="auto" fo:background-color="transparent" fo:padding="0in"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loext:graphic-properties draw:fill="none" draw:fill-color="#cfe7f5"/>
      <style:paragraph-properties fo:margin-left="0in" fo:margin-right="0in" fo:margin-top="0.0783in" fo:margin-bottom="0.0783in" loext:contextual-spacing="false" fo:line-height="100%" fo:text-align="start" style:justify-single-word="false" fo:keep-together="always" fo:text-indent="0in" style:auto-text-indent="false" style:page-number="auto" fo:background-color="transparent" fo:padding="0in" fo:border="none" style:shadow="none" fo:keep-with-next="always"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nbr" style:display-name="hlp_list_nbr" style:family="paragraph" style:list-style-name="hlp_5f_list_5f_nbr" style:master-page-name="">
      <loext:graphic-properties draw:fill="none" draw:fill-color="#cfe7f5"/>
      <style:paragraph-properties fo:margin-left="0in" fo:margin-right="0in" fo:margin-top="0.0193in" fo:margin-bottom="0.0193in" loext:contextual-spacing="false" fo:line-height="100%" fo:text-align="start" style:justify-single-word="false" fo:keep-together="auto" fo:text-indent="0in" style:auto-text-indent="false" style:page-number="auto" fo:background-color="transparent" fo:padding="0in"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dot" style:display-name="hlp_list_dot" style:family="paragraph" style:list-style-name="hlp_5f_list_5f_dot" style:master-page-name="">
      <loext:graphic-properties draw:fill="none" draw:fill-color="#cfe7f5"/>
      <style:paragraph-properties fo:margin-left="0in" fo:margin-right="0in" fo:margin-top="0.0193in" fo:margin-bottom="0.0193in" loext:contextual-spacing="false" fo:line-height="100%" fo:text-align="start" style:justify-single-word="false" fo:keep-together="auto" fo:text-indent="0in" style:auto-text-indent="false" style:page-number="auto" fo:background-color="transparent" fo:padding="0in"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fo:margin-top="0.1654in" fo:margin-bottom="0.0193in" loext:contextual-spacing="false" style:page-number="auto" fo:padding="0.0193in" fo:border-left="none" fo:border-right="none" fo:border-top="0.51pt solid #800080" fo:border-bottom="none" style:shadow="none"/>
      <style:text-properties fo:color="#800080" style:font-name="Bitstream Vera Sans1" fo:font-family="'Bitstream Vera Sans'" style:font-style-name="Bold" style:font-family-generic="swiss" style:font-pitch="variable" fo:font-size="10pt" fo:language="zxx" fo:country="none" fo:font-weight="bold"/>
    </style:style>
    <style:style style:name="hlp_5f_tree" style:display-name="hlp_tree" style:family="paragraph" style:master-page-name="">
      <loext:graphic-properties draw:fill="solid" draw:fill-color="#83caff" draw:opacity="100%"/>
      <style:paragraph-properties fo:margin-top="0.0398in" fo:margin-bottom="0.0398in" loext:contextual-spacing="false" fo:keep-together="auto" style:page-number="auto" fo:break-before="auto" fo:break-after="auto" fo:background-color="#83caff" fo:padding="0.0398in" fo:border-left="none" fo:border-right="none" fo:border-top="2.49pt solid #000080" fo:border-bottom="2.49pt solid #000080" style:shadow="none" fo:keep-with-next="always">
        <style:tab-stops>
          <style:tab-stop style:position="0.3937in"/>
          <style:tab-stop style:position="0.7874in"/>
          <style:tab-stop style:position="1.1811in"/>
          <style:tab-stop style:position="1.5752in"/>
          <style:tab-stop style:position="1.9689in"/>
          <style:tab-stop style:position="2.3626in"/>
          <style:tab-stop style:position="2.7563in"/>
        </style:tab-stops>
      </style:paragraph-properties>
      <style:text-properties style:font-name="Bitstream Vera Sans" fo:font-family="'Bitstream Vera Sans'" style:font-style-name="Roman" style:font-family-generic="swiss" style:font-pitch="variable"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Teletype"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InstructionMacro" style:family="text" style:parent-style-name="Emphasis">
      <style:text-properties style:font-name="Courier New" fo:font-family="'Courier New'" style:font-style-name="Normal" style:font-family-generic="modern" style:font-pitch="fixed"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Bullet_20_Symbols_20__28_user_29_" style:display-name="Bullet Symbols (user)" style:family="text"/>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0783in"/>
      </text:outline-level-style>
      <text:outline-level-style text:level="5" style:num-format="">
        <style:list-level-properties text:min-label-distance="0.0398in"/>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hlp_5f_noteimg" style:display-name="hlp_noteimg">
      <text:list-level-style-image text:level="1"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2"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3"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4"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5"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6"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7"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8"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9"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10"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style>
    <text:list-style style:name="hlp_5f_tipimg" style:display-name="hlp_tipimg">
      <text:list-level-style-image text:level="1"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2"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3"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4"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5"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6"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7"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8"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9"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10"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style>
    <text:list-style style:name="hlp_5f_warnimg" style:display-name="hlp_warnimg">
      <text:list-level-style-image text:level="1"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2"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3"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4"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5"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6"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7"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8"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9"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10"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style>
    <text:list-style style:name="hlp_5f_list_5f_dot" style:display-name="hlp_list_dot">
      <text:list-level-style-bullet text:level="1" text:style-name="Bullet_20_Symbols" text:bullet-char="•">
        <style:list-level-properties text:space-before="0.25in" text:min-label-width="0.1965in"/>
        <style:text-properties style:font-name="StarSymbol"/>
      </text:list-level-style-bullet>
      <text:list-level-style-bullet text:level="2" text:style-name="Bullet_20_Symbols" text:bullet-char="•">
        <style:list-level-properties text:space-before="0.5in" text:min-label-width="0.1965in"/>
        <style:text-properties style:font-name="StarSymbol"/>
      </text:list-level-style-bullet>
      <text:list-level-style-bullet text:level="3" text:style-name="Bullet_20_Symbols" text:bullet-char="•">
        <style:list-level-properties text:space-before="0.75in" text:min-label-width="0.1965in"/>
        <style:text-properties style:font-name="StarSymbol"/>
      </text:list-level-style-bullet>
      <text:list-level-style-bullet text:level="4" text:style-name="Bullet_20_Symbols" text:bullet-char="•">
        <style:list-level-properties text:space-before="1in" text:min-label-width="0.1965in"/>
        <style:text-properties style:font-name="StarSymbol"/>
      </text:list-level-style-bullet>
      <text:list-level-style-bullet text:level="5" text:style-name="Bullet_20_Symbols" text:bullet-char="•">
        <style:list-level-properties text:space-before="1.25in" text:min-label-width="0.1965in"/>
        <style:text-properties style:font-name="StarSymbol"/>
      </text:list-level-style-bullet>
      <text:list-level-style-bullet text:level="6" text:style-name="Bullet_20_Symbols" text:bullet-char="•">
        <style:list-level-properties text:space-before="1.5in" text:min-label-width="0.1965in"/>
        <style:text-properties style:font-name="StarSymbol"/>
      </text:list-level-style-bullet>
      <text:list-level-style-bullet text:level="7" text:style-name="Bullet_20_Symbols" text:bullet-char="•">
        <style:list-level-properties text:space-before="1.75in" text:min-label-width="0.1965in"/>
        <style:text-properties style:font-name="StarSymbol"/>
      </text:list-level-style-bullet>
      <text:list-level-style-bullet text:level="8" text:style-name="Bullet_20_Symbols" text:bullet-char="•">
        <style:list-level-properties text:space-before="2in" text:min-label-width="0.1965in"/>
        <style:text-properties style:font-name="StarSymbol"/>
      </text:list-level-style-bullet>
      <text:list-level-style-bullet text:level="9" text:style-name="Bullet_20_Symbols" text:bullet-char="•">
        <style:list-level-properties text:space-before="2.25in" text:min-label-width="0.1965in"/>
        <style:text-properties style:font-name="StarSymbol"/>
      </text:list-level-style-bullet>
      <text:list-level-style-bullet text:level="10" text:style-name="Bullet_20_Symbols" text:bullet-char="•">
        <style:list-level-properties text:space-before="2.5in" text:min-label-width="0.1965in"/>
        <style:text-properties style:font-name="StarSymbol"/>
      </text:list-level-style-bullet>
    </text:list-style>
    <text:list-style style:name="hlp_5f_list_5f_nbr" style:display-name="hlp_list_nbr">
      <text:list-level-style-number text:level="1" style:num-suffix="." style:num-format="1">
        <style:list-level-properties text:space-before="0.25in" text:min-label-width="0.1965in"/>
      </text:list-level-style-number>
      <text:list-level-style-number text:level="2" style:num-suffix="." style:num-format="1">
        <style:list-level-properties text:space-before="0.5in" text:min-label-width="0.1965in"/>
      </text:list-level-style-number>
      <text:list-level-style-number text:level="3" style:num-suffix="." style:num-format="1">
        <style:list-level-properties text:space-before="0.75in" text:min-label-width="0.1965in"/>
      </text:list-level-style-number>
      <text:list-level-style-number text:level="4" style:num-suffix="." style:num-format="1">
        <style:list-level-properties text:space-before="1in" text:min-label-width="0.1965in"/>
      </text:list-level-style-number>
      <text:list-level-style-number text:level="5" style:num-suffix="." style:num-format="1">
        <style:list-level-properties text:space-before="1.25in" text:min-label-width="0.1965in"/>
      </text:list-level-style-number>
      <text:list-level-style-number text:level="6" style:num-suffix="." style:num-format="1">
        <style:list-level-properties text:space-before="1.5in" text:min-label-width="0.1965in"/>
      </text:list-level-style-number>
      <text:list-level-style-number text:level="7" style:num-suffix="." style:num-format="1">
        <style:list-level-properties text:space-before="1.75in" text:min-label-width="0.1965in"/>
      </text:list-level-style-number>
      <text:list-level-style-number text:level="8" style:num-suffix="." style:num-format="1">
        <style:list-level-properties text:space-before="2in" text:min-label-width="0.1965in"/>
      </text:list-level-style-number>
      <text:list-level-style-number text:level="9" style:num-suffix="." style:num-format="1">
        <style:list-level-properties text:space-before="2.25in" text:min-label-width="0.1965in"/>
      </text:list-level-style-number>
      <text:list-level-style-number text:level="10" style:num-suffix="." style:num-format="1">
        <style:list-level-properties text:space-before="2.5in" text:min-label-width="0.1965in"/>
      </text:list-level-style-number>
    </text:list-style>
    <text:list-style style:name="hlp_5f_tag" style:display-name="hlp_tag">
      <text:list-level-style-bullet text:level="1" text:style-name="Bullet_20_Symbols" text:bullet-char="➔">
        <style:list-level-properties text:space-before="0.25in"/>
        <style:text-properties style:font-name="StarSymbol"/>
      </text:list-level-style-bullet>
      <text:list-level-style-bullet text:level="2" text:style-name="Bullet_20_Symbols" text:bullet-char="➔">
        <style:list-level-properties text:space-before="0.5in"/>
        <style:text-properties style:font-name="StarSymbol"/>
      </text:list-level-style-bullet>
      <text:list-level-style-bullet text:level="3" text:style-name="Bullet_20_Symbols" text:bullet-char="➔">
        <style:list-level-properties text:space-before="0.75in"/>
        <style:text-properties style:font-name="StarSymbol"/>
      </text:list-level-style-bullet>
      <text:list-level-style-bullet text:level="4" text:style-name="Bullet_20_Symbols" text:bullet-char="➔">
        <style:list-level-properties text:space-before="1in"/>
        <style:text-properties style:font-name="StarSymbol"/>
      </text:list-level-style-bullet>
      <text:list-level-style-bullet text:level="5" text:style-name="Bullet_20_Symbols" text:bullet-char="➔">
        <style:list-level-properties text:space-before="1.25in"/>
        <style:text-properties style:font-name="StarSymbol"/>
      </text:list-level-style-bullet>
      <text:list-level-style-bullet text:level="6" text:style-name="Bullet_20_Symbols" text:bullet-char="➔">
        <style:list-level-properties text:space-before="1.5in"/>
        <style:text-properties style:font-name="StarSymbol"/>
      </text:list-level-style-bullet>
      <text:list-level-style-bullet text:level="7" text:style-name="Bullet_20_Symbols" text:bullet-char="➔">
        <style:list-level-properties text:space-before="1.75in"/>
        <style:text-properties style:font-name="StarSymbol"/>
      </text:list-level-style-bullet>
      <text:list-level-style-bullet text:level="8" text:style-name="Bullet_20_Symbols" text:bullet-char="➔">
        <style:list-level-properties text:space-before="2in"/>
        <style:text-properties style:font-name="StarSymbol"/>
      </text:list-level-style-bullet>
      <text:list-level-style-bullet text:level="9" text:style-name="Bullet_20_Symbols" text:bullet-char="➔">
        <style:list-level-properties text:space-before="2.25in"/>
        <style:text-properties style:font-name="StarSymbol"/>
      </text:list-level-style-bullet>
      <text:list-level-style-bullet text:level="10" text:style-name="Bullet_20_Symbols" text:bullet-char="➔">
        <style:list-level-properties text:space-before="2.5in"/>
        <style:text-properties style:font-name="StarSymbol"/>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start" style:justify-single-word="false">
        <style:tab-stops>
          <style:tab-stop style:position="3.9272in"/>
          <style:tab-stop style:position="6.6925in"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8.5in" fo:page-height="11in" style:num-format="1" style:print-orientation="portrait" fo:margin-top="0.6299in" fo:margin-bottom="0.6299in" fo:margin-left="0.6299in" fo:margin-right="0.6299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6299in" fo:margin-bottom="0.6299in" fo:margin-left="0.6299in" fo:margin-right="0.6299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layout-properties fo:page-width="8.5in" fo:page-height="11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style:page-layout style:name="Mpm5">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1965in" fo:margin-left="0in" fo:margin-right="0in" fo:margin-top="0in"/>
      </style:footer-style>
    </style:page-layout>
  </office:automatic-styles>
  <office:master-styles>
    <style:master-page style:name="Standard" style:page-layout-name="Mpm1">
      <style:header>
        <text:p text:style-name="MP1">Extension Compiler version <text:reference-ref text:reference-format="text" text:ref-name="ExtCompVersion">2.1.2</text:reference-ref><text:tab/>Extension : <text:file-name text:display="name">PageNumberingAddonPython</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90</text:page-number>/<text:page-count>90</text:page-count></text:p>
      </style:footer>
    </style:master-page>
    <style:master-page style:name="First_20_Page" style:display-name="First Page" style:page-layout-name="Mpm2" style:next-style-name="Standard"/>
    <style:master-page style:name="HTML" style:page-layout-name="Mpm3"/>
    <style:master-page style:name="Endnote" style:page-layout-name="Mpm4"/>
    <style:master-page style:name="PageNumbering-Start_28_1.0_29_-Index_3a_0" style:hidden="true" style:display-name="PageNumbering-Start(1.0)-Index:0" style:page-layout-name="Mpm5">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7.2$Linux_X86_64 LibreOffice_project/40m0$Build-2</meta:generator>
    <dc:subject>  </dc:subject>
    <meta:creation-date>2018-06-14T17:14:34.179518902</meta:creation-date>
    <dc:language>en-US</dc:language>
    <meta:editing-cycles>1</meta:editing-cycles>
    <meta:editing-duration>P0D</meta:editing-duration>
    <meta:document-statistic meta:table-count="4" meta:image-count="4" meta:object-count="0" meta:page-count="90" meta:paragraph-count="2868" meta:word-count="39623" meta:character-count="261571" meta:non-whitespace-character-count="220694"/>
    <meta:user-defined meta:name="Info 1"/>
    <meta:user-defined meta:name="Info 2"/>
    <meta:user-defined meta:name="Info 3"/>
    <meta:user-defined meta:name="Info 4"/>
    <meta:user-defined meta:name="NumberingStyleIndex" meta:value-type="float">0</meta:user-defined>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Dim s2 As String
Const helpStart = "vnd.sun.star.help://"

hsl = Len(helpStart)
allDocs = StarDesktop.Components
enuDocs = allDocs.createEnumeration
Do While enuDocs.hasMoreElements
  aDoc = enuDocs.nextElement
  if HasUnoInterfaces(aDoc, "com.sun.star.frame.XStorable")  then
    helpAddr = aDoc.getLocation()
    if Left(helpAddr, hsl) = helpStart  then ' this is a help window
      ' a page found from Index or Full Search has %2F instead of / characters
      helpAddr = join(split(helpAddr, "%2F"), "/") ' replace with /
      x1 = InStr(hsl +1, helpAddr, "/", 0) ' position of first subdivision
      x2 = InStr(x1 +1, helpAddr, "?", 0)  ' position of URL arguments
      if x1 * x2 &gt; 0  then
        helpAddr = Mid(helpAddr, x1 +1, x2 -x1 -1)
        if LCase(Right(helpAddr, 4)) = ".xhp"  then
          InputBox("Copy this URL to the clipboard, then paste it in the comment", "Help page address", helpAddr)
          Exit Sub
        else
          MsgBox("The displayed help page is not suitable." &amp; chr(13) &amp; _
            "It may be a blank page or a help page of an extension.", 48, "Help page address")
          Exit Sub
        end if
      else
      	MsgBox("Unexpected URL format" &amp; chr(13) &amp; helpAddr, 16, "Help page address")
      end if
    end if
  end if
Loop
MsgBox("No help window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Annotation"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LCase(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Do While Len(ThisComponent.Url) = 0
  MsgBox(txt0241, 48, ToolIdentity)
  currWindow   = ThisComponent.CurrentController.Frame
  dispatcher = createUnoService("com.sun.star.frame.DispatchHelper")
  dispatcher.executeDispatch(currWindow, ".uno:SaveAs", "", 0, Array())
Loop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After this message you will be asked to store this document in a directory specific to your extension, and with the name of your future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com.addon.pagenumbering", "0.0.2") ' fill with your values
  setExtensionDescription("en, el")
  setPublisherName("en", "Arvanitis Christos", "https://github.com/arvchristos")
  setDisplayName("en", "Page Numbering Add-on")
  'setReleaseNotes("en", "https://github.com/eellak/gsoc2018-librecust/tree/master/page_numbering_addon")
  ' language fr
  setDisplayName("el", "Page Numbering Addon")
  setPublisherName("el", "Αρβανίτης Χρήστος", "https://github.com/arvchristos")
  'setReleaseNotes("el", "https://github.com/eellak/gsoc2018-librecust/tree/master/page_numbering_addon")
  
    ' Simplest case of on-line update. 
  ' you will have to store in these internet directories the files xxxx.update.xml and xxxx.oxt
  beginUpdateInformation("direct", "direct") 
	setUpdateSource("https://github.com/eellak/gsoc2018-librecust/tree/master/page_numbering_addon/Python%20version/", "https://github.com/eellak/gsoc2018-librecust/tree/master/page_numbering_addon/Python%20version/") ' first choice
'	setUpdateSource("http://www.oooyes.fr/",  "http://www.oooyes.fr/")  ' fallback on another server (optional)
  endUpdateInformation
  
  setHelp("en")
endDescription  


beginAnnexes 
  useLibrary("Python", "python/")
  useLibrary("Dialog", "dialogs/")
endAnnexes

beginAddonUI() 
beginOfficeMenuBarMerging
   beginMergeInstruction("Writer")
	setMergePoint(".uno:InsertMenu\.uno:InsertBreak", "AddAfter", "Ignore") ' after Help &gt; Support
      beginMergeItems
        beginCommand
          beginTitles()
            setTitle("Page Numbering", "en")
            setTitle("Αρίθμηση Σελίδας", "el")
          endTitles
          setURL("Python", "python/main.py", "main")
        endCommand
        
      endMergeItems
   endMergeInstruction
endOfficeMenuBarMerging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Last")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